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middle" fo:background-color="#BDD7EE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middle" fo:background-color="#BDD7EE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4.31270833333333cm"/>
    </style:style>
    <style:style style:name="co2" style:family="table-column">
      <style:table-column-properties fo:break-before="auto" style:column-width="2.69875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2.80458333333333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3.43958333333333cm"/>
    </style:style>
    <style:style style:name="co7" style:family="table-column">
      <style:table-column-properties fo:break-before="auto" style:column-width="2.989791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non_filtered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5" table:default-cell-style-name="ce1"/>
        <table:table-column table:style-name="co4" table:default-cell-style-name="ce1"/>
        <table:table-column table:style-name="co3" table:default-cell-style-name="ce1"/>
        <table:table-column table:style-name="co5" table:number-columns-repeated="16375" table:default-cell-style-name="ce1"/>
        <table:table-row table:style-name="ro1">
          <table:table-cell office:value-type="string" table:style-name="ce1">
            <text:p>%time</text:p>
          </table:table-cell>
          <table:table-cell office:value-type="string" table:style-name="ce1">
            <text:p>field.range</text:p>
          </table:table-cell>
          <table:table-cell office:value-type="string" table:style-name="ce1">
            <text:p>reference</text:p>
          </table:table-cell>
          <table:table-cell office:value-type="string" table:style-name="ce1">
            <text:p>squared error</text:p>
          </table:table-cell>
          <table:table-cell office:value-type="string" table:style-name="ce1">
            <text:p>Abs error</text:p>
          </table:table-cell>
          <table:table-cell office:value-type="string" table:style-name="ce1">
            <text:p>Error</text:p>
          </table:table-cell>
          <table:table-cell table:number-columns-repeated="16378" table:style-name="ce1"/>
        </table:table-row>
        <table:table-row table:style-name="ro1">
          <table:table-cell office:value-type="float" office:value="1.6436202451550001E+18" table:style-name="ce1">
            <text:p>1.64362E+18</text:p>
          </table:table-cell>
          <table:table-cell office:value-type="float" office:value="8.9600000381499996" table:style-name="ce1">
            <text:p>8.960000038</text:p>
          </table:table-cell>
          <table:table-cell office:value-type="float" office:value="13.7" table:style-name="ce1">
            <text:p>13.7</text:p>
          </table:table-cell>
          <table:table-cell office:value-type="float" office:value="22.467599638337997" table:formula="of:=([.B2]-[.C2])^2" table:style-name="ce1">
            <text:p>22.46759964</text:p>
          </table:table-cell>
          <table:table-cell office:value-type="float" office:value="4.7399999618499997" table:formula="of:=ABS([.C2]-[.B2])" table:style-name="ce1">
            <text:p>4.739999962</text:p>
          </table:table-cell>
          <table:table-cell office:value-type="float" office:value="4.7399999618499997" table:formula="of:=[.C2]-[.B2]" table:style-name="ce1">
            <text:p>4.739999962</text:p>
          </table:table-cell>
          <table:table-cell table:style-name="ce1"/>
          <table:table-cell office:value-type="string" table:style-name="ce5">
            <text:p>Mean</text:p>
          </table:table-cell>
          <table:table-cell table:number-columns-repeated="16376"/>
        </table:table-row>
        <table:table-row table:style-name="ro1">
          <table:table-cell office:value-type="float" office:value="1.64362024539469E+18" table:style-name="ce1">
            <text:p>1.64362E+18</text:p>
          </table:table-cell>
          <table:table-cell office:value-type="float" office:value="13.6599998474" table:style-name="ce1">
            <text:p>13.65999985</text:p>
          </table:table-cell>
          <table:table-cell office:value-type="float" office:value="13.7" table:style-name="ce1">
            <text:p>13.7</text:p>
          </table:table-cell>
          <table:table-cell office:value-type="float" office:value="1.6000122080232339E-3" table:formula="of:=([.B3]-[.C3])^2" table:style-name="ce1">
            <text:p>0.001600012</text:p>
          </table:table-cell>
          <table:table-cell office:value-type="float" office:value="4.0000152599999339E-2" table:formula="of:=ABS([.C3]-[.B3])" table:style-name="ce1">
            <text:p>0.040000153</text:p>
          </table:table-cell>
          <table:table-cell office:value-type="float" office:value="4.0000152599999339E-2" table:formula="of:=[.C3]-[.B3]" table:style-name="ce1">
            <text:p>0.040000153</text:p>
          </table:table-cell>
          <table:table-cell table:style-name="ce1"/>
          <table:table-cell office:value-type="float" office:value="13.343434410874149" table:formula="of:=AVERAGE([.B2:.B100])" table:style-name="ce6">
            <text:p>13.34343441</text:p>
          </table:table-cell>
          <table:table-cell table:number-columns-repeated="16376"/>
        </table:table-row>
        <table:table-row table:style-name="ro1">
          <table:table-cell office:value-type="float" office:value="1.6436202456191401E+18" table:style-name="ce1">
            <text:p>1.64362E+18</text:p>
          </table:table-cell>
          <table:table-cell office:value-type="float" office:value="8.9600000381499996" table:style-name="ce1">
            <text:p>8.960000038</text:p>
          </table:table-cell>
          <table:table-cell office:value-type="float" office:value="13.7" table:style-name="ce1">
            <text:p>13.7</text:p>
          </table:table-cell>
          <table:table-cell office:value-type="float" office:value="22.467599638337997" table:formula="of:=([.B4]-[.C4])^2" table:style-name="ce1">
            <text:p>22.46759964</text:p>
          </table:table-cell>
          <table:table-cell office:value-type="float" office:value="4.7399999618499997" table:formula="of:=ABS([.C4]-[.B4])" table:style-name="ce1">
            <text:p>4.739999962</text:p>
          </table:table-cell>
          <table:table-cell office:value-type="float" office:value="4.7399999618499997" table:formula="of:=[.C4]-[.B4]" table:style-name="ce1">
            <text:p>4.739999962</text:p>
          </table:table-cell>
          <table:table-cell table:style-name="ce1"/>
          <table:table-cell table:style-name="ce2"/>
          <table:table-cell table:number-columns-repeated="16376"/>
        </table:table-row>
        <table:table-row table:style-name="ro1">
          <table:table-cell office:value-type="float" office:value="1.6436202458588201E+18" table:style-name="ce1">
            <text:p>1.64362E+18</text:p>
          </table:table-cell>
          <table:table-cell office:value-type="float" office:value="8.9799995422399999" table:style-name="ce1">
            <text:p>8.979999542</text:p>
          </table:table-cell>
          <table:table-cell office:value-type="float" office:value="13.7" table:style-name="ce1">
            <text:p>13.7</text:p>
          </table:table-cell>
          <table:table-cell office:value-type="float" office:value="22.278404321254605" table:formula="of:=([.B5]-[.C5])^2" table:style-name="ce1">
            <text:p>22.27840432</text:p>
          </table:table-cell>
          <table:table-cell office:value-type="float" office:value="4.7200004577599994" table:formula="of:=ABS([.C5]-[.B5])" table:style-name="ce1">
            <text:p>4.720000458</text:p>
          </table:table-cell>
          <table:table-cell office:value-type="float" office:value="4.7200004577599994" table:formula="of:=[.C5]-[.B5]" table:style-name="ce1">
            <text:p>4.720000458</text:p>
          </table:table-cell>
          <table:table-cell table:style-name="ce1"/>
          <table:table-cell office:value-type="string" table:style-name="ce5">
            <text:p>MSE</text:p>
          </table:table-cell>
          <table:table-cell table:number-columns-repeated="16376"/>
        </table:table-row>
        <table:table-row table:style-name="ro1">
          <table:table-cell office:value-type="float" office:value="1.64362024609809E+18" table:style-name="ce1">
            <text:p>1.64362E+18</text:p>
          </table:table-cell>
          <table:table-cell office:value-type="float" office:value="13.5399999619" table:style-name="ce1">
            <text:p>13.53999996</text:p>
          </table:table-cell>
          <table:table-cell office:value-type="float" office:value="13.7" table:style-name="ce1">
            <text:p>13.7</text:p>
          </table:table-cell>
          <table:table-cell office:value-type="float" office:value="2.5600012192001368E-2" table:formula="of:=([.B6]-[.C6])^2" table:style-name="ce1">
            <text:p>0.025600012</text:p>
          </table:table-cell>
          <table:table-cell office:value-type="float" office:value="0.16000003809999974" table:formula="of:=ABS([.C6]-[.B6])" table:style-name="ce1">
            <text:p>0.160000038</text:p>
          </table:table-cell>
          <table:table-cell office:value-type="float" office:value="0.16000003809999974" table:formula="of:=[.C6]-[.B6]" table:style-name="ce1">
            <text:p>0.160000038</text:p>
          </table:table-cell>
          <table:table-cell table:style-name="ce1"/>
          <table:table-cell office:value-type="float" office:value="1.0941939225405328" table:formula="of:=AVERAGE([.D2:.D100])" table:style-name="ce6">
            <text:p>1.094193923</text:p>
          </table:table-cell>
          <table:table-cell table:number-columns-repeated="16376"/>
        </table:table-row>
        <table:table-row table:style-name="ro1">
          <table:table-cell office:value-type="float" office:value="1.64362024633808E+18" table:style-name="ce1">
            <text:p>1.64362E+18</text:p>
          </table:table-cell>
          <table:table-cell office:value-type="float" office:value="13.6800003052" table:style-name="ce1">
            <text:p>13.68000031</text:p>
          </table:table-cell>
          <table:table-cell office:value-type="float" office:value="13.7" table:style-name="ce1">
            <text:p>13.7</text:p>
          </table:table-cell>
          <table:table-cell office:value-type="float" office:value="3.9998779209311465E-4" table:formula="of:=([.B7]-[.C7])^2" table:style-name="ce1">
            <text:p>0.000399988</text:p>
          </table:table-cell>
          <table:table-cell office:value-type="float" office:value="1.999969479999919E-2" table:formula="of:=ABS([.C7]-[.B7])" table:style-name="ce1">
            <text:p>0.019999695</text:p>
          </table:table-cell>
          <table:table-cell office:value-type="float" office:value="1.999969479999919E-2" table:formula="of:=[.C7]-[.B7]" table:style-name="ce1">
            <text:p>0.019999695</text:p>
          </table:table-cell>
          <table:table-cell table:style-name="ce1"/>
          <table:table-cell table:style-name="ce2"/>
          <table:table-cell table:number-columns-repeated="16376"/>
        </table:table-row>
        <table:table-row table:style-name="ro1">
          <table:table-cell office:value-type="float" office:value="1.6436202465776499E+18" table:style-name="ce1">
            <text:p>1.64362E+18</text:p>
          </table:table-cell>
          <table:table-cell office:value-type="float" office:value="13.6599998474" table:style-name="ce1">
            <text:p>13.65999985</text:p>
          </table:table-cell>
          <table:table-cell office:value-type="float" office:value="13.7" table:style-name="ce1">
            <text:p>13.7</text:p>
          </table:table-cell>
          <table:table-cell office:value-type="float" office:value="1.6000122080232339E-3" table:formula="of:=([.B8]-[.C8])^2" table:style-name="ce1">
            <text:p>0.001600012</text:p>
          </table:table-cell>
          <table:table-cell office:value-type="float" office:value="4.0000152599999339E-2" table:formula="of:=ABS([.C8]-[.B8])" table:style-name="ce1">
            <text:p>0.040000153</text:p>
          </table:table-cell>
          <table:table-cell office:value-type="float" office:value="4.0000152599999339E-2" table:formula="of:=[.C8]-[.B8]" table:style-name="ce1">
            <text:p>0.040000153</text:p>
          </table:table-cell>
          <table:table-cell table:style-name="ce1"/>
          <table:table-cell office:value-type="string" table:style-name="ce5">
            <text:p>RMSE</text:p>
          </table:table-cell>
          <table:table-cell table:number-columns-repeated="16376"/>
        </table:table-row>
        <table:table-row table:style-name="ro1">
          <table:table-cell office:value-type="float" office:value="1.6436202468328901E+18" table:style-name="ce1">
            <text:p>1.64362E+18</text:p>
          </table:table-cell>
          <table:table-cell office:value-type="float" office:value="13.6199998856" table:style-name="ce1">
            <text:p>13.61999989</text:p>
          </table:table-cell>
          <table:table-cell office:value-type="float" office:value="13.7" table:style-name="ce1">
            <text:p>13.7</text:p>
          </table:table-cell>
          <table:table-cell office:value-type="float" office:value="6.4000183040129081E-3" table:formula="of:=([.B9]-[.C9])^2" table:style-name="ce1">
            <text:p>0.006400018</text:p>
          </table:table-cell>
          <table:table-cell office:value-type="float" office:value="8.0000114399998878E-2" table:formula="of:=ABS([.C9]-[.B9])" table:style-name="ce1">
            <text:p>0.080000114</text:p>
          </table:table-cell>
          <table:table-cell office:value-type="float" office:value="8.0000114399998878E-2" table:formula="of:=[.C9]-[.B9]" table:style-name="ce1">
            <text:p>0.080000114</text:p>
          </table:table-cell>
          <table:table-cell table:style-name="ce1"/>
          <table:table-cell office:value-type="float" office:value="1.0460372472051522" table:formula="of:=SQRT([.H6])" table:style-name="ce6">
            <text:p>1.046037247</text:p>
          </table:table-cell>
          <table:table-cell table:number-columns-repeated="16376"/>
        </table:table-row>
        <table:table-row table:style-name="ro1">
          <table:table-cell office:value-type="float" office:value="1.64362024705695E+18" table:style-name="ce1">
            <text:p>1.64362E+18</text:p>
          </table:table-cell>
          <table:table-cell office:value-type="float" office:value="13.699999809299999" table:style-name="ce1">
            <text:p>13.69999981</text:p>
          </table:table-cell>
          <table:table-cell office:value-type="float" office:value="13.7" table:style-name="ce1">
            <text:p>13.7</text:p>
          </table:table-cell>
          <table:table-cell office:value-type="float" office:value="3.6366489920431262E-14" table:formula="of:=([.B10]-[.C10])^2" table:style-name="ce1">
            <text:p>3.63665E-14</text:p>
          </table:table-cell>
          <table:table-cell office:value-type="float" office:value="1.9069999979137719E-7" table:formula="of:=ABS([.C10]-[.B10])" table:style-name="ce1">
            <text:p>1.907E-07</text:p>
          </table:table-cell>
          <table:table-cell office:value-type="float" office:value="1.9069999979137719E-7" table:formula="of:=[.C10]-[.B10]" table:style-name="ce1">
            <text:p>1.907E-07</text:p>
          </table:table-cell>
          <table:table-cell table:style-name="ce1"/>
          <table:table-cell table:style-name="ce2"/>
          <table:table-cell table:number-columns-repeated="16376"/>
        </table:table-row>
        <table:table-row table:style-name="ro1">
          <table:table-cell office:value-type="float" office:value="1.6436202472966799E+18" table:style-name="ce1">
            <text:p>1.64362E+18</text:p>
          </table:table-cell>
          <table:table-cell office:value-type="float" office:value="13.6599998474" table:style-name="ce1">
            <text:p>13.65999985</text:p>
          </table:table-cell>
          <table:table-cell office:value-type="float" office:value="13.7" table:style-name="ce1">
            <text:p>13.7</text:p>
          </table:table-cell>
          <table:table-cell office:value-type="float" office:value="1.6000122080232339E-3" table:formula="of:=([.B11]-[.C11])^2" table:style-name="ce1">
            <text:p>0.001600012</text:p>
          </table:table-cell>
          <table:table-cell office:value-type="float" office:value="4.0000152599999339E-2" table:formula="of:=ABS([.C11]-[.B11])" table:style-name="ce1">
            <text:p>0.040000153</text:p>
          </table:table-cell>
          <table:table-cell office:value-type="float" office:value="4.0000152599999339E-2" table:formula="of:=[.C11]-[.B11]" table:style-name="ce1">
            <text:p>0.040000153</text:p>
          </table:table-cell>
          <table:table-cell table:style-name="ce1"/>
          <table:table-cell office:value-type="string" table:style-name="ce5">
            <text:p>MAE</text:p>
          </table:table-cell>
          <table:table-cell table:number-columns-repeated="16376"/>
        </table:table-row>
        <table:table-row table:style-name="ro1">
          <table:table-cell office:value-type="float" office:value="1.64362024753587E+18" table:style-name="ce1">
            <text:p>1.64362E+18</text:p>
          </table:table-cell>
          <table:table-cell office:value-type="float" office:value="13.699999809299999" table:style-name="ce1">
            <text:p>13.69999981</text:p>
          </table:table-cell>
          <table:table-cell office:value-type="float" office:value="13.7" table:style-name="ce1">
            <text:p>13.7</text:p>
          </table:table-cell>
          <table:table-cell office:value-type="float" office:value="3.6366489920431262E-14" table:formula="of:=([.B12]-[.C12])^2" table:style-name="ce1">
            <text:p>3.63665E-14</text:p>
          </table:table-cell>
          <table:table-cell office:value-type="float" office:value="1.9069999979137719E-7" table:formula="of:=ABS([.C12]-[.B12])" table:style-name="ce1">
            <text:p>1.907E-07</text:p>
          </table:table-cell>
          <table:table-cell office:value-type="float" office:value="1.9069999979137719E-7" table:formula="of:=[.C12]-[.B12]" table:style-name="ce1">
            <text:p>1.907E-07</text:p>
          </table:table-cell>
          <table:table-cell table:style-name="ce1"/>
          <table:table-cell office:value-type="float" office:value="0.37151509486323225" table:formula="of:=AVERAGE([.E2:.E100])" table:style-name="ce6">
            <text:p>0.371515095</text:p>
          </table:table-cell>
          <table:table-cell table:number-columns-repeated="16376"/>
        </table:table-row>
        <table:table-row table:style-name="ro1">
          <table:table-cell office:value-type="float" office:value="1.6436202477755899E+18" table:style-name="ce1">
            <text:p>1.64362E+18</text:p>
          </table:table-cell>
          <table:table-cell office:value-type="float" office:value="13.6800003052" table:style-name="ce1">
            <text:p>13.68000031</text:p>
          </table:table-cell>
          <table:table-cell office:value-type="float" office:value="13.7" table:style-name="ce1">
            <text:p>13.7</text:p>
          </table:table-cell>
          <table:table-cell office:value-type="float" office:value="3.9998779209311465E-4" table:formula="of:=([.B13]-[.C13])^2" table:style-name="ce1">
            <text:p>0.000399988</text:p>
          </table:table-cell>
          <table:table-cell office:value-type="float" office:value="1.999969479999919E-2" table:formula="of:=ABS([.C13]-[.B13])" table:style-name="ce1">
            <text:p>0.019999695</text:p>
          </table:table-cell>
          <table:table-cell office:value-type="float" office:value="1.999969479999919E-2" table:formula="of:=[.C13]-[.B13]" table:style-name="ce1">
            <text:p>0.019999695</text:p>
          </table:table-cell>
          <table:table-cell table:style-name="ce1"/>
          <table:table-cell table:style-name="ce2"/>
          <table:table-cell table:number-columns-repeated="16376"/>
        </table:table-row>
        <table:table-row table:style-name="ro1">
          <table:table-cell office:value-type="float" office:value="1.6436202479995799E+18" table:style-name="ce1">
            <text:p>1.64362E+18</text:p>
          </table:table-cell>
          <table:table-cell office:value-type="float" office:value="13.640000343300001" table:style-name="ce1">
            <text:p>13.64000034</text:p>
          </table:table-cell>
          <table:table-cell office:value-type="float" office:value="13.7" table:style-name="ce1">
            <text:p>13.7</text:p>
          </table:table-cell>
          <table:table-cell office:value-type="float" office:value="3.5999588041177033E-3" table:formula="of:=([.B14]-[.C14])^2" table:style-name="ce1">
            <text:p>0.003599959</text:p>
          </table:table-cell>
          <table:table-cell office:value-type="float" office:value="5.9999656699998738E-2" table:formula="of:=ABS([.C14]-[.B14])" table:style-name="ce1">
            <text:p>0.059999657</text:p>
          </table:table-cell>
          <table:table-cell office:value-type="float" office:value="5.9999656699998738E-2" table:formula="of:=[.C14]-[.B14]" table:style-name="ce1">
            <text:p>0.059999657</text:p>
          </table:table-cell>
          <table:table-cell table:style-name="ce1"/>
          <table:table-cell office:value-type="string" table:style-name="ce5">
            <text:p>MBE</text:p>
          </table:table-cell>
          <table:table-cell table:number-columns-repeated="16376"/>
        </table:table-row>
        <table:table-row table:style-name="ro1">
          <table:table-cell office:value-type="float" office:value="1.6436202482394299E+18" table:style-name="ce1">
            <text:p>1.64362E+18</text:p>
          </table:table-cell>
          <table:table-cell office:value-type="float" office:value="13.6599998474" table:style-name="ce1">
            <text:p>13.65999985</text:p>
          </table:table-cell>
          <table:table-cell office:value-type="float" office:value="13.7" table:style-name="ce1">
            <text:p>13.7</text:p>
          </table:table-cell>
          <table:table-cell office:value-type="float" office:value="1.6000122080232339E-3" table:formula="of:=([.B15]-[.C15])^2" table:style-name="ce1">
            <text:p>0.001600012</text:p>
          </table:table-cell>
          <table:table-cell office:value-type="float" office:value="4.0000152599999339E-2" table:formula="of:=ABS([.C15]-[.B15])" table:style-name="ce1">
            <text:p>0.040000153</text:p>
          </table:table-cell>
          <table:table-cell office:value-type="float" office:value="4.0000152599999339E-2" table:formula="of:=[.C15]-[.B15]" table:style-name="ce1">
            <text:p>0.040000153</text:p>
          </table:table-cell>
          <table:table-cell table:style-name="ce1"/>
          <table:table-cell office:value-type="float" office:value="0.35656558912585828" table:formula="of:=AVERAGE([.F2:.F100])" table:style-name="ce6">
            <text:p>0.356565589</text:p>
          </table:table-cell>
          <table:table-cell table:number-columns-repeated="16376"/>
        </table:table-row>
        <table:table-row table:style-name="ro1">
          <table:table-cell office:value-type="float" office:value="1.6436202484796001E+18" table:style-name="ce1">
            <text:p>1.64362E+18</text:p>
          </table:table-cell>
          <table:table-cell office:value-type="float" office:value="13.640000343300001" table:style-name="ce1">
            <text:p>13.64000034</text:p>
          </table:table-cell>
          <table:table-cell office:value-type="float" office:value="13.7" table:style-name="ce1">
            <text:p>13.7</text:p>
          </table:table-cell>
          <table:table-cell office:value-type="float" office:value="3.5999588041177033E-3" table:formula="of:=([.B16]-[.C16])^2" table:style-name="ce1">
            <text:p>0.003599959</text:p>
          </table:table-cell>
          <table:table-cell office:value-type="float" office:value="5.9999656699998738E-2" table:formula="of:=ABS([.C16]-[.B16])" table:style-name="ce1">
            <text:p>0.059999657</text:p>
          </table:table-cell>
          <table:table-cell office:value-type="float" office:value="5.9999656699998738E-2" table:formula="of:=[.C16]-[.B16]" table:style-name="ce1">
            <text:p>0.059999657</text:p>
          </table:table-cell>
          <table:table-cell table:number-columns-repeated="16378" table:style-name="ce1"/>
        </table:table-row>
        <table:table-row table:style-name="ro1">
          <table:table-cell office:value-type="float" office:value="1.64362024871904E+18" table:style-name="ce1">
            <text:p>1.64362E+18</text:p>
          </table:table-cell>
          <table:table-cell office:value-type="float" office:value="13.6199998856" table:style-name="ce1">
            <text:p>13.61999989</text:p>
          </table:table-cell>
          <table:table-cell office:value-type="float" office:value="13.7" table:style-name="ce1">
            <text:p>13.7</text:p>
          </table:table-cell>
          <table:table-cell office:value-type="float" office:value="6.4000183040129081E-3" table:formula="of:=([.B17]-[.C17])^2" table:style-name="ce1">
            <text:p>0.006400018</text:p>
          </table:table-cell>
          <table:table-cell office:value-type="float" office:value="8.0000114399998878E-2" table:formula="of:=ABS([.C17]-[.B17])" table:style-name="ce1">
            <text:p>0.080000114</text:p>
          </table:table-cell>
          <table:table-cell office:value-type="float" office:value="8.0000114399998878E-2" table:formula="of:=[.C17]-[.B17]" table:style-name="ce1">
            <text:p>0.080000114</text:p>
          </table:table-cell>
          <table:table-cell table:number-columns-repeated="16378"/>
        </table:table-row>
        <table:table-row table:style-name="ro1">
          <table:table-cell office:value-type="float" office:value="1.64362024895857E+18" table:style-name="ce1">
            <text:p>1.64362E+18</text:p>
          </table:table-cell>
          <table:table-cell office:value-type="float" office:value="13.6599998474" table:style-name="ce1">
            <text:p>13.65999985</text:p>
          </table:table-cell>
          <table:table-cell office:value-type="float" office:value="13.7" table:style-name="ce1">
            <text:p>13.7</text:p>
          </table:table-cell>
          <table:table-cell office:value-type="float" office:value="1.6000122080232339E-3" table:formula="of:=([.B18]-[.C18])^2" table:style-name="ce1">
            <text:p>0.001600012</text:p>
          </table:table-cell>
          <table:table-cell office:value-type="float" office:value="4.0000152599999339E-2" table:formula="of:=ABS([.C18]-[.B18])" table:style-name="ce1">
            <text:p>0.040000153</text:p>
          </table:table-cell>
          <table:table-cell office:value-type="float" office:value="4.0000152599999339E-2" table:formula="of:=[.C18]-[.B18]" table:style-name="ce1">
            <text:p>0.040000153</text:p>
          </table:table-cell>
          <table:table-cell table:number-columns-repeated="16378"/>
        </table:table-row>
        <table:table-row table:style-name="ro1">
          <table:table-cell office:value-type="float" office:value="1.6436202491826199E+18" table:style-name="ce1">
            <text:p>1.64362E+18</text:p>
          </table:table-cell>
          <table:table-cell office:value-type="float" office:value="13.640000343300001" table:style-name="ce1">
            <text:p>13.64000034</text:p>
          </table:table-cell>
          <table:table-cell office:value-type="float" office:value="13.7" table:style-name="ce1">
            <text:p>13.7</text:p>
          </table:table-cell>
          <table:table-cell office:value-type="float" office:value="3.5999588041177033E-3" table:formula="of:=([.B19]-[.C19])^2" table:style-name="ce1">
            <text:p>0.003599959</text:p>
          </table:table-cell>
          <table:table-cell office:value-type="float" office:value="5.9999656699998738E-2" table:formula="of:=ABS([.C19]-[.B19])" table:style-name="ce1">
            <text:p>0.059999657</text:p>
          </table:table-cell>
          <table:table-cell office:value-type="float" office:value="5.9999656699998738E-2" table:formula="of:=[.C19]-[.B19]" table:style-name="ce1">
            <text:p>0.059999657</text:p>
          </table:table-cell>
          <table:table-cell table:number-columns-repeated="16378"/>
        </table:table-row>
        <table:table-row table:style-name="ro1">
          <table:table-cell office:value-type="float" office:value="1.6436202494062999E+18" table:style-name="ce1">
            <text:p>1.64362E+18</text:p>
          </table:table-cell>
          <table:table-cell office:value-type="float" office:value="13.6199998856" table:style-name="ce1">
            <text:p>13.61999989</text:p>
          </table:table-cell>
          <table:table-cell office:value-type="float" office:value="13.7" table:style-name="ce1">
            <text:p>13.7</text:p>
          </table:table-cell>
          <table:table-cell office:value-type="float" office:value="6.4000183040129081E-3" table:formula="of:=([.B20]-[.C20])^2" table:style-name="ce1">
            <text:p>0.006400018</text:p>
          </table:table-cell>
          <table:table-cell office:value-type="float" office:value="8.0000114399998878E-2" table:formula="of:=ABS([.C20]-[.B20])" table:style-name="ce1">
            <text:p>0.080000114</text:p>
          </table:table-cell>
          <table:table-cell office:value-type="float" office:value="8.0000114399998878E-2" table:formula="of:=[.C20]-[.B20]" table:style-name="ce1">
            <text:p>0.080000114</text:p>
          </table:table-cell>
          <table:table-cell table:number-columns-repeated="16378"/>
        </table:table-row>
        <table:table-row table:style-name="ro1">
          <table:table-cell office:value-type="float" office:value="1.6436202496296E+18" table:style-name="ce1">
            <text:p>1.64362E+18</text:p>
          </table:table-cell>
          <table:table-cell office:value-type="float" office:value="13.640000343300001" table:style-name="ce1">
            <text:p>13.64000034</text:p>
          </table:table-cell>
          <table:table-cell office:value-type="float" office:value="13.7" table:style-name="ce1">
            <text:p>13.7</text:p>
          </table:table-cell>
          <table:table-cell office:value-type="float" office:value="3.5999588041177033E-3" table:formula="of:=([.B21]-[.C21])^2" table:style-name="ce1">
            <text:p>0.003599959</text:p>
          </table:table-cell>
          <table:table-cell office:value-type="float" office:value="5.9999656699998738E-2" table:formula="of:=ABS([.C21]-[.B21])" table:style-name="ce1">
            <text:p>0.059999657</text:p>
          </table:table-cell>
          <table:table-cell office:value-type="float" office:value="5.9999656699998738E-2" table:formula="of:=[.C21]-[.B21]" table:style-name="ce1">
            <text:p>0.059999657</text:p>
          </table:table-cell>
          <table:table-cell table:number-columns-repeated="16378"/>
        </table:table-row>
        <table:table-row table:style-name="ro1">
          <table:table-cell office:value-type="float" office:value="1.6436202498702001E+18" table:style-name="ce1">
            <text:p>1.64362E+18</text:p>
          </table:table-cell>
          <table:table-cell office:value-type="float" office:value="13.699999809299999" table:style-name="ce1">
            <text:p>13.69999981</text:p>
          </table:table-cell>
          <table:table-cell office:value-type="float" office:value="13.7" table:style-name="ce1">
            <text:p>13.7</text:p>
          </table:table-cell>
          <table:table-cell office:value-type="float" office:value="3.6366489920431262E-14" table:formula="of:=([.B22]-[.C22])^2" table:style-name="ce1">
            <text:p>3.63665E-14</text:p>
          </table:table-cell>
          <table:table-cell office:value-type="float" office:value="1.9069999979137719E-7" table:formula="of:=ABS([.C22]-[.B22])" table:style-name="ce1">
            <text:p>1.907E-07</text:p>
          </table:table-cell>
          <table:table-cell office:value-type="float" office:value="1.9069999979137719E-7" table:formula="of:=[.C22]-[.B22]" table:style-name="ce1">
            <text:p>1.907E-07</text:p>
          </table:table-cell>
          <table:table-cell table:number-columns-repeated="16378"/>
        </table:table-row>
        <table:table-row table:style-name="ro1">
          <table:table-cell office:value-type="float" office:value="1.6436202500946601E+18" table:style-name="ce1">
            <text:p>1.64362E+18</text:p>
          </table:table-cell>
          <table:table-cell office:value-type="float" office:value="13.6599998474" table:style-name="ce1">
            <text:p>13.65999985</text:p>
          </table:table-cell>
          <table:table-cell office:value-type="float" office:value="13.7" table:style-name="ce1">
            <text:p>13.7</text:p>
          </table:table-cell>
          <table:table-cell office:value-type="float" office:value="1.6000122080232339E-3" table:formula="of:=([.B23]-[.C23])^2" table:style-name="ce1">
            <text:p>0.001600012</text:p>
          </table:table-cell>
          <table:table-cell office:value-type="float" office:value="4.0000152599999339E-2" table:formula="of:=ABS([.C23]-[.B23])" table:style-name="ce1">
            <text:p>0.040000153</text:p>
          </table:table-cell>
          <table:table-cell office:value-type="float" office:value="4.0000152599999339E-2" table:formula="of:=[.C23]-[.B23]" table:style-name="ce1">
            <text:p>0.040000153</text:p>
          </table:table-cell>
          <table:table-cell table:number-columns-repeated="16378"/>
        </table:table-row>
        <table:table-row table:style-name="ro1">
          <table:table-cell office:value-type="float" office:value="1.64362025031856E+18" table:style-name="ce1">
            <text:p>1.64362E+18</text:p>
          </table:table-cell>
          <table:table-cell office:value-type="float" office:value="13.6800003052" table:style-name="ce1">
            <text:p>13.68000031</text:p>
          </table:table-cell>
          <table:table-cell office:value-type="float" office:value="13.7" table:style-name="ce1">
            <text:p>13.7</text:p>
          </table:table-cell>
          <table:table-cell office:value-type="float" office:value="3.9998779209311465E-4" table:formula="of:=([.B24]-[.C24])^2" table:style-name="ce1">
            <text:p>0.000399988</text:p>
          </table:table-cell>
          <table:table-cell office:value-type="float" office:value="1.999969479999919E-2" table:formula="of:=ABS([.C24]-[.B24])" table:style-name="ce1">
            <text:p>0.019999695</text:p>
          </table:table-cell>
          <table:table-cell office:value-type="float" office:value="1.999969479999919E-2" table:formula="of:=[.C24]-[.B24]" table:style-name="ce1">
            <text:p>0.019999695</text:p>
          </table:table-cell>
          <table:table-cell table:number-columns-repeated="16378"/>
        </table:table-row>
        <table:table-row table:style-name="ro1">
          <table:table-cell office:value-type="float" office:value="1.6436202505734001E+18" table:style-name="ce1">
            <text:p>1.64362E+18</text:p>
          </table:table-cell>
          <table:table-cell office:value-type="float" office:value="13.640000343300001" table:style-name="ce1">
            <text:p>13.64000034</text:p>
          </table:table-cell>
          <table:table-cell office:value-type="float" office:value="13.7" table:style-name="ce1">
            <text:p>13.7</text:p>
          </table:table-cell>
          <table:table-cell office:value-type="float" office:value="3.5999588041177033E-3" table:formula="of:=([.B25]-[.C25])^2" table:style-name="ce1">
            <text:p>0.003599959</text:p>
          </table:table-cell>
          <table:table-cell office:value-type="float" office:value="5.9999656699998738E-2" table:formula="of:=ABS([.C25]-[.B25])" table:style-name="ce1">
            <text:p>0.059999657</text:p>
          </table:table-cell>
          <table:table-cell office:value-type="float" office:value="5.9999656699998738E-2" table:formula="of:=[.C25]-[.B25]" table:style-name="ce1">
            <text:p>0.059999657</text:p>
          </table:table-cell>
          <table:table-cell table:number-columns-repeated="16378"/>
        </table:table-row>
        <table:table-row table:style-name="ro1">
          <table:table-cell office:value-type="float" office:value="1.64362025081293E+18" table:style-name="ce1">
            <text:p>1.64362E+18</text:p>
          </table:table-cell>
          <table:table-cell office:value-type="float" office:value="13.640000343300001" table:style-name="ce1">
            <text:p>13.64000034</text:p>
          </table:table-cell>
          <table:table-cell office:value-type="float" office:value="13.7" table:style-name="ce1">
            <text:p>13.7</text:p>
          </table:table-cell>
          <table:table-cell office:value-type="float" office:value="3.5999588041177033E-3" table:formula="of:=([.B26]-[.C26])^2" table:style-name="ce1">
            <text:p>0.003599959</text:p>
          </table:table-cell>
          <table:table-cell office:value-type="float" office:value="5.9999656699998738E-2" table:formula="of:=ABS([.C26]-[.B26])" table:style-name="ce1">
            <text:p>0.059999657</text:p>
          </table:table-cell>
          <table:table-cell office:value-type="float" office:value="5.9999656699998738E-2" table:formula="of:=[.C26]-[.B26]" table:style-name="ce1">
            <text:p>0.059999657</text:p>
          </table:table-cell>
          <table:table-cell table:number-columns-repeated="16378"/>
        </table:table-row>
        <table:table-row table:style-name="ro1">
          <table:table-cell office:value-type="float" office:value="1.6436202510361101E+18" table:style-name="ce1">
            <text:p>1.64362E+18</text:p>
          </table:table-cell>
          <table:table-cell office:value-type="float" office:value="13.640000343300001" table:style-name="ce1">
            <text:p>13.64000034</text:p>
          </table:table-cell>
          <table:table-cell office:value-type="float" office:value="13.7" table:style-name="ce1">
            <text:p>13.7</text:p>
          </table:table-cell>
          <table:table-cell office:value-type="float" office:value="3.5999588041177033E-3" table:formula="of:=([.B27]-[.C27])^2" table:style-name="ce1">
            <text:p>0.003599959</text:p>
          </table:table-cell>
          <table:table-cell office:value-type="float" office:value="5.9999656699998738E-2" table:formula="of:=ABS([.C27]-[.B27])" table:style-name="ce1">
            <text:p>0.059999657</text:p>
          </table:table-cell>
          <table:table-cell office:value-type="float" office:value="5.9999656699998738E-2" table:formula="of:=[.C27]-[.B27]" table:style-name="ce1">
            <text:p>0.059999657</text:p>
          </table:table-cell>
          <table:table-cell table:number-columns-repeated="16378"/>
        </table:table-row>
        <table:table-row table:style-name="ro1">
          <table:table-cell office:value-type="float" office:value="1.6436202512602701E+18" table:style-name="ce1">
            <text:p>1.64362E+18</text:p>
          </table:table-cell>
          <table:table-cell office:value-type="float" office:value="13.720000267" table:style-name="ce1">
            <text:p>13.72000027</text:p>
          </table:table-cell>
          <table:table-cell office:value-type="float" office:value="13.7" table:style-name="ce1">
            <text:p>13.7</text:p>
          </table:table-cell>
          <table:table-cell office:value-type="float" office:value="4.0001068007130294E-4" table:formula="of:=([.B28]-[.C28])^2" table:style-name="ce1">
            <text:p>0.000400011</text:p>
          </table:table-cell>
          <table:table-cell office:value-type="float" office:value="2.0000267000000349E-2" table:formula="of:=ABS([.C28]-[.B28])" table:style-name="ce1">
            <text:p>0.020000267</text:p>
          </table:table-cell>
          <table:table-cell office:value-type="float" office:value="-2.0000267000000349E-2" table:formula="of:=[.C28]-[.B28]" table:style-name="ce1">
            <text:p>-0.020000267</text:p>
          </table:table-cell>
          <table:table-cell table:number-columns-repeated="16378"/>
        </table:table-row>
        <table:table-row table:style-name="ro1">
          <table:table-cell office:value-type="float" office:value="1.6436202514998999E+18" table:style-name="ce1">
            <text:p>1.64362E+18</text:p>
          </table:table-cell>
          <table:table-cell office:value-type="float" office:value="13.5399999619" table:style-name="ce1">
            <text:p>13.53999996</text:p>
          </table:table-cell>
          <table:table-cell office:value-type="float" office:value="13.7" table:style-name="ce1">
            <text:p>13.7</text:p>
          </table:table-cell>
          <table:table-cell office:value-type="float" office:value="2.5600012192001368E-2" table:formula="of:=([.B29]-[.C29])^2" table:style-name="ce1">
            <text:p>0.025600012</text:p>
          </table:table-cell>
          <table:table-cell office:value-type="float" office:value="0.16000003809999974" table:formula="of:=ABS([.C29]-[.B29])" table:style-name="ce1">
            <text:p>0.160000038</text:p>
          </table:table-cell>
          <table:table-cell office:value-type="float" office:value="0.16000003809999974" table:formula="of:=[.C29]-[.B29]" table:style-name="ce1">
            <text:p>0.160000038</text:p>
          </table:table-cell>
          <table:table-cell table:number-columns-repeated="16378"/>
        </table:table-row>
        <table:table-row table:style-name="ro1">
          <table:table-cell office:value-type="float" office:value="1.64362025174079E+18" table:style-name="ce1">
            <text:p>1.64362E+18</text:p>
          </table:table-cell>
          <table:table-cell office:value-type="float" office:value="13.6199998856" table:style-name="ce1">
            <text:p>13.61999989</text:p>
          </table:table-cell>
          <table:table-cell office:value-type="float" office:value="13.7" table:style-name="ce1">
            <text:p>13.7</text:p>
          </table:table-cell>
          <table:table-cell office:value-type="float" office:value="6.4000183040129081E-3" table:formula="of:=([.B30]-[.C30])^2" table:style-name="ce1">
            <text:p>0.006400018</text:p>
          </table:table-cell>
          <table:table-cell office:value-type="float" office:value="8.0000114399998878E-2" table:formula="of:=ABS([.C30]-[.B30])" table:style-name="ce1">
            <text:p>0.080000114</text:p>
          </table:table-cell>
          <table:table-cell office:value-type="float" office:value="8.0000114399998878E-2" table:formula="of:=[.C30]-[.B30]" table:style-name="ce1">
            <text:p>0.080000114</text:p>
          </table:table-cell>
          <table:table-cell table:number-columns-repeated="16378"/>
        </table:table-row>
        <table:table-row table:style-name="ro1">
          <table:table-cell office:value-type="float" office:value="1.6436202519799501E+18" table:style-name="ce1">
            <text:p>1.64362E+18</text:p>
          </table:table-cell>
          <table:table-cell office:value-type="float" office:value="13.6199998856" table:style-name="ce1">
            <text:p>13.61999989</text:p>
          </table:table-cell>
          <table:table-cell office:value-type="float" office:value="13.7" table:style-name="ce1">
            <text:p>13.7</text:p>
          </table:table-cell>
          <table:table-cell office:value-type="float" office:value="6.4000183040129081E-3" table:formula="of:=([.B31]-[.C31])^2" table:style-name="ce1">
            <text:p>0.006400018</text:p>
          </table:table-cell>
          <table:table-cell office:value-type="float" office:value="8.0000114399998878E-2" table:formula="of:=ABS([.C31]-[.B31])" table:style-name="ce1">
            <text:p>0.080000114</text:p>
          </table:table-cell>
          <table:table-cell office:value-type="float" office:value="8.0000114399998878E-2" table:formula="of:=[.C31]-[.B31]" table:style-name="ce1">
            <text:p>0.080000114</text:p>
          </table:table-cell>
          <table:table-cell table:number-columns-repeated="16378"/>
        </table:table-row>
        <table:table-row table:style-name="ro1">
          <table:table-cell office:value-type="float" office:value="1.6436202522186199E+18" table:style-name="ce1">
            <text:p>1.64362E+18</text:p>
          </table:table-cell>
          <table:table-cell office:value-type="float" office:value="13.5600004196" table:style-name="ce1">
            <text:p>13.56000042</text:p>
          </table:table-cell>
          <table:table-cell office:value-type="float" office:value="13.7" table:style-name="ce1">
            <text:p>13.7</text:p>
          </table:table-cell>
          <table:table-cell office:value-type="float" office:value="1.9599882512175953E-2" table:formula="of:=([.B32]-[.C32])^2" table:style-name="ce1">
            <text:p>0.019599883</text:p>
          </table:table-cell>
          <table:table-cell office:value-type="float" office:value="0.1399995803999996" table:formula="of:=ABS([.C32]-[.B32])" table:style-name="ce1">
            <text:p>0.13999958</text:p>
          </table:table-cell>
          <table:table-cell office:value-type="float" office:value="0.1399995803999996" table:formula="of:=[.C32]-[.B32]" table:style-name="ce1">
            <text:p>0.13999958</text:p>
          </table:table-cell>
          <table:table-cell table:number-columns-repeated="16378"/>
        </table:table-row>
        <table:table-row table:style-name="ro1">
          <table:table-cell office:value-type="float" office:value="1.6436202524428401E+18" table:style-name="ce1">
            <text:p>1.64362E+18</text:p>
          </table:table-cell>
          <table:table-cell office:value-type="float" office:value="13.779999733" table:style-name="ce1">
            <text:p>13.77999973</text:p>
          </table:table-cell>
          <table:table-cell office:value-type="float" office:value="13.7" table:style-name="ce1">
            <text:p>13.7</text:p>
          </table:table-cell>
          <table:table-cell office:value-type="float" office:value="6.3999572800714603E-3" table:formula="of:=([.B33]-[.C33])^2" table:style-name="ce1">
            <text:p>0.006399957</text:p>
          </table:table-cell>
          <table:table-cell office:value-type="float" office:value="7.9999733000001072E-2" table:formula="of:=ABS([.C33]-[.B33])" table:style-name="ce1">
            <text:p>0.079999733</text:p>
          </table:table-cell>
          <table:table-cell office:value-type="float" office:value="-7.9999733000001072E-2" table:formula="of:=[.C33]-[.B33]" table:style-name="ce1">
            <text:p>-0.079999733</text:p>
          </table:table-cell>
          <table:table-cell table:number-columns-repeated="16378"/>
        </table:table-row>
        <table:table-row table:style-name="ro1">
          <table:table-cell office:value-type="float" office:value="1.6436202526828201E+18" table:style-name="ce1">
            <text:p>1.64362E+18</text:p>
          </table:table-cell>
          <table:table-cell office:value-type="float" office:value="13.6199998856" table:style-name="ce1">
            <text:p>13.61999989</text:p>
          </table:table-cell>
          <table:table-cell office:value-type="float" office:value="13.7" table:style-name="ce1">
            <text:p>13.7</text:p>
          </table:table-cell>
          <table:table-cell office:value-type="float" office:value="6.4000183040129081E-3" table:formula="of:=([.B34]-[.C34])^2" table:style-name="ce1">
            <text:p>0.006400018</text:p>
          </table:table-cell>
          <table:table-cell office:value-type="float" office:value="8.0000114399998878E-2" table:formula="of:=ABS([.C34]-[.B34])" table:style-name="ce1">
            <text:p>0.080000114</text:p>
          </table:table-cell>
          <table:table-cell office:value-type="float" office:value="8.0000114399998878E-2" table:formula="of:=[.C34]-[.B34]" table:style-name="ce1">
            <text:p>0.080000114</text:p>
          </table:table-cell>
          <table:table-cell table:number-columns-repeated="16378"/>
        </table:table-row>
        <table:table-row table:style-name="ro1">
          <table:table-cell office:value-type="float" office:value="1.6436202529222999E+18" table:style-name="ce1">
            <text:p>1.64362E+18</text:p>
          </table:table-cell>
          <table:table-cell office:value-type="float" office:value="13.5600004196" table:style-name="ce1">
            <text:p>13.56000042</text:p>
          </table:table-cell>
          <table:table-cell office:value-type="float" office:value="13.7" table:style-name="ce1">
            <text:p>13.7</text:p>
          </table:table-cell>
          <table:table-cell office:value-type="float" office:value="1.9599882512175953E-2" table:formula="of:=([.B35]-[.C35])^2" table:style-name="ce1">
            <text:p>0.019599883</text:p>
          </table:table-cell>
          <table:table-cell office:value-type="float" office:value="0.1399995803999996" table:formula="of:=ABS([.C35]-[.B35])" table:style-name="ce1">
            <text:p>0.13999958</text:p>
          </table:table-cell>
          <table:table-cell office:value-type="float" office:value="0.1399995803999996" table:formula="of:=[.C35]-[.B35]" table:style-name="ce1">
            <text:p>0.13999958</text:p>
          </table:table-cell>
          <table:table-cell table:number-columns-repeated="16378"/>
        </table:table-row>
        <table:table-row table:style-name="ro1">
          <table:table-cell office:value-type="float" office:value="1.6436202531623401E+18" table:style-name="ce1">
            <text:p>1.64362E+18</text:p>
          </table:table-cell>
          <table:table-cell office:value-type="float" office:value="13.0399999619" table:style-name="ce1">
            <text:p>13.03999996</text:p>
          </table:table-cell>
          <table:table-cell office:value-type="float" office:value="13.7" table:style-name="ce1">
            <text:p>13.7</text:p>
          </table:table-cell>
          <table:table-cell office:value-type="float" office:value="0.43560005029200111" table:formula="of:=([.B36]-[.C36])^2" table:style-name="ce1">
            <text:p>0.43560005</text:p>
          </table:table-cell>
          <table:table-cell office:value-type="float" office:value="0.66000003809999974" table:formula="of:=ABS([.C36]-[.B36])" table:style-name="ce1">
            <text:p>0.660000038</text:p>
          </table:table-cell>
          <table:table-cell office:value-type="float" office:value="0.66000003809999974" table:formula="of:=[.C36]-[.B36]" table:style-name="ce1">
            <text:p>0.660000038</text:p>
          </table:table-cell>
          <table:table-cell table:number-columns-repeated="16378"/>
        </table:table-row>
        <table:table-row table:style-name="ro1">
          <table:table-cell office:value-type="float" office:value="1.6436202534018299E+18" table:style-name="ce1">
            <text:p>1.64362E+18</text:p>
          </table:table-cell>
          <table:table-cell office:value-type="float" office:value="13.6800003052" table:style-name="ce1">
            <text:p>13.68000031</text:p>
          </table:table-cell>
          <table:table-cell office:value-type="float" office:value="13.7" table:style-name="ce1">
            <text:p>13.7</text:p>
          </table:table-cell>
          <table:table-cell office:value-type="float" office:value="3.9998779209311465E-4" table:formula="of:=([.B37]-[.C37])^2" table:style-name="ce1">
            <text:p>0.000399988</text:p>
          </table:table-cell>
          <table:table-cell office:value-type="float" office:value="1.999969479999919E-2" table:formula="of:=ABS([.C37]-[.B37])" table:style-name="ce1">
            <text:p>0.019999695</text:p>
          </table:table-cell>
          <table:table-cell office:value-type="float" office:value="1.999969479999919E-2" table:formula="of:=[.C37]-[.B37]" table:style-name="ce1">
            <text:p>0.019999695</text:p>
          </table:table-cell>
          <table:table-cell table:number-columns-repeated="16378"/>
        </table:table-row>
        <table:table-row table:style-name="ro1">
          <table:table-cell office:value-type="float" office:value="1.6436202536416399E+18" table:style-name="ce1">
            <text:p>1.64362E+18</text:p>
          </table:table-cell>
          <table:table-cell office:value-type="float" office:value="13.6800003052" table:style-name="ce1">
            <text:p>13.68000031</text:p>
          </table:table-cell>
          <table:table-cell office:value-type="float" office:value="13.7" table:style-name="ce1">
            <text:p>13.7</text:p>
          </table:table-cell>
          <table:table-cell office:value-type="float" office:value="3.9998779209311465E-4" table:formula="of:=([.B38]-[.C38])^2" table:style-name="ce1">
            <text:p>0.000399988</text:p>
          </table:table-cell>
          <table:table-cell office:value-type="float" office:value="1.999969479999919E-2" table:formula="of:=ABS([.C38]-[.B38])" table:style-name="ce1">
            <text:p>0.019999695</text:p>
          </table:table-cell>
          <table:table-cell office:value-type="float" office:value="1.999969479999919E-2" table:formula="of:=[.C38]-[.B38]" table:style-name="ce1">
            <text:p>0.019999695</text:p>
          </table:table-cell>
          <table:table-cell table:number-columns-repeated="16378"/>
        </table:table-row>
        <table:table-row table:style-name="ro1">
          <table:table-cell office:value-type="float" office:value="1.6436202538817001E+18" table:style-name="ce1">
            <text:p>1.64362E+18</text:p>
          </table:table-cell>
          <table:table-cell office:value-type="float" office:value="13.6599998474" table:style-name="ce1">
            <text:p>13.65999985</text:p>
          </table:table-cell>
          <table:table-cell office:value-type="float" office:value="13.7" table:style-name="ce1">
            <text:p>13.7</text:p>
          </table:table-cell>
          <table:table-cell office:value-type="float" office:value="1.6000122080232339E-3" table:formula="of:=([.B39]-[.C39])^2" table:style-name="ce1">
            <text:p>0.001600012</text:p>
          </table:table-cell>
          <table:table-cell office:value-type="float" office:value="4.0000152599999339E-2" table:formula="of:=ABS([.C39]-[.B39])" table:style-name="ce1">
            <text:p>0.040000153</text:p>
          </table:table-cell>
          <table:table-cell office:value-type="float" office:value="4.0000152599999339E-2" table:formula="of:=[.C39]-[.B39]" table:style-name="ce1">
            <text:p>0.040000153</text:p>
          </table:table-cell>
          <table:table-cell table:number-columns-repeated="16378"/>
        </table:table-row>
        <table:table-row table:style-name="ro1">
          <table:table-cell office:value-type="float" office:value="1.64362025412077E+18" table:style-name="ce1">
            <text:p>1.64362E+18</text:p>
          </table:table-cell>
          <table:table-cell office:value-type="float" office:value="13.640000343300001" table:style-name="ce1">
            <text:p>13.64000034</text:p>
          </table:table-cell>
          <table:table-cell office:value-type="float" office:value="13.7" table:style-name="ce1">
            <text:p>13.7</text:p>
          </table:table-cell>
          <table:table-cell office:value-type="float" office:value="3.5999588041177033E-3" table:formula="of:=([.B40]-[.C40])^2" table:style-name="ce1">
            <text:p>0.003599959</text:p>
          </table:table-cell>
          <table:table-cell office:value-type="float" office:value="5.9999656699998738E-2" table:formula="of:=ABS([.C40]-[.B40])" table:style-name="ce1">
            <text:p>0.059999657</text:p>
          </table:table-cell>
          <table:table-cell office:value-type="float" office:value="5.9999656699998738E-2" table:formula="of:=[.C40]-[.B40]" table:style-name="ce1">
            <text:p>0.059999657</text:p>
          </table:table-cell>
          <table:table-cell table:number-columns-repeated="16378"/>
        </table:table-row>
        <table:table-row table:style-name="ro1">
          <table:table-cell office:value-type="float" office:value="1.6436202543769999E+18" table:style-name="ce1">
            <text:p>1.64362E+18</text:p>
          </table:table-cell>
          <table:table-cell office:value-type="float" office:value="13.6199998856" table:style-name="ce1">
            <text:p>13.61999989</text:p>
          </table:table-cell>
          <table:table-cell office:value-type="float" office:value="13.7" table:style-name="ce1">
            <text:p>13.7</text:p>
          </table:table-cell>
          <table:table-cell office:value-type="float" office:value="6.4000183040129081E-3" table:formula="of:=([.B41]-[.C41])^2" table:style-name="ce1">
            <text:p>0.006400018</text:p>
          </table:table-cell>
          <table:table-cell office:value-type="float" office:value="8.0000114399998878E-2" table:formula="of:=ABS([.C41]-[.B41])" table:style-name="ce1">
            <text:p>0.080000114</text:p>
          </table:table-cell>
          <table:table-cell office:value-type="float" office:value="8.0000114399998878E-2" table:formula="of:=[.C41]-[.B41]" table:style-name="ce1">
            <text:p>0.080000114</text:p>
          </table:table-cell>
          <table:table-cell table:number-columns-repeated="16378"/>
        </table:table-row>
        <table:table-row table:style-name="ro1">
          <table:table-cell office:value-type="float" office:value="1.6436202546162401E+18" table:style-name="ce1">
            <text:p>1.64362E+18</text:p>
          </table:table-cell>
          <table:table-cell office:value-type="float" office:value="13.6199998856" table:style-name="ce1">
            <text:p>13.61999989</text:p>
          </table:table-cell>
          <table:table-cell office:value-type="float" office:value="13.7" table:style-name="ce1">
            <text:p>13.7</text:p>
          </table:table-cell>
          <table:table-cell office:value-type="float" office:value="6.4000183040129081E-3" table:formula="of:=([.B42]-[.C42])^2" table:style-name="ce1">
            <text:p>0.006400018</text:p>
          </table:table-cell>
          <table:table-cell office:value-type="float" office:value="8.0000114399998878E-2" table:formula="of:=ABS([.C42]-[.B42])" table:style-name="ce1">
            <text:p>0.080000114</text:p>
          </table:table-cell>
          <table:table-cell office:value-type="float" office:value="8.0000114399998878E-2" table:formula="of:=[.C42]-[.B42]" table:style-name="ce1">
            <text:p>0.080000114</text:p>
          </table:table-cell>
          <table:table-cell table:number-columns-repeated="16378"/>
        </table:table-row>
        <table:table-row table:style-name="ro1">
          <table:table-cell office:value-type="float" office:value="1.64362025485667E+18" table:style-name="ce1">
            <text:p>1.64362E+18</text:p>
          </table:table-cell>
          <table:table-cell office:value-type="float" office:value="13.5200004578" table:style-name="ce1">
            <text:p>13.52000046</text:p>
          </table:table-cell>
          <table:table-cell office:value-type="float" office:value="13.7" table:style-name="ce1">
            <text:p>13.7</text:p>
          </table:table-cell>
          <table:table-cell office:value-type="float" office:value="3.2399835192209271E-2" table:formula="of:=([.B43]-[.C43])^2" table:style-name="ce1">
            <text:p>0.032399835</text:p>
          </table:table-cell>
          <table:table-cell office:value-type="float" office:value="0.17999954219999914" table:formula="of:=ABS([.C43]-[.B43])" table:style-name="ce1">
            <text:p>0.179999542</text:p>
          </table:table-cell>
          <table:table-cell office:value-type="float" office:value="0.17999954219999914" table:formula="of:=[.C43]-[.B43]" table:style-name="ce1">
            <text:p>0.179999542</text:p>
          </table:table-cell>
          <table:table-cell table:number-columns-repeated="16378"/>
        </table:table-row>
        <table:table-row table:style-name="ro1">
          <table:table-cell office:value-type="float" office:value="1.6436202551118799E+18" table:style-name="ce1">
            <text:p>1.64362E+18</text:p>
          </table:table-cell>
          <table:table-cell office:value-type="float" office:value="13.6199998856" table:style-name="ce1">
            <text:p>13.61999989</text:p>
          </table:table-cell>
          <table:table-cell office:value-type="float" office:value="13.7" table:style-name="ce1">
            <text:p>13.7</text:p>
          </table:table-cell>
          <table:table-cell office:value-type="float" office:value="6.4000183040129081E-3" table:formula="of:=([.B44]-[.C44])^2" table:style-name="ce1">
            <text:p>0.006400018</text:p>
          </table:table-cell>
          <table:table-cell office:value-type="float" office:value="8.0000114399998878E-2" table:formula="of:=ABS([.C44]-[.B44])" table:style-name="ce1">
            <text:p>0.080000114</text:p>
          </table:table-cell>
          <table:table-cell office:value-type="float" office:value="8.0000114399998878E-2" table:formula="of:=[.C44]-[.B44]" table:style-name="ce1">
            <text:p>0.080000114</text:p>
          </table:table-cell>
          <table:table-cell table:number-columns-repeated="16378"/>
        </table:table-row>
        <table:table-row table:style-name="ro1">
          <table:table-cell office:value-type="float" office:value="1.6436202553507799E+18" table:style-name="ce1">
            <text:p>1.64362E+18</text:p>
          </table:table-cell>
          <table:table-cell office:value-type="float" office:value="13.699999809299999" table:style-name="ce1">
            <text:p>13.69999981</text:p>
          </table:table-cell>
          <table:table-cell office:value-type="float" office:value="13.7" table:style-name="ce1">
            <text:p>13.7</text:p>
          </table:table-cell>
          <table:table-cell office:value-type="float" office:value="3.6366489920431262E-14" table:formula="of:=([.B45]-[.C45])^2" table:style-name="ce1">
            <text:p>3.63665E-14</text:p>
          </table:table-cell>
          <table:table-cell office:value-type="float" office:value="1.9069999979137719E-7" table:formula="of:=ABS([.C45]-[.B45])" table:style-name="ce1">
            <text:p>1.907E-07</text:p>
          </table:table-cell>
          <table:table-cell office:value-type="float" office:value="1.9069999979137719E-7" table:formula="of:=[.C45]-[.B45]" table:style-name="ce1">
            <text:p>1.907E-07</text:p>
          </table:table-cell>
          <table:table-cell table:number-columns-repeated="16378"/>
        </table:table-row>
        <table:table-row table:style-name="ro1">
          <table:table-cell office:value-type="float" office:value="1.64362025559102E+18" table:style-name="ce1">
            <text:p>1.64362E+18</text:p>
          </table:table-cell>
          <table:table-cell office:value-type="float" office:value="13.6199998856" table:style-name="ce1">
            <text:p>13.61999989</text:p>
          </table:table-cell>
          <table:table-cell office:value-type="float" office:value="13.7" table:style-name="ce1">
            <text:p>13.7</text:p>
          </table:table-cell>
          <table:table-cell office:value-type="float" office:value="6.4000183040129081E-3" table:formula="of:=([.B46]-[.C46])^2" table:style-name="ce1">
            <text:p>0.006400018</text:p>
          </table:table-cell>
          <table:table-cell office:value-type="float" office:value="8.0000114399998878E-2" table:formula="of:=ABS([.C46]-[.B46])" table:style-name="ce1">
            <text:p>0.080000114</text:p>
          </table:table-cell>
          <table:table-cell office:value-type="float" office:value="8.0000114399998878E-2" table:formula="of:=[.C46]-[.B46]" table:style-name="ce1">
            <text:p>0.080000114</text:p>
          </table:table-cell>
          <table:table-cell table:number-columns-repeated="16378"/>
        </table:table-row>
        <table:table-row table:style-name="ro1">
          <table:table-cell office:value-type="float" office:value="1.64362025581522E+18" table:style-name="ce1">
            <text:p>1.64362E+18</text:p>
          </table:table-cell>
          <table:table-cell office:value-type="float" office:value="13.720000267" table:style-name="ce1">
            <text:p>13.72000027</text:p>
          </table:table-cell>
          <table:table-cell office:value-type="float" office:value="13.7" table:style-name="ce1">
            <text:p>13.7</text:p>
          </table:table-cell>
          <table:table-cell office:value-type="float" office:value="4.0001068007130294E-4" table:formula="of:=([.B47]-[.C47])^2" table:style-name="ce1">
            <text:p>0.000400011</text:p>
          </table:table-cell>
          <table:table-cell office:value-type="float" office:value="2.0000267000000349E-2" table:formula="of:=ABS([.C47]-[.B47])" table:style-name="ce1">
            <text:p>0.020000267</text:p>
          </table:table-cell>
          <table:table-cell office:value-type="float" office:value="-2.0000267000000349E-2" table:formula="of:=[.C47]-[.B47]" table:style-name="ce1">
            <text:p>-0.020000267</text:p>
          </table:table-cell>
          <table:table-cell table:number-columns-repeated="16378"/>
        </table:table-row>
        <table:table-row table:style-name="ro1">
          <table:table-cell office:value-type="float" office:value="1.6436202560544699E+18" table:style-name="ce1">
            <text:p>1.64362E+18</text:p>
          </table:table-cell>
          <table:table-cell office:value-type="float" office:value="13.760000228899999" table:style-name="ce1">
            <text:p>13.76000023</text:p>
          </table:table-cell>
          <table:table-cell office:value-type="float" office:value="13.7" table:style-name="ce1">
            <text:p>13.7</text:p>
          </table:table-cell>
          <table:table-cell office:value-type="float" office:value="3.6000274680523829E-3" table:formula="of:=([.B48]-[.C48])^2" table:style-name="ce1">
            <text:p>0.003600027</text:p>
          </table:table-cell>
          <table:table-cell office:value-type="float" office:value="6.0000228899999897E-2" table:formula="of:=ABS([.C48]-[.B48])" table:style-name="ce1">
            <text:p>0.060000229</text:p>
          </table:table-cell>
          <table:table-cell office:value-type="float" office:value="-6.0000228899999897E-2" table:formula="of:=[.C48]-[.B48]" table:style-name="ce1">
            <text:p>-0.060000229</text:p>
          </table:table-cell>
          <table:table-cell table:number-columns-repeated="16378"/>
        </table:table-row>
        <table:table-row table:style-name="ro1">
          <table:table-cell office:value-type="float" office:value="1.6436202562948401E+18" table:style-name="ce1">
            <text:p>1.64362E+18</text:p>
          </table:table-cell>
          <table:table-cell office:value-type="float" office:value="13.720000267" table:style-name="ce1">
            <text:p>13.72000027</text:p>
          </table:table-cell>
          <table:table-cell office:value-type="float" office:value="13.7" table:style-name="ce1">
            <text:p>13.7</text:p>
          </table:table-cell>
          <table:table-cell office:value-type="float" office:value="4.0001068007130294E-4" table:formula="of:=([.B49]-[.C49])^2" table:style-name="ce1">
            <text:p>0.000400011</text:p>
          </table:table-cell>
          <table:table-cell office:value-type="float" office:value="2.0000267000000349E-2" table:formula="of:=ABS([.C49]-[.B49])" table:style-name="ce1">
            <text:p>0.020000267</text:p>
          </table:table-cell>
          <table:table-cell office:value-type="float" office:value="-2.0000267000000349E-2" table:formula="of:=[.C49]-[.B49]" table:style-name="ce1">
            <text:p>-0.020000267</text:p>
          </table:table-cell>
          <table:table-cell table:number-columns-repeated="16378"/>
        </table:table-row>
        <table:table-row table:style-name="ro1">
          <table:table-cell office:value-type="float" office:value="1.64362025654979E+18" table:style-name="ce1">
            <text:p>1.64362E+18</text:p>
          </table:table-cell>
          <table:table-cell office:value-type="float" office:value="13.720000267" table:style-name="ce1">
            <text:p>13.72000027</text:p>
          </table:table-cell>
          <table:table-cell office:value-type="float" office:value="13.7" table:style-name="ce1">
            <text:p>13.7</text:p>
          </table:table-cell>
          <table:table-cell office:value-type="float" office:value="4.0001068007130294E-4" table:formula="of:=([.B50]-[.C50])^2" table:style-name="ce1">
            <text:p>0.000400011</text:p>
          </table:table-cell>
          <table:table-cell office:value-type="float" office:value="2.0000267000000349E-2" table:formula="of:=ABS([.C50]-[.B50])" table:style-name="ce1">
            <text:p>0.020000267</text:p>
          </table:table-cell>
          <table:table-cell office:value-type="float" office:value="-2.0000267000000349E-2" table:formula="of:=[.C50]-[.B50]" table:style-name="ce1">
            <text:p>-0.020000267</text:p>
          </table:table-cell>
          <table:table-cell table:number-columns-repeated="16378"/>
        </table:table-row>
        <table:table-row table:style-name="ro1">
          <table:table-cell office:value-type="float" office:value="1.64362025678962E+18" table:style-name="ce1">
            <text:p>1.64362E+18</text:p>
          </table:table-cell>
          <table:table-cell office:value-type="float" office:value="13.5200004578" table:style-name="ce1">
            <text:p>13.52000046</text:p>
          </table:table-cell>
          <table:table-cell office:value-type="float" office:value="13.7" table:style-name="ce1">
            <text:p>13.7</text:p>
          </table:table-cell>
          <table:table-cell office:value-type="float" office:value="3.2399835192209271E-2" table:formula="of:=([.B51]-[.C51])^2" table:style-name="ce1">
            <text:p>0.032399835</text:p>
          </table:table-cell>
          <table:table-cell office:value-type="float" office:value="0.17999954219999914" table:formula="of:=ABS([.C51]-[.B51])" table:style-name="ce1">
            <text:p>0.179999542</text:p>
          </table:table-cell>
          <table:table-cell office:value-type="float" office:value="0.17999954219999914" table:formula="of:=[.C51]-[.B51]" table:style-name="ce1">
            <text:p>0.179999542</text:p>
          </table:table-cell>
          <table:table-cell table:number-columns-repeated="16378"/>
        </table:table-row>
        <table:table-row table:style-name="ro1">
          <table:table-cell office:value-type="float" office:value="1.64362025703025E+18" table:style-name="ce1">
            <text:p>1.64362E+18</text:p>
          </table:table-cell>
          <table:table-cell office:value-type="float" office:value="13.6599998474" table:style-name="ce1">
            <text:p>13.65999985</text:p>
          </table:table-cell>
          <table:table-cell office:value-type="float" office:value="13.7" table:style-name="ce1">
            <text:p>13.7</text:p>
          </table:table-cell>
          <table:table-cell office:value-type="float" office:value="1.6000122080232339E-3" table:formula="of:=([.B52]-[.C52])^2" table:style-name="ce1">
            <text:p>0.001600012</text:p>
          </table:table-cell>
          <table:table-cell office:value-type="float" office:value="4.0000152599999339E-2" table:formula="of:=ABS([.C52]-[.B52])" table:style-name="ce1">
            <text:p>0.040000153</text:p>
          </table:table-cell>
          <table:table-cell office:value-type="float" office:value="4.0000152599999339E-2" table:formula="of:=[.C52]-[.B52]" table:style-name="ce1">
            <text:p>0.040000153</text:p>
          </table:table-cell>
          <table:table-cell table:number-columns-repeated="16378"/>
        </table:table-row>
        <table:table-row table:style-name="ro1">
          <table:table-cell office:value-type="float" office:value="1.6436202572857999E+18" table:style-name="ce1">
            <text:p>1.64362E+18</text:p>
          </table:table-cell>
          <table:table-cell office:value-type="float" office:value="13.760000228899999" table:style-name="ce1">
            <text:p>13.76000023</text:p>
          </table:table-cell>
          <table:table-cell office:value-type="float" office:value="13.7" table:style-name="ce1">
            <text:p>13.7</text:p>
          </table:table-cell>
          <table:table-cell office:value-type="float" office:value="3.6000274680523829E-3" table:formula="of:=([.B53]-[.C53])^2" table:style-name="ce1">
            <text:p>0.003600027</text:p>
          </table:table-cell>
          <table:table-cell office:value-type="float" office:value="6.0000228899999897E-2" table:formula="of:=ABS([.C53]-[.B53])" table:style-name="ce1">
            <text:p>0.060000229</text:p>
          </table:table-cell>
          <table:table-cell office:value-type="float" office:value="-6.0000228899999897E-2" table:formula="of:=[.C53]-[.B53]" table:style-name="ce1">
            <text:p>-0.060000229</text:p>
          </table:table-cell>
          <table:table-cell table:number-columns-repeated="16378"/>
        </table:table-row>
        <table:table-row table:style-name="ro1">
          <table:table-cell office:value-type="float" office:value="1.6436202575095601E+18" table:style-name="ce1">
            <text:p>1.64362E+18</text:p>
          </table:table-cell>
          <table:table-cell office:value-type="float" office:value="13.739999771100001" table:style-name="ce1">
            <text:p>13.73999977</text:p>
          </table:table-cell>
          <table:table-cell office:value-type="float" office:value="13.7" table:style-name="ce1">
            <text:p>13.7</text:p>
          </table:table-cell>
          <table:table-cell office:value-type="float" office:value="1.5999816880525172E-3" table:formula="of:=([.B54]-[.C54])^2" table:style-name="ce1">
            <text:p>0.001599982</text:p>
          </table:table-cell>
          <table:table-cell office:value-type="float" office:value="3.9999771100001524E-2" table:formula="of:=ABS([.C54]-[.B54])" table:style-name="ce1">
            <text:p>0.039999771</text:p>
          </table:table-cell>
          <table:table-cell office:value-type="float" office:value="-3.9999771100001524E-2" table:formula="of:=[.C54]-[.B54]" table:style-name="ce1">
            <text:p>-0.039999771</text:p>
          </table:table-cell>
          <table:table-cell table:number-columns-repeated="16378"/>
        </table:table-row>
        <table:table-row table:style-name="ro1">
          <table:table-cell office:value-type="float" office:value="1.6436202577486999E+18" table:style-name="ce1">
            <text:p>1.64362E+18</text:p>
          </table:table-cell>
          <table:table-cell office:value-type="float" office:value="13.6599998474" table:style-name="ce1">
            <text:p>13.65999985</text:p>
          </table:table-cell>
          <table:table-cell office:value-type="float" office:value="13.7" table:style-name="ce1">
            <text:p>13.7</text:p>
          </table:table-cell>
          <table:table-cell office:value-type="float" office:value="1.6000122080232339E-3" table:formula="of:=([.B55]-[.C55])^2" table:style-name="ce1">
            <text:p>0.001600012</text:p>
          </table:table-cell>
          <table:table-cell office:value-type="float" office:value="4.0000152599999339E-2" table:formula="of:=ABS([.C55]-[.B55])" table:style-name="ce1">
            <text:p>0.040000153</text:p>
          </table:table-cell>
          <table:table-cell office:value-type="float" office:value="4.0000152599999339E-2" table:formula="of:=[.C55]-[.B55]" table:style-name="ce1">
            <text:p>0.040000153</text:p>
          </table:table-cell>
          <table:table-cell table:number-columns-repeated="16378"/>
        </table:table-row>
        <table:table-row table:style-name="ro1">
          <table:table-cell office:value-type="float" office:value="1.64362025797347E+18" table:style-name="ce1">
            <text:p>1.64362E+18</text:p>
          </table:table-cell>
          <table:table-cell office:value-type="float" office:value="13.779999733" table:style-name="ce1">
            <text:p>13.77999973</text:p>
          </table:table-cell>
          <table:table-cell office:value-type="float" office:value="13.7" table:style-name="ce1">
            <text:p>13.7</text:p>
          </table:table-cell>
          <table:table-cell office:value-type="float" office:value="6.3999572800714603E-3" table:formula="of:=([.B56]-[.C56])^2" table:style-name="ce1">
            <text:p>0.006399957</text:p>
          </table:table-cell>
          <table:table-cell office:value-type="float" office:value="7.9999733000001072E-2" table:formula="of:=ABS([.C56]-[.B56])" table:style-name="ce1">
            <text:p>0.079999733</text:p>
          </table:table-cell>
          <table:table-cell office:value-type="float" office:value="-7.9999733000001072E-2" table:formula="of:=[.C56]-[.B56]" table:style-name="ce1">
            <text:p>-0.079999733</text:p>
          </table:table-cell>
          <table:table-cell table:number-columns-repeated="16378"/>
        </table:table-row>
        <table:table-row table:style-name="ro1">
          <table:table-cell office:value-type="float" office:value="1.64362025821245E+18" table:style-name="ce1">
            <text:p>1.64362E+18</text:p>
          </table:table-cell>
          <table:table-cell office:value-type="float" office:value="13.779999733" table:style-name="ce1">
            <text:p>13.77999973</text:p>
          </table:table-cell>
          <table:table-cell office:value-type="float" office:value="13.7" table:style-name="ce1">
            <text:p>13.7</text:p>
          </table:table-cell>
          <table:table-cell office:value-type="float" office:value="6.3999572800714603E-3" table:formula="of:=([.B57]-[.C57])^2" table:style-name="ce1">
            <text:p>0.006399957</text:p>
          </table:table-cell>
          <table:table-cell office:value-type="float" office:value="7.9999733000001072E-2" table:formula="of:=ABS([.C57]-[.B57])" table:style-name="ce1">
            <text:p>0.079999733</text:p>
          </table:table-cell>
          <table:table-cell office:value-type="float" office:value="-7.9999733000001072E-2" table:formula="of:=[.C57]-[.B57]" table:style-name="ce1">
            <text:p>-0.079999733</text:p>
          </table:table-cell>
          <table:table-cell table:number-columns-repeated="16378"/>
        </table:table-row>
        <table:table-row table:style-name="ro1">
          <table:table-cell office:value-type="float" office:value="1.6436202584522501E+18" table:style-name="ce1">
            <text:p>1.64362E+18</text:p>
          </table:table-cell>
          <table:table-cell office:value-type="float" office:value="13.6199998856" table:style-name="ce1">
            <text:p>13.61999989</text:p>
          </table:table-cell>
          <table:table-cell office:value-type="float" office:value="13.7" table:style-name="ce1">
            <text:p>13.7</text:p>
          </table:table-cell>
          <table:table-cell office:value-type="float" office:value="6.4000183040129081E-3" table:formula="of:=([.B58]-[.C58])^2" table:style-name="ce1">
            <text:p>0.006400018</text:p>
          </table:table-cell>
          <table:table-cell office:value-type="float" office:value="8.0000114399998878E-2" table:formula="of:=ABS([.C58]-[.B58])" table:style-name="ce1">
            <text:p>0.080000114</text:p>
          </table:table-cell>
          <table:table-cell office:value-type="float" office:value="8.0000114399998878E-2" table:formula="of:=[.C58]-[.B58]" table:style-name="ce1">
            <text:p>0.080000114</text:p>
          </table:table-cell>
          <table:table-cell table:number-columns-repeated="16378"/>
        </table:table-row>
        <table:table-row table:style-name="ro1">
          <table:table-cell office:value-type="float" office:value="1.6436202586917499E+18" table:style-name="ce1">
            <text:p>1.64362E+18</text:p>
          </table:table-cell>
          <table:table-cell office:value-type="float" office:value="13.720000267" table:style-name="ce1">
            <text:p>13.72000027</text:p>
          </table:table-cell>
          <table:table-cell office:value-type="float" office:value="13.7" table:style-name="ce1">
            <text:p>13.7</text:p>
          </table:table-cell>
          <table:table-cell office:value-type="float" office:value="4.0001068007130294E-4" table:formula="of:=([.B59]-[.C59])^2" table:style-name="ce1">
            <text:p>0.000400011</text:p>
          </table:table-cell>
          <table:table-cell office:value-type="float" office:value="2.0000267000000349E-2" table:formula="of:=ABS([.C59]-[.B59])" table:style-name="ce1">
            <text:p>0.020000267</text:p>
          </table:table-cell>
          <table:table-cell office:value-type="float" office:value="-2.0000267000000349E-2" table:formula="of:=[.C59]-[.B59]" table:style-name="ce1">
            <text:p>-0.020000267</text:p>
          </table:table-cell>
          <table:table-cell table:number-columns-repeated="16378"/>
        </table:table-row>
        <table:table-row table:style-name="ro1">
          <table:table-cell office:value-type="float" office:value="1.64362025891554E+18" table:style-name="ce1">
            <text:p>1.64362E+18</text:p>
          </table:table-cell>
          <table:table-cell office:value-type="float" office:value="13.6800003052" table:style-name="ce1">
            <text:p>13.68000031</text:p>
          </table:table-cell>
          <table:table-cell office:value-type="float" office:value="13.7" table:style-name="ce1">
            <text:p>13.7</text:p>
          </table:table-cell>
          <table:table-cell office:value-type="float" office:value="3.9998779209311465E-4" table:formula="of:=([.B60]-[.C60])^2" table:style-name="ce1">
            <text:p>0.000399988</text:p>
          </table:table-cell>
          <table:table-cell office:value-type="float" office:value="1.999969479999919E-2" table:formula="of:=ABS([.C60]-[.B60])" table:style-name="ce1">
            <text:p>0.019999695</text:p>
          </table:table-cell>
          <table:table-cell office:value-type="float" office:value="1.999969479999919E-2" table:formula="of:=[.C60]-[.B60]" table:style-name="ce1">
            <text:p>0.019999695</text:p>
          </table:table-cell>
          <table:table-cell table:number-columns-repeated="16378"/>
        </table:table-row>
        <table:table-row table:style-name="ro1">
          <table:table-cell office:value-type="float" office:value="1.64362025915758E+18" table:style-name="ce1">
            <text:p>1.64362E+18</text:p>
          </table:table-cell>
          <table:table-cell office:value-type="float" office:value="13.699999809299999" table:style-name="ce1">
            <text:p>13.69999981</text:p>
          </table:table-cell>
          <table:table-cell office:value-type="float" office:value="13.7" table:style-name="ce1">
            <text:p>13.7</text:p>
          </table:table-cell>
          <table:table-cell office:value-type="float" office:value="3.6366489920431262E-14" table:formula="of:=([.B61]-[.C61])^2" table:style-name="ce1">
            <text:p>3.63665E-14</text:p>
          </table:table-cell>
          <table:table-cell office:value-type="float" office:value="1.9069999979137719E-7" table:formula="of:=ABS([.C61]-[.B61])" table:style-name="ce1">
            <text:p>1.907E-07</text:p>
          </table:table-cell>
          <table:table-cell office:value-type="float" office:value="1.9069999979137719E-7" table:formula="of:=[.C61]-[.B61]" table:style-name="ce1">
            <text:p>1.907E-07</text:p>
          </table:table-cell>
          <table:table-cell table:number-columns-repeated="16378"/>
        </table:table-row>
        <table:table-row table:style-name="ro1">
          <table:table-cell office:value-type="float" office:value="1.64362025937949E+18" table:style-name="ce1">
            <text:p>1.64362E+18</text:p>
          </table:table-cell>
          <table:table-cell office:value-type="float" office:value="13.600000381499999" table:style-name="ce1">
            <text:p>13.60000038</text:p>
          </table:table-cell>
          <table:table-cell office:value-type="float" office:value="13.7" table:style-name="ce1">
            <text:p>13.7</text:p>
          </table:table-cell>
          <table:table-cell office:value-type="float" office:value="9.9999237001455535E-3" table:formula="of:=([.B62]-[.C62])^2" table:style-name="ce1">
            <text:p>0.009999924</text:p>
          </table:table-cell>
          <table:table-cell office:value-type="float" office:value="9.9999618500000054E-2" table:formula="of:=ABS([.C62]-[.B62])" table:style-name="ce1">
            <text:p>0.099999619</text:p>
          </table:table-cell>
          <table:table-cell office:value-type="float" office:value="9.9999618500000054E-2" table:formula="of:=[.C62]-[.B62]" table:style-name="ce1">
            <text:p>0.099999619</text:p>
          </table:table-cell>
          <table:table-cell table:number-columns-repeated="16378"/>
        </table:table-row>
        <table:table-row table:style-name="ro1">
          <table:table-cell office:value-type="float" office:value="1.6436202596187899E+18" table:style-name="ce1">
            <text:p>1.64362E+18</text:p>
          </table:table-cell>
          <table:table-cell office:value-type="float" office:value="13.6599998474" table:style-name="ce1">
            <text:p>13.65999985</text:p>
          </table:table-cell>
          <table:table-cell office:value-type="float" office:value="13.7" table:style-name="ce1">
            <text:p>13.7</text:p>
          </table:table-cell>
          <table:table-cell office:value-type="float" office:value="1.6000122080232339E-3" table:formula="of:=([.B63]-[.C63])^2" table:style-name="ce1">
            <text:p>0.001600012</text:p>
          </table:table-cell>
          <table:table-cell office:value-type="float" office:value="4.0000152599999339E-2" table:formula="of:=ABS([.C63]-[.B63])" table:style-name="ce1">
            <text:p>0.040000153</text:p>
          </table:table-cell>
          <table:table-cell office:value-type="float" office:value="4.0000152599999339E-2" table:formula="of:=[.C63]-[.B63]" table:style-name="ce1">
            <text:p>0.040000153</text:p>
          </table:table-cell>
          <table:table-cell table:number-columns-repeated="16378"/>
        </table:table-row>
        <table:table-row table:style-name="ro1">
          <table:table-cell office:value-type="float" office:value="1.6436202598426801E+18" table:style-name="ce1">
            <text:p>1.64362E+18</text:p>
          </table:table-cell>
          <table:table-cell office:value-type="float" office:value="13.6599998474" table:style-name="ce1">
            <text:p>13.65999985</text:p>
          </table:table-cell>
          <table:table-cell office:value-type="float" office:value="13.7" table:style-name="ce1">
            <text:p>13.7</text:p>
          </table:table-cell>
          <table:table-cell office:value-type="float" office:value="1.6000122080232339E-3" table:formula="of:=([.B64]-[.C64])^2" table:style-name="ce1">
            <text:p>0.001600012</text:p>
          </table:table-cell>
          <table:table-cell office:value-type="float" office:value="4.0000152599999339E-2" table:formula="of:=ABS([.C64]-[.B64])" table:style-name="ce1">
            <text:p>0.040000153</text:p>
          </table:table-cell>
          <table:table-cell office:value-type="float" office:value="4.0000152599999339E-2" table:formula="of:=[.C64]-[.B64]" table:style-name="ce1">
            <text:p>0.040000153</text:p>
          </table:table-cell>
          <table:table-cell table:number-columns-repeated="16378"/>
        </table:table-row>
        <table:table-row table:style-name="ro1">
          <table:table-cell office:value-type="float" office:value="1.6436202600825001E+18" table:style-name="ce1">
            <text:p>1.64362E+18</text:p>
          </table:table-cell>
          <table:table-cell office:value-type="float" office:value="13.640000343300001" table:style-name="ce1">
            <text:p>13.64000034</text:p>
          </table:table-cell>
          <table:table-cell office:value-type="float" office:value="13.7" table:style-name="ce1">
            <text:p>13.7</text:p>
          </table:table-cell>
          <table:table-cell office:value-type="float" office:value="3.5999588041177033E-3" table:formula="of:=([.B65]-[.C65])^2" table:style-name="ce1">
            <text:p>0.003599959</text:p>
          </table:table-cell>
          <table:table-cell office:value-type="float" office:value="5.9999656699998738E-2" table:formula="of:=ABS([.C65]-[.B65])" table:style-name="ce1">
            <text:p>0.059999657</text:p>
          </table:table-cell>
          <table:table-cell office:value-type="float" office:value="5.9999656699998738E-2" table:formula="of:=[.C65]-[.B65]" table:style-name="ce1">
            <text:p>0.059999657</text:p>
          </table:table-cell>
          <table:table-cell table:number-columns-repeated="16378"/>
        </table:table-row>
        <table:table-row table:style-name="ro1">
          <table:table-cell office:value-type="float" office:value="1.6436202603062799E+18" table:style-name="ce1">
            <text:p>1.64362E+18</text:p>
          </table:table-cell>
          <table:table-cell office:value-type="float" office:value="13.600000381499999" table:style-name="ce1">
            <text:p>13.60000038</text:p>
          </table:table-cell>
          <table:table-cell office:value-type="float" office:value="13.7" table:style-name="ce1">
            <text:p>13.7</text:p>
          </table:table-cell>
          <table:table-cell office:value-type="float" office:value="9.9999237001455535E-3" table:formula="of:=([.B66]-[.C66])^2" table:style-name="ce1">
            <text:p>0.009999924</text:p>
          </table:table-cell>
          <table:table-cell office:value-type="float" office:value="9.9999618500000054E-2" table:formula="of:=ABS([.C66]-[.B66])" table:style-name="ce1">
            <text:p>0.099999619</text:p>
          </table:table-cell>
          <table:table-cell office:value-type="float" office:value="9.9999618500000054E-2" table:formula="of:=[.C66]-[.B66]" table:style-name="ce1">
            <text:p>0.099999619</text:p>
          </table:table-cell>
          <table:table-cell table:number-columns-repeated="16378"/>
        </table:table-row>
        <table:table-row table:style-name="ro1">
          <table:table-cell office:value-type="float" office:value="1.6436202605461499E+18" table:style-name="ce1">
            <text:p>1.64362E+18</text:p>
          </table:table-cell>
          <table:table-cell office:value-type="float" office:value="13.600000381499999" table:style-name="ce1">
            <text:p>13.60000038</text:p>
          </table:table-cell>
          <table:table-cell office:value-type="float" office:value="13.7" table:style-name="ce1">
            <text:p>13.7</text:p>
          </table:table-cell>
          <table:table-cell office:value-type="float" office:value="9.9999237001455535E-3" table:formula="of:=([.B67]-[.C67])^2" table:style-name="ce1">
            <text:p>0.009999924</text:p>
          </table:table-cell>
          <table:table-cell office:value-type="float" office:value="9.9999618500000054E-2" table:formula="of:=ABS([.C67]-[.B67])" table:style-name="ce1">
            <text:p>0.099999619</text:p>
          </table:table-cell>
          <table:table-cell office:value-type="float" office:value="9.9999618500000054E-2" table:formula="of:=[.C67]-[.B67]" table:style-name="ce1">
            <text:p>0.099999619</text:p>
          </table:table-cell>
          <table:table-cell table:number-columns-repeated="16378"/>
        </table:table-row>
        <table:table-row table:style-name="ro1">
          <table:table-cell office:value-type="float" office:value="1.6436202607701199E+18" table:style-name="ce1">
            <text:p>1.64362E+18</text:p>
          </table:table-cell>
          <table:table-cell office:value-type="float" office:value="13.6199998856" table:style-name="ce1">
            <text:p>13.61999989</text:p>
          </table:table-cell>
          <table:table-cell office:value-type="float" office:value="13.7" table:style-name="ce1">
            <text:p>13.7</text:p>
          </table:table-cell>
          <table:table-cell office:value-type="float" office:value="6.4000183040129081E-3" table:formula="of:=([.B68]-[.C68])^2" table:style-name="ce1">
            <text:p>0.006400018</text:p>
          </table:table-cell>
          <table:table-cell office:value-type="float" office:value="8.0000114399998878E-2" table:formula="of:=ABS([.C68]-[.B68])" table:style-name="ce1">
            <text:p>0.080000114</text:p>
          </table:table-cell>
          <table:table-cell office:value-type="float" office:value="8.0000114399998878E-2" table:formula="of:=[.C68]-[.B68]" table:style-name="ce1">
            <text:p>0.080000114</text:p>
          </table:table-cell>
          <table:table-cell table:number-columns-repeated="16378"/>
        </table:table-row>
        <table:table-row table:style-name="ro1">
          <table:table-cell office:value-type="float" office:value="1.6436202610101601E+18" table:style-name="ce1">
            <text:p>1.64362E+18</text:p>
          </table:table-cell>
          <table:table-cell office:value-type="float" office:value="13.699999809299999" table:style-name="ce1">
            <text:p>13.69999981</text:p>
          </table:table-cell>
          <table:table-cell office:value-type="float" office:value="13.7" table:style-name="ce1">
            <text:p>13.7</text:p>
          </table:table-cell>
          <table:table-cell office:value-type="float" office:value="3.6366489920431262E-14" table:formula="of:=([.B69]-[.C69])^2" table:style-name="ce1">
            <text:p>3.63665E-14</text:p>
          </table:table-cell>
          <table:table-cell office:value-type="float" office:value="1.9069999979137719E-7" table:formula="of:=ABS([.C69]-[.B69])" table:style-name="ce1">
            <text:p>1.907E-07</text:p>
          </table:table-cell>
          <table:table-cell office:value-type="float" office:value="1.9069999979137719E-7" table:formula="of:=[.C69]-[.B69]" table:style-name="ce1">
            <text:p>1.907E-07</text:p>
          </table:table-cell>
          <table:table-cell table:number-columns-repeated="16378"/>
        </table:table-row>
        <table:table-row table:style-name="ro1">
          <table:table-cell office:value-type="float" office:value="1.64362026124898E+18" table:style-name="ce1">
            <text:p>1.64362E+18</text:p>
          </table:table-cell>
          <table:table-cell office:value-type="float" office:value="11.300000190700001" table:style-name="ce1">
            <text:p>11.30000019</text:p>
          </table:table-cell>
          <table:table-cell office:value-type="float" office:value="13.7" table:style-name="ce1">
            <text:p>13.7</text:p>
          </table:table-cell>
          <table:table-cell office:value-type="float" office:value="5.7599990846400306" table:formula="of:=([.B70]-[.C70])^2" table:style-name="ce1">
            <text:p>5.759999085</text:p>
          </table:table-cell>
          <table:table-cell office:value-type="float" office:value="2.3999998092999988" table:formula="of:=ABS([.C70]-[.B70])" table:style-name="ce1">
            <text:p>2.399999809</text:p>
          </table:table-cell>
          <table:table-cell office:value-type="float" office:value="2.3999998092999988" table:formula="of:=[.C70]-[.B70]" table:style-name="ce1">
            <text:p>2.399999809</text:p>
          </table:table-cell>
          <table:table-cell table:number-columns-repeated="16378"/>
        </table:table-row>
        <table:table-row table:style-name="ro1">
          <table:table-cell office:value-type="float" office:value="1.6436202614735301E+18" table:style-name="ce1">
            <text:p>1.64362E+18</text:p>
          </table:table-cell>
          <table:table-cell office:value-type="float" office:value="13.6599998474" table:style-name="ce1">
            <text:p>13.65999985</text:p>
          </table:table-cell>
          <table:table-cell office:value-type="float" office:value="13.7" table:style-name="ce1">
            <text:p>13.7</text:p>
          </table:table-cell>
          <table:table-cell office:value-type="float" office:value="1.6000122080232339E-3" table:formula="of:=([.B71]-[.C71])^2" table:style-name="ce1">
            <text:p>0.001600012</text:p>
          </table:table-cell>
          <table:table-cell office:value-type="float" office:value="4.0000152599999339E-2" table:formula="of:=ABS([.C71]-[.B71])" table:style-name="ce1">
            <text:p>0.040000153</text:p>
          </table:table-cell>
          <table:table-cell office:value-type="float" office:value="4.0000152599999339E-2" table:formula="of:=[.C71]-[.B71]" table:style-name="ce1">
            <text:p>0.040000153</text:p>
          </table:table-cell>
          <table:table-cell table:number-columns-repeated="16378"/>
        </table:table-row>
        <table:table-row table:style-name="ro1">
          <table:table-cell office:value-type="float" office:value="1.6436202617138099E+18" table:style-name="ce1">
            <text:p>1.64362E+18</text:p>
          </table:table-cell>
          <table:table-cell office:value-type="float" office:value="13.6800003052" table:style-name="ce1">
            <text:p>13.68000031</text:p>
          </table:table-cell>
          <table:table-cell office:value-type="float" office:value="13.7" table:style-name="ce1">
            <text:p>13.7</text:p>
          </table:table-cell>
          <table:table-cell office:value-type="float" office:value="3.9998779209311465E-4" table:formula="of:=([.B72]-[.C72])^2" table:style-name="ce1">
            <text:p>0.000399988</text:p>
          </table:table-cell>
          <table:table-cell office:value-type="float" office:value="1.999969479999919E-2" table:formula="of:=ABS([.C72]-[.B72])" table:style-name="ce1">
            <text:p>0.019999695</text:p>
          </table:table-cell>
          <table:table-cell office:value-type="float" office:value="1.999969479999919E-2" table:formula="of:=[.C72]-[.B72]" table:style-name="ce1">
            <text:p>0.019999695</text:p>
          </table:table-cell>
          <table:table-cell table:number-columns-repeated="16378"/>
        </table:table-row>
        <table:table-row table:style-name="ro1">
          <table:table-cell office:value-type="float" office:value="1.6436202619525399E+18" table:style-name="ce1">
            <text:p>1.64362E+18</text:p>
          </table:table-cell>
          <table:table-cell office:value-type="float" office:value="13.779999733" table:style-name="ce1">
            <text:p>13.77999973</text:p>
          </table:table-cell>
          <table:table-cell office:value-type="float" office:value="13.7" table:style-name="ce1">
            <text:p>13.7</text:p>
          </table:table-cell>
          <table:table-cell office:value-type="float" office:value="6.3999572800714603E-3" table:formula="of:=([.B73]-[.C73])^2" table:style-name="ce1">
            <text:p>0.006399957</text:p>
          </table:table-cell>
          <table:table-cell office:value-type="float" office:value="7.9999733000001072E-2" table:formula="of:=ABS([.C73]-[.B73])" table:style-name="ce1">
            <text:p>0.079999733</text:p>
          </table:table-cell>
          <table:table-cell office:value-type="float" office:value="-7.9999733000001072E-2" table:formula="of:=[.C73]-[.B73]" table:style-name="ce1">
            <text:p>-0.079999733</text:p>
          </table:table-cell>
          <table:table-cell table:number-columns-repeated="16378"/>
        </table:table-row>
        <table:table-row table:style-name="ro1">
          <table:table-cell office:value-type="float" office:value="1.6436202621605E+18" table:style-name="ce1">
            <text:p>1.64362E+18</text:p>
          </table:table-cell>
          <table:table-cell office:value-type="float" office:value="13.720000267" table:style-name="ce1">
            <text:p>13.72000027</text:p>
          </table:table-cell>
          <table:table-cell office:value-type="float" office:value="13.7" table:style-name="ce1">
            <text:p>13.7</text:p>
          </table:table-cell>
          <table:table-cell office:value-type="float" office:value="4.0001068007130294E-4" table:formula="of:=([.B74]-[.C74])^2" table:style-name="ce1">
            <text:p>0.000400011</text:p>
          </table:table-cell>
          <table:table-cell office:value-type="float" office:value="2.0000267000000349E-2" table:formula="of:=ABS([.C74]-[.B74])" table:style-name="ce1">
            <text:p>0.020000267</text:p>
          </table:table-cell>
          <table:table-cell office:value-type="float" office:value="-2.0000267000000349E-2" table:formula="of:=[.C74]-[.B74]" table:style-name="ce1">
            <text:p>-0.020000267</text:p>
          </table:table-cell>
          <table:table-cell table:number-columns-repeated="16378"/>
        </table:table-row>
        <table:table-row table:style-name="ro1">
          <table:table-cell office:value-type="float" office:value="1.6436202623997299E+18" table:style-name="ce1">
            <text:p>1.64362E+18</text:p>
          </table:table-cell>
          <table:table-cell office:value-type="float" office:value="13.6199998856" table:style-name="ce1">
            <text:p>13.61999989</text:p>
          </table:table-cell>
          <table:table-cell office:value-type="float" office:value="13.7" table:style-name="ce1">
            <text:p>13.7</text:p>
          </table:table-cell>
          <table:table-cell office:value-type="float" office:value="6.4000183040129081E-3" table:formula="of:=([.B75]-[.C75])^2" table:style-name="ce1">
            <text:p>0.006400018</text:p>
          </table:table-cell>
          <table:table-cell office:value-type="float" office:value="8.0000114399998878E-2" table:formula="of:=ABS([.C75]-[.B75])" table:style-name="ce1">
            <text:p>0.080000114</text:p>
          </table:table-cell>
          <table:table-cell office:value-type="float" office:value="8.0000114399998878E-2" table:formula="of:=[.C75]-[.B75]" table:style-name="ce1">
            <text:p>0.080000114</text:p>
          </table:table-cell>
          <table:table-cell table:number-columns-repeated="16378"/>
        </table:table-row>
        <table:table-row table:style-name="ro1">
          <table:table-cell office:value-type="float" office:value="1.6436202626394801E+18" table:style-name="ce1">
            <text:p>1.64362E+18</text:p>
          </table:table-cell>
          <table:table-cell office:value-type="float" office:value="13.739999771100001" table:style-name="ce1">
            <text:p>13.73999977</text:p>
          </table:table-cell>
          <table:table-cell office:value-type="float" office:value="13.7" table:style-name="ce1">
            <text:p>13.7</text:p>
          </table:table-cell>
          <table:table-cell office:value-type="float" office:value="1.5999816880525172E-3" table:formula="of:=([.B76]-[.C76])^2" table:style-name="ce1">
            <text:p>0.001599982</text:p>
          </table:table-cell>
          <table:table-cell office:value-type="float" office:value="3.9999771100001524E-2" table:formula="of:=ABS([.C76]-[.B76])" table:style-name="ce1">
            <text:p>0.039999771</text:p>
          </table:table-cell>
          <table:table-cell office:value-type="float" office:value="-3.9999771100001524E-2" table:formula="of:=[.C76]-[.B76]" table:style-name="ce1">
            <text:p>-0.039999771</text:p>
          </table:table-cell>
          <table:table-cell table:number-columns-repeated="16378"/>
        </table:table-row>
        <table:table-row table:style-name="ro1">
          <table:table-cell office:value-type="float" office:value="1.6436202628951401E+18" table:style-name="ce1">
            <text:p>1.64362E+18</text:p>
          </table:table-cell>
          <table:table-cell office:value-type="float" office:value="13.600000381499999" table:style-name="ce1">
            <text:p>13.60000038</text:p>
          </table:table-cell>
          <table:table-cell office:value-type="float" office:value="13.7" table:style-name="ce1">
            <text:p>13.7</text:p>
          </table:table-cell>
          <table:table-cell office:value-type="float" office:value="9.9999237001455535E-3" table:formula="of:=([.B77]-[.C77])^2" table:style-name="ce1">
            <text:p>0.009999924</text:p>
          </table:table-cell>
          <table:table-cell office:value-type="float" office:value="9.9999618500000054E-2" table:formula="of:=ABS([.C77]-[.B77])" table:style-name="ce1">
            <text:p>0.099999619</text:p>
          </table:table-cell>
          <table:table-cell office:value-type="float" office:value="9.9999618500000054E-2" table:formula="of:=[.C77]-[.B77]" table:style-name="ce1">
            <text:p>0.099999619</text:p>
          </table:table-cell>
          <table:table-cell table:number-columns-repeated="16378"/>
        </table:table-row>
        <table:table-row table:style-name="ro1">
          <table:table-cell office:value-type="float" office:value="1.64362026311984E+18" table:style-name="ce1">
            <text:p>1.64362E+18</text:p>
          </table:table-cell>
          <table:table-cell office:value-type="float" office:value="13.6800003052" table:style-name="ce1">
            <text:p>13.68000031</text:p>
          </table:table-cell>
          <table:table-cell office:value-type="float" office:value="13.7" table:style-name="ce1">
            <text:p>13.7</text:p>
          </table:table-cell>
          <table:table-cell office:value-type="float" office:value="3.9998779209311465E-4" table:formula="of:=([.B78]-[.C78])^2" table:style-name="ce1">
            <text:p>0.000399988</text:p>
          </table:table-cell>
          <table:table-cell office:value-type="float" office:value="1.999969479999919E-2" table:formula="of:=ABS([.C78]-[.B78])" table:style-name="ce1">
            <text:p>0.019999695</text:p>
          </table:table-cell>
          <table:table-cell office:value-type="float" office:value="1.999969479999919E-2" table:formula="of:=[.C78]-[.B78]" table:style-name="ce1">
            <text:p>0.019999695</text:p>
          </table:table-cell>
          <table:table-cell table:number-columns-repeated="16378"/>
        </table:table-row>
        <table:table-row table:style-name="ro1">
          <table:table-cell office:value-type="float" office:value="1.6436202633583301E+18" table:style-name="ce1">
            <text:p>1.64362E+18</text:p>
          </table:table-cell>
          <table:table-cell office:value-type="float" office:value="13.6800003052" table:style-name="ce1">
            <text:p>13.68000031</text:p>
          </table:table-cell>
          <table:table-cell office:value-type="float" office:value="13.7" table:style-name="ce1">
            <text:p>13.7</text:p>
          </table:table-cell>
          <table:table-cell office:value-type="float" office:value="3.9998779209311465E-4" table:formula="of:=([.B79]-[.C79])^2" table:style-name="ce1">
            <text:p>0.000399988</text:p>
          </table:table-cell>
          <table:table-cell office:value-type="float" office:value="1.999969479999919E-2" table:formula="of:=ABS([.C79]-[.B79])" table:style-name="ce1">
            <text:p>0.019999695</text:p>
          </table:table-cell>
          <table:table-cell office:value-type="float" office:value="1.999969479999919E-2" table:formula="of:=[.C79]-[.B79]" table:style-name="ce1">
            <text:p>0.019999695</text:p>
          </table:table-cell>
          <table:table-cell table:number-columns-repeated="16378"/>
        </table:table-row>
        <table:table-row table:style-name="ro1">
          <table:table-cell office:value-type="float" office:value="1.6436202635829601E+18" table:style-name="ce1">
            <text:p>1.64362E+18</text:p>
          </table:table-cell>
          <table:table-cell office:value-type="float" office:value="13.640000343300001" table:style-name="ce1">
            <text:p>13.64000034</text:p>
          </table:table-cell>
          <table:table-cell office:value-type="float" office:value="13.7" table:style-name="ce1">
            <text:p>13.7</text:p>
          </table:table-cell>
          <table:table-cell office:value-type="float" office:value="3.5999588041177033E-3" table:formula="of:=([.B80]-[.C80])^2" table:style-name="ce1">
            <text:p>0.003599959</text:p>
          </table:table-cell>
          <table:table-cell office:value-type="float" office:value="5.9999656699998738E-2" table:formula="of:=ABS([.C80]-[.B80])" table:style-name="ce1">
            <text:p>0.059999657</text:p>
          </table:table-cell>
          <table:table-cell office:value-type="float" office:value="5.9999656699998738E-2" table:formula="of:=[.C80]-[.B80]" table:style-name="ce1">
            <text:p>0.059999657</text:p>
          </table:table-cell>
          <table:table-cell table:number-columns-repeated="16378"/>
        </table:table-row>
        <table:table-row table:style-name="ro1">
          <table:table-cell office:value-type="float" office:value="1.64362026382254E+18" table:style-name="ce1">
            <text:p>1.64362E+18</text:p>
          </table:table-cell>
          <table:table-cell office:value-type="float" office:value="11.300000190700001" table:style-name="ce1">
            <text:p>11.30000019</text:p>
          </table:table-cell>
          <table:table-cell office:value-type="float" office:value="13.7" table:style-name="ce1">
            <text:p>13.7</text:p>
          </table:table-cell>
          <table:table-cell office:value-type="float" office:value="5.7599990846400306" table:formula="of:=([.B81]-[.C81])^2" table:style-name="ce1">
            <text:p>5.759999085</text:p>
          </table:table-cell>
          <table:table-cell office:value-type="float" office:value="2.3999998092999988" table:formula="of:=ABS([.C81]-[.B81])" table:style-name="ce1">
            <text:p>2.399999809</text:p>
          </table:table-cell>
          <table:table-cell office:value-type="float" office:value="2.3999998092999988" table:formula="of:=[.C81]-[.B81]" table:style-name="ce1">
            <text:p>2.399999809</text:p>
          </table:table-cell>
          <table:table-cell table:number-columns-repeated="16378"/>
        </table:table-row>
        <table:table-row table:style-name="ro1">
          <table:table-cell office:value-type="float" office:value="1.6436202640619799E+18" table:style-name="ce1">
            <text:p>1.64362E+18</text:p>
          </table:table-cell>
          <table:table-cell office:value-type="float" office:value="13.760000228899999" table:style-name="ce1">
            <text:p>13.76000023</text:p>
          </table:table-cell>
          <table:table-cell office:value-type="float" office:value="13.7" table:style-name="ce1">
            <text:p>13.7</text:p>
          </table:table-cell>
          <table:table-cell office:value-type="float" office:value="3.6000274680523829E-3" table:formula="of:=([.B82]-[.C82])^2" table:style-name="ce1">
            <text:p>0.003600027</text:p>
          </table:table-cell>
          <table:table-cell office:value-type="float" office:value="6.0000228899999897E-2" table:formula="of:=ABS([.C82]-[.B82])" table:style-name="ce1">
            <text:p>0.060000229</text:p>
          </table:table-cell>
          <table:table-cell office:value-type="float" office:value="-6.0000228899999897E-2" table:formula="of:=[.C82]-[.B82]" table:style-name="ce1">
            <text:p>-0.060000229</text:p>
          </table:table-cell>
          <table:table-cell table:number-columns-repeated="16378"/>
        </table:table-row>
        <table:table-row table:style-name="ro1">
          <table:table-cell office:value-type="float" office:value="1.64362026430175E+18" table:style-name="ce1">
            <text:p>1.64362E+18</text:p>
          </table:table-cell>
          <table:table-cell office:value-type="float" office:value="11.3199996948" table:style-name="ce1">
            <text:p>11.31999969</text:p>
          </table:table-cell>
          <table:table-cell office:value-type="float" office:value="13.7" table:style-name="ce1">
            <text:p>13.7</text:p>
          </table:table-cell>
          <table:table-cell office:value-type="float" office:value="5.6644014527520898" table:formula="of:=([.B83]-[.C83])^2" table:style-name="ce1">
            <text:p>5.664401453</text:p>
          </table:table-cell>
          <table:table-cell office:value-type="float" office:value="2.3800003051999994" table:formula="of:=ABS([.C83]-[.B83])" table:style-name="ce1">
            <text:p>2.380000305</text:p>
          </table:table-cell>
          <table:table-cell office:value-type="float" office:value="2.3800003051999994" table:formula="of:=[.C83]-[.B83]" table:style-name="ce1">
            <text:p>2.380000305</text:p>
          </table:table-cell>
          <table:table-cell table:number-columns-repeated="16378"/>
        </table:table-row>
        <table:table-row table:style-name="ro1">
          <table:table-cell office:value-type="float" office:value="1.6436202645408799E+18" table:style-name="ce1">
            <text:p>1.64362E+18</text:p>
          </table:table-cell>
          <table:table-cell office:value-type="float" office:value="13.600000381499999" table:style-name="ce1">
            <text:p>13.60000038</text:p>
          </table:table-cell>
          <table:table-cell office:value-type="float" office:value="13.7" table:style-name="ce1">
            <text:p>13.7</text:p>
          </table:table-cell>
          <table:table-cell office:value-type="float" office:value="9.9999237001455535E-3" table:formula="of:=([.B84]-[.C84])^2" table:style-name="ce1">
            <text:p>0.009999924</text:p>
          </table:table-cell>
          <table:table-cell office:value-type="float" office:value="9.9999618500000054E-2" table:formula="of:=ABS([.C84]-[.B84])" table:style-name="ce1">
            <text:p>0.099999619</text:p>
          </table:table-cell>
          <table:table-cell office:value-type="float" office:value="9.9999618500000054E-2" table:formula="of:=[.C84]-[.B84]" table:style-name="ce1">
            <text:p>0.099999619</text:p>
          </table:table-cell>
          <table:table-cell table:number-columns-repeated="16378"/>
        </table:table-row>
        <table:table-row table:style-name="ro1">
          <table:table-cell office:value-type="float" office:value="1.6436202647662799E+18" table:style-name="ce1">
            <text:p>1.64362E+18</text:p>
          </table:table-cell>
          <table:table-cell office:value-type="float" office:value="13.699999809299999" table:style-name="ce1">
            <text:p>13.69999981</text:p>
          </table:table-cell>
          <table:table-cell office:value-type="float" office:value="13.7" table:style-name="ce1">
            <text:p>13.7</text:p>
          </table:table-cell>
          <table:table-cell office:value-type="float" office:value="3.6366489920431262E-14" table:formula="of:=([.B85]-[.C85])^2" table:style-name="ce1">
            <text:p>3.63665E-14</text:p>
          </table:table-cell>
          <table:table-cell office:value-type="float" office:value="1.9069999979137719E-7" table:formula="of:=ABS([.C85]-[.B85])" table:style-name="ce1">
            <text:p>1.907E-07</text:p>
          </table:table-cell>
          <table:table-cell office:value-type="float" office:value="1.9069999979137719E-7" table:formula="of:=[.C85]-[.B85]" table:style-name="ce1">
            <text:p>1.907E-07</text:p>
          </table:table-cell>
          <table:table-cell table:number-columns-repeated="16378"/>
        </table:table-row>
        <table:table-row table:style-name="ro1">
          <table:table-cell office:value-type="float" office:value="1.6436202650044101E+18" table:style-name="ce1">
            <text:p>1.64362E+18</text:p>
          </table:table-cell>
          <table:table-cell office:value-type="float" office:value="11.300000190700001" table:style-name="ce1">
            <text:p>11.30000019</text:p>
          </table:table-cell>
          <table:table-cell office:value-type="float" office:value="13.7" table:style-name="ce1">
            <text:p>13.7</text:p>
          </table:table-cell>
          <table:table-cell office:value-type="float" office:value="5.7599990846400306" table:formula="of:=([.B86]-[.C86])^2" table:style-name="ce1">
            <text:p>5.759999085</text:p>
          </table:table-cell>
          <table:table-cell office:value-type="float" office:value="2.3999998092999988" table:formula="of:=ABS([.C86]-[.B86])" table:style-name="ce1">
            <text:p>2.399999809</text:p>
          </table:table-cell>
          <table:table-cell office:value-type="float" office:value="2.3999998092999988" table:formula="of:=[.C86]-[.B86]" table:style-name="ce1">
            <text:p>2.399999809</text:p>
          </table:table-cell>
          <table:table-cell table:number-columns-repeated="16378"/>
        </table:table-row>
        <table:table-row table:style-name="ro1">
          <table:table-cell office:value-type="float" office:value="1.6436202652293399E+18" table:style-name="ce1">
            <text:p>1.64362E+18</text:p>
          </table:table-cell>
          <table:table-cell office:value-type="float" office:value="11.300000190700001" table:style-name="ce1">
            <text:p>11.30000019</text:p>
          </table:table-cell>
          <table:table-cell office:value-type="float" office:value="13.7" table:style-name="ce1">
            <text:p>13.7</text:p>
          </table:table-cell>
          <table:table-cell office:value-type="float" office:value="5.7599990846400306" table:formula="of:=([.B87]-[.C87])^2" table:style-name="ce1">
            <text:p>5.759999085</text:p>
          </table:table-cell>
          <table:table-cell office:value-type="float" office:value="2.3999998092999988" table:formula="of:=ABS([.C87]-[.B87])" table:style-name="ce1">
            <text:p>2.399999809</text:p>
          </table:table-cell>
          <table:table-cell office:value-type="float" office:value="2.3999998092999988" table:formula="of:=[.C87]-[.B87]" table:style-name="ce1">
            <text:p>2.399999809</text:p>
          </table:table-cell>
          <table:table-cell table:number-columns-repeated="16378"/>
        </table:table-row>
        <table:table-row table:style-name="ro1">
          <table:table-cell office:value-type="float" office:value="1.6436202654684201E+18" table:style-name="ce1">
            <text:p>1.64362E+18</text:p>
          </table:table-cell>
          <table:table-cell office:value-type="float" office:value="11.300000190700001" table:style-name="ce1">
            <text:p>11.30000019</text:p>
          </table:table-cell>
          <table:table-cell office:value-type="float" office:value="13.7" table:style-name="ce1">
            <text:p>13.7</text:p>
          </table:table-cell>
          <table:table-cell office:value-type="float" office:value="5.7599990846400306" table:formula="of:=([.B88]-[.C88])^2" table:style-name="ce1">
            <text:p>5.759999085</text:p>
          </table:table-cell>
          <table:table-cell office:value-type="float" office:value="2.3999998092999988" table:formula="of:=ABS([.C88]-[.B88])" table:style-name="ce1">
            <text:p>2.399999809</text:p>
          </table:table-cell>
          <table:table-cell office:value-type="float" office:value="2.3999998092999988" table:formula="of:=[.C88]-[.B88]" table:style-name="ce1">
            <text:p>2.399999809</text:p>
          </table:table-cell>
          <table:table-cell table:number-columns-repeated="16378"/>
        </table:table-row>
        <table:table-row table:style-name="ro1">
          <table:table-cell office:value-type="float" office:value="1.64362026570781E+18" table:style-name="ce1">
            <text:p>1.64362E+18</text:p>
          </table:table-cell>
          <table:table-cell office:value-type="float" office:value="13.6800003052" table:style-name="ce1">
            <text:p>13.68000031</text:p>
          </table:table-cell>
          <table:table-cell office:value-type="float" office:value="13.7" table:style-name="ce1">
            <text:p>13.7</text:p>
          </table:table-cell>
          <table:table-cell office:value-type="float" office:value="3.9998779209311465E-4" table:formula="of:=([.B89]-[.C89])^2" table:style-name="ce1">
            <text:p>0.000399988</text:p>
          </table:table-cell>
          <table:table-cell office:value-type="float" office:value="1.999969479999919E-2" table:formula="of:=ABS([.C89]-[.B89])" table:style-name="ce1">
            <text:p>0.019999695</text:p>
          </table:table-cell>
          <table:table-cell office:value-type="float" office:value="1.999969479999919E-2" table:formula="of:=[.C89]-[.B89]" table:style-name="ce1">
            <text:p>0.019999695</text:p>
          </table:table-cell>
          <table:table-cell table:number-columns-repeated="16378"/>
        </table:table-row>
        <table:table-row table:style-name="ro1">
          <table:table-cell office:value-type="float" office:value="1.6436202659476301E+18" table:style-name="ce1">
            <text:p>1.64362E+18</text:p>
          </table:table-cell>
          <table:table-cell office:value-type="float" office:value="13.6599998474" table:style-name="ce1">
            <text:p>13.65999985</text:p>
          </table:table-cell>
          <table:table-cell office:value-type="float" office:value="13.7" table:style-name="ce1">
            <text:p>13.7</text:p>
          </table:table-cell>
          <table:table-cell office:value-type="float" office:value="1.6000122080232339E-3" table:formula="of:=([.B90]-[.C90])^2" table:style-name="ce1">
            <text:p>0.001600012</text:p>
          </table:table-cell>
          <table:table-cell office:value-type="float" office:value="4.0000152599999339E-2" table:formula="of:=ABS([.C90]-[.B90])" table:style-name="ce1">
            <text:p>0.040000153</text:p>
          </table:table-cell>
          <table:table-cell office:value-type="float" office:value="4.0000152599999339E-2" table:formula="of:=[.C90]-[.B90]" table:style-name="ce1">
            <text:p>0.040000153</text:p>
          </table:table-cell>
          <table:table-cell table:number-columns-repeated="16378"/>
        </table:table-row>
        <table:table-row table:style-name="ro1">
          <table:table-cell office:value-type="float" office:value="1.64362026618798E+18" table:style-name="ce1">
            <text:p>1.64362E+18</text:p>
          </table:table-cell>
          <table:table-cell office:value-type="float" office:value="11.300000190700001" table:style-name="ce1">
            <text:p>11.30000019</text:p>
          </table:table-cell>
          <table:table-cell office:value-type="float" office:value="13.7" table:style-name="ce1">
            <text:p>13.7</text:p>
          </table:table-cell>
          <table:table-cell office:value-type="float" office:value="5.7599990846400306" table:formula="of:=([.B91]-[.C91])^2" table:style-name="ce1">
            <text:p>5.759999085</text:p>
          </table:table-cell>
          <table:table-cell office:value-type="float" office:value="2.3999998092999988" table:formula="of:=ABS([.C91]-[.B91])" table:style-name="ce1">
            <text:p>2.399999809</text:p>
          </table:table-cell>
          <table:table-cell office:value-type="float" office:value="2.3999998092999988" table:formula="of:=[.C91]-[.B91]" table:style-name="ce1">
            <text:p>2.399999809</text:p>
          </table:table-cell>
          <table:table-cell table:number-columns-repeated="16378"/>
        </table:table-row>
        <table:table-row table:style-name="ro1">
          <table:table-cell office:value-type="float" office:value="1.6436202664274601E+18" table:style-name="ce1">
            <text:p>1.64362E+18</text:p>
          </table:table-cell>
          <table:table-cell office:value-type="float" office:value="13.739999771100001" table:style-name="ce1">
            <text:p>13.73999977</text:p>
          </table:table-cell>
          <table:table-cell office:value-type="float" office:value="13.7" table:style-name="ce1">
            <text:p>13.7</text:p>
          </table:table-cell>
          <table:table-cell office:value-type="float" office:value="1.5999816880525172E-3" table:formula="of:=([.B92]-[.C92])^2" table:style-name="ce1">
            <text:p>0.001599982</text:p>
          </table:table-cell>
          <table:table-cell office:value-type="float" office:value="3.9999771100001524E-2" table:formula="of:=ABS([.C92]-[.B92])" table:style-name="ce1">
            <text:p>0.039999771</text:p>
          </table:table-cell>
          <table:table-cell office:value-type="float" office:value="-3.9999771100001524E-2" table:formula="of:=[.C92]-[.B92]" table:style-name="ce1">
            <text:p>-0.039999771</text:p>
          </table:table-cell>
          <table:table-cell table:number-columns-repeated="16378"/>
        </table:table-row>
        <table:table-row table:style-name="ro1">
          <table:table-cell office:value-type="float" office:value="1.64362026665103E+18" table:style-name="ce1">
            <text:p>1.64362E+18</text:p>
          </table:table-cell>
          <table:table-cell office:value-type="float" office:value="13.6199998856" table:style-name="ce1">
            <text:p>13.61999989</text:p>
          </table:table-cell>
          <table:table-cell office:value-type="float" office:value="13.7" table:style-name="ce1">
            <text:p>13.7</text:p>
          </table:table-cell>
          <table:table-cell office:value-type="float" office:value="6.4000183040129081E-3" table:formula="of:=([.B93]-[.C93])^2" table:style-name="ce1">
            <text:p>0.006400018</text:p>
          </table:table-cell>
          <table:table-cell office:value-type="float" office:value="8.0000114399998878E-2" table:formula="of:=ABS([.C93]-[.B93])" table:style-name="ce1">
            <text:p>0.080000114</text:p>
          </table:table-cell>
          <table:table-cell office:value-type="float" office:value="8.0000114399998878E-2" table:formula="of:=[.C93]-[.B93]" table:style-name="ce1">
            <text:p>0.080000114</text:p>
          </table:table-cell>
          <table:table-cell table:number-columns-repeated="16378"/>
        </table:table-row>
        <table:table-row table:style-name="ro1">
          <table:table-cell office:value-type="float" office:value="1.64362026689073E+18" table:style-name="ce1">
            <text:p>1.64362E+18</text:p>
          </table:table-cell>
          <table:table-cell office:value-type="float" office:value="13.6199998856" table:style-name="ce1">
            <text:p>13.61999989</text:p>
          </table:table-cell>
          <table:table-cell office:value-type="float" office:value="13.7" table:style-name="ce1">
            <text:p>13.7</text:p>
          </table:table-cell>
          <table:table-cell office:value-type="float" office:value="6.4000183040129081E-3" table:formula="of:=([.B94]-[.C94])^2" table:style-name="ce1">
            <text:p>0.006400018</text:p>
          </table:table-cell>
          <table:table-cell office:value-type="float" office:value="8.0000114399998878E-2" table:formula="of:=ABS([.C94]-[.B94])" table:style-name="ce1">
            <text:p>0.080000114</text:p>
          </table:table-cell>
          <table:table-cell office:value-type="float" office:value="8.0000114399998878E-2" table:formula="of:=[.C94]-[.B94]" table:style-name="ce1">
            <text:p>0.080000114</text:p>
          </table:table-cell>
          <table:table-cell table:number-columns-repeated="16378"/>
        </table:table-row>
        <table:table-row table:style-name="ro1">
          <table:table-cell office:value-type="float" office:value="1.64362026713059E+18" table:style-name="ce1">
            <text:p>1.64362E+18</text:p>
          </table:table-cell>
          <table:table-cell office:value-type="float" office:value="13.6199998856" table:style-name="ce1">
            <text:p>13.61999989</text:p>
          </table:table-cell>
          <table:table-cell office:value-type="float" office:value="13.7" table:style-name="ce1">
            <text:p>13.7</text:p>
          </table:table-cell>
          <table:table-cell office:value-type="float" office:value="6.4000183040129081E-3" table:formula="of:=([.B95]-[.C95])^2" table:style-name="ce1">
            <text:p>0.006400018</text:p>
          </table:table-cell>
          <table:table-cell office:value-type="float" office:value="8.0000114399998878E-2" table:formula="of:=ABS([.C95]-[.B95])" table:style-name="ce1">
            <text:p>0.080000114</text:p>
          </table:table-cell>
          <table:table-cell office:value-type="float" office:value="8.0000114399998878E-2" table:formula="of:=[.C95]-[.B95]" table:style-name="ce1">
            <text:p>0.080000114</text:p>
          </table:table-cell>
          <table:table-cell table:number-columns-repeated="16378"/>
        </table:table-row>
        <table:table-row table:style-name="ro1">
          <table:table-cell office:value-type="float" office:value="1.64362026737059E+18" table:style-name="ce1">
            <text:p>1.64362E+18</text:p>
          </table:table-cell>
          <table:table-cell office:value-type="float" office:value="13.6800003052" table:style-name="ce1">
            <text:p>13.68000031</text:p>
          </table:table-cell>
          <table:table-cell office:value-type="float" office:value="13.7" table:style-name="ce1">
            <text:p>13.7</text:p>
          </table:table-cell>
          <table:table-cell office:value-type="float" office:value="3.9998779209311465E-4" table:formula="of:=([.B96]-[.C96])^2" table:style-name="ce1">
            <text:p>0.000399988</text:p>
          </table:table-cell>
          <table:table-cell office:value-type="float" office:value="1.999969479999919E-2" table:formula="of:=ABS([.C96]-[.B96])" table:style-name="ce1">
            <text:p>0.019999695</text:p>
          </table:table-cell>
          <table:table-cell office:value-type="float" office:value="1.999969479999919E-2" table:formula="of:=[.C96]-[.B96]" table:style-name="ce1">
            <text:p>0.019999695</text:p>
          </table:table-cell>
          <table:table-cell table:number-columns-repeated="16378"/>
        </table:table-row>
        <table:table-row table:style-name="ro1">
          <table:table-cell office:value-type="float" office:value="1.6436202676103601E+18" table:style-name="ce1">
            <text:p>1.64362E+18</text:p>
          </table:table-cell>
          <table:table-cell office:value-type="float" office:value="13.6599998474" table:style-name="ce1">
            <text:p>13.65999985</text:p>
          </table:table-cell>
          <table:table-cell office:value-type="float" office:value="13.7" table:style-name="ce1">
            <text:p>13.7</text:p>
          </table:table-cell>
          <table:table-cell office:value-type="float" office:value="1.6000122080232339E-3" table:formula="of:=([.B97]-[.C97])^2" table:style-name="ce1">
            <text:p>0.001600012</text:p>
          </table:table-cell>
          <table:table-cell office:value-type="float" office:value="4.0000152599999339E-2" table:formula="of:=ABS([.C97]-[.B97])" table:style-name="ce1">
            <text:p>0.040000153</text:p>
          </table:table-cell>
          <table:table-cell office:value-type="float" office:value="4.0000152599999339E-2" table:formula="of:=[.C97]-[.B97]" table:style-name="ce1">
            <text:p>0.040000153</text:p>
          </table:table-cell>
          <table:table-cell table:number-columns-repeated="16378"/>
        </table:table-row>
        <table:table-row table:style-name="ro1">
          <table:table-cell office:value-type="float" office:value="1.6436202678496599E+18" table:style-name="ce1">
            <text:p>1.64362E+18</text:p>
          </table:table-cell>
          <table:table-cell office:value-type="float" office:value="13.6599998474" table:style-name="ce1">
            <text:p>13.65999985</text:p>
          </table:table-cell>
          <table:table-cell office:value-type="float" office:value="13.7" table:style-name="ce1">
            <text:p>13.7</text:p>
          </table:table-cell>
          <table:table-cell office:value-type="float" office:value="1.6000122080232339E-3" table:formula="of:=([.B98]-[.C98])^2" table:style-name="ce1">
            <text:p>0.001600012</text:p>
          </table:table-cell>
          <table:table-cell office:value-type="float" office:value="4.0000152599999339E-2" table:formula="of:=ABS([.C98]-[.B98])" table:style-name="ce1">
            <text:p>0.040000153</text:p>
          </table:table-cell>
          <table:table-cell office:value-type="float" office:value="4.0000152599999339E-2" table:formula="of:=[.C98]-[.B98]" table:style-name="ce1">
            <text:p>0.040000153</text:p>
          </table:table-cell>
          <table:table-cell table:number-columns-repeated="16378"/>
        </table:table-row>
        <table:table-row table:style-name="ro1">
          <table:table-cell office:value-type="float" office:value="1.6436202680890299E+18" table:style-name="ce1">
            <text:p>1.64362E+18</text:p>
          </table:table-cell>
          <table:table-cell office:value-type="float" office:value="13.5200004578" table:style-name="ce1">
            <text:p>13.52000046</text:p>
          </table:table-cell>
          <table:table-cell office:value-type="float" office:value="13.7" table:style-name="ce1">
            <text:p>13.7</text:p>
          </table:table-cell>
          <table:table-cell office:value-type="float" office:value="3.2399835192209271E-2" table:formula="of:=([.B99]-[.C99])^2" table:style-name="ce1">
            <text:p>0.032399835</text:p>
          </table:table-cell>
          <table:table-cell office:value-type="float" office:value="0.17999954219999914" table:formula="of:=ABS([.C99]-[.B99])" table:style-name="ce1">
            <text:p>0.179999542</text:p>
          </table:table-cell>
          <table:table-cell office:value-type="float" office:value="0.17999954219999914" table:formula="of:=[.C99]-[.B99]" table:style-name="ce1">
            <text:p>0.179999542</text:p>
          </table:table-cell>
          <table:table-cell table:number-columns-repeated="16378"/>
        </table:table-row>
        <table:table-row table:style-name="ro1">
          <table:table-cell office:value-type="float" office:value="1.64362026831347E+18" table:style-name="ce1">
            <text:p>1.64362E+18</text:p>
          </table:table-cell>
          <table:table-cell office:value-type="float" office:value="13.640000343300001" table:style-name="ce1">
            <text:p>13.64000034</text:p>
          </table:table-cell>
          <table:table-cell office:value-type="float" office:value="13.7" table:style-name="ce1">
            <text:p>13.7</text:p>
          </table:table-cell>
          <table:table-cell office:value-type="float" office:value="3.5999588041177033E-3" table:formula="of:=([.B100]-[.C100])^2" table:style-name="ce1">
            <text:p>0.003599959</text:p>
          </table:table-cell>
          <table:table-cell office:value-type="float" office:value="5.9999656699998738E-2" table:formula="of:=ABS([.C100]-[.B100])" table:style-name="ce1">
            <text:p>0.059999657</text:p>
          </table:table-cell>
          <table:table-cell office:value-type="float" office:value="5.9999656699998738E-2" table:formula="of:=[.C100]-[.B100]" table:style-name="ce1">
            <text:p>0.059999657</text:p>
          </table:table-cell>
          <table:table-cell table:number-columns-repeated="16378"/>
        </table:table-row>
        <table:table-row table:style-name="ro1">
          <table:table-cell office:value-type="float" office:value="1.6436202685204201E+18" table:style-name="ce1">
            <text:p>1.64362E+18</text:p>
          </table:table-cell>
          <table:table-cell office:value-type="float" office:value="13.6599998474" table:style-name="ce1">
            <text:p>13.65999985</text:p>
          </table:table-cell>
          <table:table-cell office:value-type="float" office:value="13.7" table:style-name="ce1">
            <text:p>13.7</text:p>
          </table:table-cell>
          <table:table-cell office:value-type="float" office:value="1.6000122080232339E-3" table:formula="of:=([.B101]-[.C101])^2" table:style-name="ce1">
            <text:p>0.001600012</text:p>
          </table:table-cell>
          <table:table-cell office:value-type="float" office:value="4.0000152599999339E-2" table:formula="of:=ABS([.C101]-[.B101])" table:style-name="ce1">
            <text:p>0.040000153</text:p>
          </table:table-cell>
          <table:table-cell office:value-type="float" office:value="4.0000152599999339E-2" table:formula="of:=[.C101]-[.B101]" table:style-name="ce1">
            <text:p>0.040000153</text:p>
          </table:table-cell>
          <table:table-cell table:number-columns-repeated="16378"/>
        </table:table-row>
        <table:table-row table:style-name="ro1">
          <table:table-cell office:value-type="float" office:value="1.6436202687448E+18" table:style-name="ce1">
            <text:p>1.64362E+18</text:p>
          </table:table-cell>
          <table:table-cell office:value-type="float" office:value="13.600000381499999" table:style-name="ce1">
            <text:p>13.60000038</text:p>
          </table:table-cell>
          <table:table-cell office:value-type="float" office:value="13.7" table:style-name="ce1">
            <text:p>13.7</text:p>
          </table:table-cell>
          <table:table-cell office:value-type="float" office:value="9.9999237001455535E-3" table:formula="of:=([.B102]-[.C102])^2" table:style-name="ce1">
            <text:p>0.009999924</text:p>
          </table:table-cell>
          <table:table-cell office:value-type="float" office:value="9.9999618500000054E-2" table:formula="of:=ABS([.C102]-[.B102])" table:style-name="ce1">
            <text:p>0.099999619</text:p>
          </table:table-cell>
          <table:table-cell office:value-type="float" office:value="9.9999618500000054E-2" table:formula="of:=[.C102]-[.B102]" table:style-name="ce1">
            <text:p>0.099999619</text:p>
          </table:table-cell>
          <table:table-cell table:number-columns-repeated="16378"/>
        </table:table-row>
        <table:table-row table:style-name="ro1">
          <table:table-cell office:value-type="float" office:value="1.6436202689845499E+18" table:style-name="ce1">
            <text:p>1.64362E+18</text:p>
          </table:table-cell>
          <table:table-cell office:value-type="float" office:value="13.5600004196" table:style-name="ce1">
            <text:p>13.56000042</text:p>
          </table:table-cell>
          <table:table-cell office:value-type="float" office:value="13.7" table:style-name="ce1">
            <text:p>13.7</text:p>
          </table:table-cell>
          <table:table-cell office:value-type="float" office:value="1.9599882512175953E-2" table:formula="of:=([.B103]-[.C103])^2" table:style-name="ce1">
            <text:p>0.019599883</text:p>
          </table:table-cell>
          <table:table-cell office:value-type="float" office:value="0.1399995803999996" table:formula="of:=ABS([.C103]-[.B103])" table:style-name="ce1">
            <text:p>0.13999958</text:p>
          </table:table-cell>
          <table:table-cell office:value-type="float" office:value="0.1399995803999996" table:formula="of:=[.C103]-[.B103]" table:style-name="ce1">
            <text:p>0.13999958</text:p>
          </table:table-cell>
          <table:table-cell table:number-columns-repeated="16378"/>
        </table:table-row>
        <table:table-row table:style-name="ro1">
          <table:table-cell office:value-type="float" office:value="1.6436202692240499E+18" table:style-name="ce1">
            <text:p>1.64362E+18</text:p>
          </table:table-cell>
          <table:table-cell office:value-type="float" office:value="13.5200004578" table:style-name="ce1">
            <text:p>13.52000046</text:p>
          </table:table-cell>
          <table:table-cell office:value-type="float" office:value="13.7" table:style-name="ce1">
            <text:p>13.7</text:p>
          </table:table-cell>
          <table:table-cell office:value-type="float" office:value="3.2399835192209271E-2" table:formula="of:=([.B104]-[.C104])^2" table:style-name="ce1">
            <text:p>0.032399835</text:p>
          </table:table-cell>
          <table:table-cell office:value-type="float" office:value="0.17999954219999914" table:formula="of:=ABS([.C104]-[.B104])" table:style-name="ce1">
            <text:p>0.179999542</text:p>
          </table:table-cell>
          <table:table-cell office:value-type="float" office:value="0.17999954219999914" table:formula="of:=[.C104]-[.B104]" table:style-name="ce1">
            <text:p>0.179999542</text:p>
          </table:table-cell>
          <table:table-cell table:number-columns-repeated="16378"/>
        </table:table-row>
        <table:table-row table:style-name="ro1">
          <table:table-cell office:value-type="float" office:value="1.64362026944864E+18" table:style-name="ce1">
            <text:p>1.64362E+18</text:p>
          </table:table-cell>
          <table:table-cell office:value-type="float" office:value="13.600000381499999" table:style-name="ce1">
            <text:p>13.60000038</text:p>
          </table:table-cell>
          <table:table-cell office:value-type="float" office:value="13.7" table:style-name="ce1">
            <text:p>13.7</text:p>
          </table:table-cell>
          <table:table-cell office:value-type="float" office:value="9.9999237001455535E-3" table:formula="of:=([.B105]-[.C105])^2" table:style-name="ce1">
            <text:p>0.009999924</text:p>
          </table:table-cell>
          <table:table-cell office:value-type="float" office:value="9.9999618500000054E-2" table:formula="of:=ABS([.C105]-[.B105])" table:style-name="ce1">
            <text:p>0.099999619</text:p>
          </table:table-cell>
          <table:table-cell office:value-type="float" office:value="9.9999618500000054E-2" table:formula="of:=[.C105]-[.B105]" table:style-name="ce1">
            <text:p>0.099999619</text:p>
          </table:table-cell>
          <table:table-cell table:number-columns-repeated="16378"/>
        </table:table-row>
        <table:table-row table:style-name="ro1">
          <table:table-cell office:value-type="float" office:value="1.64362026970366E+18" table:style-name="ce1">
            <text:p>1.64362E+18</text:p>
          </table:table-cell>
          <table:table-cell office:value-type="float" office:value="13.6599998474" table:style-name="ce1">
            <text:p>13.65999985</text:p>
          </table:table-cell>
          <table:table-cell office:value-type="float" office:value="13.7" table:style-name="ce1">
            <text:p>13.7</text:p>
          </table:table-cell>
          <table:table-cell office:value-type="float" office:value="1.6000122080232339E-3" table:formula="of:=([.B106]-[.C106])^2" table:style-name="ce1">
            <text:p>0.001600012</text:p>
          </table:table-cell>
          <table:table-cell office:value-type="float" office:value="4.0000152599999339E-2" table:formula="of:=ABS([.C106]-[.B106])" table:style-name="ce1">
            <text:p>0.040000153</text:p>
          </table:table-cell>
          <table:table-cell office:value-type="float" office:value="4.0000152599999339E-2" table:formula="of:=[.C106]-[.B106]" table:style-name="ce1">
            <text:p>0.040000153</text:p>
          </table:table-cell>
          <table:table-cell table:number-columns-repeated="16378"/>
        </table:table-row>
        <table:table-row table:style-name="ro1">
          <table:table-cell office:value-type="float" office:value="1.6436202699429499E+18" table:style-name="ce1">
            <text:p>1.64362E+18</text:p>
          </table:table-cell>
          <table:table-cell office:value-type="float" office:value="13.5600004196" table:style-name="ce1">
            <text:p>13.56000042</text:p>
          </table:table-cell>
          <table:table-cell office:value-type="float" office:value="13.7" table:style-name="ce1">
            <text:p>13.7</text:p>
          </table:table-cell>
          <table:table-cell office:value-type="float" office:value="1.9599882512175953E-2" table:formula="of:=([.B107]-[.C107])^2" table:style-name="ce1">
            <text:p>0.019599883</text:p>
          </table:table-cell>
          <table:table-cell office:value-type="float" office:value="0.1399995803999996" table:formula="of:=ABS([.C107]-[.B107])" table:style-name="ce1">
            <text:p>0.13999958</text:p>
          </table:table-cell>
          <table:table-cell office:value-type="float" office:value="0.1399995803999996" table:formula="of:=[.C107]-[.B107]" table:style-name="ce1">
            <text:p>0.13999958</text:p>
          </table:table-cell>
          <table:table-cell table:number-columns-repeated="16378"/>
        </table:table-row>
        <table:table-row table:style-name="ro1">
          <table:table-cell office:value-type="float" office:value="1.64362027018322E+18" table:style-name="ce1">
            <text:p>1.64362E+18</text:p>
          </table:table-cell>
          <table:table-cell office:value-type="float" office:value="13.579999923700001" table:style-name="ce1">
            <text:p>13.57999992</text:p>
          </table:table-cell>
          <table:table-cell office:value-type="float" office:value="13.7" table:style-name="ce1">
            <text:p>13.7</text:p>
          </table:table-cell>
          <table:table-cell office:value-type="float" office:value="1.4400018312005445E-2" table:formula="of:=([.B108]-[.C108])^2" table:style-name="ce1">
            <text:p>0.014400018</text:p>
          </table:table-cell>
          <table:table-cell office:value-type="float" office:value="0.12000007629999843" table:formula="of:=ABS([.C108]-[.B108])" table:style-name="ce1">
            <text:p>0.120000076</text:p>
          </table:table-cell>
          <table:table-cell office:value-type="float" office:value="0.12000007629999843" table:formula="of:=[.C108]-[.B108]" table:style-name="ce1">
            <text:p>0.120000076</text:p>
          </table:table-cell>
          <table:table-cell table:number-columns-repeated="16378"/>
        </table:table-row>
        <table:table-row table:style-name="ro1">
          <table:table-cell office:value-type="float" office:value="1.6436202704227599E+18" table:style-name="ce1">
            <text:p>1.64362E+18</text:p>
          </table:table-cell>
          <table:table-cell office:value-type="float" office:value="13.640000343300001" table:style-name="ce1">
            <text:p>13.64000034</text:p>
          </table:table-cell>
          <table:table-cell office:value-type="float" office:value="13.7" table:style-name="ce1">
            <text:p>13.7</text:p>
          </table:table-cell>
          <table:table-cell office:value-type="float" office:value="3.5999588041177033E-3" table:formula="of:=([.B109]-[.C109])^2" table:style-name="ce1">
            <text:p>0.003599959</text:p>
          </table:table-cell>
          <table:table-cell office:value-type="float" office:value="5.9999656699998738E-2" table:formula="of:=ABS([.C109]-[.B109])" table:style-name="ce1">
            <text:p>0.059999657</text:p>
          </table:table-cell>
          <table:table-cell office:value-type="float" office:value="5.9999656699998738E-2" table:formula="of:=[.C109]-[.B109]" table:style-name="ce1">
            <text:p>0.059999657</text:p>
          </table:table-cell>
          <table:table-cell table:number-columns-repeated="16378"/>
        </table:table-row>
        <table:table-row table:style-name="ro1">
          <table:table-cell office:value-type="float" office:value="1.6436202706631601E+18" table:style-name="ce1">
            <text:p>1.64362E+18</text:p>
          </table:table-cell>
          <table:table-cell office:value-type="float" office:value="13.600000381499999" table:style-name="ce1">
            <text:p>13.60000038</text:p>
          </table:table-cell>
          <table:table-cell office:value-type="float" office:value="13.7" table:style-name="ce1">
            <text:p>13.7</text:p>
          </table:table-cell>
          <table:table-cell office:value-type="float" office:value="9.9999237001455535E-3" table:formula="of:=([.B110]-[.C110])^2" table:style-name="ce1">
            <text:p>0.009999924</text:p>
          </table:table-cell>
          <table:table-cell office:value-type="float" office:value="9.9999618500000054E-2" table:formula="of:=ABS([.C110]-[.B110])" table:style-name="ce1">
            <text:p>0.099999619</text:p>
          </table:table-cell>
          <table:table-cell office:value-type="float" office:value="9.9999618500000054E-2" table:formula="of:=[.C110]-[.B110]" table:style-name="ce1">
            <text:p>0.099999619</text:p>
          </table:table-cell>
          <table:table-cell table:number-columns-repeated="16378"/>
        </table:table-row>
        <table:table-row table:style-name="ro1">
          <table:table-cell office:value-type="float" office:value="1.6436202709033101E+18" table:style-name="ce1">
            <text:p>1.64362E+18</text:p>
          </table:table-cell>
          <table:table-cell office:value-type="float" office:value="13.6199998856" table:style-name="ce1">
            <text:p>13.61999989</text:p>
          </table:table-cell>
          <table:table-cell office:value-type="float" office:value="13.7" table:style-name="ce1">
            <text:p>13.7</text:p>
          </table:table-cell>
          <table:table-cell office:value-type="float" office:value="6.4000183040129081E-3" table:formula="of:=([.B111]-[.C111])^2" table:style-name="ce1">
            <text:p>0.006400018</text:p>
          </table:table-cell>
          <table:table-cell office:value-type="float" office:value="8.0000114399998878E-2" table:formula="of:=ABS([.C111]-[.B111])" table:style-name="ce1">
            <text:p>0.080000114</text:p>
          </table:table-cell>
          <table:table-cell office:value-type="float" office:value="8.0000114399998878E-2" table:formula="of:=[.C111]-[.B111]" table:style-name="ce1">
            <text:p>0.080000114</text:p>
          </table:table-cell>
          <table:table-cell table:number-columns-repeated="16378"/>
        </table:table-row>
        <table:table-row table:style-name="ro1">
          <table:table-cell office:value-type="float" office:value="1.6436202711421399E+18" table:style-name="ce1">
            <text:p>1.64362E+18</text:p>
          </table:table-cell>
          <table:table-cell office:value-type="float" office:value="13.720000267" table:style-name="ce1">
            <text:p>13.72000027</text:p>
          </table:table-cell>
          <table:table-cell office:value-type="float" office:value="13.7" table:style-name="ce1">
            <text:p>13.7</text:p>
          </table:table-cell>
          <table:table-cell office:value-type="float" office:value="4.0001068007130294E-4" table:formula="of:=([.B112]-[.C112])^2" table:style-name="ce1">
            <text:p>0.000400011</text:p>
          </table:table-cell>
          <table:table-cell office:value-type="float" office:value="2.0000267000000349E-2" table:formula="of:=ABS([.C112]-[.B112])" table:style-name="ce1">
            <text:p>0.020000267</text:p>
          </table:table-cell>
          <table:table-cell office:value-type="float" office:value="-2.0000267000000349E-2" table:formula="of:=[.C112]-[.B112]" table:style-name="ce1">
            <text:p>-0.020000267</text:p>
          </table:table-cell>
          <table:table-cell table:number-columns-repeated="16378"/>
        </table:table-row>
        <table:table-row table:style-name="ro1">
          <table:table-cell office:value-type="float" office:value="1.64362027136637E+18" table:style-name="ce1">
            <text:p>1.64362E+18</text:p>
          </table:table-cell>
          <table:table-cell office:value-type="float" office:value="13.640000343300001" table:style-name="ce1">
            <text:p>13.64000034</text:p>
          </table:table-cell>
          <table:table-cell office:value-type="float" office:value="13.7" table:style-name="ce1">
            <text:p>13.7</text:p>
          </table:table-cell>
          <table:table-cell office:value-type="float" office:value="3.5999588041177033E-3" table:formula="of:=([.B113]-[.C113])^2" table:style-name="ce1">
            <text:p>0.003599959</text:p>
          </table:table-cell>
          <table:table-cell office:value-type="float" office:value="5.9999656699998738E-2" table:formula="of:=ABS([.C113]-[.B113])" table:style-name="ce1">
            <text:p>0.059999657</text:p>
          </table:table-cell>
          <table:table-cell office:value-type="float" office:value="5.9999656699998738E-2" table:formula="of:=[.C113]-[.B113]" table:style-name="ce1">
            <text:p>0.059999657</text:p>
          </table:table-cell>
          <table:table-cell table:number-columns-repeated="16378"/>
        </table:table-row>
        <table:table-row table:style-name="ro1">
          <table:table-cell office:value-type="float" office:value="1.6436202716215401E+18" table:style-name="ce1">
            <text:p>1.64362E+18</text:p>
          </table:table-cell>
          <table:table-cell office:value-type="float" office:value="13.600000381499999" table:style-name="ce1">
            <text:p>13.60000038</text:p>
          </table:table-cell>
          <table:table-cell office:value-type="float" office:value="13.7" table:style-name="ce1">
            <text:p>13.7</text:p>
          </table:table-cell>
          <table:table-cell office:value-type="float" office:value="9.9999237001455535E-3" table:formula="of:=([.B114]-[.C114])^2" table:style-name="ce1">
            <text:p>0.009999924</text:p>
          </table:table-cell>
          <table:table-cell office:value-type="float" office:value="9.9999618500000054E-2" table:formula="of:=ABS([.C114]-[.B114])" table:style-name="ce1">
            <text:p>0.099999619</text:p>
          </table:table-cell>
          <table:table-cell office:value-type="float" office:value="9.9999618500000054E-2" table:formula="of:=[.C114]-[.B114]" table:style-name="ce1">
            <text:p>0.099999619</text:p>
          </table:table-cell>
          <table:table-cell table:number-columns-repeated="16378"/>
        </table:table-row>
        <table:table-row table:style-name="ro1">
          <table:table-cell office:value-type="float" office:value="1.6436202718782001E+18" table:style-name="ce1">
            <text:p>1.64362E+18</text:p>
          </table:table-cell>
          <table:table-cell office:value-type="float" office:value="13.5600004196" table:style-name="ce1">
            <text:p>13.56000042</text:p>
          </table:table-cell>
          <table:table-cell office:value-type="float" office:value="13.7" table:style-name="ce1">
            <text:p>13.7</text:p>
          </table:table-cell>
          <table:table-cell office:value-type="float" office:value="1.9599882512175953E-2" table:formula="of:=([.B115]-[.C115])^2" table:style-name="ce1">
            <text:p>0.019599883</text:p>
          </table:table-cell>
          <table:table-cell office:value-type="float" office:value="0.1399995803999996" table:formula="of:=ABS([.C115]-[.B115])" table:style-name="ce1">
            <text:p>0.13999958</text:p>
          </table:table-cell>
          <table:table-cell office:value-type="float" office:value="0.1399995803999996" table:formula="of:=[.C115]-[.B115]" table:style-name="ce1">
            <text:p>0.13999958</text:p>
          </table:table-cell>
          <table:table-cell table:number-columns-repeated="16378"/>
        </table:table-row>
        <table:table-row table:style-name="ro1">
          <table:table-cell office:value-type="float" office:value="1.64362027213311E+18" table:style-name="ce1">
            <text:p>1.64362E+18</text:p>
          </table:table-cell>
          <table:table-cell office:value-type="float" office:value="13.739999771100001" table:style-name="ce1">
            <text:p>13.73999977</text:p>
          </table:table-cell>
          <table:table-cell office:value-type="float" office:value="13.7" table:style-name="ce1">
            <text:p>13.7</text:p>
          </table:table-cell>
          <table:table-cell office:value-type="float" office:value="1.5999816880525172E-3" table:formula="of:=([.B116]-[.C116])^2" table:style-name="ce1">
            <text:p>0.001599982</text:p>
          </table:table-cell>
          <table:table-cell office:value-type="float" office:value="3.9999771100001524E-2" table:formula="of:=ABS([.C116]-[.B116])" table:style-name="ce1">
            <text:p>0.039999771</text:p>
          </table:table-cell>
          <table:table-cell office:value-type="float" office:value="-3.9999771100001524E-2" table:formula="of:=[.C116]-[.B116]" table:style-name="ce1">
            <text:p>-0.039999771</text:p>
          </table:table-cell>
          <table:table-cell table:number-columns-repeated="16378"/>
        </table:table-row>
        <table:table-row table:style-name="ro1">
          <table:table-cell office:value-type="float" office:value="1.6436202723575601E+18" table:style-name="ce1">
            <text:p>1.64362E+18</text:p>
          </table:table-cell>
          <table:table-cell office:value-type="float" office:value="13.699999809299999" table:style-name="ce1">
            <text:p>13.69999981</text:p>
          </table:table-cell>
          <table:table-cell office:value-type="float" office:value="13.7" table:style-name="ce1">
            <text:p>13.7</text:p>
          </table:table-cell>
          <table:table-cell office:value-type="float" office:value="3.6366489920431262E-14" table:formula="of:=([.B117]-[.C117])^2" table:style-name="ce1">
            <text:p>3.63665E-14</text:p>
          </table:table-cell>
          <table:table-cell office:value-type="float" office:value="1.9069999979137719E-7" table:formula="of:=ABS([.C117]-[.B117])" table:style-name="ce1">
            <text:p>1.907E-07</text:p>
          </table:table-cell>
          <table:table-cell office:value-type="float" office:value="1.9069999979137719E-7" table:formula="of:=[.C117]-[.B117]" table:style-name="ce1">
            <text:p>1.907E-07</text:p>
          </table:table-cell>
          <table:table-cell table:number-columns-repeated="16378"/>
        </table:table-row>
        <table:table-row table:style-name="ro1">
          <table:table-cell office:value-type="float" office:value="1.64362027261295E+18" table:style-name="ce1">
            <text:p>1.64362E+18</text:p>
          </table:table-cell>
          <table:table-cell office:value-type="float" office:value="13.699999809299999" table:style-name="ce1">
            <text:p>13.69999981</text:p>
          </table:table-cell>
          <table:table-cell office:value-type="float" office:value="13.7" table:style-name="ce1">
            <text:p>13.7</text:p>
          </table:table-cell>
          <table:table-cell office:value-type="float" office:value="3.6366489920431262E-14" table:formula="of:=([.B118]-[.C118])^2" table:style-name="ce1">
            <text:p>3.63665E-14</text:p>
          </table:table-cell>
          <table:table-cell office:value-type="float" office:value="1.9069999979137719E-7" table:formula="of:=ABS([.C118]-[.B118])" table:style-name="ce1">
            <text:p>1.907E-07</text:p>
          </table:table-cell>
          <table:table-cell office:value-type="float" office:value="1.9069999979137719E-7" table:formula="of:=[.C118]-[.B118]" table:style-name="ce1">
            <text:p>1.907E-07</text:p>
          </table:table-cell>
          <table:table-cell table:number-columns-repeated="16378"/>
        </table:table-row>
        <table:table-row table:style-name="ro1">
          <table:table-cell office:value-type="float" office:value="1.64362027286832E+18" table:style-name="ce1">
            <text:p>1.64362E+18</text:p>
          </table:table-cell>
          <table:table-cell office:value-type="float" office:value="13.600000381499999" table:style-name="ce1">
            <text:p>13.60000038</text:p>
          </table:table-cell>
          <table:table-cell office:value-type="float" office:value="13.7" table:style-name="ce1">
            <text:p>13.7</text:p>
          </table:table-cell>
          <table:table-cell office:value-type="float" office:value="9.9999237001455535E-3" table:formula="of:=([.B119]-[.C119])^2" table:style-name="ce1">
            <text:p>0.009999924</text:p>
          </table:table-cell>
          <table:table-cell office:value-type="float" office:value="9.9999618500000054E-2" table:formula="of:=ABS([.C119]-[.B119])" table:style-name="ce1">
            <text:p>0.099999619</text:p>
          </table:table-cell>
          <table:table-cell office:value-type="float" office:value="9.9999618500000054E-2" table:formula="of:=[.C119]-[.B119]" table:style-name="ce1">
            <text:p>0.099999619</text:p>
          </table:table-cell>
          <table:table-cell table:number-columns-repeated="16378"/>
        </table:table-row>
        <table:table-row table:style-name="ro1">
          <table:table-cell office:value-type="float" office:value="1.6436202730925199E+18" table:style-name="ce1">
            <text:p>1.64362E+18</text:p>
          </table:table-cell>
          <table:table-cell office:value-type="float" office:value="13.779999733" table:style-name="ce1">
            <text:p>13.77999973</text:p>
          </table:table-cell>
          <table:table-cell office:value-type="float" office:value="13.7" table:style-name="ce1">
            <text:p>13.7</text:p>
          </table:table-cell>
          <table:table-cell office:value-type="float" office:value="6.3999572800714603E-3" table:formula="of:=([.B120]-[.C120])^2" table:style-name="ce1">
            <text:p>0.006399957</text:p>
          </table:table-cell>
          <table:table-cell office:value-type="float" office:value="7.9999733000001072E-2" table:formula="of:=ABS([.C120]-[.B120])" table:style-name="ce1">
            <text:p>0.079999733</text:p>
          </table:table-cell>
          <table:table-cell office:value-type="float" office:value="-7.9999733000001072E-2" table:formula="of:=[.C120]-[.B120]" table:style-name="ce1">
            <text:p>-0.079999733</text:p>
          </table:table-cell>
          <table:table-cell table:number-columns-repeated="16378"/>
        </table:table-row>
        <table:table-row table:style-name="ro1">
          <table:table-cell office:value-type="float" office:value="1.64362027334768E+18" table:style-name="ce1">
            <text:p>1.64362E+18</text:p>
          </table:table-cell>
          <table:table-cell office:value-type="float" office:value="13.600000381499999" table:style-name="ce1">
            <text:p>13.60000038</text:p>
          </table:table-cell>
          <table:table-cell office:value-type="float" office:value="13.7" table:style-name="ce1">
            <text:p>13.7</text:p>
          </table:table-cell>
          <table:table-cell office:value-type="float" office:value="9.9999237001455535E-3" table:formula="of:=([.B121]-[.C121])^2" table:style-name="ce1">
            <text:p>0.009999924</text:p>
          </table:table-cell>
          <table:table-cell office:value-type="float" office:value="9.9999618500000054E-2" table:formula="of:=ABS([.C121]-[.B121])" table:style-name="ce1">
            <text:p>0.099999619</text:p>
          </table:table-cell>
          <table:table-cell office:value-type="float" office:value="9.9999618500000054E-2" table:formula="of:=[.C121]-[.B121]" table:style-name="ce1">
            <text:p>0.099999619</text:p>
          </table:table-cell>
          <table:table-cell table:number-columns-repeated="16378"/>
        </table:table-row>
        <table:table-row table:style-name="ro1">
          <table:table-cell office:value-type="float" office:value="1.6436202736032E+18" table:style-name="ce1">
            <text:p>1.64362E+18</text:p>
          </table:table-cell>
          <table:table-cell office:value-type="float" office:value="13.600000381499999" table:style-name="ce1">
            <text:p>13.60000038</text:p>
          </table:table-cell>
          <table:table-cell office:value-type="float" office:value="13.7" table:style-name="ce1">
            <text:p>13.7</text:p>
          </table:table-cell>
          <table:table-cell office:value-type="float" office:value="9.9999237001455535E-3" table:formula="of:=([.B122]-[.C122])^2" table:style-name="ce1">
            <text:p>0.009999924</text:p>
          </table:table-cell>
          <table:table-cell office:value-type="float" office:value="9.9999618500000054E-2" table:formula="of:=ABS([.C122]-[.B122])" table:style-name="ce1">
            <text:p>0.099999619</text:p>
          </table:table-cell>
          <table:table-cell office:value-type="float" office:value="9.9999618500000054E-2" table:formula="of:=[.C122]-[.B122]" table:style-name="ce1">
            <text:p>0.099999619</text:p>
          </table:table-cell>
          <table:table-cell table:number-columns-repeated="16378"/>
        </table:table-row>
        <table:table-row table:style-name="ro1">
          <table:table-cell office:value-type="float" office:value="1.64362027382738E+18" table:style-name="ce1">
            <text:p>1.64362E+18</text:p>
          </table:table-cell>
          <table:table-cell office:value-type="float" office:value="13.6599998474" table:style-name="ce1">
            <text:p>13.65999985</text:p>
          </table:table-cell>
          <table:table-cell office:value-type="float" office:value="13.7" table:style-name="ce1">
            <text:p>13.7</text:p>
          </table:table-cell>
          <table:table-cell office:value-type="float" office:value="1.6000122080232339E-3" table:formula="of:=([.B123]-[.C123])^2" table:style-name="ce1">
            <text:p>0.001600012</text:p>
          </table:table-cell>
          <table:table-cell office:value-type="float" office:value="4.0000152599999339E-2" table:formula="of:=ABS([.C123]-[.B123])" table:style-name="ce1">
            <text:p>0.040000153</text:p>
          </table:table-cell>
          <table:table-cell office:value-type="float" office:value="4.0000152599999339E-2" table:formula="of:=[.C123]-[.B123]" table:style-name="ce1">
            <text:p>0.040000153</text:p>
          </table:table-cell>
          <table:table-cell table:number-columns-repeated="16378"/>
        </table:table-row>
        <table:table-row table:style-name="ro1">
          <table:table-cell office:value-type="float" office:value="1.6436202740516201E+18" table:style-name="ce1">
            <text:p>1.64362E+18</text:p>
          </table:table-cell>
          <table:table-cell office:value-type="float" office:value="13.6800003052" table:style-name="ce1">
            <text:p>13.68000031</text:p>
          </table:table-cell>
          <table:table-cell office:value-type="float" office:value="13.7" table:style-name="ce1">
            <text:p>13.7</text:p>
          </table:table-cell>
          <table:table-cell office:value-type="float" office:value="3.9998779209311465E-4" table:formula="of:=([.B124]-[.C124])^2" table:style-name="ce1">
            <text:p>0.000399988</text:p>
          </table:table-cell>
          <table:table-cell office:value-type="float" office:value="1.999969479999919E-2" table:formula="of:=ABS([.C124]-[.B124])" table:style-name="ce1">
            <text:p>0.019999695</text:p>
          </table:table-cell>
          <table:table-cell office:value-type="float" office:value="1.999969479999919E-2" table:formula="of:=[.C124]-[.B124]" table:style-name="ce1">
            <text:p>0.019999695</text:p>
          </table:table-cell>
          <table:table-cell table:number-columns-repeated="16378"/>
        </table:table-row>
        <table:table-row table:style-name="ro1">
          <table:table-cell office:value-type="float" office:value="1.64362027429133E+18" table:style-name="ce1">
            <text:p>1.64362E+18</text:p>
          </table:table-cell>
          <table:table-cell office:value-type="float" office:value="13.600000381499999" table:style-name="ce1">
            <text:p>13.60000038</text:p>
          </table:table-cell>
          <table:table-cell office:value-type="float" office:value="13.7" table:style-name="ce1">
            <text:p>13.7</text:p>
          </table:table-cell>
          <table:table-cell office:value-type="float" office:value="9.9999237001455535E-3" table:formula="of:=([.B125]-[.C125])^2" table:style-name="ce1">
            <text:p>0.009999924</text:p>
          </table:table-cell>
          <table:table-cell office:value-type="float" office:value="9.9999618500000054E-2" table:formula="of:=ABS([.C125]-[.B125])" table:style-name="ce1">
            <text:p>0.099999619</text:p>
          </table:table-cell>
          <table:table-cell office:value-type="float" office:value="9.9999618500000054E-2" table:formula="of:=[.C125]-[.B125]" table:style-name="ce1">
            <text:p>0.099999619</text:p>
          </table:table-cell>
          <table:table-cell table:number-columns-repeated="16378"/>
        </table:table-row>
        <table:table-row table:style-name="ro1">
          <table:table-cell office:value-type="float" office:value="1.6436202745312699E+18" table:style-name="ce1">
            <text:p>1.64362E+18</text:p>
          </table:table-cell>
          <table:table-cell office:value-type="float" office:value="13.6199998856" table:style-name="ce1">
            <text:p>13.61999989</text:p>
          </table:table-cell>
          <table:table-cell office:value-type="float" office:value="13.7" table:style-name="ce1">
            <text:p>13.7</text:p>
          </table:table-cell>
          <table:table-cell office:value-type="float" office:value="6.4000183040129081E-3" table:formula="of:=([.B126]-[.C126])^2" table:style-name="ce1">
            <text:p>0.006400018</text:p>
          </table:table-cell>
          <table:table-cell office:value-type="float" office:value="8.0000114399998878E-2" table:formula="of:=ABS([.C126]-[.B126])" table:style-name="ce1">
            <text:p>0.080000114</text:p>
          </table:table-cell>
          <table:table-cell office:value-type="float" office:value="8.0000114399998878E-2" table:formula="of:=[.C126]-[.B126]" table:style-name="ce1">
            <text:p>0.080000114</text:p>
          </table:table-cell>
          <table:table-cell table:number-columns-repeated="16378"/>
        </table:table-row>
        <table:table-row table:style-name="ro1">
          <table:table-cell office:value-type="float" office:value="1.64362027475455E+18" table:style-name="ce1">
            <text:p>1.64362E+18</text:p>
          </table:table-cell>
          <table:table-cell office:value-type="float" office:value="13.5399999619" table:style-name="ce1">
            <text:p>13.53999996</text:p>
          </table:table-cell>
          <table:table-cell office:value-type="float" office:value="13.7" table:style-name="ce1">
            <text:p>13.7</text:p>
          </table:table-cell>
          <table:table-cell office:value-type="float" office:value="2.5600012192001368E-2" table:formula="of:=([.B127]-[.C127])^2" table:style-name="ce1">
            <text:p>0.025600012</text:p>
          </table:table-cell>
          <table:table-cell office:value-type="float" office:value="0.16000003809999974" table:formula="of:=ABS([.C127]-[.B127])" table:style-name="ce1">
            <text:p>0.160000038</text:p>
          </table:table-cell>
          <table:table-cell office:value-type="float" office:value="0.16000003809999974" table:formula="of:=[.C127]-[.B127]" table:style-name="ce1">
            <text:p>0.160000038</text:p>
          </table:table-cell>
          <table:table-cell table:number-columns-repeated="16378"/>
        </table:table-row>
        <table:table-row table:style-name="ro1">
          <table:table-cell office:value-type="float" office:value="1.6436202750106099E+18" table:style-name="ce1">
            <text:p>1.64362E+18</text:p>
          </table:table-cell>
          <table:table-cell office:value-type="float" office:value="13.640000343300001" table:style-name="ce1">
            <text:p>13.64000034</text:p>
          </table:table-cell>
          <table:table-cell office:value-type="float" office:value="13.7" table:style-name="ce1">
            <text:p>13.7</text:p>
          </table:table-cell>
          <table:table-cell office:value-type="float" office:value="3.5999588041177033E-3" table:formula="of:=([.B128]-[.C128])^2" table:style-name="ce1">
            <text:p>0.003599959</text:p>
          </table:table-cell>
          <table:table-cell office:value-type="float" office:value="5.9999656699998738E-2" table:formula="of:=ABS([.C128]-[.B128])" table:style-name="ce1">
            <text:p>0.059999657</text:p>
          </table:table-cell>
          <table:table-cell office:value-type="float" office:value="5.9999656699998738E-2" table:formula="of:=[.C128]-[.B128]" table:style-name="ce1">
            <text:p>0.059999657</text:p>
          </table:table-cell>
          <table:table-cell table:number-columns-repeated="16378"/>
        </table:table-row>
        <table:table-row table:style-name="ro1">
          <table:table-cell office:value-type="float" office:value="1.64362027524991E+18" table:style-name="ce1">
            <text:p>1.64362E+18</text:p>
          </table:table-cell>
          <table:table-cell office:value-type="float" office:value="13.640000343300001" table:style-name="ce1">
            <text:p>13.64000034</text:p>
          </table:table-cell>
          <table:table-cell office:value-type="float" office:value="13.7" table:style-name="ce1">
            <text:p>13.7</text:p>
          </table:table-cell>
          <table:table-cell office:value-type="float" office:value="3.5999588041177033E-3" table:formula="of:=([.B129]-[.C129])^2" table:style-name="ce1">
            <text:p>0.003599959</text:p>
          </table:table-cell>
          <table:table-cell office:value-type="float" office:value="5.9999656699998738E-2" table:formula="of:=ABS([.C129]-[.B129])" table:style-name="ce1">
            <text:p>0.059999657</text:p>
          </table:table-cell>
          <table:table-cell office:value-type="float" office:value="5.9999656699998738E-2" table:formula="of:=[.C129]-[.B129]" table:style-name="ce1">
            <text:p>0.059999657</text:p>
          </table:table-cell>
          <table:table-cell table:number-columns-repeated="16378"/>
        </table:table-row>
        <table:table-row table:style-name="ro1">
          <table:table-cell office:value-type="float" office:value="1.6436202755058801E+18" table:style-name="ce1">
            <text:p>1.64362E+18</text:p>
          </table:table-cell>
          <table:table-cell office:value-type="float" office:value="13.640000343300001" table:style-name="ce1">
            <text:p>13.64000034</text:p>
          </table:table-cell>
          <table:table-cell office:value-type="float" office:value="13.7" table:style-name="ce1">
            <text:p>13.7</text:p>
          </table:table-cell>
          <table:table-cell office:value-type="float" office:value="3.5999588041177033E-3" table:formula="of:=([.B130]-[.C130])^2" table:style-name="ce1">
            <text:p>0.003599959</text:p>
          </table:table-cell>
          <table:table-cell office:value-type="float" office:value="5.9999656699998738E-2" table:formula="of:=ABS([.C130]-[.B130])" table:style-name="ce1">
            <text:p>0.059999657</text:p>
          </table:table-cell>
          <table:table-cell office:value-type="float" office:value="5.9999656699998738E-2" table:formula="of:=[.C130]-[.B130]" table:style-name="ce1">
            <text:p>0.059999657</text:p>
          </table:table-cell>
          <table:table-cell table:number-columns-repeated="16378"/>
        </table:table-row>
        <table:table-row table:style-name="ro1">
          <table:table-cell office:value-type="float" office:value="1.6436202757450601E+18" table:style-name="ce1">
            <text:p>1.64362E+18</text:p>
          </table:table-cell>
          <table:table-cell office:value-type="float" office:value="13.720000267" table:style-name="ce1">
            <text:p>13.72000027</text:p>
          </table:table-cell>
          <table:table-cell office:value-type="float" office:value="13.7" table:style-name="ce1">
            <text:p>13.7</text:p>
          </table:table-cell>
          <table:table-cell office:value-type="float" office:value="4.0001068007130294E-4" table:formula="of:=([.B131]-[.C131])^2" table:style-name="ce1">
            <text:p>0.000400011</text:p>
          </table:table-cell>
          <table:table-cell office:value-type="float" office:value="2.0000267000000349E-2" table:formula="of:=ABS([.C131]-[.B131])" table:style-name="ce1">
            <text:p>0.020000267</text:p>
          </table:table-cell>
          <table:table-cell office:value-type="float" office:value="-2.0000267000000349E-2" table:formula="of:=[.C131]-[.B131]" table:style-name="ce1">
            <text:p>-0.020000267</text:p>
          </table:table-cell>
          <table:table-cell table:number-columns-repeated="16378"/>
        </table:table-row>
        <table:table-row table:style-name="ro1">
          <table:table-cell office:value-type="float" office:value="1.64362027596925E+18" table:style-name="ce1">
            <text:p>1.64362E+18</text:p>
          </table:table-cell>
          <table:table-cell office:value-type="float" office:value="13.5399999619" table:style-name="ce1">
            <text:p>13.53999996</text:p>
          </table:table-cell>
          <table:table-cell office:value-type="float" office:value="13.7" table:style-name="ce1">
            <text:p>13.7</text:p>
          </table:table-cell>
          <table:table-cell office:value-type="float" office:value="2.5600012192001368E-2" table:formula="of:=([.B132]-[.C132])^2" table:style-name="ce1">
            <text:p>0.025600012</text:p>
          </table:table-cell>
          <table:table-cell office:value-type="float" office:value="0.16000003809999974" table:formula="of:=ABS([.C132]-[.B132])" table:style-name="ce1">
            <text:p>0.160000038</text:p>
          </table:table-cell>
          <table:table-cell office:value-type="float" office:value="0.16000003809999974" table:formula="of:=[.C132]-[.B132]" table:style-name="ce1">
            <text:p>0.160000038</text:p>
          </table:table-cell>
          <table:table-cell table:number-columns-repeated="16378"/>
        </table:table-row>
        <table:table-row table:style-name="ro1">
          <table:table-cell office:value-type="float" office:value="1.6436202762082199E+18" table:style-name="ce1">
            <text:p>1.64362E+18</text:p>
          </table:table-cell>
          <table:table-cell office:value-type="float" office:value="13.5600004196" table:style-name="ce1">
            <text:p>13.56000042</text:p>
          </table:table-cell>
          <table:table-cell office:value-type="float" office:value="13.7" table:style-name="ce1">
            <text:p>13.7</text:p>
          </table:table-cell>
          <table:table-cell office:value-type="float" office:value="1.9599882512175953E-2" table:formula="of:=([.B133]-[.C133])^2" table:style-name="ce1">
            <text:p>0.019599883</text:p>
          </table:table-cell>
          <table:table-cell office:value-type="float" office:value="0.1399995803999996" table:formula="of:=ABS([.C133]-[.B133])" table:style-name="ce1">
            <text:p>0.13999958</text:p>
          </table:table-cell>
          <table:table-cell office:value-type="float" office:value="0.1399995803999996" table:formula="of:=[.C133]-[.B133]" table:style-name="ce1">
            <text:p>0.13999958</text:p>
          </table:table-cell>
          <table:table-cell table:number-columns-repeated="16378"/>
        </table:table-row>
        <table:table-row table:style-name="ro1">
          <table:table-cell office:value-type="float" office:value="1.64362027644816E+18" table:style-name="ce1">
            <text:p>1.64362E+18</text:p>
          </table:table-cell>
          <table:table-cell office:value-type="float" office:value="13.640000343300001" table:style-name="ce1">
            <text:p>13.64000034</text:p>
          </table:table-cell>
          <table:table-cell office:value-type="float" office:value="13.7" table:style-name="ce1">
            <text:p>13.7</text:p>
          </table:table-cell>
          <table:table-cell office:value-type="float" office:value="3.5999588041177033E-3" table:formula="of:=([.B134]-[.C134])^2" table:style-name="ce1">
            <text:p>0.003599959</text:p>
          </table:table-cell>
          <table:table-cell office:value-type="float" office:value="5.9999656699998738E-2" table:formula="of:=ABS([.C134]-[.B134])" table:style-name="ce1">
            <text:p>0.059999657</text:p>
          </table:table-cell>
          <table:table-cell office:value-type="float" office:value="5.9999656699998738E-2" table:formula="of:=[.C134]-[.B134]" table:style-name="ce1">
            <text:p>0.059999657</text:p>
          </table:table-cell>
          <table:table-cell table:number-columns-repeated="16378"/>
        </table:table-row>
        <table:table-row table:style-name="ro1">
          <table:table-cell office:value-type="float" office:value="1.6436202767039201E+18" table:style-name="ce1">
            <text:p>1.64362E+18</text:p>
          </table:table-cell>
          <table:table-cell office:value-type="float" office:value="13.600000381499999" table:style-name="ce1">
            <text:p>13.60000038</text:p>
          </table:table-cell>
          <table:table-cell office:value-type="float" office:value="13.7" table:style-name="ce1">
            <text:p>13.7</text:p>
          </table:table-cell>
          <table:table-cell office:value-type="float" office:value="9.9999237001455535E-3" table:formula="of:=([.B135]-[.C135])^2" table:style-name="ce1">
            <text:p>0.009999924</text:p>
          </table:table-cell>
          <table:table-cell office:value-type="float" office:value="9.9999618500000054E-2" table:formula="of:=ABS([.C135]-[.B135])" table:style-name="ce1">
            <text:p>0.099999619</text:p>
          </table:table-cell>
          <table:table-cell office:value-type="float" office:value="9.9999618500000054E-2" table:formula="of:=[.C135]-[.B135]" table:style-name="ce1">
            <text:p>0.099999619</text:p>
          </table:table-cell>
          <table:table-cell table:number-columns-repeated="16378"/>
        </table:table-row>
        <table:table-row table:style-name="ro1">
          <table:table-cell office:value-type="float" office:value="1.6436202769284201E+18" table:style-name="ce1">
            <text:p>1.64362E+18</text:p>
          </table:table-cell>
          <table:table-cell office:value-type="float" office:value="13.720000267" table:style-name="ce1">
            <text:p>13.72000027</text:p>
          </table:table-cell>
          <table:table-cell office:value-type="float" office:value="13.7" table:style-name="ce1">
            <text:p>13.7</text:p>
          </table:table-cell>
          <table:table-cell office:value-type="float" office:value="4.0001068007130294E-4" table:formula="of:=([.B136]-[.C136])^2" table:style-name="ce1">
            <text:p>0.000400011</text:p>
          </table:table-cell>
          <table:table-cell office:value-type="float" office:value="2.0000267000000349E-2" table:formula="of:=ABS([.C136]-[.B136])" table:style-name="ce1">
            <text:p>0.020000267</text:p>
          </table:table-cell>
          <table:table-cell office:value-type="float" office:value="-2.0000267000000349E-2" table:formula="of:=[.C136]-[.B136]" table:style-name="ce1">
            <text:p>-0.020000267</text:p>
          </table:table-cell>
          <table:table-cell table:number-columns-repeated="16378"/>
        </table:table-row>
        <table:table-row table:style-name="ro1">
          <table:table-cell office:value-type="float" office:value="1.6436202771517199E+18" table:style-name="ce1">
            <text:p>1.64362E+18</text:p>
          </table:table-cell>
          <table:table-cell office:value-type="float" office:value="13.579999923700001" table:style-name="ce1">
            <text:p>13.57999992</text:p>
          </table:table-cell>
          <table:table-cell office:value-type="float" office:value="13.7" table:style-name="ce1">
            <text:p>13.7</text:p>
          </table:table-cell>
          <table:table-cell office:value-type="float" office:value="1.4400018312005445E-2" table:formula="of:=([.B137]-[.C137])^2" table:style-name="ce1">
            <text:p>0.014400018</text:p>
          </table:table-cell>
          <table:table-cell office:value-type="float" office:value="0.12000007629999843" table:formula="of:=ABS([.C137]-[.B137])" table:style-name="ce1">
            <text:p>0.120000076</text:p>
          </table:table-cell>
          <table:table-cell office:value-type="float" office:value="0.12000007629999843" table:formula="of:=[.C137]-[.B137]" table:style-name="ce1">
            <text:p>0.120000076</text:p>
          </table:table-cell>
          <table:table-cell table:number-columns-repeated="16378"/>
        </table:table-row>
        <table:table-row table:style-name="ro1">
          <table:table-cell office:value-type="float" office:value="1.6436202773913001E+18" table:style-name="ce1">
            <text:p>1.64362E+18</text:p>
          </table:table-cell>
          <table:table-cell office:value-type="float" office:value="13.699999809299999" table:style-name="ce1">
            <text:p>13.69999981</text:p>
          </table:table-cell>
          <table:table-cell office:value-type="float" office:value="13.7" table:style-name="ce1">
            <text:p>13.7</text:p>
          </table:table-cell>
          <table:table-cell office:value-type="float" office:value="3.6366489920431262E-14" table:formula="of:=([.B138]-[.C138])^2" table:style-name="ce1">
            <text:p>3.63665E-14</text:p>
          </table:table-cell>
          <table:table-cell office:value-type="float" office:value="1.9069999979137719E-7" table:formula="of:=ABS([.C138]-[.B138])" table:style-name="ce1">
            <text:p>1.907E-07</text:p>
          </table:table-cell>
          <table:table-cell office:value-type="float" office:value="1.9069999979137719E-7" table:formula="of:=[.C138]-[.B138]" table:style-name="ce1">
            <text:p>1.907E-07</text:p>
          </table:table-cell>
          <table:table-cell table:number-columns-repeated="16378"/>
        </table:table-row>
        <table:table-row table:style-name="ro1">
          <table:table-cell office:value-type="float" office:value="1.64362027763072E+18" table:style-name="ce1">
            <text:p>1.64362E+18</text:p>
          </table:table-cell>
          <table:table-cell office:value-type="float" office:value="13.739999771100001" table:style-name="ce1">
            <text:p>13.73999977</text:p>
          </table:table-cell>
          <table:table-cell office:value-type="float" office:value="13.7" table:style-name="ce1">
            <text:p>13.7</text:p>
          </table:table-cell>
          <table:table-cell office:value-type="float" office:value="1.5999816880525172E-3" table:formula="of:=([.B139]-[.C139])^2" table:style-name="ce1">
            <text:p>0.001599982</text:p>
          </table:table-cell>
          <table:table-cell office:value-type="float" office:value="3.9999771100001524E-2" table:formula="of:=ABS([.C139]-[.B139])" table:style-name="ce1">
            <text:p>0.039999771</text:p>
          </table:table-cell>
          <table:table-cell office:value-type="float" office:value="-3.9999771100001524E-2" table:formula="of:=[.C139]-[.B139]" table:style-name="ce1">
            <text:p>-0.039999771</text:p>
          </table:table-cell>
          <table:table-cell table:number-columns-repeated="16378"/>
        </table:table-row>
        <table:table-row table:style-name="ro1">
          <table:table-cell office:value-type="float" office:value="1.64362027785517E+18" table:style-name="ce1">
            <text:p>1.64362E+18</text:p>
          </table:table-cell>
          <table:table-cell office:value-type="float" office:value="7.92000007629" table:style-name="ce1">
            <text:p>7.920000076</text:p>
          </table:table-cell>
          <table:table-cell office:value-type="float" office:value="13.7" table:style-name="ce1">
            <text:p>13.7</text:p>
          </table:table-cell>
          <table:table-cell office:value-type="float" office:value="33.408399118087594" table:formula="of:=([.B140]-[.C140])^2" table:style-name="ce1">
            <text:p>33.40839912</text:p>
          </table:table-cell>
          <table:table-cell office:value-type="float" office:value="5.7799999237099993" table:formula="of:=ABS([.C140]-[.B140])" table:style-name="ce1">
            <text:p>5.779999924</text:p>
          </table:table-cell>
          <table:table-cell office:value-type="float" office:value="5.7799999237099993" table:formula="of:=[.C140]-[.B140]" table:style-name="ce1">
            <text:p>5.779999924</text:p>
          </table:table-cell>
          <table:table-cell table:number-columns-repeated="16378"/>
        </table:table-row>
        <table:table-row table:style-name="ro1">
          <table:table-cell office:value-type="float" office:value="1.64362027809456E+18" table:style-name="ce1">
            <text:p>1.64362E+18</text:p>
          </table:table-cell>
          <table:table-cell office:value-type="float" office:value="13.6199998856" table:style-name="ce1">
            <text:p>13.61999989</text:p>
          </table:table-cell>
          <table:table-cell office:value-type="float" office:value="13.7" table:style-name="ce1">
            <text:p>13.7</text:p>
          </table:table-cell>
          <table:table-cell office:value-type="float" office:value="6.4000183040129081E-3" table:formula="of:=([.B141]-[.C141])^2" table:style-name="ce1">
            <text:p>0.006400018</text:p>
          </table:table-cell>
          <table:table-cell office:value-type="float" office:value="8.0000114399998878E-2" table:formula="of:=ABS([.C141]-[.B141])" table:style-name="ce1">
            <text:p>0.080000114</text:p>
          </table:table-cell>
          <table:table-cell office:value-type="float" office:value="8.0000114399998878E-2" table:formula="of:=[.C141]-[.B141]" table:style-name="ce1">
            <text:p>0.080000114</text:p>
          </table:table-cell>
          <table:table-cell table:number-columns-repeated="16378"/>
        </table:table-row>
        <table:table-row table:style-name="ro1">
          <table:table-cell office:value-type="float" office:value="1.6436202783346299E+18" table:style-name="ce1">
            <text:p>1.64362E+18</text:p>
          </table:table-cell>
          <table:table-cell office:value-type="float" office:value="13.6199998856" table:style-name="ce1">
            <text:p>13.61999989</text:p>
          </table:table-cell>
          <table:table-cell office:value-type="float" office:value="13.7" table:style-name="ce1">
            <text:p>13.7</text:p>
          </table:table-cell>
          <table:table-cell office:value-type="float" office:value="6.4000183040129081E-3" table:formula="of:=([.B142]-[.C142])^2" table:style-name="ce1">
            <text:p>0.006400018</text:p>
          </table:table-cell>
          <table:table-cell office:value-type="float" office:value="8.0000114399998878E-2" table:formula="of:=ABS([.C142]-[.B142])" table:style-name="ce1">
            <text:p>0.080000114</text:p>
          </table:table-cell>
          <table:table-cell office:value-type="float" office:value="8.0000114399998878E-2" table:formula="of:=[.C142]-[.B142]" table:style-name="ce1">
            <text:p>0.080000114</text:p>
          </table:table-cell>
          <table:table-cell table:number-columns-repeated="16378"/>
        </table:table-row>
        <table:table-row table:style-name="ro1">
          <table:table-cell office:value-type="float" office:value="1.6436202785896599E+18" table:style-name="ce1">
            <text:p>1.64362E+18</text:p>
          </table:table-cell>
          <table:table-cell office:value-type="float" office:value="7.92000007629" table:style-name="ce1">
            <text:p>7.920000076</text:p>
          </table:table-cell>
          <table:table-cell office:value-type="float" office:value="13.7" table:style-name="ce1">
            <text:p>13.7</text:p>
          </table:table-cell>
          <table:table-cell office:value-type="float" office:value="33.408399118087594" table:formula="of:=([.B143]-[.C143])^2" table:style-name="ce1">
            <text:p>33.40839912</text:p>
          </table:table-cell>
          <table:table-cell office:value-type="float" office:value="5.7799999237099993" table:formula="of:=ABS([.C143]-[.B143])" table:style-name="ce1">
            <text:p>5.779999924</text:p>
          </table:table-cell>
          <table:table-cell office:value-type="float" office:value="5.7799999237099993" table:formula="of:=[.C143]-[.B143]" table:style-name="ce1">
            <text:p>5.779999924</text:p>
          </table:table-cell>
          <table:table-cell table:number-columns-repeated="16378"/>
        </table:table-row>
        <table:table-row table:style-name="ro1">
          <table:table-cell office:value-type="float" office:value="1.6436202788143099E+18" table:style-name="ce1">
            <text:p>1.64362E+18</text:p>
          </table:table-cell>
          <table:table-cell office:value-type="float" office:value="13.699999809299999" table:style-name="ce1">
            <text:p>13.69999981</text:p>
          </table:table-cell>
          <table:table-cell office:value-type="float" office:value="13.7" table:style-name="ce1">
            <text:p>13.7</text:p>
          </table:table-cell>
          <table:table-cell office:value-type="float" office:value="3.6366489920431262E-14" table:formula="of:=([.B144]-[.C144])^2" table:style-name="ce1">
            <text:p>3.63665E-14</text:p>
          </table:table-cell>
          <table:table-cell office:value-type="float" office:value="1.9069999979137719E-7" table:formula="of:=ABS([.C144]-[.B144])" table:style-name="ce1">
            <text:p>1.907E-07</text:p>
          </table:table-cell>
          <table:table-cell office:value-type="float" office:value="1.9069999979137719E-7" table:formula="of:=[.C144]-[.B144]" table:style-name="ce1">
            <text:p>1.907E-07</text:p>
          </table:table-cell>
          <table:table-cell table:number-columns-repeated="16378"/>
        </table:table-row>
        <table:table-row table:style-name="ro1">
          <table:table-cell office:value-type="float" office:value="1.64362027906978E+18" table:style-name="ce1">
            <text:p>1.64362E+18</text:p>
          </table:table-cell>
          <table:table-cell office:value-type="float" office:value="13.6800003052" table:style-name="ce1">
            <text:p>13.68000031</text:p>
          </table:table-cell>
          <table:table-cell office:value-type="float" office:value="13.7" table:style-name="ce1">
            <text:p>13.7</text:p>
          </table:table-cell>
          <table:table-cell office:value-type="float" office:value="3.9998779209311465E-4" table:formula="of:=([.B145]-[.C145])^2" table:style-name="ce1">
            <text:p>0.000399988</text:p>
          </table:table-cell>
          <table:table-cell office:value-type="float" office:value="1.999969479999919E-2" table:formula="of:=ABS([.C145]-[.B145])" table:style-name="ce1">
            <text:p>0.019999695</text:p>
          </table:table-cell>
          <table:table-cell office:value-type="float" office:value="1.999969479999919E-2" table:formula="of:=[.C145]-[.B145]" table:style-name="ce1">
            <text:p>0.019999695</text:p>
          </table:table-cell>
          <table:table-cell table:number-columns-repeated="16378"/>
        </table:table-row>
        <table:table-row table:style-name="ro1">
          <table:table-cell office:value-type="float" office:value="1.64362027932527E+18" table:style-name="ce1">
            <text:p>1.64362E+18</text:p>
          </table:table-cell>
          <table:table-cell office:value-type="float" office:value="13.6599998474" table:style-name="ce1">
            <text:p>13.65999985</text:p>
          </table:table-cell>
          <table:table-cell office:value-type="float" office:value="13.7" table:style-name="ce1">
            <text:p>13.7</text:p>
          </table:table-cell>
          <table:table-cell office:value-type="float" office:value="1.6000122080232339E-3" table:formula="of:=([.B146]-[.C146])^2" table:style-name="ce1">
            <text:p>0.001600012</text:p>
          </table:table-cell>
          <table:table-cell office:value-type="float" office:value="4.0000152599999339E-2" table:formula="of:=ABS([.C146]-[.B146])" table:style-name="ce1">
            <text:p>0.040000153</text:p>
          </table:table-cell>
          <table:table-cell office:value-type="float" office:value="4.0000152599999339E-2" table:formula="of:=[.C146]-[.B146]" table:style-name="ce1">
            <text:p>0.040000153</text:p>
          </table:table-cell>
          <table:table-cell table:number-columns-repeated="16378"/>
        </table:table-row>
        <table:table-row table:style-name="ro1">
          <table:table-cell office:value-type="float" office:value="1.64362027954959E+18" table:style-name="ce1">
            <text:p>1.64362E+18</text:p>
          </table:table-cell>
          <table:table-cell office:value-type="float" office:value="13.640000343300001" table:style-name="ce1">
            <text:p>13.64000034</text:p>
          </table:table-cell>
          <table:table-cell office:value-type="float" office:value="13.7" table:style-name="ce1">
            <text:p>13.7</text:p>
          </table:table-cell>
          <table:table-cell office:value-type="float" office:value="3.5999588041177033E-3" table:formula="of:=([.B147]-[.C147])^2" table:style-name="ce1">
            <text:p>0.003599959</text:p>
          </table:table-cell>
          <table:table-cell office:value-type="float" office:value="5.9999656699998738E-2" table:formula="of:=ABS([.C147]-[.B147])" table:style-name="ce1">
            <text:p>0.059999657</text:p>
          </table:table-cell>
          <table:table-cell office:value-type="float" office:value="5.9999656699998738E-2" table:formula="of:=[.C147]-[.B147]" table:style-name="ce1">
            <text:p>0.059999657</text:p>
          </table:table-cell>
          <table:table-cell table:number-columns-repeated="16378"/>
        </table:table-row>
        <table:table-row table:style-name="ro1">
          <table:table-cell office:value-type="float" office:value="1.64362027978957E+18" table:style-name="ce1">
            <text:p>1.64362E+18</text:p>
          </table:table-cell>
          <table:table-cell office:value-type="float" office:value="13.6199998856" table:style-name="ce1">
            <text:p>13.61999989</text:p>
          </table:table-cell>
          <table:table-cell office:value-type="float" office:value="13.7" table:style-name="ce1">
            <text:p>13.7</text:p>
          </table:table-cell>
          <table:table-cell office:value-type="float" office:value="6.4000183040129081E-3" table:formula="of:=([.B148]-[.C148])^2" table:style-name="ce1">
            <text:p>0.006400018</text:p>
          </table:table-cell>
          <table:table-cell office:value-type="float" office:value="8.0000114399998878E-2" table:formula="of:=ABS([.C148]-[.B148])" table:style-name="ce1">
            <text:p>0.080000114</text:p>
          </table:table-cell>
          <table:table-cell office:value-type="float" office:value="8.0000114399998878E-2" table:formula="of:=[.C148]-[.B148]" table:style-name="ce1">
            <text:p>0.080000114</text:p>
          </table:table-cell>
          <table:table-cell table:number-columns-repeated="16378"/>
        </table:table-row>
        <table:table-row table:style-name="ro1">
          <table:table-cell office:value-type="float" office:value="1.6436202800439601E+18" table:style-name="ce1">
            <text:p>1.64362E+18</text:p>
          </table:table-cell>
          <table:table-cell office:value-type="float" office:value="13.640000343300001" table:style-name="ce1">
            <text:p>13.64000034</text:p>
          </table:table-cell>
          <table:table-cell office:value-type="float" office:value="13.7" table:style-name="ce1">
            <text:p>13.7</text:p>
          </table:table-cell>
          <table:table-cell office:value-type="float" office:value="3.5999588041177033E-3" table:formula="of:=([.B149]-[.C149])^2" table:style-name="ce1">
            <text:p>0.003599959</text:p>
          </table:table-cell>
          <table:table-cell office:value-type="float" office:value="5.9999656699998738E-2" table:formula="of:=ABS([.C149]-[.B149])" table:style-name="ce1">
            <text:p>0.059999657</text:p>
          </table:table-cell>
          <table:table-cell office:value-type="float" office:value="5.9999656699998738E-2" table:formula="of:=[.C149]-[.B149]" table:style-name="ce1">
            <text:p>0.059999657</text:p>
          </table:table-cell>
          <table:table-cell table:number-columns-repeated="16378"/>
        </table:table-row>
        <table:table-row table:style-name="ro1">
          <table:table-cell office:value-type="float" office:value="1.6436202802839099E+18" table:style-name="ce1">
            <text:p>1.64362E+18</text:p>
          </table:table-cell>
          <table:table-cell office:value-type="float" office:value="13.640000343300001" table:style-name="ce1">
            <text:p>13.64000034</text:p>
          </table:table-cell>
          <table:table-cell office:value-type="float" office:value="13.7" table:style-name="ce1">
            <text:p>13.7</text:p>
          </table:table-cell>
          <table:table-cell office:value-type="float" office:value="3.5999588041177033E-3" table:formula="of:=([.B150]-[.C150])^2" table:style-name="ce1">
            <text:p>0.003599959</text:p>
          </table:table-cell>
          <table:table-cell office:value-type="float" office:value="5.9999656699998738E-2" table:formula="of:=ABS([.C150]-[.B150])" table:style-name="ce1">
            <text:p>0.059999657</text:p>
          </table:table-cell>
          <table:table-cell office:value-type="float" office:value="5.9999656699998738E-2" table:formula="of:=[.C150]-[.B150]" table:style-name="ce1">
            <text:p>0.059999657</text:p>
          </table:table-cell>
          <table:table-cell table:number-columns-repeated="16378"/>
        </table:table-row>
        <table:table-row table:style-name="ro1">
          <table:table-cell office:value-type="float" office:value="1.6436202805235699E+18" table:style-name="ce1">
            <text:p>1.64362E+18</text:p>
          </table:table-cell>
          <table:table-cell office:value-type="float" office:value="13.6800003052" table:style-name="ce1">
            <text:p>13.68000031</text:p>
          </table:table-cell>
          <table:table-cell office:value-type="float" office:value="13.7" table:style-name="ce1">
            <text:p>13.7</text:p>
          </table:table-cell>
          <table:table-cell office:value-type="float" office:value="3.9998779209311465E-4" table:formula="of:=([.B151]-[.C151])^2" table:style-name="ce1">
            <text:p>0.000399988</text:p>
          </table:table-cell>
          <table:table-cell office:value-type="float" office:value="1.999969479999919E-2" table:formula="of:=ABS([.C151]-[.B151])" table:style-name="ce1">
            <text:p>0.019999695</text:p>
          </table:table-cell>
          <table:table-cell office:value-type="float" office:value="1.999969479999919E-2" table:formula="of:=[.C151]-[.B151]" table:style-name="ce1">
            <text:p>0.019999695</text:p>
          </table:table-cell>
          <table:table-cell table:number-columns-repeated="16378"/>
        </table:table-row>
        <table:table-row table:style-name="ro1">
          <table:table-cell office:value-type="float" office:value="1.64362028074755E+18" table:style-name="ce1">
            <text:p>1.64362E+18</text:p>
          </table:table-cell>
          <table:table-cell office:value-type="float" office:value="13.359999656699999" table:style-name="ce1">
            <text:p>13.35999966</text:p>
          </table:table-cell>
          <table:table-cell office:value-type="float" office:value="13.7" table:style-name="ce1">
            <text:p>13.7</text:p>
          </table:table-cell>
          <table:table-cell office:value-type="float" office:value="0.11560023344411775" table:formula="of:=([.B152]-[.C152])^2" table:style-name="ce1">
            <text:p>0.115600233</text:p>
          </table:table-cell>
          <table:table-cell office:value-type="float" office:value="0.34000034329999984" table:formula="of:=ABS([.C152]-[.B152])" table:style-name="ce1">
            <text:p>0.340000343</text:p>
          </table:table-cell>
          <table:table-cell office:value-type="float" office:value="0.34000034329999984" table:formula="of:=[.C152]-[.B152]" table:style-name="ce1">
            <text:p>0.340000343</text:p>
          </table:table-cell>
          <table:table-cell table:number-columns-repeated="16378"/>
        </table:table-row>
        <table:table-row table:style-name="ro1">
          <table:table-cell office:value-type="float" office:value="1.6436202809870001E+18" table:style-name="ce1">
            <text:p>1.64362E+18</text:p>
          </table:table-cell>
          <table:table-cell office:value-type="float" office:value="13.359999656699999" table:style-name="ce1">
            <text:p>13.35999966</text:p>
          </table:table-cell>
          <table:table-cell office:value-type="float" office:value="13.7" table:style-name="ce1">
            <text:p>13.7</text:p>
          </table:table-cell>
          <table:table-cell office:value-type="float" office:value="0.11560023344411775" table:formula="of:=([.B153]-[.C153])^2" table:style-name="ce1">
            <text:p>0.115600233</text:p>
          </table:table-cell>
          <table:table-cell office:value-type="float" office:value="0.34000034329999984" table:formula="of:=ABS([.C153]-[.B153])" table:style-name="ce1">
            <text:p>0.340000343</text:p>
          </table:table-cell>
          <table:table-cell office:value-type="float" office:value="0.34000034329999984" table:formula="of:=[.C153]-[.B153]" table:style-name="ce1">
            <text:p>0.340000343</text:p>
          </table:table-cell>
          <table:table-cell table:number-columns-repeated="16378"/>
        </table:table-row>
        <table:table-row table:style-name="ro1">
          <table:table-cell office:value-type="float" office:value="1.6436202812269499E+18" table:style-name="ce1">
            <text:p>1.64362E+18</text:p>
          </table:table-cell>
          <table:table-cell office:value-type="float" office:value="13.3400001526" table:style-name="ce1">
            <text:p>13.34000015</text:p>
          </table:table-cell>
          <table:table-cell office:value-type="float" office:value="13.7" table:style-name="ce1">
            <text:p>13.7</text:p>
          </table:table-cell>
          <table:table-cell office:value-type="float" office:value="0.12959989012802273" table:formula="of:=([.B154]-[.C154])^2" table:style-name="ce1">
            <text:p>0.12959989</text:p>
          </table:table-cell>
          <table:table-cell office:value-type="float" office:value="0.35999984739999924" table:formula="of:=ABS([.C154]-[.B154])" table:style-name="ce1">
            <text:p>0.359999847</text:p>
          </table:table-cell>
          <table:table-cell office:value-type="float" office:value="0.35999984739999924" table:formula="of:=[.C154]-[.B154]" table:style-name="ce1">
            <text:p>0.359999847</text:p>
          </table:table-cell>
          <table:table-cell table:number-columns-repeated="16378"/>
        </table:table-row>
        <table:table-row table:style-name="ro1">
          <table:table-cell office:value-type="float" office:value="1.6436202814672699E+18" table:style-name="ce1">
            <text:p>1.64362E+18</text:p>
          </table:table-cell>
          <table:table-cell office:value-type="float" office:value="13.359999656699999" table:style-name="ce1">
            <text:p>13.35999966</text:p>
          </table:table-cell>
          <table:table-cell office:value-type="float" office:value="13.7" table:style-name="ce1">
            <text:p>13.7</text:p>
          </table:table-cell>
          <table:table-cell office:value-type="float" office:value="0.11560023344411775" table:formula="of:=([.B155]-[.C155])^2" table:style-name="ce1">
            <text:p>0.115600233</text:p>
          </table:table-cell>
          <table:table-cell office:value-type="float" office:value="0.34000034329999984" table:formula="of:=ABS([.C155]-[.B155])" table:style-name="ce1">
            <text:p>0.340000343</text:p>
          </table:table-cell>
          <table:table-cell office:value-type="float" office:value="0.34000034329999984" table:formula="of:=[.C155]-[.B155]" table:style-name="ce1">
            <text:p>0.340000343</text:p>
          </table:table-cell>
          <table:table-cell table:number-columns-repeated="16378"/>
        </table:table-row>
        <table:table-row table:style-name="ro1">
          <table:table-cell office:value-type="float" office:value="1.6436202817062999E+18" table:style-name="ce1">
            <text:p>1.64362E+18</text:p>
          </table:table-cell>
          <table:table-cell office:value-type="float" office:value="13.359999656699999" table:style-name="ce1">
            <text:p>13.35999966</text:p>
          </table:table-cell>
          <table:table-cell office:value-type="float" office:value="13.7" table:style-name="ce1">
            <text:p>13.7</text:p>
          </table:table-cell>
          <table:table-cell office:value-type="float" office:value="0.11560023344411775" table:formula="of:=([.B156]-[.C156])^2" table:style-name="ce1">
            <text:p>0.115600233</text:p>
          </table:table-cell>
          <table:table-cell office:value-type="float" office:value="0.34000034329999984" table:formula="of:=ABS([.C156]-[.B156])" table:style-name="ce1">
            <text:p>0.340000343</text:p>
          </table:table-cell>
          <table:table-cell office:value-type="float" office:value="0.34000034329999984" table:formula="of:=[.C156]-[.B156]" table:style-name="ce1">
            <text:p>0.340000343</text:p>
          </table:table-cell>
          <table:table-cell table:number-columns-repeated="16378"/>
        </table:table-row>
        <table:table-row table:number-rows-repeated="1048420" table:style-name="ro1">
          <table:table-cell table:number-columns-repeated="16384"/>
        </table:table-row>
      </table:table>
      <table:table table:name="max_intensity_filter" table:style-name="ta2">
        <table:table-column table:style-name="co1" table:default-cell-style-name="ce1"/>
        <table:table-column table:style-name="co2" table:default-cell-style-name="ce1"/>
        <table:table-column table:style-name="co3" table:number-columns-repeated="5" table:default-cell-style-name="ce1"/>
        <table:table-column table:style-name="co6" table:default-cell-style-name="ce2"/>
        <table:table-column table:style-name="co3" table:number-columns-repeated="2" table:default-cell-style-name="ce1"/>
        <table:table-column table:style-name="co5" table:number-columns-repeated="16374" table:default-cell-style-name="ce1"/>
        <table:table-row table:style-name="ro1">
          <table:table-cell office:value-type="string" table:style-name="ce1">
            <text:p>%time</text:p>
          </table:table-cell>
          <table:table-cell office:value-type="string" table:style-name="ce1">
            <text:p>field.range</text:p>
          </table:table-cell>
          <table:table-cell office:value-type="string" table:style-name="ce1">
            <text:p>Reference</text:p>
          </table:table-cell>
          <table:table-cell office:value-type="string" table:style-name="ce1">
            <text:p>squared error</text:p>
          </table:table-cell>
          <table:table-cell office:value-type="string" table:style-name="ce1">
            <text:p>Abs error</text:p>
          </table:table-cell>
          <table:table-cell office:value-type="string" table:style-name="ce1">
            <text:p>Error</text:p>
          </table:table-cell>
          <table:table-cell table:style-name="ce1"/>
          <table:table-cell table:style-name="ce2"/>
          <table:table-cell table:number-columns-repeated="16376"/>
        </table:table-row>
        <table:table-row table:style-name="ro1">
          <table:table-cell office:value-type="float" office:value="1.64365217796849E+18" table:style-name="ce1">
            <text:p>1.64365E+18</text:p>
          </table:table-cell>
          <table:table-cell office:value-type="float" office:value="13.809523582500001" table:style-name="ce1">
            <text:p>13.80952358</text:p>
          </table:table-cell>
          <table:table-cell office:value-type="float" office:value="13.7" table:style-name="ce1">
            <text:p>13.7</text:p>
          </table:table-cell>
          <table:table-cell office:value-type="float" office:value="1.1995415123634608E-2" table:formula="of:=([.B2]-[.C2])^2" table:style-name="ce1">
            <text:p>0.011995415</text:p>
          </table:table-cell>
          <table:table-cell office:value-type="float" office:value="0.10952358250000138" table:formula="of:=ABS([.C2]-[.B2])" table:style-name="ce1">
            <text:p>0.109523583</text:p>
          </table:table-cell>
          <table:table-cell office:value-type="float" office:value="-0.10952358250000138" table:formula="of:=[.C2]-[.B2]" table:style-name="ce1">
            <text:p>-0.109523583</text:p>
          </table:table-cell>
          <table:table-cell table:style-name="ce1"/>
          <table:table-cell office:value-type="string" table:style-name="ce3">
            <text:p>Mean Range</text:p>
          </table:table-cell>
          <table:table-cell table:number-columns-repeated="16376"/>
        </table:table-row>
        <table:table-row table:style-name="ro1">
          <table:table-cell office:value-type="float" office:value="1.64365217834755E+18" table:style-name="ce1">
            <text:p>1.64365E+18</text:p>
          </table:table-cell>
          <table:table-cell office:value-type="float" office:value="13.690476417499999" table:style-name="ce1">
            <text:p>13.69047642</text:p>
          </table:table-cell>
          <table:table-cell office:value-type="float" office:value="13.7" table:style-name="ce1">
            <text:p>13.7</text:p>
          </table:table-cell>
          <table:table-cell office:value-type="float" office:value="9.0698623634305497E-5" table:formula="of:=([.B3]-[.C3])^2" table:style-name="ce1">
            <text:p>9.06986E-05</text:p>
          </table:table-cell>
          <table:table-cell office:value-type="float" office:value="9.5235824999999608E-3" table:formula="of:=ABS([.C3]-[.B3])" table:style-name="ce1">
            <text:p>0.009523582</text:p>
          </table:table-cell>
          <table:table-cell office:value-type="float" office:value="9.5235824999999608E-3" table:formula="of:=[.C3]-[.B3]" table:style-name="ce1">
            <text:p>0.009523582</text:p>
          </table:table-cell>
          <table:table-cell table:style-name="ce1"/>
          <table:table-cell office:value-type="float" office:value="13.739981179183157" table:formula="of:=AVERAGE([.B2:.B102])" table:style-name="ce4">
            <text:p>13.73998118</text:p>
          </table:table-cell>
          <table:table-cell table:number-columns-repeated="16376"/>
        </table:table-row>
        <table:table-row table:style-name="ro1">
          <table:table-cell office:value-type="float" office:value="1.6436521787127601E+18" table:style-name="ce1">
            <text:p>1.64365E+18</text:p>
          </table:table-cell>
          <table:table-cell office:value-type="float" office:value="13.809523582500001" table:style-name="ce1">
            <text:p>13.80952358</text:p>
          </table:table-cell>
          <table:table-cell office:value-type="float" office:value="13.7" table:style-name="ce1">
            <text:p>13.7</text:p>
          </table:table-cell>
          <table:table-cell office:value-type="float" office:value="1.1995415123634608E-2" table:formula="of:=([.B4]-[.C4])^2" table:style-name="ce1">
            <text:p>0.011995415</text:p>
          </table:table-cell>
          <table:table-cell office:value-type="float" office:value="0.10952358250000138" table:formula="of:=ABS([.C4]-[.B4])" table:style-name="ce1">
            <text:p>0.109523583</text:p>
          </table:table-cell>
          <table:table-cell office:value-type="float" office:value="-0.10952358250000138" table:formula="of:=[.C4]-[.B4]" table:style-name="ce1">
            <text:p>-0.109523583</text:p>
          </table:table-cell>
          <table:table-cell table:style-name="ce1"/>
          <table:table-cell table:style-name="ce2"/>
          <table:table-cell table:number-columns-repeated="16376"/>
        </table:table-row>
        <table:table-row table:style-name="ro1">
          <table:table-cell office:value-type="float" office:value="1.6436521790760901E+18" table:style-name="ce1">
            <text:p>1.64365E+18</text:p>
          </table:table-cell>
          <table:table-cell office:value-type="float" office:value="13.809523582500001" table:style-name="ce1">
            <text:p>13.80952358</text:p>
          </table:table-cell>
          <table:table-cell office:value-type="float" office:value="13.7" table:style-name="ce1">
            <text:p>13.7</text:p>
          </table:table-cell>
          <table:table-cell office:value-type="float" office:value="1.1995415123634608E-2" table:formula="of:=([.B5]-[.C5])^2" table:style-name="ce1">
            <text:p>0.011995415</text:p>
          </table:table-cell>
          <table:table-cell office:value-type="float" office:value="0.10952358250000138" table:formula="of:=ABS([.C5]-[.B5])" table:style-name="ce1">
            <text:p>0.109523583</text:p>
          </table:table-cell>
          <table:table-cell office:value-type="float" office:value="-0.10952358250000138" table:formula="of:=[.C5]-[.B5]" table:style-name="ce1">
            <text:p>-0.109523583</text:p>
          </table:table-cell>
          <table:table-cell table:style-name="ce1"/>
          <table:table-cell office:value-type="string" table:style-name="ce3">
            <text:p>MSE</text:p>
          </table:table-cell>
          <table:table-cell table:number-columns-repeated="16376"/>
        </table:table-row>
        <table:table-row table:style-name="ro1">
          <table:table-cell office:value-type="float" office:value="1.6436521794468201E+18" table:style-name="ce1">
            <text:p>1.64365E+18</text:p>
          </table:table-cell>
          <table:table-cell office:value-type="float" office:value="13.809523582500001" table:style-name="ce1">
            <text:p>13.80952358</text:p>
          </table:table-cell>
          <table:table-cell office:value-type="float" office:value="13.7" table:style-name="ce1">
            <text:p>13.7</text:p>
          </table:table-cell>
          <table:table-cell office:value-type="float" office:value="1.1995415123634608E-2" table:formula="of:=([.B6]-[.C6])^2" table:style-name="ce1">
            <text:p>0.011995415</text:p>
          </table:table-cell>
          <table:table-cell office:value-type="float" office:value="0.10952358250000138" table:formula="of:=ABS([.C6]-[.B6])" table:style-name="ce1">
            <text:p>0.109523583</text:p>
          </table:table-cell>
          <table:table-cell office:value-type="float" office:value="-0.10952358250000138" table:formula="of:=[.C6]-[.B6]" table:style-name="ce1">
            <text:p>-0.109523583</text:p>
          </table:table-cell>
          <table:table-cell table:style-name="ce1"/>
          <table:table-cell office:value-type="float" office:value="5.0411747919512665E-3" table:formula="of:=AVERAGE([.D2:.D102])" table:style-name="ce4">
            <text:p>0.005041175</text:p>
          </table:table-cell>
          <table:table-cell table:number-columns-repeated="16376"/>
        </table:table-row>
        <table:table-row table:style-name="ro1">
          <table:table-cell office:value-type="float" office:value="1.64365217981631E+18" table:style-name="ce1">
            <text:p>1.64365E+18</text:p>
          </table:table-cell>
          <table:table-cell office:value-type="float" office:value="13.809523582500001" table:style-name="ce1">
            <text:p>13.80952358</text:p>
          </table:table-cell>
          <table:table-cell office:value-type="float" office:value="13.7" table:style-name="ce1">
            <text:p>13.7</text:p>
          </table:table-cell>
          <table:table-cell office:value-type="float" office:value="1.1995415123634608E-2" table:formula="of:=([.B7]-[.C7])^2" table:style-name="ce1">
            <text:p>0.011995415</text:p>
          </table:table-cell>
          <table:table-cell office:value-type="float" office:value="0.10952358250000138" table:formula="of:=ABS([.C7]-[.B7])" table:style-name="ce1">
            <text:p>0.109523583</text:p>
          </table:table-cell>
          <table:table-cell office:value-type="float" office:value="-0.10952358250000138" table:formula="of:=[.C7]-[.B7]" table:style-name="ce1">
            <text:p>-0.109523583</text:p>
          </table:table-cell>
          <table:table-cell table:style-name="ce1"/>
          <table:table-cell table:style-name="ce2"/>
          <table:table-cell table:number-columns-repeated="16376"/>
        </table:table-row>
        <table:table-row table:style-name="ro1">
          <table:table-cell office:value-type="float" office:value="1.6436521801837499E+18" table:style-name="ce1">
            <text:p>1.64365E+18</text:p>
          </table:table-cell>
          <table:table-cell office:value-type="float" office:value="13.690476417499999" table:style-name="ce1">
            <text:p>13.69047642</text:p>
          </table:table-cell>
          <table:table-cell office:value-type="float" office:value="13.7" table:style-name="ce1">
            <text:p>13.7</text:p>
          </table:table-cell>
          <table:table-cell office:value-type="float" office:value="9.0698623634305497E-5" table:formula="of:=([.B8]-[.C8])^2" table:style-name="ce1">
            <text:p>9.06986E-05</text:p>
          </table:table-cell>
          <table:table-cell office:value-type="float" office:value="9.5235824999999608E-3" table:formula="of:=ABS([.C8]-[.B8])" table:style-name="ce1">
            <text:p>0.009523582</text:p>
          </table:table-cell>
          <table:table-cell office:value-type="float" office:value="9.5235824999999608E-3" table:formula="of:=[.C8]-[.B8]" table:style-name="ce1">
            <text:p>0.009523582</text:p>
          </table:table-cell>
          <table:table-cell table:style-name="ce1"/>
          <table:table-cell office:value-type="string" table:style-name="ce3">
            <text:p>RMSE</text:p>
          </table:table-cell>
          <table:table-cell table:number-columns-repeated="16376"/>
        </table:table-row>
        <table:table-row table:style-name="ro1">
          <table:table-cell office:value-type="float" office:value="1.6436521805448699E+18" table:style-name="ce1">
            <text:p>1.64365E+18</text:p>
          </table:table-cell>
          <table:table-cell office:value-type="float" office:value="13.690476417499999" table:style-name="ce1">
            <text:p>13.69047642</text:p>
          </table:table-cell>
          <table:table-cell office:value-type="float" office:value="13.7" table:style-name="ce1">
            <text:p>13.7</text:p>
          </table:table-cell>
          <table:table-cell office:value-type="float" office:value="9.0698623634305497E-5" table:formula="of:=([.B9]-[.C9])^2" table:style-name="ce1">
            <text:p>9.06986E-05</text:p>
          </table:table-cell>
          <table:table-cell office:value-type="float" office:value="9.5235824999999608E-3" table:formula="of:=ABS([.C9]-[.B9])" table:style-name="ce1">
            <text:p>0.009523582</text:p>
          </table:table-cell>
          <table:table-cell office:value-type="float" office:value="9.5235824999999608E-3" table:formula="of:=[.C9]-[.B9]" table:style-name="ce1">
            <text:p>0.009523582</text:p>
          </table:table-cell>
          <table:table-cell table:style-name="ce1"/>
          <table:table-cell office:value-type="float" office:value="7.1001230918564126E-2" table:formula="of:=SQRT([.H6])" table:style-name="ce4">
            <text:p>0.071001231</text:p>
          </table:table-cell>
          <table:table-cell table:number-columns-repeated="16376"/>
        </table:table-row>
        <table:table-row table:style-name="ro1">
          <table:table-cell office:value-type="float" office:value="1.6436521809044201E+18" table:style-name="ce1">
            <text:p>1.64365E+18</text:p>
          </table:table-cell>
          <table:table-cell office:value-type="float" office:value="13.809523582500001" table:style-name="ce1">
            <text:p>13.80952358</text:p>
          </table:table-cell>
          <table:table-cell office:value-type="float" office:value="13.7" table:style-name="ce1">
            <text:p>13.7</text:p>
          </table:table-cell>
          <table:table-cell office:value-type="float" office:value="1.1995415123634608E-2" table:formula="of:=([.B10]-[.C10])^2" table:style-name="ce1">
            <text:p>0.011995415</text:p>
          </table:table-cell>
          <table:table-cell office:value-type="float" office:value="0.10952358250000138" table:formula="of:=ABS([.C10]-[.B10])" table:style-name="ce1">
            <text:p>0.109523583</text:p>
          </table:table-cell>
          <table:table-cell office:value-type="float" office:value="-0.10952358250000138" table:formula="of:=[.C10]-[.B10]" table:style-name="ce1">
            <text:p>-0.109523583</text:p>
          </table:table-cell>
          <table:table-cell table:style-name="ce1"/>
          <table:table-cell table:style-name="ce2"/>
          <table:table-cell table:number-columns-repeated="16376"/>
        </table:table-row>
        <table:table-row table:style-name="ro1">
          <table:table-cell office:value-type="float" office:value="1.6436521812758899E+18" table:style-name="ce1">
            <text:p>1.64365E+18</text:p>
          </table:table-cell>
          <table:table-cell office:value-type="float" office:value="13.809523582500001" table:style-name="ce1">
            <text:p>13.80952358</text:p>
          </table:table-cell>
          <table:table-cell office:value-type="float" office:value="13.7" table:style-name="ce1">
            <text:p>13.7</text:p>
          </table:table-cell>
          <table:table-cell office:value-type="float" office:value="1.1995415123634608E-2" table:formula="of:=([.B11]-[.C11])^2" table:style-name="ce1">
            <text:p>0.011995415</text:p>
          </table:table-cell>
          <table:table-cell office:value-type="float" office:value="0.10952358250000138" table:formula="of:=ABS([.C11]-[.B11])" table:style-name="ce1">
            <text:p>0.109523583</text:p>
          </table:table-cell>
          <table:table-cell office:value-type="float" office:value="-0.10952358250000138" table:formula="of:=[.C11]-[.B11]" table:style-name="ce1">
            <text:p>-0.109523583</text:p>
          </table:table-cell>
          <table:table-cell table:style-name="ce1"/>
          <table:table-cell office:value-type="string" table:style-name="ce3">
            <text:p>MAE</text:p>
          </table:table-cell>
          <table:table-cell table:number-columns-repeated="16376"/>
        </table:table-row>
        <table:table-row table:style-name="ro1">
          <table:table-cell office:value-type="float" office:value="1.64365218163795E+18" table:style-name="ce1">
            <text:p>1.64365E+18</text:p>
          </table:table-cell>
          <table:table-cell office:value-type="float" office:value="13.809523582500001" table:style-name="ce1">
            <text:p>13.80952358</text:p>
          </table:table-cell>
          <table:table-cell office:value-type="float" office:value="13.7" table:style-name="ce1">
            <text:p>13.7</text:p>
          </table:table-cell>
          <table:table-cell office:value-type="float" office:value="1.1995415123634608E-2" table:formula="of:=([.B12]-[.C12])^2" table:style-name="ce1">
            <text:p>0.011995415</text:p>
          </table:table-cell>
          <table:table-cell office:value-type="float" office:value="0.10952358250000138" table:formula="of:=ABS([.C12]-[.B12])" table:style-name="ce1">
            <text:p>0.109523583</text:p>
          </table:table-cell>
          <table:table-cell office:value-type="float" office:value="-0.10952358250000138" table:formula="of:=[.C12]-[.B12]" table:style-name="ce1">
            <text:p>-0.109523583</text:p>
          </table:table-cell>
          <table:table-cell table:style-name="ce1"/>
          <table:table-cell office:value-type="float" office:value="5.1107740915842137E-2" table:formula="of:=AVERAGE([.E2:.E102])" table:style-name="ce4">
            <text:p>0.051107741</text:p>
          </table:table-cell>
          <table:table-cell table:number-columns-repeated="16376"/>
        </table:table-row>
        <table:table-row table:style-name="ro1">
          <table:table-cell office:value-type="float" office:value="1.64365218200835E+18" table:style-name="ce1">
            <text:p>1.64365E+18</text:p>
          </table:table-cell>
          <table:table-cell office:value-type="float" office:value="13.809523582500001" table:style-name="ce1">
            <text:p>13.80952358</text:p>
          </table:table-cell>
          <table:table-cell office:value-type="float" office:value="13.7" table:style-name="ce1">
            <text:p>13.7</text:p>
          </table:table-cell>
          <table:table-cell office:value-type="float" office:value="1.1995415123634608E-2" table:formula="of:=([.B13]-[.C13])^2" table:style-name="ce1">
            <text:p>0.011995415</text:p>
          </table:table-cell>
          <table:table-cell office:value-type="float" office:value="0.10952358250000138" table:formula="of:=ABS([.C13]-[.B13])" table:style-name="ce1">
            <text:p>0.109523583</text:p>
          </table:table-cell>
          <table:table-cell office:value-type="float" office:value="-0.10952358250000138" table:formula="of:=[.C13]-[.B13]" table:style-name="ce1">
            <text:p>-0.109523583</text:p>
          </table:table-cell>
          <table:table-cell table:style-name="ce1"/>
          <table:table-cell table:style-name="ce2"/>
          <table:table-cell table:number-columns-repeated="16376"/>
        </table:table-row>
        <table:table-row table:style-name="ro1">
          <table:table-cell office:value-type="float" office:value="1.6436521823691599E+18" table:style-name="ce1">
            <text:p>1.64365E+18</text:p>
          </table:table-cell>
          <table:table-cell office:value-type="float" office:value="13.809523582500001" table:style-name="ce1">
            <text:p>13.80952358</text:p>
          </table:table-cell>
          <table:table-cell office:value-type="float" office:value="13.7" table:style-name="ce1">
            <text:p>13.7</text:p>
          </table:table-cell>
          <table:table-cell office:value-type="float" office:value="1.1995415123634608E-2" table:formula="of:=([.B14]-[.C14])^2" table:style-name="ce1">
            <text:p>0.011995415</text:p>
          </table:table-cell>
          <table:table-cell office:value-type="float" office:value="0.10952358250000138" table:formula="of:=ABS([.C14]-[.B14])" table:style-name="ce1">
            <text:p>0.109523583</text:p>
          </table:table-cell>
          <table:table-cell office:value-type="float" office:value="-0.10952358250000138" table:formula="of:=[.C14]-[.B14]" table:style-name="ce1">
            <text:p>-0.109523583</text:p>
          </table:table-cell>
          <table:table-cell table:style-name="ce1"/>
          <table:table-cell office:value-type="string" table:style-name="ce3">
            <text:p>MBE</text:p>
          </table:table-cell>
          <table:table-cell table:number-columns-repeated="16376"/>
        </table:table-row>
        <table:table-row table:style-name="ro1">
          <table:table-cell office:value-type="float" office:value="1.6436521827338399E+18" table:style-name="ce1">
            <text:p>1.64365E+18</text:p>
          </table:table-cell>
          <table:table-cell office:value-type="float" office:value="13.690476417499999" table:style-name="ce1">
            <text:p>13.69047642</text:p>
          </table:table-cell>
          <table:table-cell office:value-type="float" office:value="13.7" table:style-name="ce1">
            <text:p>13.7</text:p>
          </table:table-cell>
          <table:table-cell office:value-type="float" office:value="9.0698623634305497E-5" table:formula="of:=([.B15]-[.C15])^2" table:style-name="ce1">
            <text:p>9.06986E-05</text:p>
          </table:table-cell>
          <table:table-cell office:value-type="float" office:value="9.5235824999999608E-3" table:formula="of:=ABS([.C15]-[.B15])" table:style-name="ce1">
            <text:p>0.009523582</text:p>
          </table:table-cell>
          <table:table-cell office:value-type="float" office:value="9.5235824999999608E-3" table:formula="of:=[.C15]-[.B15]" table:style-name="ce1">
            <text:p>0.009523582</text:p>
          </table:table-cell>
          <table:table-cell table:style-name="ce1"/>
          <table:table-cell office:value-type="float" office:value="-3.9981179183168916E-2" table:formula="of:=AVERAGE([.F2:.F102])" table:style-name="ce4">
            <text:p>-0.039981179</text:p>
          </table:table-cell>
          <table:table-cell table:number-columns-repeated="16376"/>
        </table:table-row>
        <table:table-row table:style-name="ro1">
          <table:table-cell office:value-type="float" office:value="1.6436521830862899E+18" table:style-name="ce1">
            <text:p>1.64365E+18</text:p>
          </table:table-cell>
          <table:table-cell office:value-type="float" office:value="13.690476417499999" table:style-name="ce1">
            <text:p>13.69047642</text:p>
          </table:table-cell>
          <table:table-cell office:value-type="float" office:value="13.7" table:style-name="ce1">
            <text:p>13.7</text:p>
          </table:table-cell>
          <table:table-cell office:value-type="float" office:value="9.0698623634305497E-5" table:formula="of:=([.B16]-[.C16])^2" table:style-name="ce1">
            <text:p>9.06986E-05</text:p>
          </table:table-cell>
          <table:table-cell office:value-type="float" office:value="9.5235824999999608E-3" table:formula="of:=ABS([.C16]-[.B16])" table:style-name="ce1">
            <text:p>0.009523582</text:p>
          </table:table-cell>
          <table:table-cell office:value-type="float" office:value="9.5235824999999608E-3" table:formula="of:=[.C16]-[.B16]" table:style-name="ce1">
            <text:p>0.009523582</text:p>
          </table:table-cell>
          <table:table-cell table:style-name="ce1"/>
          <table:table-cell table:style-name="ce2"/>
          <table:table-cell table:number-columns-repeated="16376"/>
        </table:table-row>
        <table:table-row table:style-name="ro1">
          <table:table-cell office:value-type="float" office:value="1.6436521834498199E+18" table:style-name="ce1">
            <text:p>1.64365E+18</text:p>
          </table:table-cell>
          <table:table-cell office:value-type="float" office:value="13.809523582500001" table:style-name="ce1">
            <text:p>13.80952358</text:p>
          </table:table-cell>
          <table:table-cell office:value-type="float" office:value="13.7" table:style-name="ce1">
            <text:p>13.7</text:p>
          </table:table-cell>
          <table:table-cell office:value-type="float" office:value="1.1995415123634608E-2" table:formula="of:=([.B17]-[.C17])^2" table:style-name="ce1">
            <text:p>0.011995415</text:p>
          </table:table-cell>
          <table:table-cell office:value-type="float" office:value="0.10952358250000138" table:formula="of:=ABS([.C17]-[.B17])" table:style-name="ce1">
            <text:p>0.109523583</text:p>
          </table:table-cell>
          <table:table-cell office:value-type="float" office:value="-0.10952358250000138" table:formula="of:=[.C17]-[.B17]" table:style-name="ce1">
            <text:p>-0.109523583</text:p>
          </table:table-cell>
          <table:table-cell table:number-columns-repeated="16378"/>
        </table:table-row>
        <table:table-row table:style-name="ro1">
          <table:table-cell office:value-type="float" office:value="1.6436521838197299E+18" table:style-name="ce1">
            <text:p>1.64365E+18</text:p>
          </table:table-cell>
          <table:table-cell office:value-type="float" office:value="13.809523582500001" table:style-name="ce1">
            <text:p>13.80952358</text:p>
          </table:table-cell>
          <table:table-cell office:value-type="float" office:value="13.7" table:style-name="ce1">
            <text:p>13.7</text:p>
          </table:table-cell>
          <table:table-cell office:value-type="float" office:value="1.1995415123634608E-2" table:formula="of:=([.B18]-[.C18])^2" table:style-name="ce1">
            <text:p>0.011995415</text:p>
          </table:table-cell>
          <table:table-cell office:value-type="float" office:value="0.10952358250000138" table:formula="of:=ABS([.C18]-[.B18])" table:style-name="ce1">
            <text:p>0.109523583</text:p>
          </table:table-cell>
          <table:table-cell office:value-type="float" office:value="-0.10952358250000138" table:formula="of:=[.C18]-[.B18]" table:style-name="ce1">
            <text:p>-0.109523583</text:p>
          </table:table-cell>
          <table:table-cell table:number-columns-repeated="16378"/>
        </table:table-row>
        <table:table-row table:style-name="ro1">
          <table:table-cell office:value-type="float" office:value="1.64365218418962E+18" table:style-name="ce1">
            <text:p>1.64365E+18</text:p>
          </table:table-cell>
          <table:table-cell office:value-type="float" office:value="13.690476417499999" table:style-name="ce1">
            <text:p>13.69047642</text:p>
          </table:table-cell>
          <table:table-cell office:value-type="float" office:value="13.7" table:style-name="ce1">
            <text:p>13.7</text:p>
          </table:table-cell>
          <table:table-cell office:value-type="float" office:value="9.0698623634305497E-5" table:formula="of:=([.B19]-[.C19])^2" table:style-name="ce1">
            <text:p>9.06986E-05</text:p>
          </table:table-cell>
          <table:table-cell office:value-type="float" office:value="9.5235824999999608E-3" table:formula="of:=ABS([.C19]-[.B19])" table:style-name="ce1">
            <text:p>0.009523582</text:p>
          </table:table-cell>
          <table:table-cell office:value-type="float" office:value="9.5235824999999608E-3" table:formula="of:=[.C19]-[.B19]" table:style-name="ce1">
            <text:p>0.009523582</text:p>
          </table:table-cell>
          <table:table-cell table:number-columns-repeated="16378"/>
        </table:table-row>
        <table:table-row table:style-name="ro1">
          <table:table-cell office:value-type="float" office:value="1.64365218455389E+18" table:style-name="ce1">
            <text:p>1.64365E+18</text:p>
          </table:table-cell>
          <table:table-cell office:value-type="float" office:value="13.690476417499999" table:style-name="ce1">
            <text:p>13.69047642</text:p>
          </table:table-cell>
          <table:table-cell office:value-type="float" office:value="13.7" table:style-name="ce1">
            <text:p>13.7</text:p>
          </table:table-cell>
          <table:table-cell office:value-type="float" office:value="9.0698623634305497E-5" table:formula="of:=([.B20]-[.C20])^2" table:style-name="ce1">
            <text:p>9.06986E-05</text:p>
          </table:table-cell>
          <table:table-cell office:value-type="float" office:value="9.5235824999999608E-3" table:formula="of:=ABS([.C20]-[.B20])" table:style-name="ce1">
            <text:p>0.009523582</text:p>
          </table:table-cell>
          <table:table-cell office:value-type="float" office:value="9.5235824999999608E-3" table:formula="of:=[.C20]-[.B20]" table:style-name="ce1">
            <text:p>0.009523582</text:p>
          </table:table-cell>
          <table:table-cell table:number-columns-repeated="16378"/>
        </table:table-row>
        <table:table-row table:style-name="ro1">
          <table:table-cell office:value-type="float" office:value="1.6436521849134799E+18" table:style-name="ce1">
            <text:p>1.64365E+18</text:p>
          </table:table-cell>
          <table:table-cell office:value-type="float" office:value="13.690476417499999" table:style-name="ce1">
            <text:p>13.69047642</text:p>
          </table:table-cell>
          <table:table-cell office:value-type="float" office:value="13.7" table:style-name="ce1">
            <text:p>13.7</text:p>
          </table:table-cell>
          <table:table-cell office:value-type="float" office:value="9.0698623634305497E-5" table:formula="of:=([.B21]-[.C21])^2" table:style-name="ce1">
            <text:p>9.06986E-05</text:p>
          </table:table-cell>
          <table:table-cell office:value-type="float" office:value="9.5235824999999608E-3" table:formula="of:=ABS([.C21]-[.B21])" table:style-name="ce1">
            <text:p>0.009523582</text:p>
          </table:table-cell>
          <table:table-cell office:value-type="float" office:value="9.5235824999999608E-3" table:formula="of:=[.C21]-[.B21]" table:style-name="ce1">
            <text:p>0.009523582</text:p>
          </table:table-cell>
          <table:table-cell table:number-columns-repeated="16378"/>
        </table:table-row>
        <table:table-row table:style-name="ro1">
          <table:table-cell office:value-type="float" office:value="1.6436521852779599E+18" table:style-name="ce1">
            <text:p>1.64365E+18</text:p>
          </table:table-cell>
          <table:table-cell office:value-type="float" office:value="13.690476417499999" table:style-name="ce1">
            <text:p>13.69047642</text:p>
          </table:table-cell>
          <table:table-cell office:value-type="float" office:value="13.7" table:style-name="ce1">
            <text:p>13.7</text:p>
          </table:table-cell>
          <table:table-cell office:value-type="float" office:value="9.0698623634305497E-5" table:formula="of:=([.B22]-[.C22])^2" table:style-name="ce1">
            <text:p>9.06986E-05</text:p>
          </table:table-cell>
          <table:table-cell office:value-type="float" office:value="9.5235824999999608E-3" table:formula="of:=ABS([.C22]-[.B22])" table:style-name="ce1">
            <text:p>0.009523582</text:p>
          </table:table-cell>
          <table:table-cell office:value-type="float" office:value="9.5235824999999608E-3" table:formula="of:=[.C22]-[.B22]" table:style-name="ce1">
            <text:p>0.009523582</text:p>
          </table:table-cell>
          <table:table-cell table:number-columns-repeated="16378"/>
        </table:table-row>
        <table:table-row table:style-name="ro1">
          <table:table-cell office:value-type="float" office:value="1.6436521856454799E+18" table:style-name="ce1">
            <text:p>1.64365E+18</text:p>
          </table:table-cell>
          <table:table-cell office:value-type="float" office:value="13.690476417499999" table:style-name="ce1">
            <text:p>13.69047642</text:p>
          </table:table-cell>
          <table:table-cell office:value-type="float" office:value="13.7" table:style-name="ce1">
            <text:p>13.7</text:p>
          </table:table-cell>
          <table:table-cell office:value-type="float" office:value="9.0698623634305497E-5" table:formula="of:=([.B23]-[.C23])^2" table:style-name="ce1">
            <text:p>9.06986E-05</text:p>
          </table:table-cell>
          <table:table-cell office:value-type="float" office:value="9.5235824999999608E-3" table:formula="of:=ABS([.C23]-[.B23])" table:style-name="ce1">
            <text:p>0.009523582</text:p>
          </table:table-cell>
          <table:table-cell office:value-type="float" office:value="9.5235824999999608E-3" table:formula="of:=[.C23]-[.B23]" table:style-name="ce1">
            <text:p>0.009523582</text:p>
          </table:table-cell>
          <table:table-cell table:number-columns-repeated="16378"/>
        </table:table-row>
        <table:table-row table:style-name="ro1">
          <table:table-cell office:value-type="float" office:value="1.64365218601326E+18" table:style-name="ce1">
            <text:p>1.64365E+18</text:p>
          </table:table-cell>
          <table:table-cell office:value-type="float" office:value="13.690476417499999" table:style-name="ce1">
            <text:p>13.69047642</text:p>
          </table:table-cell>
          <table:table-cell office:value-type="float" office:value="13.7" table:style-name="ce1">
            <text:p>13.7</text:p>
          </table:table-cell>
          <table:table-cell office:value-type="float" office:value="9.0698623634305497E-5" table:formula="of:=([.B24]-[.C24])^2" table:style-name="ce1">
            <text:p>9.06986E-05</text:p>
          </table:table-cell>
          <table:table-cell office:value-type="float" office:value="9.5235824999999608E-3" table:formula="of:=ABS([.C24]-[.B24])" table:style-name="ce1">
            <text:p>0.009523582</text:p>
          </table:table-cell>
          <table:table-cell office:value-type="float" office:value="9.5235824999999608E-3" table:formula="of:=[.C24]-[.B24]" table:style-name="ce1">
            <text:p>0.009523582</text:p>
          </table:table-cell>
          <table:table-cell table:number-columns-repeated="16378"/>
        </table:table-row>
        <table:table-row table:style-name="ro1">
          <table:table-cell office:value-type="float" office:value="1.6436521863749801E+18" table:style-name="ce1">
            <text:p>1.64365E+18</text:p>
          </table:table-cell>
          <table:table-cell office:value-type="float" office:value="13.690476417499999" table:style-name="ce1">
            <text:p>13.69047642</text:p>
          </table:table-cell>
          <table:table-cell office:value-type="float" office:value="13.7" table:style-name="ce1">
            <text:p>13.7</text:p>
          </table:table-cell>
          <table:table-cell office:value-type="float" office:value="9.0698623634305497E-5" table:formula="of:=([.B25]-[.C25])^2" table:style-name="ce1">
            <text:p>9.06986E-05</text:p>
          </table:table-cell>
          <table:table-cell office:value-type="float" office:value="9.5235824999999608E-3" table:formula="of:=ABS([.C25]-[.B25])" table:style-name="ce1">
            <text:p>0.009523582</text:p>
          </table:table-cell>
          <table:table-cell office:value-type="float" office:value="9.5235824999999608E-3" table:formula="of:=[.C25]-[.B25]" table:style-name="ce1">
            <text:p>0.009523582</text:p>
          </table:table-cell>
          <table:table-cell table:number-columns-repeated="16378"/>
        </table:table-row>
        <table:table-row table:style-name="ro1">
          <table:table-cell office:value-type="float" office:value="1.6436521867374999E+18" table:style-name="ce1">
            <text:p>1.64365E+18</text:p>
          </table:table-cell>
          <table:table-cell office:value-type="float" office:value="13.690476417499999" table:style-name="ce1">
            <text:p>13.69047642</text:p>
          </table:table-cell>
          <table:table-cell office:value-type="float" office:value="13.7" table:style-name="ce1">
            <text:p>13.7</text:p>
          </table:table-cell>
          <table:table-cell office:value-type="float" office:value="9.0698623634305497E-5" table:formula="of:=([.B26]-[.C26])^2" table:style-name="ce1">
            <text:p>9.06986E-05</text:p>
          </table:table-cell>
          <table:table-cell office:value-type="float" office:value="9.5235824999999608E-3" table:formula="of:=ABS([.C26]-[.B26])" table:style-name="ce1">
            <text:p>0.009523582</text:p>
          </table:table-cell>
          <table:table-cell office:value-type="float" office:value="9.5235824999999608E-3" table:formula="of:=[.C26]-[.B26]" table:style-name="ce1">
            <text:p>0.009523582</text:p>
          </table:table-cell>
          <table:table-cell table:number-columns-repeated="16378"/>
        </table:table-row>
        <table:table-row table:style-name="ro1">
          <table:table-cell office:value-type="float" office:value="1.64365218710558E+18" table:style-name="ce1">
            <text:p>1.64365E+18</text:p>
          </table:table-cell>
          <table:table-cell office:value-type="float" office:value="13.690476417499999" table:style-name="ce1">
            <text:p>13.69047642</text:p>
          </table:table-cell>
          <table:table-cell office:value-type="float" office:value="13.7" table:style-name="ce1">
            <text:p>13.7</text:p>
          </table:table-cell>
          <table:table-cell office:value-type="float" office:value="9.0698623634305497E-5" table:formula="of:=([.B27]-[.C27])^2" table:style-name="ce1">
            <text:p>9.06986E-05</text:p>
          </table:table-cell>
          <table:table-cell office:value-type="float" office:value="9.5235824999999608E-3" table:formula="of:=ABS([.C27]-[.B27])" table:style-name="ce1">
            <text:p>0.009523582</text:p>
          </table:table-cell>
          <table:table-cell office:value-type="float" office:value="9.5235824999999608E-3" table:formula="of:=[.C27]-[.B27]" table:style-name="ce1">
            <text:p>0.009523582</text:p>
          </table:table-cell>
          <table:table-cell table:number-columns-repeated="16378"/>
        </table:table-row>
        <table:table-row table:style-name="ro1">
          <table:table-cell office:value-type="float" office:value="1.6436521874781E+18" table:style-name="ce1">
            <text:p>1.64365E+18</text:p>
          </table:table-cell>
          <table:table-cell office:value-type="float" office:value="13.690476417499999" table:style-name="ce1">
            <text:p>13.69047642</text:p>
          </table:table-cell>
          <table:table-cell office:value-type="float" office:value="13.7" table:style-name="ce1">
            <text:p>13.7</text:p>
          </table:table-cell>
          <table:table-cell office:value-type="float" office:value="9.0698623634305497E-5" table:formula="of:=([.B28]-[.C28])^2" table:style-name="ce1">
            <text:p>9.06986E-05</text:p>
          </table:table-cell>
          <table:table-cell office:value-type="float" office:value="9.5235824999999608E-3" table:formula="of:=ABS([.C28]-[.B28])" table:style-name="ce1">
            <text:p>0.009523582</text:p>
          </table:table-cell>
          <table:table-cell office:value-type="float" office:value="9.5235824999999608E-3" table:formula="of:=[.C28]-[.B28]" table:style-name="ce1">
            <text:p>0.009523582</text:p>
          </table:table-cell>
          <table:table-cell table:number-columns-repeated="16378"/>
        </table:table-row>
        <table:table-row table:style-name="ro1">
          <table:table-cell office:value-type="float" office:value="1.6436521878450501E+18" table:style-name="ce1">
            <text:p>1.64365E+18</text:p>
          </table:table-cell>
          <table:table-cell office:value-type="float" office:value="13.690476417499999" table:style-name="ce1">
            <text:p>13.69047642</text:p>
          </table:table-cell>
          <table:table-cell office:value-type="float" office:value="13.7" table:style-name="ce1">
            <text:p>13.7</text:p>
          </table:table-cell>
          <table:table-cell office:value-type="float" office:value="9.0698623634305497E-5" table:formula="of:=([.B29]-[.C29])^2" table:style-name="ce1">
            <text:p>9.06986E-05</text:p>
          </table:table-cell>
          <table:table-cell office:value-type="float" office:value="9.5235824999999608E-3" table:formula="of:=ABS([.C29]-[.B29])" table:style-name="ce1">
            <text:p>0.009523582</text:p>
          </table:table-cell>
          <table:table-cell office:value-type="float" office:value="9.5235824999999608E-3" table:formula="of:=[.C29]-[.B29]" table:style-name="ce1">
            <text:p>0.009523582</text:p>
          </table:table-cell>
          <table:table-cell table:number-columns-repeated="16378"/>
        </table:table-row>
        <table:table-row table:style-name="ro1">
          <table:table-cell office:value-type="float" office:value="1.6436521882119601E+18" table:style-name="ce1">
            <text:p>1.64365E+18</text:p>
          </table:table-cell>
          <table:table-cell office:value-type="float" office:value="13.690476417499999" table:style-name="ce1">
            <text:p>13.69047642</text:p>
          </table:table-cell>
          <table:table-cell office:value-type="float" office:value="13.7" table:style-name="ce1">
            <text:p>13.7</text:p>
          </table:table-cell>
          <table:table-cell office:value-type="float" office:value="9.0698623634305497E-5" table:formula="of:=([.B30]-[.C30])^2" table:style-name="ce1">
            <text:p>9.06986E-05</text:p>
          </table:table-cell>
          <table:table-cell office:value-type="float" office:value="9.5235824999999608E-3" table:formula="of:=ABS([.C30]-[.B30])" table:style-name="ce1">
            <text:p>0.009523582</text:p>
          </table:table-cell>
          <table:table-cell office:value-type="float" office:value="9.5235824999999608E-3" table:formula="of:=[.C30]-[.B30]" table:style-name="ce1">
            <text:p>0.009523582</text:p>
          </table:table-cell>
          <table:table-cell table:number-columns-repeated="16378"/>
        </table:table-row>
        <table:table-row table:style-name="ro1">
          <table:table-cell office:value-type="float" office:value="1.6436521885754299E+18" table:style-name="ce1">
            <text:p>1.64365E+18</text:p>
          </table:table-cell>
          <table:table-cell office:value-type="float" office:value="13.690476417499999" table:style-name="ce1">
            <text:p>13.69047642</text:p>
          </table:table-cell>
          <table:table-cell office:value-type="float" office:value="13.7" table:style-name="ce1">
            <text:p>13.7</text:p>
          </table:table-cell>
          <table:table-cell office:value-type="float" office:value="9.0698623634305497E-5" table:formula="of:=([.B31]-[.C31])^2" table:style-name="ce1">
            <text:p>9.06986E-05</text:p>
          </table:table-cell>
          <table:table-cell office:value-type="float" office:value="9.5235824999999608E-3" table:formula="of:=ABS([.C31]-[.B31])" table:style-name="ce1">
            <text:p>0.009523582</text:p>
          </table:table-cell>
          <table:table-cell office:value-type="float" office:value="9.5235824999999608E-3" table:formula="of:=[.C31]-[.B31]" table:style-name="ce1">
            <text:p>0.009523582</text:p>
          </table:table-cell>
          <table:table-cell table:number-columns-repeated="16378"/>
        </table:table-row>
        <table:table-row table:style-name="ro1">
          <table:table-cell office:value-type="float" office:value="1.64365218892963E+18" table:style-name="ce1">
            <text:p>1.64365E+18</text:p>
          </table:table-cell>
          <table:table-cell office:value-type="float" office:value="13.690476417499999" table:style-name="ce1">
            <text:p>13.69047642</text:p>
          </table:table-cell>
          <table:table-cell office:value-type="float" office:value="13.7" table:style-name="ce1">
            <text:p>13.7</text:p>
          </table:table-cell>
          <table:table-cell office:value-type="float" office:value="9.0698623634305497E-5" table:formula="of:=([.B32]-[.C32])^2" table:style-name="ce1">
            <text:p>9.06986E-05</text:p>
          </table:table-cell>
          <table:table-cell office:value-type="float" office:value="9.5235824999999608E-3" table:formula="of:=ABS([.C32]-[.B32])" table:style-name="ce1">
            <text:p>0.009523582</text:p>
          </table:table-cell>
          <table:table-cell office:value-type="float" office:value="9.5235824999999608E-3" table:formula="of:=[.C32]-[.B32]" table:style-name="ce1">
            <text:p>0.009523582</text:p>
          </table:table-cell>
          <table:table-cell table:number-columns-repeated="16378"/>
        </table:table-row>
        <table:table-row table:style-name="ro1">
          <table:table-cell office:value-type="float" office:value="1.64365218928866E+18" table:style-name="ce1">
            <text:p>1.64365E+18</text:p>
          </table:table-cell>
          <table:table-cell office:value-type="float" office:value="13.690476417499999" table:style-name="ce1">
            <text:p>13.69047642</text:p>
          </table:table-cell>
          <table:table-cell office:value-type="float" office:value="13.7" table:style-name="ce1">
            <text:p>13.7</text:p>
          </table:table-cell>
          <table:table-cell office:value-type="float" office:value="9.0698623634305497E-5" table:formula="of:=([.B33]-[.C33])^2" table:style-name="ce1">
            <text:p>9.06986E-05</text:p>
          </table:table-cell>
          <table:table-cell office:value-type="float" office:value="9.5235824999999608E-3" table:formula="of:=ABS([.C33]-[.B33])" table:style-name="ce1">
            <text:p>0.009523582</text:p>
          </table:table-cell>
          <table:table-cell office:value-type="float" office:value="9.5235824999999608E-3" table:formula="of:=[.C33]-[.B33]" table:style-name="ce1">
            <text:p>0.009523582</text:p>
          </table:table-cell>
          <table:table-cell table:number-columns-repeated="16378"/>
        </table:table-row>
        <table:table-row table:style-name="ro1">
          <table:table-cell office:value-type="float" office:value="1.64365218966707E+18" table:style-name="ce1">
            <text:p>1.64365E+18</text:p>
          </table:table-cell>
          <table:table-cell office:value-type="float" office:value="13.690476417499999" table:style-name="ce1">
            <text:p>13.69047642</text:p>
          </table:table-cell>
          <table:table-cell office:value-type="float" office:value="13.7" table:style-name="ce1">
            <text:p>13.7</text:p>
          </table:table-cell>
          <table:table-cell office:value-type="float" office:value="9.0698623634305497E-5" table:formula="of:=([.B34]-[.C34])^2" table:style-name="ce1">
            <text:p>9.06986E-05</text:p>
          </table:table-cell>
          <table:table-cell office:value-type="float" office:value="9.5235824999999608E-3" table:formula="of:=ABS([.C34]-[.B34])" table:style-name="ce1">
            <text:p>0.009523582</text:p>
          </table:table-cell>
          <table:table-cell office:value-type="float" office:value="9.5235824999999608E-3" table:formula="of:=[.C34]-[.B34]" table:style-name="ce1">
            <text:p>0.009523582</text:p>
          </table:table-cell>
          <table:table-cell table:number-columns-repeated="16378"/>
        </table:table-row>
        <table:table-row table:style-name="ro1">
          <table:table-cell office:value-type="float" office:value="1.6436521900330501E+18" table:style-name="ce1">
            <text:p>1.64365E+18</text:p>
          </table:table-cell>
          <table:table-cell office:value-type="float" office:value="13.690476417499999" table:style-name="ce1">
            <text:p>13.69047642</text:p>
          </table:table-cell>
          <table:table-cell office:value-type="float" office:value="13.7" table:style-name="ce1">
            <text:p>13.7</text:p>
          </table:table-cell>
          <table:table-cell office:value-type="float" office:value="9.0698623634305497E-5" table:formula="of:=([.B35]-[.C35])^2" table:style-name="ce1">
            <text:p>9.06986E-05</text:p>
          </table:table-cell>
          <table:table-cell office:value-type="float" office:value="9.5235824999999608E-3" table:formula="of:=ABS([.C35]-[.B35])" table:style-name="ce1">
            <text:p>0.009523582</text:p>
          </table:table-cell>
          <table:table-cell office:value-type="float" office:value="9.5235824999999608E-3" table:formula="of:=[.C35]-[.B35]" table:style-name="ce1">
            <text:p>0.009523582</text:p>
          </table:table-cell>
          <table:table-cell table:number-columns-repeated="16378"/>
        </table:table-row>
        <table:table-row table:style-name="ro1">
          <table:table-cell office:value-type="float" office:value="1.6436521903920901E+18" table:style-name="ce1">
            <text:p>1.64365E+18</text:p>
          </table:table-cell>
          <table:table-cell office:value-type="float" office:value="13.690476417499999" table:style-name="ce1">
            <text:p>13.69047642</text:p>
          </table:table-cell>
          <table:table-cell office:value-type="float" office:value="13.7" table:style-name="ce1">
            <text:p>13.7</text:p>
          </table:table-cell>
          <table:table-cell office:value-type="float" office:value="9.0698623634305497E-5" table:formula="of:=([.B36]-[.C36])^2" table:style-name="ce1">
            <text:p>9.06986E-05</text:p>
          </table:table-cell>
          <table:table-cell office:value-type="float" office:value="9.5235824999999608E-3" table:formula="of:=ABS([.C36]-[.B36])" table:style-name="ce1">
            <text:p>0.009523582</text:p>
          </table:table-cell>
          <table:table-cell office:value-type="float" office:value="9.5235824999999608E-3" table:formula="of:=[.C36]-[.B36]" table:style-name="ce1">
            <text:p>0.009523582</text:p>
          </table:table-cell>
          <table:table-cell table:number-columns-repeated="16378"/>
        </table:table-row>
        <table:table-row table:style-name="ro1">
          <table:table-cell office:value-type="float" office:value="1.64365219076177E+18" table:style-name="ce1">
            <text:p>1.64365E+18</text:p>
          </table:table-cell>
          <table:table-cell office:value-type="float" office:value="13.690476417499999" table:style-name="ce1">
            <text:p>13.69047642</text:p>
          </table:table-cell>
          <table:table-cell office:value-type="float" office:value="13.7" table:style-name="ce1">
            <text:p>13.7</text:p>
          </table:table-cell>
          <table:table-cell office:value-type="float" office:value="9.0698623634305497E-5" table:formula="of:=([.B37]-[.C37])^2" table:style-name="ce1">
            <text:p>9.06986E-05</text:p>
          </table:table-cell>
          <table:table-cell office:value-type="float" office:value="9.5235824999999608E-3" table:formula="of:=ABS([.C37]-[.B37])" table:style-name="ce1">
            <text:p>0.009523582</text:p>
          </table:table-cell>
          <table:table-cell office:value-type="float" office:value="9.5235824999999608E-3" table:formula="of:=[.C37]-[.B37]" table:style-name="ce1">
            <text:p>0.009523582</text:p>
          </table:table-cell>
          <table:table-cell table:number-columns-repeated="16378"/>
        </table:table-row>
        <table:table-row table:style-name="ro1">
          <table:table-cell office:value-type="float" office:value="1.6436521911360399E+18" table:style-name="ce1">
            <text:p>1.64365E+18</text:p>
          </table:table-cell>
          <table:table-cell office:value-type="float" office:value="13.690476417499999" table:style-name="ce1">
            <text:p>13.69047642</text:p>
          </table:table-cell>
          <table:table-cell office:value-type="float" office:value="13.7" table:style-name="ce1">
            <text:p>13.7</text:p>
          </table:table-cell>
          <table:table-cell office:value-type="float" office:value="9.0698623634305497E-5" table:formula="of:=([.B38]-[.C38])^2" table:style-name="ce1">
            <text:p>9.06986E-05</text:p>
          </table:table-cell>
          <table:table-cell office:value-type="float" office:value="9.5235824999999608E-3" table:formula="of:=ABS([.C38]-[.B38])" table:style-name="ce1">
            <text:p>0.009523582</text:p>
          </table:table-cell>
          <table:table-cell office:value-type="float" office:value="9.5235824999999608E-3" table:formula="of:=[.C38]-[.B38]" table:style-name="ce1">
            <text:p>0.009523582</text:p>
          </table:table-cell>
          <table:table-cell table:number-columns-repeated="16378"/>
        </table:table-row>
        <table:table-row table:style-name="ro1">
          <table:table-cell office:value-type="float" office:value="1.64365219151133E+18" table:style-name="ce1">
            <text:p>1.64365E+18</text:p>
          </table:table-cell>
          <table:table-cell office:value-type="float" office:value="13.690476417499999" table:style-name="ce1">
            <text:p>13.69047642</text:p>
          </table:table-cell>
          <table:table-cell office:value-type="float" office:value="13.7" table:style-name="ce1">
            <text:p>13.7</text:p>
          </table:table-cell>
          <table:table-cell office:value-type="float" office:value="9.0698623634305497E-5" table:formula="of:=([.B39]-[.C39])^2" table:style-name="ce1">
            <text:p>9.06986E-05</text:p>
          </table:table-cell>
          <table:table-cell office:value-type="float" office:value="9.5235824999999608E-3" table:formula="of:=ABS([.C39]-[.B39])" table:style-name="ce1">
            <text:p>0.009523582</text:p>
          </table:table-cell>
          <table:table-cell office:value-type="float" office:value="9.5235824999999608E-3" table:formula="of:=[.C39]-[.B39]" table:style-name="ce1">
            <text:p>0.009523582</text:p>
          </table:table-cell>
          <table:table-cell table:number-columns-repeated="16378"/>
        </table:table-row>
        <table:table-row table:style-name="ro1">
          <table:table-cell office:value-type="float" office:value="1.6436521918730601E+18" table:style-name="ce1">
            <text:p>1.64365E+18</text:p>
          </table:table-cell>
          <table:table-cell office:value-type="float" office:value="13.690476417499999" table:style-name="ce1">
            <text:p>13.69047642</text:p>
          </table:table-cell>
          <table:table-cell office:value-type="float" office:value="13.7" table:style-name="ce1">
            <text:p>13.7</text:p>
          </table:table-cell>
          <table:table-cell office:value-type="float" office:value="9.0698623634305497E-5" table:formula="of:=([.B40]-[.C40])^2" table:style-name="ce1">
            <text:p>9.06986E-05</text:p>
          </table:table-cell>
          <table:table-cell office:value-type="float" office:value="9.5235824999999608E-3" table:formula="of:=ABS([.C40]-[.B40])" table:style-name="ce1">
            <text:p>0.009523582</text:p>
          </table:table-cell>
          <table:table-cell office:value-type="float" office:value="9.5235824999999608E-3" table:formula="of:=[.C40]-[.B40]" table:style-name="ce1">
            <text:p>0.009523582</text:p>
          </table:table-cell>
          <table:table-cell table:number-columns-repeated="16378"/>
        </table:table-row>
        <table:table-row table:style-name="ro1">
          <table:table-cell office:value-type="float" office:value="1.6436521922413701E+18" table:style-name="ce1">
            <text:p>1.64365E+18</text:p>
          </table:table-cell>
          <table:table-cell office:value-type="float" office:value="13.690476417499999" table:style-name="ce1">
            <text:p>13.69047642</text:p>
          </table:table-cell>
          <table:table-cell office:value-type="float" office:value="13.7" table:style-name="ce1">
            <text:p>13.7</text:p>
          </table:table-cell>
          <table:table-cell office:value-type="float" office:value="9.0698623634305497E-5" table:formula="of:=([.B41]-[.C41])^2" table:style-name="ce1">
            <text:p>9.06986E-05</text:p>
          </table:table-cell>
          <table:table-cell office:value-type="float" office:value="9.5235824999999608E-3" table:formula="of:=ABS([.C41]-[.B41])" table:style-name="ce1">
            <text:p>0.009523582</text:p>
          </table:table-cell>
          <table:table-cell office:value-type="float" office:value="9.5235824999999608E-3" table:formula="of:=[.C41]-[.B41]" table:style-name="ce1">
            <text:p>0.009523582</text:p>
          </table:table-cell>
          <table:table-cell table:number-columns-repeated="16378"/>
        </table:table-row>
        <table:table-row table:style-name="ro1">
          <table:table-cell office:value-type="float" office:value="1.6436521926053299E+18" table:style-name="ce1">
            <text:p>1.64365E+18</text:p>
          </table:table-cell>
          <table:table-cell office:value-type="float" office:value="13.690476417499999" table:style-name="ce1">
            <text:p>13.69047642</text:p>
          </table:table-cell>
          <table:table-cell office:value-type="float" office:value="13.7" table:style-name="ce1">
            <text:p>13.7</text:p>
          </table:table-cell>
          <table:table-cell office:value-type="float" office:value="9.0698623634305497E-5" table:formula="of:=([.B42]-[.C42])^2" table:style-name="ce1">
            <text:p>9.06986E-05</text:p>
          </table:table-cell>
          <table:table-cell office:value-type="float" office:value="9.5235824999999608E-3" table:formula="of:=ABS([.C42]-[.B42])" table:style-name="ce1">
            <text:p>0.009523582</text:p>
          </table:table-cell>
          <table:table-cell office:value-type="float" office:value="9.5235824999999608E-3" table:formula="of:=[.C42]-[.B42]" table:style-name="ce1">
            <text:p>0.009523582</text:p>
          </table:table-cell>
          <table:table-cell table:number-columns-repeated="16378"/>
        </table:table-row>
        <table:table-row table:style-name="ro1">
          <table:table-cell office:value-type="float" office:value="1.64365219298737E+18" table:style-name="ce1">
            <text:p>1.64365E+18</text:p>
          </table:table-cell>
          <table:table-cell office:value-type="float" office:value="13.690476417499999" table:style-name="ce1">
            <text:p>13.69047642</text:p>
          </table:table-cell>
          <table:table-cell office:value-type="float" office:value="13.7" table:style-name="ce1">
            <text:p>13.7</text:p>
          </table:table-cell>
          <table:table-cell office:value-type="float" office:value="9.0698623634305497E-5" table:formula="of:=([.B43]-[.C43])^2" table:style-name="ce1">
            <text:p>9.06986E-05</text:p>
          </table:table-cell>
          <table:table-cell office:value-type="float" office:value="9.5235824999999608E-3" table:formula="of:=ABS([.C43]-[.B43])" table:style-name="ce1">
            <text:p>0.009523582</text:p>
          </table:table-cell>
          <table:table-cell office:value-type="float" office:value="9.5235824999999608E-3" table:formula="of:=[.C43]-[.B43]" table:style-name="ce1">
            <text:p>0.009523582</text:p>
          </table:table-cell>
          <table:table-cell table:number-columns-repeated="16378"/>
        </table:table-row>
        <table:table-row table:style-name="ro1">
          <table:table-cell office:value-type="float" office:value="1.6436521933616599E+18" table:style-name="ce1">
            <text:p>1.64365E+18</text:p>
          </table:table-cell>
          <table:table-cell office:value-type="float" office:value="13.690476417499999" table:style-name="ce1">
            <text:p>13.69047642</text:p>
          </table:table-cell>
          <table:table-cell office:value-type="float" office:value="13.7" table:style-name="ce1">
            <text:p>13.7</text:p>
          </table:table-cell>
          <table:table-cell office:value-type="float" office:value="9.0698623634305497E-5" table:formula="of:=([.B44]-[.C44])^2" table:style-name="ce1">
            <text:p>9.06986E-05</text:p>
          </table:table-cell>
          <table:table-cell office:value-type="float" office:value="9.5235824999999608E-3" table:formula="of:=ABS([.C44]-[.B44])" table:style-name="ce1">
            <text:p>0.009523582</text:p>
          </table:table-cell>
          <table:table-cell office:value-type="float" office:value="9.5235824999999608E-3" table:formula="of:=[.C44]-[.B44]" table:style-name="ce1">
            <text:p>0.009523582</text:p>
          </table:table-cell>
          <table:table-cell table:number-columns-repeated="16378"/>
        </table:table-row>
        <table:table-row table:style-name="ro1">
          <table:table-cell office:value-type="float" office:value="1.64365219373214E+18" table:style-name="ce1">
            <text:p>1.64365E+18</text:p>
          </table:table-cell>
          <table:table-cell office:value-type="float" office:value="13.690476417499999" table:style-name="ce1">
            <text:p>13.69047642</text:p>
          </table:table-cell>
          <table:table-cell office:value-type="float" office:value="13.7" table:style-name="ce1">
            <text:p>13.7</text:p>
          </table:table-cell>
          <table:table-cell office:value-type="float" office:value="9.0698623634305497E-5" table:formula="of:=([.B45]-[.C45])^2" table:style-name="ce1">
            <text:p>9.06986E-05</text:p>
          </table:table-cell>
          <table:table-cell office:value-type="float" office:value="9.5235824999999608E-3" table:formula="of:=ABS([.C45]-[.B45])" table:style-name="ce1">
            <text:p>0.009523582</text:p>
          </table:table-cell>
          <table:table-cell office:value-type="float" office:value="9.5235824999999608E-3" table:formula="of:=[.C45]-[.B45]" table:style-name="ce1">
            <text:p>0.009523582</text:p>
          </table:table-cell>
          <table:table-cell table:number-columns-repeated="16378"/>
        </table:table-row>
        <table:table-row table:style-name="ro1">
          <table:table-cell office:value-type="float" office:value="1.64365219410463E+18" table:style-name="ce1">
            <text:p>1.64365E+18</text:p>
          </table:table-cell>
          <table:table-cell office:value-type="float" office:value="13.809523582500001" table:style-name="ce1">
            <text:p>13.80952358</text:p>
          </table:table-cell>
          <table:table-cell office:value-type="float" office:value="13.7" table:style-name="ce1">
            <text:p>13.7</text:p>
          </table:table-cell>
          <table:table-cell office:value-type="float" office:value="1.1995415123634608E-2" table:formula="of:=([.B46]-[.C46])^2" table:style-name="ce1">
            <text:p>0.011995415</text:p>
          </table:table-cell>
          <table:table-cell office:value-type="float" office:value="0.10952358250000138" table:formula="of:=ABS([.C46]-[.B46])" table:style-name="ce1">
            <text:p>0.109523583</text:p>
          </table:table-cell>
          <table:table-cell office:value-type="float" office:value="-0.10952358250000138" table:formula="of:=[.C46]-[.B46]" table:style-name="ce1">
            <text:p>-0.109523583</text:p>
          </table:table-cell>
          <table:table-cell table:number-columns-repeated="16378"/>
        </table:table-row>
        <table:table-row table:style-name="ro1">
          <table:table-cell office:value-type="float" office:value="1.64365219447422E+18" table:style-name="ce1">
            <text:p>1.64365E+18</text:p>
          </table:table-cell>
          <table:table-cell office:value-type="float" office:value="13.690476417499999" table:style-name="ce1">
            <text:p>13.69047642</text:p>
          </table:table-cell>
          <table:table-cell office:value-type="float" office:value="13.7" table:style-name="ce1">
            <text:p>13.7</text:p>
          </table:table-cell>
          <table:table-cell office:value-type="float" office:value="9.0698623634305497E-5" table:formula="of:=([.B47]-[.C47])^2" table:style-name="ce1">
            <text:p>9.06986E-05</text:p>
          </table:table-cell>
          <table:table-cell office:value-type="float" office:value="9.5235824999999608E-3" table:formula="of:=ABS([.C47]-[.B47])" table:style-name="ce1">
            <text:p>0.009523582</text:p>
          </table:table-cell>
          <table:table-cell office:value-type="float" office:value="9.5235824999999608E-3" table:formula="of:=[.C47]-[.B47]" table:style-name="ce1">
            <text:p>0.009523582</text:p>
          </table:table-cell>
          <table:table-cell table:number-columns-repeated="16378"/>
        </table:table-row>
        <table:table-row table:style-name="ro1">
          <table:table-cell office:value-type="float" office:value="1.6436521948451E+18" table:style-name="ce1">
            <text:p>1.64365E+18</text:p>
          </table:table-cell>
          <table:table-cell office:value-type="float" office:value="13.690476417499999" table:style-name="ce1">
            <text:p>13.69047642</text:p>
          </table:table-cell>
          <table:table-cell office:value-type="float" office:value="13.7" table:style-name="ce1">
            <text:p>13.7</text:p>
          </table:table-cell>
          <table:table-cell office:value-type="float" office:value="9.0698623634305497E-5" table:formula="of:=([.B48]-[.C48])^2" table:style-name="ce1">
            <text:p>9.06986E-05</text:p>
          </table:table-cell>
          <table:table-cell office:value-type="float" office:value="9.5235824999999608E-3" table:formula="of:=ABS([.C48]-[.B48])" table:style-name="ce1">
            <text:p>0.009523582</text:p>
          </table:table-cell>
          <table:table-cell office:value-type="float" office:value="9.5235824999999608E-3" table:formula="of:=[.C48]-[.B48]" table:style-name="ce1">
            <text:p>0.009523582</text:p>
          </table:table-cell>
          <table:table-cell table:number-columns-repeated="16378"/>
        </table:table-row>
        <table:table-row table:style-name="ro1">
          <table:table-cell office:value-type="float" office:value="1.64365219520879E+18" table:style-name="ce1">
            <text:p>1.64365E+18</text:p>
          </table:table-cell>
          <table:table-cell office:value-type="float" office:value="13.690476417499999" table:style-name="ce1">
            <text:p>13.69047642</text:p>
          </table:table-cell>
          <table:table-cell office:value-type="float" office:value="13.7" table:style-name="ce1">
            <text:p>13.7</text:p>
          </table:table-cell>
          <table:table-cell office:value-type="float" office:value="9.0698623634305497E-5" table:formula="of:=([.B49]-[.C49])^2" table:style-name="ce1">
            <text:p>9.06986E-05</text:p>
          </table:table-cell>
          <table:table-cell office:value-type="float" office:value="9.5235824999999608E-3" table:formula="of:=ABS([.C49]-[.B49])" table:style-name="ce1">
            <text:p>0.009523582</text:p>
          </table:table-cell>
          <table:table-cell office:value-type="float" office:value="9.5235824999999608E-3" table:formula="of:=[.C49]-[.B49]" table:style-name="ce1">
            <text:p>0.009523582</text:p>
          </table:table-cell>
          <table:table-cell table:number-columns-repeated="16378"/>
        </table:table-row>
        <table:table-row table:style-name="ro1">
          <table:table-cell office:value-type="float" office:value="1.6436521955809201E+18" table:style-name="ce1">
            <text:p>1.64365E+18</text:p>
          </table:table-cell>
          <table:table-cell office:value-type="float" office:value="13.809523582500001" table:style-name="ce1">
            <text:p>13.80952358</text:p>
          </table:table-cell>
          <table:table-cell office:value-type="float" office:value="13.7" table:style-name="ce1">
            <text:p>13.7</text:p>
          </table:table-cell>
          <table:table-cell office:value-type="float" office:value="1.1995415123634608E-2" table:formula="of:=([.B50]-[.C50])^2" table:style-name="ce1">
            <text:p>0.011995415</text:p>
          </table:table-cell>
          <table:table-cell office:value-type="float" office:value="0.10952358250000138" table:formula="of:=ABS([.C50]-[.B50])" table:style-name="ce1">
            <text:p>0.109523583</text:p>
          </table:table-cell>
          <table:table-cell office:value-type="float" office:value="-0.10952358250000138" table:formula="of:=[.C50]-[.B50]" table:style-name="ce1">
            <text:p>-0.109523583</text:p>
          </table:table-cell>
          <table:table-cell table:number-columns-repeated="16378"/>
        </table:table-row>
        <table:table-row table:style-name="ro1">
          <table:table-cell office:value-type="float" office:value="1.6436521959491899E+18" table:style-name="ce1">
            <text:p>1.64365E+18</text:p>
          </table:table-cell>
          <table:table-cell office:value-type="float" office:value="13.690476417499999" table:style-name="ce1">
            <text:p>13.69047642</text:p>
          </table:table-cell>
          <table:table-cell office:value-type="float" office:value="13.7" table:style-name="ce1">
            <text:p>13.7</text:p>
          </table:table-cell>
          <table:table-cell office:value-type="float" office:value="9.0698623634305497E-5" table:formula="of:=([.B51]-[.C51])^2" table:style-name="ce1">
            <text:p>9.06986E-05</text:p>
          </table:table-cell>
          <table:table-cell office:value-type="float" office:value="9.5235824999999608E-3" table:formula="of:=ABS([.C51]-[.B51])" table:style-name="ce1">
            <text:p>0.009523582</text:p>
          </table:table-cell>
          <table:table-cell office:value-type="float" office:value="9.5235824999999608E-3" table:formula="of:=[.C51]-[.B51]" table:style-name="ce1">
            <text:p>0.009523582</text:p>
          </table:table-cell>
          <table:table-cell table:number-columns-repeated="16378"/>
        </table:table-row>
        <table:table-row table:style-name="ro1">
          <table:table-cell office:value-type="float" office:value="1.64365219630867E+18" table:style-name="ce1">
            <text:p>1.64365E+18</text:p>
          </table:table-cell>
          <table:table-cell office:value-type="float" office:value="13.690476417499999" table:style-name="ce1">
            <text:p>13.69047642</text:p>
          </table:table-cell>
          <table:table-cell office:value-type="float" office:value="13.7" table:style-name="ce1">
            <text:p>13.7</text:p>
          </table:table-cell>
          <table:table-cell office:value-type="float" office:value="9.0698623634305497E-5" table:formula="of:=([.B52]-[.C52])^2" table:style-name="ce1">
            <text:p>9.06986E-05</text:p>
          </table:table-cell>
          <table:table-cell office:value-type="float" office:value="9.5235824999999608E-3" table:formula="of:=ABS([.C52]-[.B52])" table:style-name="ce1">
            <text:p>0.009523582</text:p>
          </table:table-cell>
          <table:table-cell office:value-type="float" office:value="9.5235824999999608E-3" table:formula="of:=[.C52]-[.B52]" table:style-name="ce1">
            <text:p>0.009523582</text:p>
          </table:table-cell>
          <table:table-cell table:number-columns-repeated="16378"/>
        </table:table-row>
        <table:table-row table:style-name="ro1">
          <table:table-cell office:value-type="float" office:value="1.6436521966824599E+18" table:style-name="ce1">
            <text:p>1.64365E+18</text:p>
          </table:table-cell>
          <table:table-cell office:value-type="float" office:value="13.690476417499999" table:style-name="ce1">
            <text:p>13.69047642</text:p>
          </table:table-cell>
          <table:table-cell office:value-type="float" office:value="13.7" table:style-name="ce1">
            <text:p>13.7</text:p>
          </table:table-cell>
          <table:table-cell office:value-type="float" office:value="9.0698623634305497E-5" table:formula="of:=([.B53]-[.C53])^2" table:style-name="ce1">
            <text:p>9.06986E-05</text:p>
          </table:table-cell>
          <table:table-cell office:value-type="float" office:value="9.5235824999999608E-3" table:formula="of:=ABS([.C53]-[.B53])" table:style-name="ce1">
            <text:p>0.009523582</text:p>
          </table:table-cell>
          <table:table-cell office:value-type="float" office:value="9.5235824999999608E-3" table:formula="of:=[.C53]-[.B53]" table:style-name="ce1">
            <text:p>0.009523582</text:p>
          </table:table-cell>
          <table:table-cell table:number-columns-repeated="16378"/>
        </table:table-row>
        <table:table-row table:style-name="ro1">
          <table:table-cell office:value-type="float" office:value="1.64365219704673E+18" table:style-name="ce1">
            <text:p>1.64365E+18</text:p>
          </table:table-cell>
          <table:table-cell office:value-type="float" office:value="13.809523582500001" table:style-name="ce1">
            <text:p>13.80952358</text:p>
          </table:table-cell>
          <table:table-cell office:value-type="float" office:value="13.7" table:style-name="ce1">
            <text:p>13.7</text:p>
          </table:table-cell>
          <table:table-cell office:value-type="float" office:value="1.1995415123634608E-2" table:formula="of:=([.B54]-[.C54])^2" table:style-name="ce1">
            <text:p>0.011995415</text:p>
          </table:table-cell>
          <table:table-cell office:value-type="float" office:value="0.10952358250000138" table:formula="of:=ABS([.C54]-[.B54])" table:style-name="ce1">
            <text:p>0.109523583</text:p>
          </table:table-cell>
          <table:table-cell office:value-type="float" office:value="-0.10952358250000138" table:formula="of:=[.C54]-[.B54]" table:style-name="ce1">
            <text:p>-0.109523583</text:p>
          </table:table-cell>
          <table:table-cell table:number-columns-repeated="16378"/>
        </table:table-row>
        <table:table-row table:style-name="ro1">
          <table:table-cell office:value-type="float" office:value="1.6436521974173801E+18" table:style-name="ce1">
            <text:p>1.64365E+18</text:p>
          </table:table-cell>
          <table:table-cell office:value-type="float" office:value="13.809523582500001" table:style-name="ce1">
            <text:p>13.80952358</text:p>
          </table:table-cell>
          <table:table-cell office:value-type="float" office:value="13.7" table:style-name="ce1">
            <text:p>13.7</text:p>
          </table:table-cell>
          <table:table-cell office:value-type="float" office:value="1.1995415123634608E-2" table:formula="of:=([.B55]-[.C55])^2" table:style-name="ce1">
            <text:p>0.011995415</text:p>
          </table:table-cell>
          <table:table-cell office:value-type="float" office:value="0.10952358250000138" table:formula="of:=ABS([.C55]-[.B55])" table:style-name="ce1">
            <text:p>0.109523583</text:p>
          </table:table-cell>
          <table:table-cell office:value-type="float" office:value="-0.10952358250000138" table:formula="of:=[.C55]-[.B55]" table:style-name="ce1">
            <text:p>-0.109523583</text:p>
          </table:table-cell>
          <table:table-cell table:number-columns-repeated="16378"/>
        </table:table-row>
        <table:table-row table:style-name="ro1">
          <table:table-cell office:value-type="float" office:value="1.6436521977893801E+18" table:style-name="ce1">
            <text:p>1.64365E+18</text:p>
          </table:table-cell>
          <table:table-cell office:value-type="float" office:value="13.809523582500001" table:style-name="ce1">
            <text:p>13.80952358</text:p>
          </table:table-cell>
          <table:table-cell office:value-type="float" office:value="13.7" table:style-name="ce1">
            <text:p>13.7</text:p>
          </table:table-cell>
          <table:table-cell office:value-type="float" office:value="1.1995415123634608E-2" table:formula="of:=([.B56]-[.C56])^2" table:style-name="ce1">
            <text:p>0.011995415</text:p>
          </table:table-cell>
          <table:table-cell office:value-type="float" office:value="0.10952358250000138" table:formula="of:=ABS([.C56]-[.B56])" table:style-name="ce1">
            <text:p>0.109523583</text:p>
          </table:table-cell>
          <table:table-cell office:value-type="float" office:value="-0.10952358250000138" table:formula="of:=[.C56]-[.B56]" table:style-name="ce1">
            <text:p>-0.109523583</text:p>
          </table:table-cell>
          <table:table-cell table:number-columns-repeated="16378"/>
        </table:table-row>
        <table:table-row table:style-name="ro1">
          <table:table-cell office:value-type="float" office:value="1.64365219816205E+18" table:style-name="ce1">
            <text:p>1.64365E+18</text:p>
          </table:table-cell>
          <table:table-cell office:value-type="float" office:value="13.809523582500001" table:style-name="ce1">
            <text:p>13.80952358</text:p>
          </table:table-cell>
          <table:table-cell office:value-type="float" office:value="13.7" table:style-name="ce1">
            <text:p>13.7</text:p>
          </table:table-cell>
          <table:table-cell office:value-type="float" office:value="1.1995415123634608E-2" table:formula="of:=([.B57]-[.C57])^2" table:style-name="ce1">
            <text:p>0.011995415</text:p>
          </table:table-cell>
          <table:table-cell office:value-type="float" office:value="0.10952358250000138" table:formula="of:=ABS([.C57]-[.B57])" table:style-name="ce1">
            <text:p>0.109523583</text:p>
          </table:table-cell>
          <table:table-cell office:value-type="float" office:value="-0.10952358250000138" table:formula="of:=[.C57]-[.B57]" table:style-name="ce1">
            <text:p>-0.109523583</text:p>
          </table:table-cell>
          <table:table-cell table:number-columns-repeated="16378"/>
        </table:table-row>
        <table:table-row table:style-name="ro1">
          <table:table-cell office:value-type="float" office:value="1.6436521985245199E+18" table:style-name="ce1">
            <text:p>1.64365E+18</text:p>
          </table:table-cell>
          <table:table-cell office:value-type="float" office:value="13.809523582500001" table:style-name="ce1">
            <text:p>13.80952358</text:p>
          </table:table-cell>
          <table:table-cell office:value-type="float" office:value="13.7" table:style-name="ce1">
            <text:p>13.7</text:p>
          </table:table-cell>
          <table:table-cell office:value-type="float" office:value="1.1995415123634608E-2" table:formula="of:=([.B58]-[.C58])^2" table:style-name="ce1">
            <text:p>0.011995415</text:p>
          </table:table-cell>
          <table:table-cell office:value-type="float" office:value="0.10952358250000138" table:formula="of:=ABS([.C58]-[.B58])" table:style-name="ce1">
            <text:p>0.109523583</text:p>
          </table:table-cell>
          <table:table-cell office:value-type="float" office:value="-0.10952358250000138" table:formula="of:=[.C58]-[.B58]" table:style-name="ce1">
            <text:p>-0.109523583</text:p>
          </table:table-cell>
          <table:table-cell table:number-columns-repeated="16378"/>
        </table:table-row>
        <table:table-row table:style-name="ro1">
          <table:table-cell office:value-type="float" office:value="1.6436521988986399E+18" table:style-name="ce1">
            <text:p>1.64365E+18</text:p>
          </table:table-cell>
          <table:table-cell office:value-type="float" office:value="13.809523582500001" table:style-name="ce1">
            <text:p>13.80952358</text:p>
          </table:table-cell>
          <table:table-cell office:value-type="float" office:value="13.7" table:style-name="ce1">
            <text:p>13.7</text:p>
          </table:table-cell>
          <table:table-cell office:value-type="float" office:value="1.1995415123634608E-2" table:formula="of:=([.B59]-[.C59])^2" table:style-name="ce1">
            <text:p>0.011995415</text:p>
          </table:table-cell>
          <table:table-cell office:value-type="float" office:value="0.10952358250000138" table:formula="of:=ABS([.C59]-[.B59])" table:style-name="ce1">
            <text:p>0.109523583</text:p>
          </table:table-cell>
          <table:table-cell office:value-type="float" office:value="-0.10952358250000138" table:formula="of:=[.C59]-[.B59]" table:style-name="ce1">
            <text:p>-0.109523583</text:p>
          </table:table-cell>
          <table:table-cell table:number-columns-repeated="16378"/>
        </table:table-row>
        <table:table-row table:style-name="ro1">
          <table:table-cell office:value-type="float" office:value="1.6436521992732401E+18" table:style-name="ce1">
            <text:p>1.64365E+18</text:p>
          </table:table-cell>
          <table:table-cell office:value-type="float" office:value="13.809523582500001" table:style-name="ce1">
            <text:p>13.80952358</text:p>
          </table:table-cell>
          <table:table-cell office:value-type="float" office:value="13.7" table:style-name="ce1">
            <text:p>13.7</text:p>
          </table:table-cell>
          <table:table-cell office:value-type="float" office:value="1.1995415123634608E-2" table:formula="of:=([.B60]-[.C60])^2" table:style-name="ce1">
            <text:p>0.011995415</text:p>
          </table:table-cell>
          <table:table-cell office:value-type="float" office:value="0.10952358250000138" table:formula="of:=ABS([.C60]-[.B60])" table:style-name="ce1">
            <text:p>0.109523583</text:p>
          </table:table-cell>
          <table:table-cell office:value-type="float" office:value="-0.10952358250000138" table:formula="of:=[.C60]-[.B60]" table:style-name="ce1">
            <text:p>-0.109523583</text:p>
          </table:table-cell>
          <table:table-cell table:number-columns-repeated="16378"/>
        </table:table-row>
        <table:table-row table:style-name="ro1">
          <table:table-cell office:value-type="float" office:value="1.6436521996469499E+18" table:style-name="ce1">
            <text:p>1.64365E+18</text:p>
          </table:table-cell>
          <table:table-cell office:value-type="float" office:value="13.809523582500001" table:style-name="ce1">
            <text:p>13.80952358</text:p>
          </table:table-cell>
          <table:table-cell office:value-type="float" office:value="13.7" table:style-name="ce1">
            <text:p>13.7</text:p>
          </table:table-cell>
          <table:table-cell office:value-type="float" office:value="1.1995415123634608E-2" table:formula="of:=([.B61]-[.C61])^2" table:style-name="ce1">
            <text:p>0.011995415</text:p>
          </table:table-cell>
          <table:table-cell office:value-type="float" office:value="0.10952358250000138" table:formula="of:=ABS([.C61]-[.B61])" table:style-name="ce1">
            <text:p>0.109523583</text:p>
          </table:table-cell>
          <table:table-cell office:value-type="float" office:value="-0.10952358250000138" table:formula="of:=[.C61]-[.B61]" table:style-name="ce1">
            <text:p>-0.109523583</text:p>
          </table:table-cell>
          <table:table-cell table:number-columns-repeated="16378"/>
        </table:table-row>
        <table:table-row table:style-name="ro1">
          <table:table-cell office:value-type="float" office:value="1.64365220001586E+18" table:style-name="ce1">
            <text:p>1.64365E+18</text:p>
          </table:table-cell>
          <table:table-cell office:value-type="float" office:value="13.809523582500001" table:style-name="ce1">
            <text:p>13.80952358</text:p>
          </table:table-cell>
          <table:table-cell office:value-type="float" office:value="13.7" table:style-name="ce1">
            <text:p>13.7</text:p>
          </table:table-cell>
          <table:table-cell office:value-type="float" office:value="1.1995415123634608E-2" table:formula="of:=([.B62]-[.C62])^2" table:style-name="ce1">
            <text:p>0.011995415</text:p>
          </table:table-cell>
          <table:table-cell office:value-type="float" office:value="0.10952358250000138" table:formula="of:=ABS([.C62]-[.B62])" table:style-name="ce1">
            <text:p>0.109523583</text:p>
          </table:table-cell>
          <table:table-cell office:value-type="float" office:value="-0.10952358250000138" table:formula="of:=[.C62]-[.B62]" table:style-name="ce1">
            <text:p>-0.109523583</text:p>
          </table:table-cell>
          <table:table-cell table:number-columns-repeated="16378"/>
        </table:table-row>
        <table:table-row table:style-name="ro1">
          <table:table-cell office:value-type="float" office:value="1.64365220037778E+18" table:style-name="ce1">
            <text:p>1.64365E+18</text:p>
          </table:table-cell>
          <table:table-cell office:value-type="float" office:value="13.809523582500001" table:style-name="ce1">
            <text:p>13.80952358</text:p>
          </table:table-cell>
          <table:table-cell office:value-type="float" office:value="13.7" table:style-name="ce1">
            <text:p>13.7</text:p>
          </table:table-cell>
          <table:table-cell office:value-type="float" office:value="1.1995415123634608E-2" table:formula="of:=([.B63]-[.C63])^2" table:style-name="ce1">
            <text:p>0.011995415</text:p>
          </table:table-cell>
          <table:table-cell office:value-type="float" office:value="0.10952358250000138" table:formula="of:=ABS([.C63]-[.B63])" table:style-name="ce1">
            <text:p>0.109523583</text:p>
          </table:table-cell>
          <table:table-cell office:value-type="float" office:value="-0.10952358250000138" table:formula="of:=[.C63]-[.B63]" table:style-name="ce1">
            <text:p>-0.109523583</text:p>
          </table:table-cell>
          <table:table-cell table:number-columns-repeated="16378"/>
        </table:table-row>
        <table:table-row table:style-name="ro1">
          <table:table-cell office:value-type="float" office:value="1.6436522007516201E+18" table:style-name="ce1">
            <text:p>1.64365E+18</text:p>
          </table:table-cell>
          <table:table-cell office:value-type="float" office:value="13.809523582500001" table:style-name="ce1">
            <text:p>13.80952358</text:p>
          </table:table-cell>
          <table:table-cell office:value-type="float" office:value="13.7" table:style-name="ce1">
            <text:p>13.7</text:p>
          </table:table-cell>
          <table:table-cell office:value-type="float" office:value="1.1995415123634608E-2" table:formula="of:=([.B64]-[.C64])^2" table:style-name="ce1">
            <text:p>0.011995415</text:p>
          </table:table-cell>
          <table:table-cell office:value-type="float" office:value="0.10952358250000138" table:formula="of:=ABS([.C64]-[.B64])" table:style-name="ce1">
            <text:p>0.109523583</text:p>
          </table:table-cell>
          <table:table-cell office:value-type="float" office:value="-0.10952358250000138" table:formula="of:=[.C64]-[.B64]" table:style-name="ce1">
            <text:p>-0.109523583</text:p>
          </table:table-cell>
          <table:table-cell table:number-columns-repeated="16378"/>
        </table:table-row>
        <table:table-row table:style-name="ro1">
          <table:table-cell office:value-type="float" office:value="1.6436522011136901E+18" table:style-name="ce1">
            <text:p>1.64365E+18</text:p>
          </table:table-cell>
          <table:table-cell office:value-type="float" office:value="13.809523582500001" table:style-name="ce1">
            <text:p>13.80952358</text:p>
          </table:table-cell>
          <table:table-cell office:value-type="float" office:value="13.7" table:style-name="ce1">
            <text:p>13.7</text:p>
          </table:table-cell>
          <table:table-cell office:value-type="float" office:value="1.1995415123634608E-2" table:formula="of:=([.B65]-[.C65])^2" table:style-name="ce1">
            <text:p>0.011995415</text:p>
          </table:table-cell>
          <table:table-cell office:value-type="float" office:value="0.10952358250000138" table:formula="of:=ABS([.C65]-[.B65])" table:style-name="ce1">
            <text:p>0.109523583</text:p>
          </table:table-cell>
          <table:table-cell office:value-type="float" office:value="-0.10952358250000138" table:formula="of:=[.C65]-[.B65]" table:style-name="ce1">
            <text:p>-0.109523583</text:p>
          </table:table-cell>
          <table:table-cell table:number-columns-repeated="16378"/>
        </table:table-row>
        <table:table-row table:style-name="ro1">
          <table:table-cell office:value-type="float" office:value="1.6436522014897001E+18" table:style-name="ce1">
            <text:p>1.64365E+18</text:p>
          </table:table-cell>
          <table:table-cell office:value-type="float" office:value="13.809523582500001" table:style-name="ce1">
            <text:p>13.80952358</text:p>
          </table:table-cell>
          <table:table-cell office:value-type="float" office:value="13.7" table:style-name="ce1">
            <text:p>13.7</text:p>
          </table:table-cell>
          <table:table-cell office:value-type="float" office:value="1.1995415123634608E-2" table:formula="of:=([.B66]-[.C66])^2" table:style-name="ce1">
            <text:p>0.011995415</text:p>
          </table:table-cell>
          <table:table-cell office:value-type="float" office:value="0.10952358250000138" table:formula="of:=ABS([.C66]-[.B66])" table:style-name="ce1">
            <text:p>0.109523583</text:p>
          </table:table-cell>
          <table:table-cell office:value-type="float" office:value="-0.10952358250000138" table:formula="of:=[.C66]-[.B66]" table:style-name="ce1">
            <text:p>-0.109523583</text:p>
          </table:table-cell>
          <table:table-cell table:number-columns-repeated="16378"/>
        </table:table-row>
        <table:table-row table:style-name="ro1">
          <table:table-cell office:value-type="float" office:value="1.6436522018595599E+18" table:style-name="ce1">
            <text:p>1.64365E+18</text:p>
          </table:table-cell>
          <table:table-cell office:value-type="float" office:value="13.809523582500001" table:style-name="ce1">
            <text:p>13.80952358</text:p>
          </table:table-cell>
          <table:table-cell office:value-type="float" office:value="13.7" table:style-name="ce1">
            <text:p>13.7</text:p>
          </table:table-cell>
          <table:table-cell office:value-type="float" office:value="1.1995415123634608E-2" table:formula="of:=([.B67]-[.C67])^2" table:style-name="ce1">
            <text:p>0.011995415</text:p>
          </table:table-cell>
          <table:table-cell office:value-type="float" office:value="0.10952358250000138" table:formula="of:=ABS([.C67]-[.B67])" table:style-name="ce1">
            <text:p>0.109523583</text:p>
          </table:table-cell>
          <table:table-cell office:value-type="float" office:value="-0.10952358250000138" table:formula="of:=[.C67]-[.B67]" table:style-name="ce1">
            <text:p>-0.109523583</text:p>
          </table:table-cell>
          <table:table-cell table:number-columns-repeated="16378"/>
        </table:table-row>
        <table:table-row table:style-name="ro1">
          <table:table-cell office:value-type="float" office:value="1.6436522022300201E+18" table:style-name="ce1">
            <text:p>1.64365E+18</text:p>
          </table:table-cell>
          <table:table-cell office:value-type="float" office:value="13.809523582500001" table:style-name="ce1">
            <text:p>13.80952358</text:p>
          </table:table-cell>
          <table:table-cell office:value-type="float" office:value="13.7" table:style-name="ce1">
            <text:p>13.7</text:p>
          </table:table-cell>
          <table:table-cell office:value-type="float" office:value="1.1995415123634608E-2" table:formula="of:=([.B68]-[.C68])^2" table:style-name="ce1">
            <text:p>0.011995415</text:p>
          </table:table-cell>
          <table:table-cell office:value-type="float" office:value="0.10952358250000138" table:formula="of:=ABS([.C68]-[.B68])" table:style-name="ce1">
            <text:p>0.109523583</text:p>
          </table:table-cell>
          <table:table-cell office:value-type="float" office:value="-0.10952358250000138" table:formula="of:=[.C68]-[.B68]" table:style-name="ce1">
            <text:p>-0.109523583</text:p>
          </table:table-cell>
          <table:table-cell table:number-columns-repeated="16378"/>
        </table:table-row>
        <table:table-row table:style-name="ro1">
          <table:table-cell office:value-type="float" office:value="1.6436522025997299E+18" table:style-name="ce1">
            <text:p>1.64365E+18</text:p>
          </table:table-cell>
          <table:table-cell office:value-type="float" office:value="13.809523582500001" table:style-name="ce1">
            <text:p>13.80952358</text:p>
          </table:table-cell>
          <table:table-cell office:value-type="float" office:value="13.7" table:style-name="ce1">
            <text:p>13.7</text:p>
          </table:table-cell>
          <table:table-cell office:value-type="float" office:value="1.1995415123634608E-2" table:formula="of:=([.B69]-[.C69])^2" table:style-name="ce1">
            <text:p>0.011995415</text:p>
          </table:table-cell>
          <table:table-cell office:value-type="float" office:value="0.10952358250000138" table:formula="of:=ABS([.C69]-[.B69])" table:style-name="ce1">
            <text:p>0.109523583</text:p>
          </table:table-cell>
          <table:table-cell office:value-type="float" office:value="-0.10952358250000138" table:formula="of:=[.C69]-[.B69]" table:style-name="ce1">
            <text:p>-0.109523583</text:p>
          </table:table-cell>
          <table:table-cell table:number-columns-repeated="16378"/>
        </table:table-row>
        <table:table-row table:style-name="ro1">
          <table:table-cell office:value-type="float" office:value="1.64365220296497E+18" table:style-name="ce1">
            <text:p>1.64365E+18</text:p>
          </table:table-cell>
          <table:table-cell office:value-type="float" office:value="13.809523582500001" table:style-name="ce1">
            <text:p>13.80952358</text:p>
          </table:table-cell>
          <table:table-cell office:value-type="float" office:value="13.7" table:style-name="ce1">
            <text:p>13.7</text:p>
          </table:table-cell>
          <table:table-cell office:value-type="float" office:value="1.1995415123634608E-2" table:formula="of:=([.B70]-[.C70])^2" table:style-name="ce1">
            <text:p>0.011995415</text:p>
          </table:table-cell>
          <table:table-cell office:value-type="float" office:value="0.10952358250000138" table:formula="of:=ABS([.C70]-[.B70])" table:style-name="ce1">
            <text:p>0.109523583</text:p>
          </table:table-cell>
          <table:table-cell office:value-type="float" office:value="-0.10952358250000138" table:formula="of:=[.C70]-[.B70]" table:style-name="ce1">
            <text:p>-0.109523583</text:p>
          </table:table-cell>
          <table:table-cell table:number-columns-repeated="16378"/>
        </table:table-row>
        <table:table-row table:style-name="ro1">
          <table:table-cell office:value-type="float" office:value="1.64365220333567E+18" table:style-name="ce1">
            <text:p>1.64365E+18</text:p>
          </table:table-cell>
          <table:table-cell office:value-type="float" office:value="13.690476417499999" table:style-name="ce1">
            <text:p>13.69047642</text:p>
          </table:table-cell>
          <table:table-cell office:value-type="float" office:value="13.7" table:style-name="ce1">
            <text:p>13.7</text:p>
          </table:table-cell>
          <table:table-cell office:value-type="float" office:value="9.0698623634305497E-5" table:formula="of:=([.B71]-[.C71])^2" table:style-name="ce1">
            <text:p>9.06986E-05</text:p>
          </table:table-cell>
          <table:table-cell office:value-type="float" office:value="9.5235824999999608E-3" table:formula="of:=ABS([.C71]-[.B71])" table:style-name="ce1">
            <text:p>0.009523582</text:p>
          </table:table-cell>
          <table:table-cell office:value-type="float" office:value="9.5235824999999608E-3" table:formula="of:=[.C71]-[.B71]" table:style-name="ce1">
            <text:p>0.009523582</text:p>
          </table:table-cell>
          <table:table-cell table:number-columns-repeated="16378"/>
        </table:table-row>
        <table:table-row table:style-name="ro1">
          <table:table-cell office:value-type="float" office:value="1.64365220369455E+18" table:style-name="ce1">
            <text:p>1.64365E+18</text:p>
          </table:table-cell>
          <table:table-cell office:value-type="float" office:value="13.809523582500001" table:style-name="ce1">
            <text:p>13.80952358</text:p>
          </table:table-cell>
          <table:table-cell office:value-type="float" office:value="13.7" table:style-name="ce1">
            <text:p>13.7</text:p>
          </table:table-cell>
          <table:table-cell office:value-type="float" office:value="1.1995415123634608E-2" table:formula="of:=([.B72]-[.C72])^2" table:style-name="ce1">
            <text:p>0.011995415</text:p>
          </table:table-cell>
          <table:table-cell office:value-type="float" office:value="0.10952358250000138" table:formula="of:=ABS([.C72]-[.B72])" table:style-name="ce1">
            <text:p>0.109523583</text:p>
          </table:table-cell>
          <table:table-cell office:value-type="float" office:value="-0.10952358250000138" table:formula="of:=[.C72]-[.B72]" table:style-name="ce1">
            <text:p>-0.109523583</text:p>
          </table:table-cell>
          <table:table-cell table:number-columns-repeated="16378"/>
        </table:table-row>
        <table:table-row table:style-name="ro1">
          <table:table-cell office:value-type="float" office:value="1.64365220406003E+18" table:style-name="ce1">
            <text:p>1.64365E+18</text:p>
          </table:table-cell>
          <table:table-cell office:value-type="float" office:value="13.690476417499999" table:style-name="ce1">
            <text:p>13.69047642</text:p>
          </table:table-cell>
          <table:table-cell office:value-type="float" office:value="13.7" table:style-name="ce1">
            <text:p>13.7</text:p>
          </table:table-cell>
          <table:table-cell office:value-type="float" office:value="9.0698623634305497E-5" table:formula="of:=([.B73]-[.C73])^2" table:style-name="ce1">
            <text:p>9.06986E-05</text:p>
          </table:table-cell>
          <table:table-cell office:value-type="float" office:value="9.5235824999999608E-3" table:formula="of:=ABS([.C73]-[.B73])" table:style-name="ce1">
            <text:p>0.009523582</text:p>
          </table:table-cell>
          <table:table-cell office:value-type="float" office:value="9.5235824999999608E-3" table:formula="of:=[.C73]-[.B73]" table:style-name="ce1">
            <text:p>0.009523582</text:p>
          </table:table-cell>
          <table:table-cell table:number-columns-repeated="16378"/>
        </table:table-row>
        <table:table-row table:style-name="ro1">
          <table:table-cell office:value-type="float" office:value="1.64365220441969E+18" table:style-name="ce1">
            <text:p>1.64365E+18</text:p>
          </table:table-cell>
          <table:table-cell office:value-type="float" office:value="13.809523582500001" table:style-name="ce1">
            <text:p>13.80952358</text:p>
          </table:table-cell>
          <table:table-cell office:value-type="float" office:value="13.7" table:style-name="ce1">
            <text:p>13.7</text:p>
          </table:table-cell>
          <table:table-cell office:value-type="float" office:value="1.1995415123634608E-2" table:formula="of:=([.B74]-[.C74])^2" table:style-name="ce1">
            <text:p>0.011995415</text:p>
          </table:table-cell>
          <table:table-cell office:value-type="float" office:value="0.10952358250000138" table:formula="of:=ABS([.C74]-[.B74])" table:style-name="ce1">
            <text:p>0.109523583</text:p>
          </table:table-cell>
          <table:table-cell office:value-type="float" office:value="-0.10952358250000138" table:formula="of:=[.C74]-[.B74]" table:style-name="ce1">
            <text:p>-0.109523583</text:p>
          </table:table-cell>
          <table:table-cell table:number-columns-repeated="16378"/>
        </table:table-row>
        <table:table-row table:style-name="ro1">
          <table:table-cell office:value-type="float" office:value="1.6436522047780101E+18" table:style-name="ce1">
            <text:p>1.64365E+18</text:p>
          </table:table-cell>
          <table:table-cell office:value-type="float" office:value="13.809523582500001" table:style-name="ce1">
            <text:p>13.80952358</text:p>
          </table:table-cell>
          <table:table-cell office:value-type="float" office:value="13.7" table:style-name="ce1">
            <text:p>13.7</text:p>
          </table:table-cell>
          <table:table-cell office:value-type="float" office:value="1.1995415123634608E-2" table:formula="of:=([.B75]-[.C75])^2" table:style-name="ce1">
            <text:p>0.011995415</text:p>
          </table:table-cell>
          <table:table-cell office:value-type="float" office:value="0.10952358250000138" table:formula="of:=ABS([.C75]-[.B75])" table:style-name="ce1">
            <text:p>0.109523583</text:p>
          </table:table-cell>
          <table:table-cell office:value-type="float" office:value="-0.10952358250000138" table:formula="of:=[.C75]-[.B75]" table:style-name="ce1">
            <text:p>-0.109523583</text:p>
          </table:table-cell>
          <table:table-cell table:number-columns-repeated="16378"/>
        </table:table-row>
        <table:table-row table:style-name="ro1">
          <table:table-cell office:value-type="float" office:value="1.6436522051292401E+18" table:style-name="ce1">
            <text:p>1.64365E+18</text:p>
          </table:table-cell>
          <table:table-cell office:value-type="float" office:value="13.809523582500001" table:style-name="ce1">
            <text:p>13.80952358</text:p>
          </table:table-cell>
          <table:table-cell office:value-type="float" office:value="13.7" table:style-name="ce1">
            <text:p>13.7</text:p>
          </table:table-cell>
          <table:table-cell office:value-type="float" office:value="1.1995415123634608E-2" table:formula="of:=([.B76]-[.C76])^2" table:style-name="ce1">
            <text:p>0.011995415</text:p>
          </table:table-cell>
          <table:table-cell office:value-type="float" office:value="0.10952358250000138" table:formula="of:=ABS([.C76]-[.B76])" table:style-name="ce1">
            <text:p>0.109523583</text:p>
          </table:table-cell>
          <table:table-cell office:value-type="float" office:value="-0.10952358250000138" table:formula="of:=[.C76]-[.B76]" table:style-name="ce1">
            <text:p>-0.109523583</text:p>
          </table:table-cell>
          <table:table-cell table:number-columns-repeated="16378"/>
        </table:table-row>
        <table:table-row table:style-name="ro1">
          <table:table-cell office:value-type="float" office:value="1.6436522054878899E+18" table:style-name="ce1">
            <text:p>1.64365E+18</text:p>
          </table:table-cell>
          <table:table-cell office:value-type="float" office:value="13.809523582500001" table:style-name="ce1">
            <text:p>13.80952358</text:p>
          </table:table-cell>
          <table:table-cell office:value-type="float" office:value="13.7" table:style-name="ce1">
            <text:p>13.7</text:p>
          </table:table-cell>
          <table:table-cell office:value-type="float" office:value="1.1995415123634608E-2" table:formula="of:=([.B77]-[.C77])^2" table:style-name="ce1">
            <text:p>0.011995415</text:p>
          </table:table-cell>
          <table:table-cell office:value-type="float" office:value="0.10952358250000138" table:formula="of:=ABS([.C77]-[.B77])" table:style-name="ce1">
            <text:p>0.109523583</text:p>
          </table:table-cell>
          <table:table-cell office:value-type="float" office:value="-0.10952358250000138" table:formula="of:=[.C77]-[.B77]" table:style-name="ce1">
            <text:p>-0.109523583</text:p>
          </table:table-cell>
          <table:table-cell table:number-columns-repeated="16378"/>
        </table:table-row>
        <table:table-row table:style-name="ro1">
          <table:table-cell office:value-type="float" office:value="1.6436522058418701E+18" table:style-name="ce1">
            <text:p>1.64365E+18</text:p>
          </table:table-cell>
          <table:table-cell office:value-type="float" office:value="13.690476417499999" table:style-name="ce1">
            <text:p>13.69047642</text:p>
          </table:table-cell>
          <table:table-cell office:value-type="float" office:value="13.7" table:style-name="ce1">
            <text:p>13.7</text:p>
          </table:table-cell>
          <table:table-cell office:value-type="float" office:value="9.0698623634305497E-5" table:formula="of:=([.B78]-[.C78])^2" table:style-name="ce1">
            <text:p>9.06986E-05</text:p>
          </table:table-cell>
          <table:table-cell office:value-type="float" office:value="9.5235824999999608E-3" table:formula="of:=ABS([.C78]-[.B78])" table:style-name="ce1">
            <text:p>0.009523582</text:p>
          </table:table-cell>
          <table:table-cell office:value-type="float" office:value="9.5235824999999608E-3" table:formula="of:=[.C78]-[.B78]" table:style-name="ce1">
            <text:p>0.009523582</text:p>
          </table:table-cell>
          <table:table-cell table:number-columns-repeated="16378"/>
        </table:table-row>
        <table:table-row table:style-name="ro1">
          <table:table-cell office:value-type="float" office:value="1.6436522062116201E+18" table:style-name="ce1">
            <text:p>1.64365E+18</text:p>
          </table:table-cell>
          <table:table-cell office:value-type="float" office:value="13.690476417499999" table:style-name="ce1">
            <text:p>13.69047642</text:p>
          </table:table-cell>
          <table:table-cell office:value-type="float" office:value="13.7" table:style-name="ce1">
            <text:p>13.7</text:p>
          </table:table-cell>
          <table:table-cell office:value-type="float" office:value="9.0698623634305497E-5" table:formula="of:=([.B79]-[.C79])^2" table:style-name="ce1">
            <text:p>9.06986E-05</text:p>
          </table:table-cell>
          <table:table-cell office:value-type="float" office:value="9.5235824999999608E-3" table:formula="of:=ABS([.C79]-[.B79])" table:style-name="ce1">
            <text:p>0.009523582</text:p>
          </table:table-cell>
          <table:table-cell office:value-type="float" office:value="9.5235824999999608E-3" table:formula="of:=[.C79]-[.B79]" table:style-name="ce1">
            <text:p>0.009523582</text:p>
          </table:table-cell>
          <table:table-cell table:number-columns-repeated="16378"/>
        </table:table-row>
        <table:table-row table:style-name="ro1">
          <table:table-cell office:value-type="float" office:value="1.6436522065793101E+18" table:style-name="ce1">
            <text:p>1.64365E+18</text:p>
          </table:table-cell>
          <table:table-cell office:value-type="float" office:value="13.690476417499999" table:style-name="ce1">
            <text:p>13.69047642</text:p>
          </table:table-cell>
          <table:table-cell office:value-type="float" office:value="13.7" table:style-name="ce1">
            <text:p>13.7</text:p>
          </table:table-cell>
          <table:table-cell office:value-type="float" office:value="9.0698623634305497E-5" table:formula="of:=([.B80]-[.C80])^2" table:style-name="ce1">
            <text:p>9.06986E-05</text:p>
          </table:table-cell>
          <table:table-cell office:value-type="float" office:value="9.5235824999999608E-3" table:formula="of:=ABS([.C80]-[.B80])" table:style-name="ce1">
            <text:p>0.009523582</text:p>
          </table:table-cell>
          <table:table-cell office:value-type="float" office:value="9.5235824999999608E-3" table:formula="of:=[.C80]-[.B80]" table:style-name="ce1">
            <text:p>0.009523582</text:p>
          </table:table-cell>
          <table:table-cell table:number-columns-repeated="16378"/>
        </table:table-row>
        <table:table-row table:style-name="ro1">
          <table:table-cell office:value-type="float" office:value="1.6436522069498299E+18" table:style-name="ce1">
            <text:p>1.64365E+18</text:p>
          </table:table-cell>
          <table:table-cell office:value-type="float" office:value="13.809523582500001" table:style-name="ce1">
            <text:p>13.80952358</text:p>
          </table:table-cell>
          <table:table-cell office:value-type="float" office:value="13.7" table:style-name="ce1">
            <text:p>13.7</text:p>
          </table:table-cell>
          <table:table-cell office:value-type="float" office:value="1.1995415123634608E-2" table:formula="of:=([.B81]-[.C81])^2" table:style-name="ce1">
            <text:p>0.011995415</text:p>
          </table:table-cell>
          <table:table-cell office:value-type="float" office:value="0.10952358250000138" table:formula="of:=ABS([.C81]-[.B81])" table:style-name="ce1">
            <text:p>0.109523583</text:p>
          </table:table-cell>
          <table:table-cell office:value-type="float" office:value="-0.10952358250000138" table:formula="of:=[.C81]-[.B81]" table:style-name="ce1">
            <text:p>-0.109523583</text:p>
          </table:table-cell>
          <table:table-cell table:number-columns-repeated="16378"/>
        </table:table-row>
        <table:table-row table:style-name="ro1">
          <table:table-cell office:value-type="float" office:value="1.64365220732109E+18" table:style-name="ce1">
            <text:p>1.64365E+18</text:p>
          </table:table-cell>
          <table:table-cell office:value-type="float" office:value="13.690476417499999" table:style-name="ce1">
            <text:p>13.69047642</text:p>
          </table:table-cell>
          <table:table-cell office:value-type="float" office:value="13.7" table:style-name="ce1">
            <text:p>13.7</text:p>
          </table:table-cell>
          <table:table-cell office:value-type="float" office:value="9.0698623634305497E-5" table:formula="of:=([.B82]-[.C82])^2" table:style-name="ce1">
            <text:p>9.06986E-05</text:p>
          </table:table-cell>
          <table:table-cell office:value-type="float" office:value="9.5235824999999608E-3" table:formula="of:=ABS([.C82]-[.B82])" table:style-name="ce1">
            <text:p>0.009523582</text:p>
          </table:table-cell>
          <table:table-cell office:value-type="float" office:value="9.5235824999999608E-3" table:formula="of:=[.C82]-[.B82]" table:style-name="ce1">
            <text:p>0.009523582</text:p>
          </table:table-cell>
          <table:table-cell table:number-columns-repeated="16378"/>
        </table:table-row>
        <table:table-row table:style-name="ro1">
          <table:table-cell office:value-type="float" office:value="1.6436522076861801E+18" table:style-name="ce1">
            <text:p>1.64365E+18</text:p>
          </table:table-cell>
          <table:table-cell office:value-type="float" office:value="13.809523582500001" table:style-name="ce1">
            <text:p>13.80952358</text:p>
          </table:table-cell>
          <table:table-cell office:value-type="float" office:value="13.7" table:style-name="ce1">
            <text:p>13.7</text:p>
          </table:table-cell>
          <table:table-cell office:value-type="float" office:value="1.1995415123634608E-2" table:formula="of:=([.B83]-[.C83])^2" table:style-name="ce1">
            <text:p>0.011995415</text:p>
          </table:table-cell>
          <table:table-cell office:value-type="float" office:value="0.10952358250000138" table:formula="of:=ABS([.C83]-[.B83])" table:style-name="ce1">
            <text:p>0.109523583</text:p>
          </table:table-cell>
          <table:table-cell office:value-type="float" office:value="-0.10952358250000138" table:formula="of:=[.C83]-[.B83]" table:style-name="ce1">
            <text:p>-0.109523583</text:p>
          </table:table-cell>
          <table:table-cell table:number-columns-repeated="16378"/>
        </table:table-row>
        <table:table-row table:style-name="ro1">
          <table:table-cell office:value-type="float" office:value="1.64365220806446E+18" table:style-name="ce1">
            <text:p>1.64365E+18</text:p>
          </table:table-cell>
          <table:table-cell office:value-type="float" office:value="13.809523582500001" table:style-name="ce1">
            <text:p>13.80952358</text:p>
          </table:table-cell>
          <table:table-cell office:value-type="float" office:value="13.7" table:style-name="ce1">
            <text:p>13.7</text:p>
          </table:table-cell>
          <table:table-cell office:value-type="float" office:value="1.1995415123634608E-2" table:formula="of:=([.B84]-[.C84])^2" table:style-name="ce1">
            <text:p>0.011995415</text:p>
          </table:table-cell>
          <table:table-cell office:value-type="float" office:value="0.10952358250000138" table:formula="of:=ABS([.C84]-[.B84])" table:style-name="ce1">
            <text:p>0.109523583</text:p>
          </table:table-cell>
          <table:table-cell office:value-type="float" office:value="-0.10952358250000138" table:formula="of:=[.C84]-[.B84]" table:style-name="ce1">
            <text:p>-0.109523583</text:p>
          </table:table-cell>
          <table:table-cell table:number-columns-repeated="16378"/>
        </table:table-row>
        <table:table-row table:style-name="ro1">
          <table:table-cell office:value-type="float" office:value="1.6436522084324301E+18" table:style-name="ce1">
            <text:p>1.64365E+18</text:p>
          </table:table-cell>
          <table:table-cell office:value-type="float" office:value="13.690476417499999" table:style-name="ce1">
            <text:p>13.69047642</text:p>
          </table:table-cell>
          <table:table-cell office:value-type="float" office:value="13.7" table:style-name="ce1">
            <text:p>13.7</text:p>
          </table:table-cell>
          <table:table-cell office:value-type="float" office:value="9.0698623634305497E-5" table:formula="of:=([.B85]-[.C85])^2" table:style-name="ce1">
            <text:p>9.06986E-05</text:p>
          </table:table-cell>
          <table:table-cell office:value-type="float" office:value="9.5235824999999608E-3" table:formula="of:=ABS([.C85]-[.B85])" table:style-name="ce1">
            <text:p>0.009523582</text:p>
          </table:table-cell>
          <table:table-cell office:value-type="float" office:value="9.5235824999999608E-3" table:formula="of:=[.C85]-[.B85]" table:style-name="ce1">
            <text:p>0.009523582</text:p>
          </table:table-cell>
          <table:table-cell table:number-columns-repeated="16378"/>
        </table:table-row>
        <table:table-row table:style-name="ro1">
          <table:table-cell office:value-type="float" office:value="1.6436522087994501E+18" table:style-name="ce1">
            <text:p>1.64365E+18</text:p>
          </table:table-cell>
          <table:table-cell office:value-type="float" office:value="13.690476417499999" table:style-name="ce1">
            <text:p>13.69047642</text:p>
          </table:table-cell>
          <table:table-cell office:value-type="float" office:value="13.7" table:style-name="ce1">
            <text:p>13.7</text:p>
          </table:table-cell>
          <table:table-cell office:value-type="float" office:value="9.0698623634305497E-5" table:formula="of:=([.B86]-[.C86])^2" table:style-name="ce1">
            <text:p>9.06986E-05</text:p>
          </table:table-cell>
          <table:table-cell office:value-type="float" office:value="9.5235824999999608E-3" table:formula="of:=ABS([.C86]-[.B86])" table:style-name="ce1">
            <text:p>0.009523582</text:p>
          </table:table-cell>
          <table:table-cell office:value-type="float" office:value="9.5235824999999608E-3" table:formula="of:=[.C86]-[.B86]" table:style-name="ce1">
            <text:p>0.009523582</text:p>
          </table:table-cell>
          <table:table-cell table:number-columns-repeated="16378"/>
        </table:table-row>
        <table:table-row table:style-name="ro1">
          <table:table-cell office:value-type="float" office:value="1.6436522091615099E+18" table:style-name="ce1">
            <text:p>1.64365E+18</text:p>
          </table:table-cell>
          <table:table-cell office:value-type="float" office:value="13.690476417499999" table:style-name="ce1">
            <text:p>13.69047642</text:p>
          </table:table-cell>
          <table:table-cell office:value-type="float" office:value="13.7" table:style-name="ce1">
            <text:p>13.7</text:p>
          </table:table-cell>
          <table:table-cell office:value-type="float" office:value="9.0698623634305497E-5" table:formula="of:=([.B87]-[.C87])^2" table:style-name="ce1">
            <text:p>9.06986E-05</text:p>
          </table:table-cell>
          <table:table-cell office:value-type="float" office:value="9.5235824999999608E-3" table:formula="of:=ABS([.C87]-[.B87])" table:style-name="ce1">
            <text:p>0.009523582</text:p>
          </table:table-cell>
          <table:table-cell office:value-type="float" office:value="9.5235824999999608E-3" table:formula="of:=[.C87]-[.B87]" table:style-name="ce1">
            <text:p>0.009523582</text:p>
          </table:table-cell>
          <table:table-cell table:number-columns-repeated="16378"/>
        </table:table-row>
        <table:table-row table:style-name="ro1">
          <table:table-cell office:value-type="float" office:value="1.6436522095336399E+18" table:style-name="ce1">
            <text:p>1.64365E+18</text:p>
          </table:table-cell>
          <table:table-cell office:value-type="float" office:value="13.690476417499999" table:style-name="ce1">
            <text:p>13.69047642</text:p>
          </table:table-cell>
          <table:table-cell office:value-type="float" office:value="13.7" table:style-name="ce1">
            <text:p>13.7</text:p>
          </table:table-cell>
          <table:table-cell office:value-type="float" office:value="9.0698623634305497E-5" table:formula="of:=([.B88]-[.C88])^2" table:style-name="ce1">
            <text:p>9.06986E-05</text:p>
          </table:table-cell>
          <table:table-cell office:value-type="float" office:value="9.5235824999999608E-3" table:formula="of:=ABS([.C88]-[.B88])" table:style-name="ce1">
            <text:p>0.009523582</text:p>
          </table:table-cell>
          <table:table-cell office:value-type="float" office:value="9.5235824999999608E-3" table:formula="of:=[.C88]-[.B88]" table:style-name="ce1">
            <text:p>0.009523582</text:p>
          </table:table-cell>
          <table:table-cell table:number-columns-repeated="16378"/>
        </table:table-row>
        <table:table-row table:style-name="ro1">
          <table:table-cell office:value-type="float" office:value="1.6436522099144699E+18" table:style-name="ce1">
            <text:p>1.64365E+18</text:p>
          </table:table-cell>
          <table:table-cell office:value-type="float" office:value="13.690476417499999" table:style-name="ce1">
            <text:p>13.69047642</text:p>
          </table:table-cell>
          <table:table-cell office:value-type="float" office:value="13.7" table:style-name="ce1">
            <text:p>13.7</text:p>
          </table:table-cell>
          <table:table-cell office:value-type="float" office:value="9.0698623634305497E-5" table:formula="of:=([.B89]-[.C89])^2" table:style-name="ce1">
            <text:p>9.06986E-05</text:p>
          </table:table-cell>
          <table:table-cell office:value-type="float" office:value="9.5235824999999608E-3" table:formula="of:=ABS([.C89]-[.B89])" table:style-name="ce1">
            <text:p>0.009523582</text:p>
          </table:table-cell>
          <table:table-cell office:value-type="float" office:value="9.5235824999999608E-3" table:formula="of:=[.C89]-[.B89]" table:style-name="ce1">
            <text:p>0.009523582</text:p>
          </table:table-cell>
          <table:table-cell table:number-columns-repeated="16378"/>
        </table:table-row>
        <table:table-row table:style-name="ro1">
          <table:table-cell office:value-type="float" office:value="1.6436522102802601E+18" table:style-name="ce1">
            <text:p>1.64365E+18</text:p>
          </table:table-cell>
          <table:table-cell office:value-type="float" office:value="13.690476417499999" table:style-name="ce1">
            <text:p>13.69047642</text:p>
          </table:table-cell>
          <table:table-cell office:value-type="float" office:value="13.7" table:style-name="ce1">
            <text:p>13.7</text:p>
          </table:table-cell>
          <table:table-cell office:value-type="float" office:value="9.0698623634305497E-5" table:formula="of:=([.B90]-[.C90])^2" table:style-name="ce1">
            <text:p>9.06986E-05</text:p>
          </table:table-cell>
          <table:table-cell office:value-type="float" office:value="9.5235824999999608E-3" table:formula="of:=ABS([.C90]-[.B90])" table:style-name="ce1">
            <text:p>0.009523582</text:p>
          </table:table-cell>
          <table:table-cell office:value-type="float" office:value="9.5235824999999608E-3" table:formula="of:=[.C90]-[.B90]" table:style-name="ce1">
            <text:p>0.009523582</text:p>
          </table:table-cell>
          <table:table-cell table:number-columns-repeated="16378"/>
        </table:table-row>
        <table:table-row table:style-name="ro1">
          <table:table-cell office:value-type="float" office:value="1.64365221064542E+18" table:style-name="ce1">
            <text:p>1.64365E+18</text:p>
          </table:table-cell>
          <table:table-cell office:value-type="float" office:value="13.809523582500001" table:style-name="ce1">
            <text:p>13.80952358</text:p>
          </table:table-cell>
          <table:table-cell office:value-type="float" office:value="13.7" table:style-name="ce1">
            <text:p>13.7</text:p>
          </table:table-cell>
          <table:table-cell office:value-type="float" office:value="1.1995415123634608E-2" table:formula="of:=([.B91]-[.C91])^2" table:style-name="ce1">
            <text:p>0.011995415</text:p>
          </table:table-cell>
          <table:table-cell office:value-type="float" office:value="0.10952358250000138" table:formula="of:=ABS([.C91]-[.B91])" table:style-name="ce1">
            <text:p>0.109523583</text:p>
          </table:table-cell>
          <table:table-cell office:value-type="float" office:value="-0.10952358250000138" table:formula="of:=[.C91]-[.B91]" table:style-name="ce1">
            <text:p>-0.109523583</text:p>
          </table:table-cell>
          <table:table-cell table:number-columns-repeated="16378"/>
        </table:table-row>
        <table:table-row table:style-name="ro1">
          <table:table-cell office:value-type="float" office:value="1.6436522110194601E+18" table:style-name="ce1">
            <text:p>1.64365E+18</text:p>
          </table:table-cell>
          <table:table-cell office:value-type="float" office:value="13.809523582500001" table:style-name="ce1">
            <text:p>13.80952358</text:p>
          </table:table-cell>
          <table:table-cell office:value-type="float" office:value="13.7" table:style-name="ce1">
            <text:p>13.7</text:p>
          </table:table-cell>
          <table:table-cell office:value-type="float" office:value="1.1995415123634608E-2" table:formula="of:=([.B92]-[.C92])^2" table:style-name="ce1">
            <text:p>0.011995415</text:p>
          </table:table-cell>
          <table:table-cell office:value-type="float" office:value="0.10952358250000138" table:formula="of:=ABS([.C92]-[.B92])" table:style-name="ce1">
            <text:p>0.109523583</text:p>
          </table:table-cell>
          <table:table-cell office:value-type="float" office:value="-0.10952358250000138" table:formula="of:=[.C92]-[.B92]" table:style-name="ce1">
            <text:p>-0.109523583</text:p>
          </table:table-cell>
          <table:table-cell table:number-columns-repeated="16378"/>
        </table:table-row>
        <table:table-row table:style-name="ro1">
          <table:table-cell office:value-type="float" office:value="1.64365221139022E+18" table:style-name="ce1">
            <text:p>1.64365E+18</text:p>
          </table:table-cell>
          <table:table-cell office:value-type="float" office:value="13.690476417499999" table:style-name="ce1">
            <text:p>13.69047642</text:p>
          </table:table-cell>
          <table:table-cell office:value-type="float" office:value="13.7" table:style-name="ce1">
            <text:p>13.7</text:p>
          </table:table-cell>
          <table:table-cell office:value-type="float" office:value="9.0698623634305497E-5" table:formula="of:=([.B93]-[.C93])^2" table:style-name="ce1">
            <text:p>9.06986E-05</text:p>
          </table:table-cell>
          <table:table-cell office:value-type="float" office:value="9.5235824999999608E-3" table:formula="of:=ABS([.C93]-[.B93])" table:style-name="ce1">
            <text:p>0.009523582</text:p>
          </table:table-cell>
          <table:table-cell office:value-type="float" office:value="9.5235824999999608E-3" table:formula="of:=[.C93]-[.B93]" table:style-name="ce1">
            <text:p>0.009523582</text:p>
          </table:table-cell>
          <table:table-cell table:number-columns-repeated="16378"/>
        </table:table-row>
        <table:table-row table:style-name="ro1">
          <table:table-cell office:value-type="float" office:value="1.64365221176173E+18" table:style-name="ce1">
            <text:p>1.64365E+18</text:p>
          </table:table-cell>
          <table:table-cell office:value-type="float" office:value="13.690476417499999" table:style-name="ce1">
            <text:p>13.69047642</text:p>
          </table:table-cell>
          <table:table-cell office:value-type="float" office:value="13.7" table:style-name="ce1">
            <text:p>13.7</text:p>
          </table:table-cell>
          <table:table-cell office:value-type="float" office:value="9.0698623634305497E-5" table:formula="of:=([.B94]-[.C94])^2" table:style-name="ce1">
            <text:p>9.06986E-05</text:p>
          </table:table-cell>
          <table:table-cell office:value-type="float" office:value="9.5235824999999608E-3" table:formula="of:=ABS([.C94]-[.B94])" table:style-name="ce1">
            <text:p>0.009523582</text:p>
          </table:table-cell>
          <table:table-cell office:value-type="float" office:value="9.5235824999999608E-3" table:formula="of:=[.C94]-[.B94]" table:style-name="ce1">
            <text:p>0.009523582</text:p>
          </table:table-cell>
          <table:table-cell table:number-columns-repeated="16378"/>
        </table:table-row>
        <table:table-row table:style-name="ro1">
          <table:table-cell office:value-type="float" office:value="1.6436522121288699E+18" table:style-name="ce1">
            <text:p>1.64365E+18</text:p>
          </table:table-cell>
          <table:table-cell office:value-type="float" office:value="13.690476417499999" table:style-name="ce1">
            <text:p>13.69047642</text:p>
          </table:table-cell>
          <table:table-cell office:value-type="float" office:value="13.7" table:style-name="ce1">
            <text:p>13.7</text:p>
          </table:table-cell>
          <table:table-cell office:value-type="float" office:value="9.0698623634305497E-5" table:formula="of:=([.B95]-[.C95])^2" table:style-name="ce1">
            <text:p>9.06986E-05</text:p>
          </table:table-cell>
          <table:table-cell office:value-type="float" office:value="9.5235824999999608E-3" table:formula="of:=ABS([.C95]-[.B95])" table:style-name="ce1">
            <text:p>0.009523582</text:p>
          </table:table-cell>
          <table:table-cell office:value-type="float" office:value="9.5235824999999608E-3" table:formula="of:=[.C95]-[.B95]" table:style-name="ce1">
            <text:p>0.009523582</text:p>
          </table:table-cell>
          <table:table-cell table:number-columns-repeated="16378"/>
        </table:table-row>
        <table:table-row table:style-name="ro1">
          <table:table-cell office:value-type="float" office:value="1.64365221249695E+18" table:style-name="ce1">
            <text:p>1.64365E+18</text:p>
          </table:table-cell>
          <table:table-cell office:value-type="float" office:value="13.690476417499999" table:style-name="ce1">
            <text:p>13.69047642</text:p>
          </table:table-cell>
          <table:table-cell office:value-type="float" office:value="13.7" table:style-name="ce1">
            <text:p>13.7</text:p>
          </table:table-cell>
          <table:table-cell office:value-type="float" office:value="9.0698623634305497E-5" table:formula="of:=([.B96]-[.C96])^2" table:style-name="ce1">
            <text:p>9.06986E-05</text:p>
          </table:table-cell>
          <table:table-cell office:value-type="float" office:value="9.5235824999999608E-3" table:formula="of:=ABS([.C96]-[.B96])" table:style-name="ce1">
            <text:p>0.009523582</text:p>
          </table:table-cell>
          <table:table-cell office:value-type="float" office:value="9.5235824999999608E-3" table:formula="of:=[.C96]-[.B96]" table:style-name="ce1">
            <text:p>0.009523582</text:p>
          </table:table-cell>
          <table:table-cell table:number-columns-repeated="16378"/>
        </table:table-row>
        <table:table-row table:style-name="ro1">
          <table:table-cell office:value-type="float" office:value="1.6436522128611699E+18" table:style-name="ce1">
            <text:p>1.64365E+18</text:p>
          </table:table-cell>
          <table:table-cell office:value-type="float" office:value="13.690476417499999" table:style-name="ce1">
            <text:p>13.69047642</text:p>
          </table:table-cell>
          <table:table-cell office:value-type="float" office:value="13.7" table:style-name="ce1">
            <text:p>13.7</text:p>
          </table:table-cell>
          <table:table-cell office:value-type="float" office:value="9.0698623634305497E-5" table:formula="of:=([.B97]-[.C97])^2" table:style-name="ce1">
            <text:p>9.06986E-05</text:p>
          </table:table-cell>
          <table:table-cell office:value-type="float" office:value="9.5235824999999608E-3" table:formula="of:=ABS([.C97]-[.B97])" table:style-name="ce1">
            <text:p>0.009523582</text:p>
          </table:table-cell>
          <table:table-cell office:value-type="float" office:value="9.5235824999999608E-3" table:formula="of:=[.C97]-[.B97]" table:style-name="ce1">
            <text:p>0.009523582</text:p>
          </table:table-cell>
          <table:table-cell table:number-columns-repeated="16378"/>
        </table:table-row>
        <table:table-row table:style-name="ro1">
          <table:table-cell office:value-type="float" office:value="1.6436522132337001E+18" table:style-name="ce1">
            <text:p>1.64365E+18</text:p>
          </table:table-cell>
          <table:table-cell office:value-type="float" office:value="13.809523582500001" table:style-name="ce1">
            <text:p>13.80952358</text:p>
          </table:table-cell>
          <table:table-cell office:value-type="float" office:value="13.7" table:style-name="ce1">
            <text:p>13.7</text:p>
          </table:table-cell>
          <table:table-cell office:value-type="float" office:value="1.1995415123634608E-2" table:formula="of:=([.B98]-[.C98])^2" table:style-name="ce1">
            <text:p>0.011995415</text:p>
          </table:table-cell>
          <table:table-cell office:value-type="float" office:value="0.10952358250000138" table:formula="of:=ABS([.C98]-[.B98])" table:style-name="ce1">
            <text:p>0.109523583</text:p>
          </table:table-cell>
          <table:table-cell office:value-type="float" office:value="-0.10952358250000138" table:formula="of:=[.C98]-[.B98]" table:style-name="ce1">
            <text:p>-0.109523583</text:p>
          </table:table-cell>
          <table:table-cell table:number-columns-repeated="16378"/>
        </table:table-row>
        <table:table-row table:style-name="ro1">
          <table:table-cell office:value-type="float" office:value="1.64365221361005E+18" table:style-name="ce1">
            <text:p>1.64365E+18</text:p>
          </table:table-cell>
          <table:table-cell office:value-type="float" office:value="13.690476417499999" table:style-name="ce1">
            <text:p>13.69047642</text:p>
          </table:table-cell>
          <table:table-cell office:value-type="float" office:value="13.7" table:style-name="ce1">
            <text:p>13.7</text:p>
          </table:table-cell>
          <table:table-cell office:value-type="float" office:value="9.0698623634305497E-5" table:formula="of:=([.B99]-[.C99])^2" table:style-name="ce1">
            <text:p>9.06986E-05</text:p>
          </table:table-cell>
          <table:table-cell office:value-type="float" office:value="9.5235824999999608E-3" table:formula="of:=ABS([.C99]-[.B99])" table:style-name="ce1">
            <text:p>0.009523582</text:p>
          </table:table-cell>
          <table:table-cell office:value-type="float" office:value="9.5235824999999608E-3" table:formula="of:=[.C99]-[.B99]" table:style-name="ce1">
            <text:p>0.009523582</text:p>
          </table:table-cell>
          <table:table-cell table:number-columns-repeated="16378"/>
        </table:table-row>
        <table:table-row table:style-name="ro1">
          <table:table-cell office:value-type="float" office:value="1.6436522139784801E+18" table:style-name="ce1">
            <text:p>1.64365E+18</text:p>
          </table:table-cell>
          <table:table-cell office:value-type="float" office:value="13.690476417499999" table:style-name="ce1">
            <text:p>13.69047642</text:p>
          </table:table-cell>
          <table:table-cell office:value-type="float" office:value="13.7" table:style-name="ce1">
            <text:p>13.7</text:p>
          </table:table-cell>
          <table:table-cell office:value-type="float" office:value="9.0698623634305497E-5" table:formula="of:=([.B100]-[.C100])^2" table:style-name="ce1">
            <text:p>9.06986E-05</text:p>
          </table:table-cell>
          <table:table-cell office:value-type="float" office:value="9.5235824999999608E-3" table:formula="of:=ABS([.C100]-[.B100])" table:style-name="ce1">
            <text:p>0.009523582</text:p>
          </table:table-cell>
          <table:table-cell office:value-type="float" office:value="9.5235824999999608E-3" table:formula="of:=[.C100]-[.B100]" table:style-name="ce1">
            <text:p>0.009523582</text:p>
          </table:table-cell>
          <table:table-cell table:number-columns-repeated="16378"/>
        </table:table-row>
        <table:table-row table:style-name="ro1">
          <table:table-cell office:value-type="float" office:value="1.6436522143514399E+18" table:style-name="ce1">
            <text:p>1.64365E+18</text:p>
          </table:table-cell>
          <table:table-cell office:value-type="float" office:value="13.690476417499999" table:style-name="ce1">
            <text:p>13.69047642</text:p>
          </table:table-cell>
          <table:table-cell office:value-type="float" office:value="13.7" table:style-name="ce1">
            <text:p>13.7</text:p>
          </table:table-cell>
          <table:table-cell office:value-type="float" office:value="9.0698623634305497E-5" table:formula="of:=([.B101]-[.C101])^2" table:style-name="ce1">
            <text:p>9.06986E-05</text:p>
          </table:table-cell>
          <table:table-cell office:value-type="float" office:value="9.5235824999999608E-3" table:formula="of:=ABS([.C101]-[.B101])" table:style-name="ce1">
            <text:p>0.009523582</text:p>
          </table:table-cell>
          <table:table-cell office:value-type="float" office:value="9.5235824999999608E-3" table:formula="of:=[.C101]-[.B101]" table:style-name="ce1">
            <text:p>0.009523582</text:p>
          </table:table-cell>
          <table:table-cell table:number-columns-repeated="16378"/>
        </table:table-row>
        <table:table-row table:style-name="ro1">
          <table:table-cell office:value-type="float" office:value="1.6436522147235599E+18" table:style-name="ce1">
            <text:p>1.64365E+18</text:p>
          </table:table-cell>
          <table:table-cell office:value-type="float" office:value="13.690476417499999" table:style-name="ce1">
            <text:p>13.69047642</text:p>
          </table:table-cell>
          <table:table-cell office:value-type="float" office:value="13.7" table:style-name="ce1">
            <text:p>13.7</text:p>
          </table:table-cell>
          <table:table-cell office:value-type="float" office:value="9.0698623634305497E-5" table:formula="of:=([.B102]-[.C102])^2" table:style-name="ce1">
            <text:p>9.06986E-05</text:p>
          </table:table-cell>
          <table:table-cell office:value-type="float" office:value="9.5235824999999608E-3" table:formula="of:=ABS([.C102]-[.B102])" table:style-name="ce1">
            <text:p>0.009523582</text:p>
          </table:table-cell>
          <table:table-cell office:value-type="float" office:value="9.5235824999999608E-3" table:formula="of:=[.C102]-[.B102]" table:style-name="ce1">
            <text:p>0.009523582</text:p>
          </table:table-cell>
          <table:table-cell table:number-columns-repeated="16378"/>
        </table:table-row>
        <table:table-row table:number-rows-repeated="1048474" table:style-name="ro1">
          <table:table-cell table:number-columns-repeated="16384"/>
        </table:table-row>
      </table:table>
      <table:table table:name="closest_intensity_filter" table:style-name="ta3">
        <table:table-column table:style-name="co1" table:default-cell-style-name="ce1"/>
        <table:table-column table:style-name="co2" table:default-cell-style-name="ce1"/>
        <table:table-column table:style-name="co3" table:number-columns-repeated="5" table:default-cell-style-name="ce1"/>
        <table:table-column table:style-name="co7" table:default-cell-style-name="ce2"/>
        <table:table-column table:style-name="co3" table:number-columns-repeated="2" table:default-cell-style-name="ce1"/>
        <table:table-column table:style-name="co5" table:number-columns-repeated="16374" table:default-cell-style-name="ce1"/>
        <table:table-row table:style-name="ro1">
          <table:table-cell office:value-type="string" table:style-name="ce1">
            <text:p>%time</text:p>
          </table:table-cell>
          <table:table-cell office:value-type="string" table:style-name="ce1">
            <text:p>field.range</text:p>
          </table:table-cell>
          <table:table-cell office:value-type="string" table:style-name="ce1">
            <text:p>reference</text:p>
          </table:table-cell>
          <table:table-cell office:value-type="string" table:style-name="ce1">
            <text:p>squared error</text:p>
          </table:table-cell>
          <table:table-cell office:value-type="string" table:style-name="ce1">
            <text:p>Abs error</text:p>
          </table:table-cell>
          <table:table-cell office:value-type="string" table:style-name="ce1">
            <text:p>Error</text:p>
          </table:table-cell>
          <table:table-cell table:style-name="ce1"/>
          <table:table-cell table:style-name="ce2"/>
          <table:table-cell table:number-columns-repeated="16376"/>
        </table:table-row>
        <table:table-row table:style-name="ro1">
          <table:table-cell office:value-type="float" office:value="1.6436219144263501E+18" table:style-name="ce1">
            <text:p>1.64362E+18</text:p>
          </table:table-cell>
          <table:table-cell office:value-type="float" office:value="13.690476417499999" table:style-name="ce1">
            <text:p>13.69047642</text:p>
          </table:table-cell>
          <table:table-cell office:value-type="float" office:value="13.7" table:style-name="ce1">
            <text:p>13.7</text:p>
          </table:table-cell>
          <table:table-cell office:value-type="float" office:value="9.0698623634305497E-5" table:formula="of:=([.B2]-[.C2])^2" table:style-name="ce1">
            <text:p>9.06986E-05</text:p>
          </table:table-cell>
          <table:table-cell office:value-type="float" office:value="9.5235824999999608E-3" table:formula="of:=ABS([.C2]-[.B2])" table:style-name="ce1">
            <text:p>0.009523582</text:p>
          </table:table-cell>
          <table:table-cell office:value-type="float" office:value="9.5235824999999608E-3" table:formula="of:=[.C2]-[.B2]" table:style-name="ce1">
            <text:p>0.009523582</text:p>
          </table:table-cell>
          <table:table-cell table:style-name="ce1"/>
          <table:table-cell office:value-type="string" table:style-name="ce5">
            <text:p>Mean Range</text:p>
          </table:table-cell>
          <table:table-cell table:number-columns-repeated="16376"/>
        </table:table-row>
        <table:table-row table:style-name="ro1">
          <table:table-cell office:value-type="float" office:value="1.6436219147906701E+18" table:style-name="ce1">
            <text:p>1.64362E+18</text:p>
          </table:table-cell>
          <table:table-cell office:value-type="float" office:value="13.809523582500001" table:style-name="ce1">
            <text:p>13.80952358</text:p>
          </table:table-cell>
          <table:table-cell office:value-type="float" office:value="13.7" table:style-name="ce1">
            <text:p>13.7</text:p>
          </table:table-cell>
          <table:table-cell office:value-type="float" office:value="1.1995415123634608E-2" table:formula="of:=([.B3]-[.C3])^2" table:style-name="ce1">
            <text:p>0.011995415</text:p>
          </table:table-cell>
          <table:table-cell office:value-type="float" office:value="0.10952358250000138" table:formula="of:=ABS([.C3]-[.B3])" table:style-name="ce1">
            <text:p>0.109523583</text:p>
          </table:table-cell>
          <table:table-cell office:value-type="float" office:value="-0.10952358250000138" table:formula="of:=[.C3]-[.B3]" table:style-name="ce1">
            <text:p>-0.109523583</text:p>
          </table:table-cell>
          <table:table-cell table:style-name="ce1"/>
          <table:table-cell office:value-type="float" office:value="13.737373785530291" table:formula="of:=AVERAGE([.B2:.B100])" table:style-name="ce6">
            <text:p>13.73737379</text:p>
          </table:table-cell>
          <table:table-cell table:number-columns-repeated="16376"/>
        </table:table-row>
        <table:table-row table:style-name="ro1">
          <table:table-cell office:value-type="float" office:value="1.64362191515309E+18" table:style-name="ce1">
            <text:p>1.64362E+18</text:p>
          </table:table-cell>
          <table:table-cell office:value-type="float" office:value="13.809523582500001" table:style-name="ce1">
            <text:p>13.80952358</text:p>
          </table:table-cell>
          <table:table-cell office:value-type="float" office:value="13.7" table:style-name="ce1">
            <text:p>13.7</text:p>
          </table:table-cell>
          <table:table-cell office:value-type="float" office:value="1.1995415123634608E-2" table:formula="of:=([.B4]-[.C4])^2" table:style-name="ce1">
            <text:p>0.011995415</text:p>
          </table:table-cell>
          <table:table-cell office:value-type="float" office:value="0.10952358250000138" table:formula="of:=ABS([.C4]-[.B4])" table:style-name="ce1">
            <text:p>0.109523583</text:p>
          </table:table-cell>
          <table:table-cell office:value-type="float" office:value="-0.10952358250000138" table:formula="of:=[.C4]-[.B4]" table:style-name="ce1">
            <text:p>-0.109523583</text:p>
          </table:table-cell>
          <table:table-cell table:style-name="ce1"/>
          <table:table-cell table:style-name="ce2"/>
          <table:table-cell table:number-columns-repeated="16376"/>
        </table:table-row>
        <table:table-row table:style-name="ro1">
          <table:table-cell office:value-type="float" office:value="1.64362191552368E+18" table:style-name="ce1">
            <text:p>1.64362E+18</text:p>
          </table:table-cell>
          <table:table-cell office:value-type="float" office:value="13.809523582500001" table:style-name="ce1">
            <text:p>13.80952358</text:p>
          </table:table-cell>
          <table:table-cell office:value-type="float" office:value="13.7" table:style-name="ce1">
            <text:p>13.7</text:p>
          </table:table-cell>
          <table:table-cell office:value-type="float" office:value="1.1995415123634608E-2" table:formula="of:=([.B5]-[.C5])^2" table:style-name="ce1">
            <text:p>0.011995415</text:p>
          </table:table-cell>
          <table:table-cell office:value-type="float" office:value="0.10952358250000138" table:formula="of:=ABS([.C5]-[.B5])" table:style-name="ce1">
            <text:p>0.109523583</text:p>
          </table:table-cell>
          <table:table-cell office:value-type="float" office:value="-0.10952358250000138" table:formula="of:=[.C5]-[.B5]" table:style-name="ce1">
            <text:p>-0.109523583</text:p>
          </table:table-cell>
          <table:table-cell table:style-name="ce1"/>
          <table:table-cell office:value-type="string" table:style-name="ce5">
            <text:p>MSE</text:p>
          </table:table-cell>
          <table:table-cell table:number-columns-repeated="16376"/>
        </table:table-row>
        <table:table-row table:style-name="ro1">
          <table:table-cell office:value-type="float" office:value="1.6436219158945001E+18" table:style-name="ce1">
            <text:p>1.64362E+18</text:p>
          </table:table-cell>
          <table:table-cell office:value-type="float" office:value="13.809523582500001" table:style-name="ce1">
            <text:p>13.80952358</text:p>
          </table:table-cell>
          <table:table-cell office:value-type="float" office:value="13.7" table:style-name="ce1">
            <text:p>13.7</text:p>
          </table:table-cell>
          <table:table-cell office:value-type="float" office:value="1.1995415123634608E-2" table:formula="of:=([.B6]-[.C6])^2" table:style-name="ce1">
            <text:p>0.011995415</text:p>
          </table:table-cell>
          <table:table-cell office:value-type="float" office:value="0.10952358250000138" table:formula="of:=ABS([.C6]-[.B6])" table:style-name="ce1">
            <text:p>0.109523583</text:p>
          </table:table-cell>
          <table:table-cell office:value-type="float" office:value="-0.10952358250000138" table:formula="of:=[.C6]-[.B6]" table:style-name="ce1">
            <text:p>-0.109523583</text:p>
          </table:table-cell>
          <table:table-cell table:style-name="ce1"/>
          <table:table-cell office:value-type="float" office:value="4.7804354266647317E-3" table:formula="of:=AVERAGE([.D2:.D100])" table:style-name="ce6">
            <text:p>0.004780435</text:p>
          </table:table-cell>
          <table:table-cell table:number-columns-repeated="16376"/>
        </table:table-row>
        <table:table-row table:style-name="ro1">
          <table:table-cell office:value-type="float" office:value="1.64362191626238E+18" table:style-name="ce1">
            <text:p>1.64362E+18</text:p>
          </table:table-cell>
          <table:table-cell office:value-type="float" office:value="13.690476417499999" table:style-name="ce1">
            <text:p>13.69047642</text:p>
          </table:table-cell>
          <table:table-cell office:value-type="float" office:value="13.7" table:style-name="ce1">
            <text:p>13.7</text:p>
          </table:table-cell>
          <table:table-cell office:value-type="float" office:value="9.0698623634305497E-5" table:formula="of:=([.B7]-[.C7])^2" table:style-name="ce1">
            <text:p>9.06986E-05</text:p>
          </table:table-cell>
          <table:table-cell office:value-type="float" office:value="9.5235824999999608E-3" table:formula="of:=ABS([.C7]-[.B7])" table:style-name="ce1">
            <text:p>0.009523582</text:p>
          </table:table-cell>
          <table:table-cell office:value-type="float" office:value="9.5235824999999608E-3" table:formula="of:=[.C7]-[.B7]" table:style-name="ce1">
            <text:p>0.009523582</text:p>
          </table:table-cell>
          <table:table-cell table:style-name="ce1"/>
          <table:table-cell table:style-name="ce2"/>
          <table:table-cell table:number-columns-repeated="16376"/>
        </table:table-row>
        <table:table-row table:style-name="ro1">
          <table:table-cell office:value-type="float" office:value="1.6436219166222799E+18" table:style-name="ce1">
            <text:p>1.64362E+18</text:p>
          </table:table-cell>
          <table:table-cell office:value-type="float" office:value="13.690476417499999" table:style-name="ce1">
            <text:p>13.69047642</text:p>
          </table:table-cell>
          <table:table-cell office:value-type="float" office:value="13.7" table:style-name="ce1">
            <text:p>13.7</text:p>
          </table:table-cell>
          <table:table-cell office:value-type="float" office:value="9.0698623634305497E-5" table:formula="of:=([.B8]-[.C8])^2" table:style-name="ce1">
            <text:p>9.06986E-05</text:p>
          </table:table-cell>
          <table:table-cell office:value-type="float" office:value="9.5235824999999608E-3" table:formula="of:=ABS([.C8]-[.B8])" table:style-name="ce1">
            <text:p>0.009523582</text:p>
          </table:table-cell>
          <table:table-cell office:value-type="float" office:value="9.5235824999999608E-3" table:formula="of:=[.C8]-[.B8]" table:style-name="ce1">
            <text:p>0.009523582</text:p>
          </table:table-cell>
          <table:table-cell table:style-name="ce1"/>
          <table:table-cell office:value-type="string" table:style-name="ce5">
            <text:p>RMSE</text:p>
          </table:table-cell>
          <table:table-cell table:number-columns-repeated="16376"/>
        </table:table-row>
        <table:table-row table:style-name="ro1">
          <table:table-cell office:value-type="float" office:value="1.64362191698275E+18" table:style-name="ce1">
            <text:p>1.64362E+18</text:p>
          </table:table-cell>
          <table:table-cell office:value-type="float" office:value="13.809523582500001" table:style-name="ce1">
            <text:p>13.80952358</text:p>
          </table:table-cell>
          <table:table-cell office:value-type="float" office:value="13.7" table:style-name="ce1">
            <text:p>13.7</text:p>
          </table:table-cell>
          <table:table-cell office:value-type="float" office:value="1.1995415123634608E-2" table:formula="of:=([.B9]-[.C9])^2" table:style-name="ce1">
            <text:p>0.011995415</text:p>
          </table:table-cell>
          <table:table-cell office:value-type="float" office:value="0.10952358250000138" table:formula="of:=ABS([.C9]-[.B9])" table:style-name="ce1">
            <text:p>0.109523583</text:p>
          </table:table-cell>
          <table:table-cell office:value-type="float" office:value="-0.10952358250000138" table:formula="of:=[.C9]-[.B9]" table:style-name="ce1">
            <text:p>-0.109523583</text:p>
          </table:table-cell>
          <table:table-cell table:style-name="ce1"/>
          <table:table-cell office:value-type="float" office:value="6.9140692986581584E-2" table:formula="of:=SQRT([.H6])" table:style-name="ce6">
            <text:p>0.069140693</text:p>
          </table:table-cell>
          <table:table-cell table:number-columns-repeated="16376"/>
        </table:table-row>
        <table:table-row table:style-name="ro1">
          <table:table-cell office:value-type="float" office:value="1.6436219173525399E+18" table:style-name="ce1">
            <text:p>1.64362E+18</text:p>
          </table:table-cell>
          <table:table-cell office:value-type="float" office:value="13.809523582500001" table:style-name="ce1">
            <text:p>13.80952358</text:p>
          </table:table-cell>
          <table:table-cell office:value-type="float" office:value="13.7" table:style-name="ce1">
            <text:p>13.7</text:p>
          </table:table-cell>
          <table:table-cell office:value-type="float" office:value="1.1995415123634608E-2" table:formula="of:=([.B10]-[.C10])^2" table:style-name="ce1">
            <text:p>0.011995415</text:p>
          </table:table-cell>
          <table:table-cell office:value-type="float" office:value="0.10952358250000138" table:formula="of:=ABS([.C10]-[.B10])" table:style-name="ce1">
            <text:p>0.109523583</text:p>
          </table:table-cell>
          <table:table-cell office:value-type="float" office:value="-0.10952358250000138" table:formula="of:=[.C10]-[.B10]" table:style-name="ce1">
            <text:p>-0.109523583</text:p>
          </table:table-cell>
          <table:table-cell table:style-name="ce1"/>
          <table:table-cell table:style-name="ce2"/>
          <table:table-cell table:number-columns-repeated="16376"/>
        </table:table-row>
        <table:table-row table:style-name="ro1">
          <table:table-cell office:value-type="float" office:value="1.64362191771522E+18" table:style-name="ce1">
            <text:p>1.64362E+18</text:p>
          </table:table-cell>
          <table:table-cell office:value-type="float" office:value="13.809523582500001" table:style-name="ce1">
            <text:p>13.80952358</text:p>
          </table:table-cell>
          <table:table-cell office:value-type="float" office:value="13.7" table:style-name="ce1">
            <text:p>13.7</text:p>
          </table:table-cell>
          <table:table-cell office:value-type="float" office:value="1.1995415123634608E-2" table:formula="of:=([.B11]-[.C11])^2" table:style-name="ce1">
            <text:p>0.011995415</text:p>
          </table:table-cell>
          <table:table-cell office:value-type="float" office:value="0.10952358250000138" table:formula="of:=ABS([.C11]-[.B11])" table:style-name="ce1">
            <text:p>0.109523583</text:p>
          </table:table-cell>
          <table:table-cell office:value-type="float" office:value="-0.10952358250000138" table:formula="of:=[.C11]-[.B11]" table:style-name="ce1">
            <text:p>-0.109523583</text:p>
          </table:table-cell>
          <table:table-cell table:style-name="ce1"/>
          <table:table-cell office:value-type="string" table:style-name="ce5">
            <text:p>MAE</text:p>
          </table:table-cell>
          <table:table-cell table:number-columns-repeated="16376"/>
        </table:table-row>
        <table:table-row table:style-name="ro1">
          <table:table-cell office:value-type="float" office:value="1.64362191808499E+18" table:style-name="ce1">
            <text:p>1.64362E+18</text:p>
          </table:table-cell>
          <table:table-cell office:value-type="float" office:value="13.809523582500001" table:style-name="ce1">
            <text:p>13.80952358</text:p>
          </table:table-cell>
          <table:table-cell office:value-type="float" office:value="13.7" table:style-name="ce1">
            <text:p>13.7</text:p>
          </table:table-cell>
          <table:table-cell office:value-type="float" office:value="1.1995415123634608E-2" table:formula="of:=([.B12]-[.C12])^2" table:style-name="ce1">
            <text:p>0.011995415</text:p>
          </table:table-cell>
          <table:table-cell office:value-type="float" office:value="0.10952358250000138" table:formula="of:=ABS([.C12]-[.B12])" table:style-name="ce1">
            <text:p>0.109523583</text:p>
          </table:table-cell>
          <table:table-cell office:value-type="float" office:value="-0.10952358250000138" table:formula="of:=[.C12]-[.B12]" table:style-name="ce1">
            <text:p>-0.109523583</text:p>
          </table:table-cell>
          <table:table-cell table:style-name="ce1"/>
          <table:table-cell office:value-type="float" office:value="4.8917521893939914E-2" table:formula="of:=AVERAGE([.E2:.E100])" table:style-name="ce6">
            <text:p>0.048917522</text:p>
          </table:table-cell>
          <table:table-cell table:number-columns-repeated="16376"/>
        </table:table-row>
        <table:table-row table:style-name="ro1">
          <table:table-cell office:value-type="float" office:value="1.6436219184464399E+18" table:style-name="ce1">
            <text:p>1.64362E+18</text:p>
          </table:table-cell>
          <table:table-cell office:value-type="float" office:value="13.809523582500001" table:style-name="ce1">
            <text:p>13.80952358</text:p>
          </table:table-cell>
          <table:table-cell office:value-type="float" office:value="13.7" table:style-name="ce1">
            <text:p>13.7</text:p>
          </table:table-cell>
          <table:table-cell office:value-type="float" office:value="1.1995415123634608E-2" table:formula="of:=([.B13]-[.C13])^2" table:style-name="ce1">
            <text:p>0.011995415</text:p>
          </table:table-cell>
          <table:table-cell office:value-type="float" office:value="0.10952358250000138" table:formula="of:=ABS([.C13]-[.B13])" table:style-name="ce1">
            <text:p>0.109523583</text:p>
          </table:table-cell>
          <table:table-cell office:value-type="float" office:value="-0.10952358250000138" table:formula="of:=[.C13]-[.B13]" table:style-name="ce1">
            <text:p>-0.109523583</text:p>
          </table:table-cell>
          <table:table-cell table:style-name="ce1"/>
          <table:table-cell table:style-name="ce2"/>
          <table:table-cell table:number-columns-repeated="16376"/>
        </table:table-row>
        <table:table-row table:style-name="ro1">
          <table:table-cell office:value-type="float" office:value="1.6436219188104901E+18" table:style-name="ce1">
            <text:p>1.64362E+18</text:p>
          </table:table-cell>
          <table:table-cell office:value-type="float" office:value="13.690476417499999" table:style-name="ce1">
            <text:p>13.69047642</text:p>
          </table:table-cell>
          <table:table-cell office:value-type="float" office:value="13.7" table:style-name="ce1">
            <text:p>13.7</text:p>
          </table:table-cell>
          <table:table-cell office:value-type="float" office:value="9.0698623634305497E-5" table:formula="of:=([.B14]-[.C14])^2" table:style-name="ce1">
            <text:p>9.06986E-05</text:p>
          </table:table-cell>
          <table:table-cell office:value-type="float" office:value="9.5235824999999608E-3" table:formula="of:=ABS([.C14]-[.B14])" table:style-name="ce1">
            <text:p>0.009523582</text:p>
          </table:table-cell>
          <table:table-cell office:value-type="float" office:value="9.5235824999999608E-3" table:formula="of:=[.C14]-[.B14]" table:style-name="ce1">
            <text:p>0.009523582</text:p>
          </table:table-cell>
          <table:table-cell table:style-name="ce1"/>
          <table:table-cell office:value-type="string" table:style-name="ce5">
            <text:p>MBE</text:p>
          </table:table-cell>
          <table:table-cell table:number-columns-repeated="16376"/>
        </table:table-row>
        <table:table-row table:style-name="ro1">
          <table:table-cell office:value-type="float" office:value="1.64362191916367E+18" table:style-name="ce1">
            <text:p>1.64362E+18</text:p>
          </table:table-cell>
          <table:table-cell office:value-type="float" office:value="13.690476417499999" table:style-name="ce1">
            <text:p>13.69047642</text:p>
          </table:table-cell>
          <table:table-cell office:value-type="float" office:value="13.7" table:style-name="ce1">
            <text:p>13.7</text:p>
          </table:table-cell>
          <table:table-cell office:value-type="float" office:value="9.0698623634305497E-5" table:formula="of:=([.B15]-[.C15])^2" table:style-name="ce1">
            <text:p>9.06986E-05</text:p>
          </table:table-cell>
          <table:table-cell office:value-type="float" office:value="9.5235824999999608E-3" table:formula="of:=ABS([.C15]-[.B15])" table:style-name="ce1">
            <text:p>0.009523582</text:p>
          </table:table-cell>
          <table:table-cell office:value-type="float" office:value="9.5235824999999608E-3" table:formula="of:=[.C15]-[.B15]" table:style-name="ce1">
            <text:p>0.009523582</text:p>
          </table:table-cell>
          <table:table-cell table:style-name="ce1"/>
          <table:table-cell office:value-type="float" office:value="-3.7373785530303599E-2" table:formula="of:=AVERAGE([.F2:.F100])" table:style-name="ce6">
            <text:p>-0.037373786</text:p>
          </table:table-cell>
          <table:table-cell table:number-columns-repeated="16376"/>
        </table:table-row>
        <table:table-row table:style-name="ro1">
          <table:table-cell office:value-type="float" office:value="1.6436219195271199E+18" table:style-name="ce1">
            <text:p>1.64362E+18</text:p>
          </table:table-cell>
          <table:table-cell office:value-type="float" office:value="13.809523582500001" table:style-name="ce1">
            <text:p>13.80952358</text:p>
          </table:table-cell>
          <table:table-cell office:value-type="float" office:value="13.7" table:style-name="ce1">
            <text:p>13.7</text:p>
          </table:table-cell>
          <table:table-cell office:value-type="float" office:value="1.1995415123634608E-2" table:formula="of:=([.B16]-[.C16])^2" table:style-name="ce1">
            <text:p>0.011995415</text:p>
          </table:table-cell>
          <table:table-cell office:value-type="float" office:value="0.10952358250000138" table:formula="of:=ABS([.C16]-[.B16])" table:style-name="ce1">
            <text:p>0.109523583</text:p>
          </table:table-cell>
          <table:table-cell office:value-type="float" office:value="-0.10952358250000138" table:formula="of:=[.C16]-[.B16]" table:style-name="ce1">
            <text:p>-0.109523583</text:p>
          </table:table-cell>
          <table:table-cell table:style-name="ce1"/>
          <table:table-cell table:style-name="ce2"/>
          <table:table-cell table:number-columns-repeated="16376"/>
        </table:table-row>
        <table:table-row table:style-name="ro1">
          <table:table-cell office:value-type="float" office:value="1.64362191989677E+18" table:style-name="ce1">
            <text:p>1.64362E+18</text:p>
          </table:table-cell>
          <table:table-cell office:value-type="float" office:value="13.809523582500001" table:style-name="ce1">
            <text:p>13.80952358</text:p>
          </table:table-cell>
          <table:table-cell office:value-type="float" office:value="13.7" table:style-name="ce1">
            <text:p>13.7</text:p>
          </table:table-cell>
          <table:table-cell office:value-type="float" office:value="1.1995415123634608E-2" table:formula="of:=([.B17]-[.C17])^2" table:style-name="ce1">
            <text:p>0.011995415</text:p>
          </table:table-cell>
          <table:table-cell office:value-type="float" office:value="0.10952358250000138" table:formula="of:=ABS([.C17]-[.B17])" table:style-name="ce1">
            <text:p>0.109523583</text:p>
          </table:table-cell>
          <table:table-cell office:value-type="float" office:value="-0.10952358250000138" table:formula="of:=[.C17]-[.B17]" table:style-name="ce1">
            <text:p>-0.109523583</text:p>
          </table:table-cell>
          <table:table-cell table:number-columns-repeated="16378"/>
        </table:table-row>
        <table:table-row table:style-name="ro1">
          <table:table-cell office:value-type="float" office:value="1.6436219202682399E+18" table:style-name="ce1">
            <text:p>1.64362E+18</text:p>
          </table:table-cell>
          <table:table-cell office:value-type="float" office:value="13.690476417499999" table:style-name="ce1">
            <text:p>13.69047642</text:p>
          </table:table-cell>
          <table:table-cell office:value-type="float" office:value="13.7" table:style-name="ce1">
            <text:p>13.7</text:p>
          </table:table-cell>
          <table:table-cell office:value-type="float" office:value="9.0698623634305497E-5" table:formula="of:=([.B18]-[.C18])^2" table:style-name="ce1">
            <text:p>9.06986E-05</text:p>
          </table:table-cell>
          <table:table-cell office:value-type="float" office:value="9.5235824999999608E-3" table:formula="of:=ABS([.C18]-[.B18])" table:style-name="ce1">
            <text:p>0.009523582</text:p>
          </table:table-cell>
          <table:table-cell office:value-type="float" office:value="9.5235824999999608E-3" table:formula="of:=[.C18]-[.B18]" table:style-name="ce1">
            <text:p>0.009523582</text:p>
          </table:table-cell>
          <table:table-cell table:number-columns-repeated="16378"/>
        </table:table-row>
        <table:table-row table:style-name="ro1">
          <table:table-cell office:value-type="float" office:value="1.6436219206312499E+18" table:style-name="ce1">
            <text:p>1.64362E+18</text:p>
          </table:table-cell>
          <table:table-cell office:value-type="float" office:value="13.690476417499999" table:style-name="ce1">
            <text:p>13.69047642</text:p>
          </table:table-cell>
          <table:table-cell office:value-type="float" office:value="13.7" table:style-name="ce1">
            <text:p>13.7</text:p>
          </table:table-cell>
          <table:table-cell office:value-type="float" office:value="9.0698623634305497E-5" table:formula="of:=([.B19]-[.C19])^2" table:style-name="ce1">
            <text:p>9.06986E-05</text:p>
          </table:table-cell>
          <table:table-cell office:value-type="float" office:value="9.5235824999999608E-3" table:formula="of:=ABS([.C19]-[.B19])" table:style-name="ce1">
            <text:p>0.009523582</text:p>
          </table:table-cell>
          <table:table-cell office:value-type="float" office:value="9.5235824999999608E-3" table:formula="of:=[.C19]-[.B19]" table:style-name="ce1">
            <text:p>0.009523582</text:p>
          </table:table-cell>
          <table:table-cell table:number-columns-repeated="16378"/>
        </table:table-row>
        <table:table-row table:style-name="ro1">
          <table:table-cell office:value-type="float" office:value="1.6436219209912901E+18" table:style-name="ce1">
            <text:p>1.64362E+18</text:p>
          </table:table-cell>
          <table:table-cell office:value-type="float" office:value="13.690476417499999" table:style-name="ce1">
            <text:p>13.69047642</text:p>
          </table:table-cell>
          <table:table-cell office:value-type="float" office:value="13.7" table:style-name="ce1">
            <text:p>13.7</text:p>
          </table:table-cell>
          <table:table-cell office:value-type="float" office:value="9.0698623634305497E-5" table:formula="of:=([.B20]-[.C20])^2" table:style-name="ce1">
            <text:p>9.06986E-05</text:p>
          </table:table-cell>
          <table:table-cell office:value-type="float" office:value="9.5235824999999608E-3" table:formula="of:=ABS([.C20]-[.B20])" table:style-name="ce1">
            <text:p>0.009523582</text:p>
          </table:table-cell>
          <table:table-cell office:value-type="float" office:value="9.5235824999999608E-3" table:formula="of:=[.C20]-[.B20]" table:style-name="ce1">
            <text:p>0.009523582</text:p>
          </table:table-cell>
          <table:table-cell table:number-columns-repeated="16378"/>
        </table:table-row>
        <table:table-row table:style-name="ro1">
          <table:table-cell office:value-type="float" office:value="1.64362192135502E+18" table:style-name="ce1">
            <text:p>1.64362E+18</text:p>
          </table:table-cell>
          <table:table-cell office:value-type="float" office:value="13.690476417499999" table:style-name="ce1">
            <text:p>13.69047642</text:p>
          </table:table-cell>
          <table:table-cell office:value-type="float" office:value="13.7" table:style-name="ce1">
            <text:p>13.7</text:p>
          </table:table-cell>
          <table:table-cell office:value-type="float" office:value="9.0698623634305497E-5" table:formula="of:=([.B21]-[.C21])^2" table:style-name="ce1">
            <text:p>9.06986E-05</text:p>
          </table:table-cell>
          <table:table-cell office:value-type="float" office:value="9.5235824999999608E-3" table:formula="of:=ABS([.C21]-[.B21])" table:style-name="ce1">
            <text:p>0.009523582</text:p>
          </table:table-cell>
          <table:table-cell office:value-type="float" office:value="9.5235824999999608E-3" table:formula="of:=[.C21]-[.B21]" table:style-name="ce1">
            <text:p>0.009523582</text:p>
          </table:table-cell>
          <table:table-cell table:number-columns-repeated="16378"/>
        </table:table-row>
        <table:table-row table:style-name="ro1">
          <table:table-cell office:value-type="float" office:value="1.64362192172211E+18" table:style-name="ce1">
            <text:p>1.64362E+18</text:p>
          </table:table-cell>
          <table:table-cell office:value-type="float" office:value="13.690476417499999" table:style-name="ce1">
            <text:p>13.69047642</text:p>
          </table:table-cell>
          <table:table-cell office:value-type="float" office:value="13.7" table:style-name="ce1">
            <text:p>13.7</text:p>
          </table:table-cell>
          <table:table-cell office:value-type="float" office:value="9.0698623634305497E-5" table:formula="of:=([.B22]-[.C22])^2" table:style-name="ce1">
            <text:p>9.06986E-05</text:p>
          </table:table-cell>
          <table:table-cell office:value-type="float" office:value="9.5235824999999608E-3" table:formula="of:=ABS([.C22]-[.B22])" table:style-name="ce1">
            <text:p>0.009523582</text:p>
          </table:table-cell>
          <table:table-cell office:value-type="float" office:value="9.5235824999999608E-3" table:formula="of:=[.C22]-[.B22]" table:style-name="ce1">
            <text:p>0.009523582</text:p>
          </table:table-cell>
          <table:table-cell table:number-columns-repeated="16378"/>
        </table:table-row>
        <table:table-row table:style-name="ro1">
          <table:table-cell office:value-type="float" office:value="1.64362192209088E+18" table:style-name="ce1">
            <text:p>1.64362E+18</text:p>
          </table:table-cell>
          <table:table-cell office:value-type="float" office:value="13.690476417499999" table:style-name="ce1">
            <text:p>13.69047642</text:p>
          </table:table-cell>
          <table:table-cell office:value-type="float" office:value="13.7" table:style-name="ce1">
            <text:p>13.7</text:p>
          </table:table-cell>
          <table:table-cell office:value-type="float" office:value="9.0698623634305497E-5" table:formula="of:=([.B23]-[.C23])^2" table:style-name="ce1">
            <text:p>9.06986E-05</text:p>
          </table:table-cell>
          <table:table-cell office:value-type="float" office:value="9.5235824999999608E-3" table:formula="of:=ABS([.C23]-[.B23])" table:style-name="ce1">
            <text:p>0.009523582</text:p>
          </table:table-cell>
          <table:table-cell office:value-type="float" office:value="9.5235824999999608E-3" table:formula="of:=[.C23]-[.B23]" table:style-name="ce1">
            <text:p>0.009523582</text:p>
          </table:table-cell>
          <table:table-cell table:number-columns-repeated="16378"/>
        </table:table-row>
        <table:table-row table:style-name="ro1">
          <table:table-cell office:value-type="float" office:value="1.6436219224522399E+18" table:style-name="ce1">
            <text:p>1.64362E+18</text:p>
          </table:table-cell>
          <table:table-cell office:value-type="float" office:value="13.690476417499999" table:style-name="ce1">
            <text:p>13.69047642</text:p>
          </table:table-cell>
          <table:table-cell office:value-type="float" office:value="13.7" table:style-name="ce1">
            <text:p>13.7</text:p>
          </table:table-cell>
          <table:table-cell office:value-type="float" office:value="9.0698623634305497E-5" table:formula="of:=([.B24]-[.C24])^2" table:style-name="ce1">
            <text:p>9.06986E-05</text:p>
          </table:table-cell>
          <table:table-cell office:value-type="float" office:value="9.5235824999999608E-3" table:formula="of:=ABS([.C24]-[.B24])" table:style-name="ce1">
            <text:p>0.009523582</text:p>
          </table:table-cell>
          <table:table-cell office:value-type="float" office:value="9.5235824999999608E-3" table:formula="of:=[.C24]-[.B24]" table:style-name="ce1">
            <text:p>0.009523582</text:p>
          </table:table-cell>
          <table:table-cell table:number-columns-repeated="16378"/>
        </table:table-row>
        <table:table-row table:style-name="ro1">
          <table:table-cell office:value-type="float" office:value="1.6436219228143601E+18" table:style-name="ce1">
            <text:p>1.64362E+18</text:p>
          </table:table-cell>
          <table:table-cell office:value-type="float" office:value="13.690476417499999" table:style-name="ce1">
            <text:p>13.69047642</text:p>
          </table:table-cell>
          <table:table-cell office:value-type="float" office:value="13.7" table:style-name="ce1">
            <text:p>13.7</text:p>
          </table:table-cell>
          <table:table-cell office:value-type="float" office:value="9.0698623634305497E-5" table:formula="of:=([.B25]-[.C25])^2" table:style-name="ce1">
            <text:p>9.06986E-05</text:p>
          </table:table-cell>
          <table:table-cell office:value-type="float" office:value="9.5235824999999608E-3" table:formula="of:=ABS([.C25]-[.B25])" table:style-name="ce1">
            <text:p>0.009523582</text:p>
          </table:table-cell>
          <table:table-cell office:value-type="float" office:value="9.5235824999999608E-3" table:formula="of:=[.C25]-[.B25]" table:style-name="ce1">
            <text:p>0.009523582</text:p>
          </table:table-cell>
          <table:table-cell table:number-columns-repeated="16378"/>
        </table:table-row>
        <table:table-row table:style-name="ro1">
          <table:table-cell office:value-type="float" office:value="1.6436219231838799E+18" table:style-name="ce1">
            <text:p>1.64362E+18</text:p>
          </table:table-cell>
          <table:table-cell office:value-type="float" office:value="13.690476417499999" table:style-name="ce1">
            <text:p>13.69047642</text:p>
          </table:table-cell>
          <table:table-cell office:value-type="float" office:value="13.7" table:style-name="ce1">
            <text:p>13.7</text:p>
          </table:table-cell>
          <table:table-cell office:value-type="float" office:value="9.0698623634305497E-5" table:formula="of:=([.B26]-[.C26])^2" table:style-name="ce1">
            <text:p>9.06986E-05</text:p>
          </table:table-cell>
          <table:table-cell office:value-type="float" office:value="9.5235824999999608E-3" table:formula="of:=ABS([.C26]-[.B26])" table:style-name="ce1">
            <text:p>0.009523582</text:p>
          </table:table-cell>
          <table:table-cell office:value-type="float" office:value="9.5235824999999608E-3" table:formula="of:=[.C26]-[.B26]" table:style-name="ce1">
            <text:p>0.009523582</text:p>
          </table:table-cell>
          <table:table-cell table:number-columns-repeated="16378"/>
        </table:table-row>
        <table:table-row table:style-name="ro1">
          <table:table-cell office:value-type="float" office:value="1.64362192355648E+18" table:style-name="ce1">
            <text:p>1.64362E+18</text:p>
          </table:table-cell>
          <table:table-cell office:value-type="float" office:value="13.690476417499999" table:style-name="ce1">
            <text:p>13.69047642</text:p>
          </table:table-cell>
          <table:table-cell office:value-type="float" office:value="13.7" table:style-name="ce1">
            <text:p>13.7</text:p>
          </table:table-cell>
          <table:table-cell office:value-type="float" office:value="9.0698623634305497E-5" table:formula="of:=([.B27]-[.C27])^2" table:style-name="ce1">
            <text:p>9.06986E-05</text:p>
          </table:table-cell>
          <table:table-cell office:value-type="float" office:value="9.5235824999999608E-3" table:formula="of:=ABS([.C27]-[.B27])" table:style-name="ce1">
            <text:p>0.009523582</text:p>
          </table:table-cell>
          <table:table-cell office:value-type="float" office:value="9.5235824999999608E-3" table:formula="of:=[.C27]-[.B27]" table:style-name="ce1">
            <text:p>0.009523582</text:p>
          </table:table-cell>
          <table:table-cell table:number-columns-repeated="16378"/>
        </table:table-row>
        <table:table-row table:style-name="ro1">
          <table:table-cell office:value-type="float" office:value="1.64362192392289E+18" table:style-name="ce1">
            <text:p>1.64362E+18</text:p>
          </table:table-cell>
          <table:table-cell office:value-type="float" office:value="13.690476417499999" table:style-name="ce1">
            <text:p>13.69047642</text:p>
          </table:table-cell>
          <table:table-cell office:value-type="float" office:value="13.7" table:style-name="ce1">
            <text:p>13.7</text:p>
          </table:table-cell>
          <table:table-cell office:value-type="float" office:value="9.0698623634305497E-5" table:formula="of:=([.B28]-[.C28])^2" table:style-name="ce1">
            <text:p>9.06986E-05</text:p>
          </table:table-cell>
          <table:table-cell office:value-type="float" office:value="9.5235824999999608E-3" table:formula="of:=ABS([.C28]-[.B28])" table:style-name="ce1">
            <text:p>0.009523582</text:p>
          </table:table-cell>
          <table:table-cell office:value-type="float" office:value="9.5235824999999608E-3" table:formula="of:=[.C28]-[.B28]" table:style-name="ce1">
            <text:p>0.009523582</text:p>
          </table:table-cell>
          <table:table-cell table:number-columns-repeated="16378"/>
        </table:table-row>
        <table:table-row table:style-name="ro1">
          <table:table-cell office:value-type="float" office:value="1.6436219242893701E+18" table:style-name="ce1">
            <text:p>1.64362E+18</text:p>
          </table:table-cell>
          <table:table-cell office:value-type="float" office:value="13.690476417499999" table:style-name="ce1">
            <text:p>13.69047642</text:p>
          </table:table-cell>
          <table:table-cell office:value-type="float" office:value="13.7" table:style-name="ce1">
            <text:p>13.7</text:p>
          </table:table-cell>
          <table:table-cell office:value-type="float" office:value="9.0698623634305497E-5" table:formula="of:=([.B29]-[.C29])^2" table:style-name="ce1">
            <text:p>9.06986E-05</text:p>
          </table:table-cell>
          <table:table-cell office:value-type="float" office:value="9.5235824999999608E-3" table:formula="of:=ABS([.C29]-[.B29])" table:style-name="ce1">
            <text:p>0.009523582</text:p>
          </table:table-cell>
          <table:table-cell office:value-type="float" office:value="9.5235824999999608E-3" table:formula="of:=[.C29]-[.B29]" table:style-name="ce1">
            <text:p>0.009523582</text:p>
          </table:table-cell>
          <table:table-cell table:number-columns-repeated="16378"/>
        </table:table-row>
        <table:table-row table:style-name="ro1">
          <table:table-cell office:value-type="float" office:value="1.6436219246528599E+18" table:style-name="ce1">
            <text:p>1.64362E+18</text:p>
          </table:table-cell>
          <table:table-cell office:value-type="float" office:value="13.690476417499999" table:style-name="ce1">
            <text:p>13.69047642</text:p>
          </table:table-cell>
          <table:table-cell office:value-type="float" office:value="13.7" table:style-name="ce1">
            <text:p>13.7</text:p>
          </table:table-cell>
          <table:table-cell office:value-type="float" office:value="9.0698623634305497E-5" table:formula="of:=([.B30]-[.C30])^2" table:style-name="ce1">
            <text:p>9.06986E-05</text:p>
          </table:table-cell>
          <table:table-cell office:value-type="float" office:value="9.5235824999999608E-3" table:formula="of:=ABS([.C30]-[.B30])" table:style-name="ce1">
            <text:p>0.009523582</text:p>
          </table:table-cell>
          <table:table-cell office:value-type="float" office:value="9.5235824999999608E-3" table:formula="of:=[.C30]-[.B30]" table:style-name="ce1">
            <text:p>0.009523582</text:p>
          </table:table-cell>
          <table:table-cell table:number-columns-repeated="16378"/>
        </table:table-row>
        <table:table-row table:style-name="ro1">
          <table:table-cell office:value-type="float" office:value="1.6436219250075799E+18" table:style-name="ce1">
            <text:p>1.64362E+18</text:p>
          </table:table-cell>
          <table:table-cell office:value-type="float" office:value="13.690476417499999" table:style-name="ce1">
            <text:p>13.69047642</text:p>
          </table:table-cell>
          <table:table-cell office:value-type="float" office:value="13.7" table:style-name="ce1">
            <text:p>13.7</text:p>
          </table:table-cell>
          <table:table-cell office:value-type="float" office:value="9.0698623634305497E-5" table:formula="of:=([.B31]-[.C31])^2" table:style-name="ce1">
            <text:p>9.06986E-05</text:p>
          </table:table-cell>
          <table:table-cell office:value-type="float" office:value="9.5235824999999608E-3" table:formula="of:=ABS([.C31]-[.B31])" table:style-name="ce1">
            <text:p>0.009523582</text:p>
          </table:table-cell>
          <table:table-cell office:value-type="float" office:value="9.5235824999999608E-3" table:formula="of:=[.C31]-[.B31]" table:style-name="ce1">
            <text:p>0.009523582</text:p>
          </table:table-cell>
          <table:table-cell table:number-columns-repeated="16378"/>
        </table:table-row>
        <table:table-row table:style-name="ro1">
          <table:table-cell office:value-type="float" office:value="1.6436219253651699E+18" table:style-name="ce1">
            <text:p>1.64362E+18</text:p>
          </table:table-cell>
          <table:table-cell office:value-type="float" office:value="13.690476417499999" table:style-name="ce1">
            <text:p>13.69047642</text:p>
          </table:table-cell>
          <table:table-cell office:value-type="float" office:value="13.7" table:style-name="ce1">
            <text:p>13.7</text:p>
          </table:table-cell>
          <table:table-cell office:value-type="float" office:value="9.0698623634305497E-5" table:formula="of:=([.B32]-[.C32])^2" table:style-name="ce1">
            <text:p>9.06986E-05</text:p>
          </table:table-cell>
          <table:table-cell office:value-type="float" office:value="9.5235824999999608E-3" table:formula="of:=ABS([.C32]-[.B32])" table:style-name="ce1">
            <text:p>0.009523582</text:p>
          </table:table-cell>
          <table:table-cell office:value-type="float" office:value="9.5235824999999608E-3" table:formula="of:=[.C32]-[.B32]" table:style-name="ce1">
            <text:p>0.009523582</text:p>
          </table:table-cell>
          <table:table-cell table:number-columns-repeated="16378"/>
        </table:table-row>
        <table:table-row table:style-name="ro1">
          <table:table-cell office:value-type="float" office:value="1.64362192574419E+18" table:style-name="ce1">
            <text:p>1.64362E+18</text:p>
          </table:table-cell>
          <table:table-cell office:value-type="float" office:value="13.690476417499999" table:style-name="ce1">
            <text:p>13.69047642</text:p>
          </table:table-cell>
          <table:table-cell office:value-type="float" office:value="13.7" table:style-name="ce1">
            <text:p>13.7</text:p>
          </table:table-cell>
          <table:table-cell office:value-type="float" office:value="9.0698623634305497E-5" table:formula="of:=([.B33]-[.C33])^2" table:style-name="ce1">
            <text:p>9.06986E-05</text:p>
          </table:table-cell>
          <table:table-cell office:value-type="float" office:value="9.5235824999999608E-3" table:formula="of:=ABS([.C33]-[.B33])" table:style-name="ce1">
            <text:p>0.009523582</text:p>
          </table:table-cell>
          <table:table-cell office:value-type="float" office:value="9.5235824999999608E-3" table:formula="of:=[.C33]-[.B33]" table:style-name="ce1">
            <text:p>0.009523582</text:p>
          </table:table-cell>
          <table:table-cell table:number-columns-repeated="16378"/>
        </table:table-row>
        <table:table-row table:style-name="ro1">
          <table:table-cell office:value-type="float" office:value="1.6436219261102999E+18" table:style-name="ce1">
            <text:p>1.64362E+18</text:p>
          </table:table-cell>
          <table:table-cell office:value-type="float" office:value="13.690476417499999" table:style-name="ce1">
            <text:p>13.69047642</text:p>
          </table:table-cell>
          <table:table-cell office:value-type="float" office:value="13.7" table:style-name="ce1">
            <text:p>13.7</text:p>
          </table:table-cell>
          <table:table-cell office:value-type="float" office:value="9.0698623634305497E-5" table:formula="of:=([.B34]-[.C34])^2" table:style-name="ce1">
            <text:p>9.06986E-05</text:p>
          </table:table-cell>
          <table:table-cell office:value-type="float" office:value="9.5235824999999608E-3" table:formula="of:=ABS([.C34]-[.B34])" table:style-name="ce1">
            <text:p>0.009523582</text:p>
          </table:table-cell>
          <table:table-cell office:value-type="float" office:value="9.5235824999999608E-3" table:formula="of:=[.C34]-[.B34]" table:style-name="ce1">
            <text:p>0.009523582</text:p>
          </table:table-cell>
          <table:table-cell table:number-columns-repeated="16378"/>
        </table:table-row>
        <table:table-row table:style-name="ro1">
          <table:table-cell office:value-type="float" office:value="1.6436219264696E+18" table:style-name="ce1">
            <text:p>1.64362E+18</text:p>
          </table:table-cell>
          <table:table-cell office:value-type="float" office:value="13.690476417499999" table:style-name="ce1">
            <text:p>13.69047642</text:p>
          </table:table-cell>
          <table:table-cell office:value-type="float" office:value="13.7" table:style-name="ce1">
            <text:p>13.7</text:p>
          </table:table-cell>
          <table:table-cell office:value-type="float" office:value="9.0698623634305497E-5" table:formula="of:=([.B35]-[.C35])^2" table:style-name="ce1">
            <text:p>9.06986E-05</text:p>
          </table:table-cell>
          <table:table-cell office:value-type="float" office:value="9.5235824999999608E-3" table:formula="of:=ABS([.C35]-[.B35])" table:style-name="ce1">
            <text:p>0.009523582</text:p>
          </table:table-cell>
          <table:table-cell office:value-type="float" office:value="9.5235824999999608E-3" table:formula="of:=[.C35]-[.B35]" table:style-name="ce1">
            <text:p>0.009523582</text:p>
          </table:table-cell>
          <table:table-cell table:number-columns-repeated="16378"/>
        </table:table-row>
        <table:table-row table:style-name="ro1">
          <table:table-cell office:value-type="float" office:value="1.64362192683901E+18" table:style-name="ce1">
            <text:p>1.64362E+18</text:p>
          </table:table-cell>
          <table:table-cell office:value-type="float" office:value="13.690476417499999" table:style-name="ce1">
            <text:p>13.69047642</text:p>
          </table:table-cell>
          <table:table-cell office:value-type="float" office:value="13.7" table:style-name="ce1">
            <text:p>13.7</text:p>
          </table:table-cell>
          <table:table-cell office:value-type="float" office:value="9.0698623634305497E-5" table:formula="of:=([.B36]-[.C36])^2" table:style-name="ce1">
            <text:p>9.06986E-05</text:p>
          </table:table-cell>
          <table:table-cell office:value-type="float" office:value="9.5235824999999608E-3" table:formula="of:=ABS([.C36]-[.B36])" table:style-name="ce1">
            <text:p>0.009523582</text:p>
          </table:table-cell>
          <table:table-cell office:value-type="float" office:value="9.5235824999999608E-3" table:formula="of:=[.C36]-[.B36]" table:style-name="ce1">
            <text:p>0.009523582</text:p>
          </table:table-cell>
          <table:table-cell table:number-columns-repeated="16378"/>
        </table:table-row>
        <table:table-row table:style-name="ro1">
          <table:table-cell office:value-type="float" office:value="1.64362192721345E+18" table:style-name="ce1">
            <text:p>1.64362E+18</text:p>
          </table:table-cell>
          <table:table-cell office:value-type="float" office:value="13.690476417499999" table:style-name="ce1">
            <text:p>13.69047642</text:p>
          </table:table-cell>
          <table:table-cell office:value-type="float" office:value="13.7" table:style-name="ce1">
            <text:p>13.7</text:p>
          </table:table-cell>
          <table:table-cell office:value-type="float" office:value="9.0698623634305497E-5" table:formula="of:=([.B37]-[.C37])^2" table:style-name="ce1">
            <text:p>9.06986E-05</text:p>
          </table:table-cell>
          <table:table-cell office:value-type="float" office:value="9.5235824999999608E-3" table:formula="of:=ABS([.C37]-[.B37])" table:style-name="ce1">
            <text:p>0.009523582</text:p>
          </table:table-cell>
          <table:table-cell office:value-type="float" office:value="9.5235824999999608E-3" table:formula="of:=[.C37]-[.B37]" table:style-name="ce1">
            <text:p>0.009523582</text:p>
          </table:table-cell>
          <table:table-cell table:number-columns-repeated="16378"/>
        </table:table-row>
        <table:table-row table:style-name="ro1">
          <table:table-cell office:value-type="float" office:value="1.64362192758786E+18" table:style-name="ce1">
            <text:p>1.64362E+18</text:p>
          </table:table-cell>
          <table:table-cell office:value-type="float" office:value="13.690476417499999" table:style-name="ce1">
            <text:p>13.69047642</text:p>
          </table:table-cell>
          <table:table-cell office:value-type="float" office:value="13.7" table:style-name="ce1">
            <text:p>13.7</text:p>
          </table:table-cell>
          <table:table-cell office:value-type="float" office:value="9.0698623634305497E-5" table:formula="of:=([.B38]-[.C38])^2" table:style-name="ce1">
            <text:p>9.06986E-05</text:p>
          </table:table-cell>
          <table:table-cell office:value-type="float" office:value="9.5235824999999608E-3" table:formula="of:=ABS([.C38]-[.B38])" table:style-name="ce1">
            <text:p>0.009523582</text:p>
          </table:table-cell>
          <table:table-cell office:value-type="float" office:value="9.5235824999999608E-3" table:formula="of:=[.C38]-[.B38]" table:style-name="ce1">
            <text:p>0.009523582</text:p>
          </table:table-cell>
          <table:table-cell table:number-columns-repeated="16378"/>
        </table:table-row>
        <table:table-row table:style-name="ro1">
          <table:table-cell office:value-type="float" office:value="1.64362192795027E+18" table:style-name="ce1">
            <text:p>1.64362E+18</text:p>
          </table:table-cell>
          <table:table-cell office:value-type="float" office:value="13.690476417499999" table:style-name="ce1">
            <text:p>13.69047642</text:p>
          </table:table-cell>
          <table:table-cell office:value-type="float" office:value="13.7" table:style-name="ce1">
            <text:p>13.7</text:p>
          </table:table-cell>
          <table:table-cell office:value-type="float" office:value="9.0698623634305497E-5" table:formula="of:=([.B39]-[.C39])^2" table:style-name="ce1">
            <text:p>9.06986E-05</text:p>
          </table:table-cell>
          <table:table-cell office:value-type="float" office:value="9.5235824999999608E-3" table:formula="of:=ABS([.C39]-[.B39])" table:style-name="ce1">
            <text:p>0.009523582</text:p>
          </table:table-cell>
          <table:table-cell office:value-type="float" office:value="9.5235824999999608E-3" table:formula="of:=[.C39]-[.B39]" table:style-name="ce1">
            <text:p>0.009523582</text:p>
          </table:table-cell>
          <table:table-cell table:number-columns-repeated="16378"/>
        </table:table-row>
        <table:table-row table:style-name="ro1">
          <table:table-cell office:value-type="float" office:value="1.6436219283190001E+18" table:style-name="ce1">
            <text:p>1.64362E+18</text:p>
          </table:table-cell>
          <table:table-cell office:value-type="float" office:value="13.690476417499999" table:style-name="ce1">
            <text:p>13.69047642</text:p>
          </table:table-cell>
          <table:table-cell office:value-type="float" office:value="13.7" table:style-name="ce1">
            <text:p>13.7</text:p>
          </table:table-cell>
          <table:table-cell office:value-type="float" office:value="9.0698623634305497E-5" table:formula="of:=([.B40]-[.C40])^2" table:style-name="ce1">
            <text:p>9.06986E-05</text:p>
          </table:table-cell>
          <table:table-cell office:value-type="float" office:value="9.5235824999999608E-3" table:formula="of:=ABS([.C40]-[.B40])" table:style-name="ce1">
            <text:p>0.009523582</text:p>
          </table:table-cell>
          <table:table-cell office:value-type="float" office:value="9.5235824999999608E-3" table:formula="of:=[.C40]-[.B40]" table:style-name="ce1">
            <text:p>0.009523582</text:p>
          </table:table-cell>
          <table:table-cell table:number-columns-repeated="16378"/>
        </table:table-row>
        <table:table-row table:style-name="ro1">
          <table:table-cell office:value-type="float" office:value="1.6436219286819899E+18" table:style-name="ce1">
            <text:p>1.64362E+18</text:p>
          </table:table-cell>
          <table:table-cell office:value-type="float" office:value="13.690476417499999" table:style-name="ce1">
            <text:p>13.69047642</text:p>
          </table:table-cell>
          <table:table-cell office:value-type="float" office:value="13.7" table:style-name="ce1">
            <text:p>13.7</text:p>
          </table:table-cell>
          <table:table-cell office:value-type="float" office:value="9.0698623634305497E-5" table:formula="of:=([.B41]-[.C41])^2" table:style-name="ce1">
            <text:p>9.06986E-05</text:p>
          </table:table-cell>
          <table:table-cell office:value-type="float" office:value="9.5235824999999608E-3" table:formula="of:=ABS([.C41]-[.B41])" table:style-name="ce1">
            <text:p>0.009523582</text:p>
          </table:table-cell>
          <table:table-cell office:value-type="float" office:value="9.5235824999999608E-3" table:formula="of:=[.C41]-[.B41]" table:style-name="ce1">
            <text:p>0.009523582</text:p>
          </table:table-cell>
          <table:table-cell table:number-columns-repeated="16378"/>
        </table:table-row>
        <table:table-row table:style-name="ro1">
          <table:table-cell office:value-type="float" office:value="1.6436219290653E+18" table:style-name="ce1">
            <text:p>1.64362E+18</text:p>
          </table:table-cell>
          <table:table-cell office:value-type="float" office:value="13.690476417499999" table:style-name="ce1">
            <text:p>13.69047642</text:p>
          </table:table-cell>
          <table:table-cell office:value-type="float" office:value="13.7" table:style-name="ce1">
            <text:p>13.7</text:p>
          </table:table-cell>
          <table:table-cell office:value-type="float" office:value="9.0698623634305497E-5" table:formula="of:=([.B42]-[.C42])^2" table:style-name="ce1">
            <text:p>9.06986E-05</text:p>
          </table:table-cell>
          <table:table-cell office:value-type="float" office:value="9.5235824999999608E-3" table:formula="of:=ABS([.C42]-[.B42])" table:style-name="ce1">
            <text:p>0.009523582</text:p>
          </table:table-cell>
          <table:table-cell office:value-type="float" office:value="9.5235824999999608E-3" table:formula="of:=[.C42]-[.B42]" table:style-name="ce1">
            <text:p>0.009523582</text:p>
          </table:table-cell>
          <table:table-cell table:number-columns-repeated="16378"/>
        </table:table-row>
        <table:table-row table:style-name="ro1">
          <table:table-cell office:value-type="float" office:value="1.6436219294377999E+18" table:style-name="ce1">
            <text:p>1.64362E+18</text:p>
          </table:table-cell>
          <table:table-cell office:value-type="float" office:value="13.690476417499999" table:style-name="ce1">
            <text:p>13.69047642</text:p>
          </table:table-cell>
          <table:table-cell office:value-type="float" office:value="13.7" table:style-name="ce1">
            <text:p>13.7</text:p>
          </table:table-cell>
          <table:table-cell office:value-type="float" office:value="9.0698623634305497E-5" table:formula="of:=([.B43]-[.C43])^2" table:style-name="ce1">
            <text:p>9.06986E-05</text:p>
          </table:table-cell>
          <table:table-cell office:value-type="float" office:value="9.5235824999999608E-3" table:formula="of:=ABS([.C43]-[.B43])" table:style-name="ce1">
            <text:p>0.009523582</text:p>
          </table:table-cell>
          <table:table-cell office:value-type="float" office:value="9.5235824999999608E-3" table:formula="of:=[.C43]-[.B43]" table:style-name="ce1">
            <text:p>0.009523582</text:p>
          </table:table-cell>
          <table:table-cell table:number-columns-repeated="16378"/>
        </table:table-row>
        <table:table-row table:style-name="ro1">
          <table:table-cell office:value-type="float" office:value="1.6436219298101499E+18" table:style-name="ce1">
            <text:p>1.64362E+18</text:p>
          </table:table-cell>
          <table:table-cell office:value-type="float" office:value="13.690476417499999" table:style-name="ce1">
            <text:p>13.69047642</text:p>
          </table:table-cell>
          <table:table-cell office:value-type="float" office:value="13.7" table:style-name="ce1">
            <text:p>13.7</text:p>
          </table:table-cell>
          <table:table-cell office:value-type="float" office:value="9.0698623634305497E-5" table:formula="of:=([.B44]-[.C44])^2" table:style-name="ce1">
            <text:p>9.06986E-05</text:p>
          </table:table-cell>
          <table:table-cell office:value-type="float" office:value="9.5235824999999608E-3" table:formula="of:=ABS([.C44]-[.B44])" table:style-name="ce1">
            <text:p>0.009523582</text:p>
          </table:table-cell>
          <table:table-cell office:value-type="float" office:value="9.5235824999999608E-3" table:formula="of:=[.C44]-[.B44]" table:style-name="ce1">
            <text:p>0.009523582</text:p>
          </table:table-cell>
          <table:table-cell table:number-columns-repeated="16378"/>
        </table:table-row>
        <table:table-row table:style-name="ro1">
          <table:table-cell office:value-type="float" office:value="1.64362193018141E+18" table:style-name="ce1">
            <text:p>1.64362E+18</text:p>
          </table:table-cell>
          <table:table-cell office:value-type="float" office:value="13.809523582500001" table:style-name="ce1">
            <text:p>13.80952358</text:p>
          </table:table-cell>
          <table:table-cell office:value-type="float" office:value="13.7" table:style-name="ce1">
            <text:p>13.7</text:p>
          </table:table-cell>
          <table:table-cell office:value-type="float" office:value="1.1995415123634608E-2" table:formula="of:=([.B45]-[.C45])^2" table:style-name="ce1">
            <text:p>0.011995415</text:p>
          </table:table-cell>
          <table:table-cell office:value-type="float" office:value="0.10952358250000138" table:formula="of:=ABS([.C45]-[.B45])" table:style-name="ce1">
            <text:p>0.109523583</text:p>
          </table:table-cell>
          <table:table-cell office:value-type="float" office:value="-0.10952358250000138" table:formula="of:=[.C45]-[.B45]" table:style-name="ce1">
            <text:p>-0.109523583</text:p>
          </table:table-cell>
          <table:table-cell table:number-columns-repeated="16378"/>
        </table:table-row>
        <table:table-row table:style-name="ro1">
          <table:table-cell office:value-type="float" office:value="1.64362193055231E+18" table:style-name="ce1">
            <text:p>1.64362E+18</text:p>
          </table:table-cell>
          <table:table-cell office:value-type="float" office:value="13.690476417499999" table:style-name="ce1">
            <text:p>13.69047642</text:p>
          </table:table-cell>
          <table:table-cell office:value-type="float" office:value="13.7" table:style-name="ce1">
            <text:p>13.7</text:p>
          </table:table-cell>
          <table:table-cell office:value-type="float" office:value="9.0698623634305497E-5" table:formula="of:=([.B46]-[.C46])^2" table:style-name="ce1">
            <text:p>9.06986E-05</text:p>
          </table:table-cell>
          <table:table-cell office:value-type="float" office:value="9.5235824999999608E-3" table:formula="of:=ABS([.C46]-[.B46])" table:style-name="ce1">
            <text:p>0.009523582</text:p>
          </table:table-cell>
          <table:table-cell office:value-type="float" office:value="9.5235824999999608E-3" table:formula="of:=[.C46]-[.B46]" table:style-name="ce1">
            <text:p>0.009523582</text:p>
          </table:table-cell>
          <table:table-cell table:number-columns-repeated="16378"/>
        </table:table-row>
        <table:table-row table:style-name="ro1">
          <table:table-cell office:value-type="float" office:value="1.6436219309215401E+18" table:style-name="ce1">
            <text:p>1.64362E+18</text:p>
          </table:table-cell>
          <table:table-cell office:value-type="float" office:value="13.690476417499999" table:style-name="ce1">
            <text:p>13.69047642</text:p>
          </table:table-cell>
          <table:table-cell office:value-type="float" office:value="13.7" table:style-name="ce1">
            <text:p>13.7</text:p>
          </table:table-cell>
          <table:table-cell office:value-type="float" office:value="9.0698623634305497E-5" table:formula="of:=([.B47]-[.C47])^2" table:style-name="ce1">
            <text:p>9.06986E-05</text:p>
          </table:table-cell>
          <table:table-cell office:value-type="float" office:value="9.5235824999999608E-3" table:formula="of:=ABS([.C47]-[.B47])" table:style-name="ce1">
            <text:p>0.009523582</text:p>
          </table:table-cell>
          <table:table-cell office:value-type="float" office:value="9.5235824999999608E-3" table:formula="of:=[.C47]-[.B47]" table:style-name="ce1">
            <text:p>0.009523582</text:p>
          </table:table-cell>
          <table:table-cell table:number-columns-repeated="16378"/>
        </table:table-row>
        <table:table-row table:style-name="ro1">
          <table:table-cell office:value-type="float" office:value="1.6436219312856901E+18" table:style-name="ce1">
            <text:p>1.64362E+18</text:p>
          </table:table-cell>
          <table:table-cell office:value-type="float" office:value="13.690476417499999" table:style-name="ce1">
            <text:p>13.69047642</text:p>
          </table:table-cell>
          <table:table-cell office:value-type="float" office:value="13.7" table:style-name="ce1">
            <text:p>13.7</text:p>
          </table:table-cell>
          <table:table-cell office:value-type="float" office:value="9.0698623634305497E-5" table:formula="of:=([.B48]-[.C48])^2" table:style-name="ce1">
            <text:p>9.06986E-05</text:p>
          </table:table-cell>
          <table:table-cell office:value-type="float" office:value="9.5235824999999608E-3" table:formula="of:=ABS([.C48]-[.B48])" table:style-name="ce1">
            <text:p>0.009523582</text:p>
          </table:table-cell>
          <table:table-cell office:value-type="float" office:value="9.5235824999999608E-3" table:formula="of:=[.C48]-[.B48]" table:style-name="ce1">
            <text:p>0.009523582</text:p>
          </table:table-cell>
          <table:table-cell table:number-columns-repeated="16378"/>
        </table:table-row>
        <table:table-row table:style-name="ro1">
          <table:table-cell office:value-type="float" office:value="1.64362193165757E+18" table:style-name="ce1">
            <text:p>1.64362E+18</text:p>
          </table:table-cell>
          <table:table-cell office:value-type="float" office:value="13.809523582500001" table:style-name="ce1">
            <text:p>13.80952358</text:p>
          </table:table-cell>
          <table:table-cell office:value-type="float" office:value="13.7" table:style-name="ce1">
            <text:p>13.7</text:p>
          </table:table-cell>
          <table:table-cell office:value-type="float" office:value="1.1995415123634608E-2" table:formula="of:=([.B49]-[.C49])^2" table:style-name="ce1">
            <text:p>0.011995415</text:p>
          </table:table-cell>
          <table:table-cell office:value-type="float" office:value="0.10952358250000138" table:formula="of:=ABS([.C49]-[.B49])" table:style-name="ce1">
            <text:p>0.109523583</text:p>
          </table:table-cell>
          <table:table-cell office:value-type="float" office:value="-0.10952358250000138" table:formula="of:=[.C49]-[.B49]" table:style-name="ce1">
            <text:p>-0.109523583</text:p>
          </table:table-cell>
          <table:table-cell table:number-columns-repeated="16378"/>
        </table:table-row>
        <table:table-row table:style-name="ro1">
          <table:table-cell office:value-type="float" office:value="1.6436219320264399E+18" table:style-name="ce1">
            <text:p>1.64362E+18</text:p>
          </table:table-cell>
          <table:table-cell office:value-type="float" office:value="13.690476417499999" table:style-name="ce1">
            <text:p>13.69047642</text:p>
          </table:table-cell>
          <table:table-cell office:value-type="float" office:value="13.7" table:style-name="ce1">
            <text:p>13.7</text:p>
          </table:table-cell>
          <table:table-cell office:value-type="float" office:value="9.0698623634305497E-5" table:formula="of:=([.B50]-[.C50])^2" table:style-name="ce1">
            <text:p>9.06986E-05</text:p>
          </table:table-cell>
          <table:table-cell office:value-type="float" office:value="9.5235824999999608E-3" table:formula="of:=ABS([.C50]-[.B50])" table:style-name="ce1">
            <text:p>0.009523582</text:p>
          </table:table-cell>
          <table:table-cell office:value-type="float" office:value="9.5235824999999608E-3" table:formula="of:=[.C50]-[.B50]" table:style-name="ce1">
            <text:p>0.009523582</text:p>
          </table:table-cell>
          <table:table-cell table:number-columns-repeated="16378"/>
        </table:table-row>
        <table:table-row table:style-name="ro1">
          <table:table-cell office:value-type="float" office:value="1.64362193238659E+18" table:style-name="ce1">
            <text:p>1.64362E+18</text:p>
          </table:table-cell>
          <table:table-cell office:value-type="float" office:value="13.690476417499999" table:style-name="ce1">
            <text:p>13.69047642</text:p>
          </table:table-cell>
          <table:table-cell office:value-type="float" office:value="13.7" table:style-name="ce1">
            <text:p>13.7</text:p>
          </table:table-cell>
          <table:table-cell office:value-type="float" office:value="9.0698623634305497E-5" table:formula="of:=([.B51]-[.C51])^2" table:style-name="ce1">
            <text:p>9.06986E-05</text:p>
          </table:table-cell>
          <table:table-cell office:value-type="float" office:value="9.5235824999999608E-3" table:formula="of:=ABS([.C51]-[.B51])" table:style-name="ce1">
            <text:p>0.009523582</text:p>
          </table:table-cell>
          <table:table-cell office:value-type="float" office:value="9.5235824999999608E-3" table:formula="of:=[.C51]-[.B51]" table:style-name="ce1">
            <text:p>0.009523582</text:p>
          </table:table-cell>
          <table:table-cell table:number-columns-repeated="16378"/>
        </table:table-row>
        <table:table-row table:style-name="ro1">
          <table:table-cell office:value-type="float" office:value="1.64362193275967E+18" table:style-name="ce1">
            <text:p>1.64362E+18</text:p>
          </table:table-cell>
          <table:table-cell office:value-type="float" office:value="13.690476417499999" table:style-name="ce1">
            <text:p>13.69047642</text:p>
          </table:table-cell>
          <table:table-cell office:value-type="float" office:value="13.7" table:style-name="ce1">
            <text:p>13.7</text:p>
          </table:table-cell>
          <table:table-cell office:value-type="float" office:value="9.0698623634305497E-5" table:formula="of:=([.B52]-[.C52])^2" table:style-name="ce1">
            <text:p>9.06986E-05</text:p>
          </table:table-cell>
          <table:table-cell office:value-type="float" office:value="9.5235824999999608E-3" table:formula="of:=ABS([.C52]-[.B52])" table:style-name="ce1">
            <text:p>0.009523582</text:p>
          </table:table-cell>
          <table:table-cell office:value-type="float" office:value="9.5235824999999608E-3" table:formula="of:=[.C52]-[.B52]" table:style-name="ce1">
            <text:p>0.009523582</text:p>
          </table:table-cell>
          <table:table-cell table:number-columns-repeated="16378"/>
        </table:table-row>
        <table:table-row table:style-name="ro1">
          <table:table-cell office:value-type="float" office:value="1.6436219331234601E+18" table:style-name="ce1">
            <text:p>1.64362E+18</text:p>
          </table:table-cell>
          <table:table-cell office:value-type="float" office:value="13.809523582500001" table:style-name="ce1">
            <text:p>13.80952358</text:p>
          </table:table-cell>
          <table:table-cell office:value-type="float" office:value="13.7" table:style-name="ce1">
            <text:p>13.7</text:p>
          </table:table-cell>
          <table:table-cell office:value-type="float" office:value="1.1995415123634608E-2" table:formula="of:=([.B53]-[.C53])^2" table:style-name="ce1">
            <text:p>0.011995415</text:p>
          </table:table-cell>
          <table:table-cell office:value-type="float" office:value="0.10952358250000138" table:formula="of:=ABS([.C53]-[.B53])" table:style-name="ce1">
            <text:p>0.109523583</text:p>
          </table:table-cell>
          <table:table-cell office:value-type="float" office:value="-0.10952358250000138" table:formula="of:=[.C53]-[.B53]" table:style-name="ce1">
            <text:p>-0.109523583</text:p>
          </table:table-cell>
          <table:table-cell table:number-columns-repeated="16378"/>
        </table:table-row>
        <table:table-row table:style-name="ro1">
          <table:table-cell office:value-type="float" office:value="1.6436219334943501E+18" table:style-name="ce1">
            <text:p>1.64362E+18</text:p>
          </table:table-cell>
          <table:table-cell office:value-type="float" office:value="13.809523582500001" table:style-name="ce1">
            <text:p>13.80952358</text:p>
          </table:table-cell>
          <table:table-cell office:value-type="float" office:value="13.7" table:style-name="ce1">
            <text:p>13.7</text:p>
          </table:table-cell>
          <table:table-cell office:value-type="float" office:value="1.1995415123634608E-2" table:formula="of:=([.B54]-[.C54])^2" table:style-name="ce1">
            <text:p>0.011995415</text:p>
          </table:table-cell>
          <table:table-cell office:value-type="float" office:value="0.10952358250000138" table:formula="of:=ABS([.C54]-[.B54])" table:style-name="ce1">
            <text:p>0.109523583</text:p>
          </table:table-cell>
          <table:table-cell office:value-type="float" office:value="-0.10952358250000138" table:formula="of:=[.C54]-[.B54]" table:style-name="ce1">
            <text:p>-0.109523583</text:p>
          </table:table-cell>
          <table:table-cell table:number-columns-repeated="16378"/>
        </table:table-row>
        <table:table-row table:style-name="ro1">
          <table:table-cell office:value-type="float" office:value="1.64362193386674E+18" table:style-name="ce1">
            <text:p>1.64362E+18</text:p>
          </table:table-cell>
          <table:table-cell office:value-type="float" office:value="13.809523582500001" table:style-name="ce1">
            <text:p>13.80952358</text:p>
          </table:table-cell>
          <table:table-cell office:value-type="float" office:value="13.7" table:style-name="ce1">
            <text:p>13.7</text:p>
          </table:table-cell>
          <table:table-cell office:value-type="float" office:value="1.1995415123634608E-2" table:formula="of:=([.B55]-[.C55])^2" table:style-name="ce1">
            <text:p>0.011995415</text:p>
          </table:table-cell>
          <table:table-cell office:value-type="float" office:value="0.10952358250000138" table:formula="of:=ABS([.C55]-[.B55])" table:style-name="ce1">
            <text:p>0.109523583</text:p>
          </table:table-cell>
          <table:table-cell office:value-type="float" office:value="-0.10952358250000138" table:formula="of:=[.C55]-[.B55]" table:style-name="ce1">
            <text:p>-0.109523583</text:p>
          </table:table-cell>
          <table:table-cell table:number-columns-repeated="16378"/>
        </table:table-row>
        <table:table-row table:style-name="ro1">
          <table:table-cell office:value-type="float" office:value="1.6436219342389299E+18" table:style-name="ce1">
            <text:p>1.64362E+18</text:p>
          </table:table-cell>
          <table:table-cell office:value-type="float" office:value="13.809523582500001" table:style-name="ce1">
            <text:p>13.80952358</text:p>
          </table:table-cell>
          <table:table-cell office:value-type="float" office:value="13.7" table:style-name="ce1">
            <text:p>13.7</text:p>
          </table:table-cell>
          <table:table-cell office:value-type="float" office:value="1.1995415123634608E-2" table:formula="of:=([.B56]-[.C56])^2" table:style-name="ce1">
            <text:p>0.011995415</text:p>
          </table:table-cell>
          <table:table-cell office:value-type="float" office:value="0.10952358250000138" table:formula="of:=ABS([.C56]-[.B56])" table:style-name="ce1">
            <text:p>0.109523583</text:p>
          </table:table-cell>
          <table:table-cell office:value-type="float" office:value="-0.10952358250000138" table:formula="of:=[.C56]-[.B56]" table:style-name="ce1">
            <text:p>-0.109523583</text:p>
          </table:table-cell>
          <table:table-cell table:number-columns-repeated="16378"/>
        </table:table-row>
        <table:table-row table:style-name="ro1">
          <table:table-cell office:value-type="float" office:value="1.64362193460159E+18" table:style-name="ce1">
            <text:p>1.64362E+18</text:p>
          </table:table-cell>
          <table:table-cell office:value-type="float" office:value="13.809523582500001" table:style-name="ce1">
            <text:p>13.80952358</text:p>
          </table:table-cell>
          <table:table-cell office:value-type="float" office:value="13.7" table:style-name="ce1">
            <text:p>13.7</text:p>
          </table:table-cell>
          <table:table-cell office:value-type="float" office:value="1.1995415123634608E-2" table:formula="of:=([.B57]-[.C57])^2" table:style-name="ce1">
            <text:p>0.011995415</text:p>
          </table:table-cell>
          <table:table-cell office:value-type="float" office:value="0.10952358250000138" table:formula="of:=ABS([.C57]-[.B57])" table:style-name="ce1">
            <text:p>0.109523583</text:p>
          </table:table-cell>
          <table:table-cell office:value-type="float" office:value="-0.10952358250000138" table:formula="of:=[.C57]-[.B57]" table:style-name="ce1">
            <text:p>-0.109523583</text:p>
          </table:table-cell>
          <table:table-cell table:number-columns-repeated="16378"/>
        </table:table-row>
        <table:table-row table:style-name="ro1">
          <table:table-cell office:value-type="float" office:value="1.6436219349759301E+18" table:style-name="ce1">
            <text:p>1.64362E+18</text:p>
          </table:table-cell>
          <table:table-cell office:value-type="float" office:value="13.690476417499999" table:style-name="ce1">
            <text:p>13.69047642</text:p>
          </table:table-cell>
          <table:table-cell office:value-type="float" office:value="13.7" table:style-name="ce1">
            <text:p>13.7</text:p>
          </table:table-cell>
          <table:table-cell office:value-type="float" office:value="9.0698623634305497E-5" table:formula="of:=([.B58]-[.C58])^2" table:style-name="ce1">
            <text:p>9.06986E-05</text:p>
          </table:table-cell>
          <table:table-cell office:value-type="float" office:value="9.5235824999999608E-3" table:formula="of:=ABS([.C58]-[.B58])" table:style-name="ce1">
            <text:p>0.009523582</text:p>
          </table:table-cell>
          <table:table-cell office:value-type="float" office:value="9.5235824999999608E-3" table:formula="of:=[.C58]-[.B58]" table:style-name="ce1">
            <text:p>0.009523582</text:p>
          </table:table-cell>
          <table:table-cell table:number-columns-repeated="16378"/>
        </table:table-row>
        <table:table-row table:style-name="ro1">
          <table:table-cell office:value-type="float" office:value="1.6436219353506199E+18" table:style-name="ce1">
            <text:p>1.64362E+18</text:p>
          </table:table-cell>
          <table:table-cell office:value-type="float" office:value="13.809523582500001" table:style-name="ce1">
            <text:p>13.80952358</text:p>
          </table:table-cell>
          <table:table-cell office:value-type="float" office:value="13.7" table:style-name="ce1">
            <text:p>13.7</text:p>
          </table:table-cell>
          <table:table-cell office:value-type="float" office:value="1.1995415123634608E-2" table:formula="of:=([.B59]-[.C59])^2" table:style-name="ce1">
            <text:p>0.011995415</text:p>
          </table:table-cell>
          <table:table-cell office:value-type="float" office:value="0.10952358250000138" table:formula="of:=ABS([.C59]-[.B59])" table:style-name="ce1">
            <text:p>0.109523583</text:p>
          </table:table-cell>
          <table:table-cell office:value-type="float" office:value="-0.10952358250000138" table:formula="of:=[.C59]-[.B59]" table:style-name="ce1">
            <text:p>-0.109523583</text:p>
          </table:table-cell>
          <table:table-cell table:number-columns-repeated="16378"/>
        </table:table-row>
        <table:table-row table:style-name="ro1">
          <table:table-cell office:value-type="float" office:value="1.64362193572366E+18" table:style-name="ce1">
            <text:p>1.64362E+18</text:p>
          </table:table-cell>
          <table:table-cell office:value-type="float" office:value="13.809523582500001" table:style-name="ce1">
            <text:p>13.80952358</text:p>
          </table:table-cell>
          <table:table-cell office:value-type="float" office:value="13.7" table:style-name="ce1">
            <text:p>13.7</text:p>
          </table:table-cell>
          <table:table-cell office:value-type="float" office:value="1.1995415123634608E-2" table:formula="of:=([.B60]-[.C60])^2" table:style-name="ce1">
            <text:p>0.011995415</text:p>
          </table:table-cell>
          <table:table-cell office:value-type="float" office:value="0.10952358250000138" table:formula="of:=ABS([.C60]-[.B60])" table:style-name="ce1">
            <text:p>0.109523583</text:p>
          </table:table-cell>
          <table:table-cell office:value-type="float" office:value="-0.10952358250000138" table:formula="of:=[.C60]-[.B60]" table:style-name="ce1">
            <text:p>-0.109523583</text:p>
          </table:table-cell>
          <table:table-cell table:number-columns-repeated="16378"/>
        </table:table-row>
        <table:table-row table:style-name="ro1">
          <table:table-cell office:value-type="float" office:value="1.64362193609343E+18" table:style-name="ce1">
            <text:p>1.64362E+18</text:p>
          </table:table-cell>
          <table:table-cell office:value-type="float" office:value="13.690476417499999" table:style-name="ce1">
            <text:p>13.69047642</text:p>
          </table:table-cell>
          <table:table-cell office:value-type="float" office:value="13.7" table:style-name="ce1">
            <text:p>13.7</text:p>
          </table:table-cell>
          <table:table-cell office:value-type="float" office:value="9.0698623634305497E-5" table:formula="of:=([.B61]-[.C61])^2" table:style-name="ce1">
            <text:p>9.06986E-05</text:p>
          </table:table-cell>
          <table:table-cell office:value-type="float" office:value="9.5235824999999608E-3" table:formula="of:=ABS([.C61]-[.B61])" table:style-name="ce1">
            <text:p>0.009523582</text:p>
          </table:table-cell>
          <table:table-cell office:value-type="float" office:value="9.5235824999999608E-3" table:formula="of:=[.C61]-[.B61]" table:style-name="ce1">
            <text:p>0.009523582</text:p>
          </table:table-cell>
          <table:table-cell table:number-columns-repeated="16378"/>
        </table:table-row>
        <table:table-row table:style-name="ro1">
          <table:table-cell office:value-type="float" office:value="1.6436219364549499E+18" table:style-name="ce1">
            <text:p>1.64362E+18</text:p>
          </table:table-cell>
          <table:table-cell office:value-type="float" office:value="13.809523582500001" table:style-name="ce1">
            <text:p>13.80952358</text:p>
          </table:table-cell>
          <table:table-cell office:value-type="float" office:value="13.7" table:style-name="ce1">
            <text:p>13.7</text:p>
          </table:table-cell>
          <table:table-cell office:value-type="float" office:value="1.1995415123634608E-2" table:formula="of:=([.B62]-[.C62])^2" table:style-name="ce1">
            <text:p>0.011995415</text:p>
          </table:table-cell>
          <table:table-cell office:value-type="float" office:value="0.10952358250000138" table:formula="of:=ABS([.C62]-[.B62])" table:style-name="ce1">
            <text:p>0.109523583</text:p>
          </table:table-cell>
          <table:table-cell office:value-type="float" office:value="-0.10952358250000138" table:formula="of:=[.C62]-[.B62]" table:style-name="ce1">
            <text:p>-0.109523583</text:p>
          </table:table-cell>
          <table:table-cell table:number-columns-repeated="16378"/>
        </table:table-row>
        <table:table-row table:style-name="ro1">
          <table:table-cell office:value-type="float" office:value="1.6436219368285901E+18" table:style-name="ce1">
            <text:p>1.64362E+18</text:p>
          </table:table-cell>
          <table:table-cell office:value-type="float" office:value="13.809523582500001" table:style-name="ce1">
            <text:p>13.80952358</text:p>
          </table:table-cell>
          <table:table-cell office:value-type="float" office:value="13.7" table:style-name="ce1">
            <text:p>13.7</text:p>
          </table:table-cell>
          <table:table-cell office:value-type="float" office:value="1.1995415123634608E-2" table:formula="of:=([.B63]-[.C63])^2" table:style-name="ce1">
            <text:p>0.011995415</text:p>
          </table:table-cell>
          <table:table-cell office:value-type="float" office:value="0.10952358250000138" table:formula="of:=ABS([.C63]-[.B63])" table:style-name="ce1">
            <text:p>0.109523583</text:p>
          </table:table-cell>
          <table:table-cell office:value-type="float" office:value="-0.10952358250000138" table:formula="of:=[.C63]-[.B63]" table:style-name="ce1">
            <text:p>-0.109523583</text:p>
          </table:table-cell>
          <table:table-cell table:number-columns-repeated="16378"/>
        </table:table-row>
        <table:table-row table:style-name="ro1">
          <table:table-cell office:value-type="float" office:value="1.6436219371919401E+18" table:style-name="ce1">
            <text:p>1.64362E+18</text:p>
          </table:table-cell>
          <table:table-cell office:value-type="float" office:value="13.809523582500001" table:style-name="ce1">
            <text:p>13.80952358</text:p>
          </table:table-cell>
          <table:table-cell office:value-type="float" office:value="13.7" table:style-name="ce1">
            <text:p>13.7</text:p>
          </table:table-cell>
          <table:table-cell office:value-type="float" office:value="1.1995415123634608E-2" table:formula="of:=([.B64]-[.C64])^2" table:style-name="ce1">
            <text:p>0.011995415</text:p>
          </table:table-cell>
          <table:table-cell office:value-type="float" office:value="0.10952358250000138" table:formula="of:=ABS([.C64]-[.B64])" table:style-name="ce1">
            <text:p>0.109523583</text:p>
          </table:table-cell>
          <table:table-cell office:value-type="float" office:value="-0.10952358250000138" table:formula="of:=[.C64]-[.B64]" table:style-name="ce1">
            <text:p>-0.109523583</text:p>
          </table:table-cell>
          <table:table-cell table:number-columns-repeated="16378"/>
        </table:table-row>
        <table:table-row table:style-name="ro1">
          <table:table-cell office:value-type="float" office:value="1.64362193756752E+18" table:style-name="ce1">
            <text:p>1.64362E+18</text:p>
          </table:table-cell>
          <table:table-cell office:value-type="float" office:value="13.809523582500001" table:style-name="ce1">
            <text:p>13.80952358</text:p>
          </table:table-cell>
          <table:table-cell office:value-type="float" office:value="13.7" table:style-name="ce1">
            <text:p>13.7</text:p>
          </table:table-cell>
          <table:table-cell office:value-type="float" office:value="1.1995415123634608E-2" table:formula="of:=([.B65]-[.C65])^2" table:style-name="ce1">
            <text:p>0.011995415</text:p>
          </table:table-cell>
          <table:table-cell office:value-type="float" office:value="0.10952358250000138" table:formula="of:=ABS([.C65]-[.B65])" table:style-name="ce1">
            <text:p>0.109523583</text:p>
          </table:table-cell>
          <table:table-cell office:value-type="float" office:value="-0.10952358250000138" table:formula="of:=[.C65]-[.B65]" table:style-name="ce1">
            <text:p>-0.109523583</text:p>
          </table:table-cell>
          <table:table-cell table:number-columns-repeated="16378"/>
        </table:table-row>
        <table:table-row table:style-name="ro1">
          <table:table-cell office:value-type="float" office:value="1.6436219379365601E+18" table:style-name="ce1">
            <text:p>1.64362E+18</text:p>
          </table:table-cell>
          <table:table-cell office:value-type="float" office:value="13.809523582500001" table:style-name="ce1">
            <text:p>13.80952358</text:p>
          </table:table-cell>
          <table:table-cell office:value-type="float" office:value="13.7" table:style-name="ce1">
            <text:p>13.7</text:p>
          </table:table-cell>
          <table:table-cell office:value-type="float" office:value="1.1995415123634608E-2" table:formula="of:=([.B66]-[.C66])^2" table:style-name="ce1">
            <text:p>0.011995415</text:p>
          </table:table-cell>
          <table:table-cell office:value-type="float" office:value="0.10952358250000138" table:formula="of:=ABS([.C66]-[.B66])" table:style-name="ce1">
            <text:p>0.109523583</text:p>
          </table:table-cell>
          <table:table-cell office:value-type="float" office:value="-0.10952358250000138" table:formula="of:=[.C66]-[.B66]" table:style-name="ce1">
            <text:p>-0.109523583</text:p>
          </table:table-cell>
          <table:table-cell table:number-columns-repeated="16378"/>
        </table:table-row>
        <table:table-row table:style-name="ro1">
          <table:table-cell office:value-type="float" office:value="1.6436219383066601E+18" table:style-name="ce1">
            <text:p>1.64362E+18</text:p>
          </table:table-cell>
          <table:table-cell office:value-type="float" office:value="13.809523582500001" table:style-name="ce1">
            <text:p>13.80952358</text:p>
          </table:table-cell>
          <table:table-cell office:value-type="float" office:value="13.7" table:style-name="ce1">
            <text:p>13.7</text:p>
          </table:table-cell>
          <table:table-cell office:value-type="float" office:value="1.1995415123634608E-2" table:formula="of:=([.B67]-[.C67])^2" table:style-name="ce1">
            <text:p>0.011995415</text:p>
          </table:table-cell>
          <table:table-cell office:value-type="float" office:value="0.10952358250000138" table:formula="of:=ABS([.C67]-[.B67])" table:style-name="ce1">
            <text:p>0.109523583</text:p>
          </table:table-cell>
          <table:table-cell office:value-type="float" office:value="-0.10952358250000138" table:formula="of:=[.C67]-[.B67]" table:style-name="ce1">
            <text:p>-0.109523583</text:p>
          </table:table-cell>
          <table:table-cell table:number-columns-repeated="16378"/>
        </table:table-row>
        <table:table-row table:style-name="ro1">
          <table:table-cell office:value-type="float" office:value="1.6436219386768599E+18" table:style-name="ce1">
            <text:p>1.64362E+18</text:p>
          </table:table-cell>
          <table:table-cell office:value-type="float" office:value="13.809523582500001" table:style-name="ce1">
            <text:p>13.80952358</text:p>
          </table:table-cell>
          <table:table-cell office:value-type="float" office:value="13.7" table:style-name="ce1">
            <text:p>13.7</text:p>
          </table:table-cell>
          <table:table-cell office:value-type="float" office:value="1.1995415123634608E-2" table:formula="of:=([.B68]-[.C68])^2" table:style-name="ce1">
            <text:p>0.011995415</text:p>
          </table:table-cell>
          <table:table-cell office:value-type="float" office:value="0.10952358250000138" table:formula="of:=ABS([.C68]-[.B68])" table:style-name="ce1">
            <text:p>0.109523583</text:p>
          </table:table-cell>
          <table:table-cell office:value-type="float" office:value="-0.10952358250000138" table:formula="of:=[.C68]-[.B68]" table:style-name="ce1">
            <text:p>-0.109523583</text:p>
          </table:table-cell>
          <table:table-cell table:number-columns-repeated="16378"/>
        </table:table-row>
        <table:table-row table:style-name="ro1">
          <table:table-cell office:value-type="float" office:value="1.64362193904416E+18" table:style-name="ce1">
            <text:p>1.64362E+18</text:p>
          </table:table-cell>
          <table:table-cell office:value-type="float" office:value="13.809523582500001" table:style-name="ce1">
            <text:p>13.80952358</text:p>
          </table:table-cell>
          <table:table-cell office:value-type="float" office:value="13.7" table:style-name="ce1">
            <text:p>13.7</text:p>
          </table:table-cell>
          <table:table-cell office:value-type="float" office:value="1.1995415123634608E-2" table:formula="of:=([.B69]-[.C69])^2" table:style-name="ce1">
            <text:p>0.011995415</text:p>
          </table:table-cell>
          <table:table-cell office:value-type="float" office:value="0.10952358250000138" table:formula="of:=ABS([.C69]-[.B69])" table:style-name="ce1">
            <text:p>0.109523583</text:p>
          </table:table-cell>
          <table:table-cell office:value-type="float" office:value="-0.10952358250000138" table:formula="of:=[.C69]-[.B69]" table:style-name="ce1">
            <text:p>-0.109523583</text:p>
          </table:table-cell>
          <table:table-cell table:number-columns-repeated="16378"/>
        </table:table-row>
        <table:table-row table:style-name="ro1">
          <table:table-cell office:value-type="float" office:value="1.64362193941246E+18" table:style-name="ce1">
            <text:p>1.64362E+18</text:p>
          </table:table-cell>
          <table:table-cell office:value-type="float" office:value="13.690476417499999" table:style-name="ce1">
            <text:p>13.69047642</text:p>
          </table:table-cell>
          <table:table-cell office:value-type="float" office:value="13.7" table:style-name="ce1">
            <text:p>13.7</text:p>
          </table:table-cell>
          <table:table-cell office:value-type="float" office:value="9.0698623634305497E-5" table:formula="of:=([.B70]-[.C70])^2" table:style-name="ce1">
            <text:p>9.06986E-05</text:p>
          </table:table-cell>
          <table:table-cell office:value-type="float" office:value="9.5235824999999608E-3" table:formula="of:=ABS([.C70]-[.B70])" table:style-name="ce1">
            <text:p>0.009523582</text:p>
          </table:table-cell>
          <table:table-cell office:value-type="float" office:value="9.5235824999999608E-3" table:formula="of:=[.C70]-[.B70]" table:style-name="ce1">
            <text:p>0.009523582</text:p>
          </table:table-cell>
          <table:table-cell table:number-columns-repeated="16378"/>
        </table:table-row>
        <table:table-row table:style-name="ro1">
          <table:table-cell office:value-type="float" office:value="1.64362193977137E+18" table:style-name="ce1">
            <text:p>1.64362E+18</text:p>
          </table:table-cell>
          <table:table-cell office:value-type="float" office:value="13.809523582500001" table:style-name="ce1">
            <text:p>13.80952358</text:p>
          </table:table-cell>
          <table:table-cell office:value-type="float" office:value="13.7" table:style-name="ce1">
            <text:p>13.7</text:p>
          </table:table-cell>
          <table:table-cell office:value-type="float" office:value="1.1995415123634608E-2" table:formula="of:=([.B71]-[.C71])^2" table:style-name="ce1">
            <text:p>0.011995415</text:p>
          </table:table-cell>
          <table:table-cell office:value-type="float" office:value="0.10952358250000138" table:formula="of:=ABS([.C71]-[.B71])" table:style-name="ce1">
            <text:p>0.109523583</text:p>
          </table:table-cell>
          <table:table-cell office:value-type="float" office:value="-0.10952358250000138" table:formula="of:=[.C71]-[.B71]" table:style-name="ce1">
            <text:p>-0.109523583</text:p>
          </table:table-cell>
          <table:table-cell table:number-columns-repeated="16378"/>
        </table:table-row>
        <table:table-row table:style-name="ro1">
          <table:table-cell office:value-type="float" office:value="1.6436219401368599E+18" table:style-name="ce1">
            <text:p>1.64362E+18</text:p>
          </table:table-cell>
          <table:table-cell office:value-type="float" office:value="13.690476417499999" table:style-name="ce1">
            <text:p>13.69047642</text:p>
          </table:table-cell>
          <table:table-cell office:value-type="float" office:value="13.7" table:style-name="ce1">
            <text:p>13.7</text:p>
          </table:table-cell>
          <table:table-cell office:value-type="float" office:value="9.0698623634305497E-5" table:formula="of:=([.B72]-[.C72])^2" table:style-name="ce1">
            <text:p>9.06986E-05</text:p>
          </table:table-cell>
          <table:table-cell office:value-type="float" office:value="9.5235824999999608E-3" table:formula="of:=ABS([.C72]-[.B72])" table:style-name="ce1">
            <text:p>0.009523582</text:p>
          </table:table-cell>
          <table:table-cell office:value-type="float" office:value="9.5235824999999608E-3" table:formula="of:=[.C72]-[.B72]" table:style-name="ce1">
            <text:p>0.009523582</text:p>
          </table:table-cell>
          <table:table-cell table:number-columns-repeated="16378"/>
        </table:table-row>
        <table:table-row table:style-name="ro1">
          <table:table-cell office:value-type="float" office:value="1.6436219404967601E+18" table:style-name="ce1">
            <text:p>1.64362E+18</text:p>
          </table:table-cell>
          <table:table-cell office:value-type="float" office:value="13.809523582500001" table:style-name="ce1">
            <text:p>13.80952358</text:p>
          </table:table-cell>
          <table:table-cell office:value-type="float" office:value="13.7" table:style-name="ce1">
            <text:p>13.7</text:p>
          </table:table-cell>
          <table:table-cell office:value-type="float" office:value="1.1995415123634608E-2" table:formula="of:=([.B73]-[.C73])^2" table:style-name="ce1">
            <text:p>0.011995415</text:p>
          </table:table-cell>
          <table:table-cell office:value-type="float" office:value="0.10952358250000138" table:formula="of:=ABS([.C73]-[.B73])" table:style-name="ce1">
            <text:p>0.109523583</text:p>
          </table:table-cell>
          <table:table-cell office:value-type="float" office:value="-0.10952358250000138" table:formula="of:=[.C73]-[.B73]" table:style-name="ce1">
            <text:p>-0.109523583</text:p>
          </table:table-cell>
          <table:table-cell table:number-columns-repeated="16378"/>
        </table:table-row>
        <table:table-row table:style-name="ro1">
          <table:table-cell office:value-type="float" office:value="1.6436219408554299E+18" table:style-name="ce1">
            <text:p>1.64362E+18</text:p>
          </table:table-cell>
          <table:table-cell office:value-type="float" office:value="13.809523582500001" table:style-name="ce1">
            <text:p>13.80952358</text:p>
          </table:table-cell>
          <table:table-cell office:value-type="float" office:value="13.7" table:style-name="ce1">
            <text:p>13.7</text:p>
          </table:table-cell>
          <table:table-cell office:value-type="float" office:value="1.1995415123634608E-2" table:formula="of:=([.B74]-[.C74])^2" table:style-name="ce1">
            <text:p>0.011995415</text:p>
          </table:table-cell>
          <table:table-cell office:value-type="float" office:value="0.10952358250000138" table:formula="of:=ABS([.C74]-[.B74])" table:style-name="ce1">
            <text:p>0.109523583</text:p>
          </table:table-cell>
          <table:table-cell office:value-type="float" office:value="-0.10952358250000138" table:formula="of:=[.C74]-[.B74]" table:style-name="ce1">
            <text:p>-0.109523583</text:p>
          </table:table-cell>
          <table:table-cell table:number-columns-repeated="16378"/>
        </table:table-row>
        <table:table-row table:style-name="ro1">
          <table:table-cell office:value-type="float" office:value="1.64362194120637E+18" table:style-name="ce1">
            <text:p>1.64362E+18</text:p>
          </table:table-cell>
          <table:table-cell office:value-type="float" office:value="13.809523582500001" table:style-name="ce1">
            <text:p>13.80952358</text:p>
          </table:table-cell>
          <table:table-cell office:value-type="float" office:value="13.7" table:style-name="ce1">
            <text:p>13.7</text:p>
          </table:table-cell>
          <table:table-cell office:value-type="float" office:value="1.1995415123634608E-2" table:formula="of:=([.B75]-[.C75])^2" table:style-name="ce1">
            <text:p>0.011995415</text:p>
          </table:table-cell>
          <table:table-cell office:value-type="float" office:value="0.10952358250000138" table:formula="of:=ABS([.C75]-[.B75])" table:style-name="ce1">
            <text:p>0.109523583</text:p>
          </table:table-cell>
          <table:table-cell office:value-type="float" office:value="-0.10952358250000138" table:formula="of:=[.C75]-[.B75]" table:style-name="ce1">
            <text:p>-0.109523583</text:p>
          </table:table-cell>
          <table:table-cell table:number-columns-repeated="16378"/>
        </table:table-row>
        <table:table-row table:style-name="ro1">
          <table:table-cell office:value-type="float" office:value="1.6436219415655601E+18" table:style-name="ce1">
            <text:p>1.64362E+18</text:p>
          </table:table-cell>
          <table:table-cell office:value-type="float" office:value="13.809523582500001" table:style-name="ce1">
            <text:p>13.80952358</text:p>
          </table:table-cell>
          <table:table-cell office:value-type="float" office:value="13.7" table:style-name="ce1">
            <text:p>13.7</text:p>
          </table:table-cell>
          <table:table-cell office:value-type="float" office:value="1.1995415123634608E-2" table:formula="of:=([.B76]-[.C76])^2" table:style-name="ce1">
            <text:p>0.011995415</text:p>
          </table:table-cell>
          <table:table-cell office:value-type="float" office:value="0.10952358250000138" table:formula="of:=ABS([.C76]-[.B76])" table:style-name="ce1">
            <text:p>0.109523583</text:p>
          </table:table-cell>
          <table:table-cell office:value-type="float" office:value="-0.10952358250000138" table:formula="of:=[.C76]-[.B76]" table:style-name="ce1">
            <text:p>-0.109523583</text:p>
          </table:table-cell>
          <table:table-cell table:number-columns-repeated="16378"/>
        </table:table-row>
        <table:table-row table:style-name="ro1">
          <table:table-cell office:value-type="float" office:value="1.6436219419190999E+18" table:style-name="ce1">
            <text:p>1.64362E+18</text:p>
          </table:table-cell>
          <table:table-cell office:value-type="float" office:value="13.690476417499999" table:style-name="ce1">
            <text:p>13.69047642</text:p>
          </table:table-cell>
          <table:table-cell office:value-type="float" office:value="13.7" table:style-name="ce1">
            <text:p>13.7</text:p>
          </table:table-cell>
          <table:table-cell office:value-type="float" office:value="9.0698623634305497E-5" table:formula="of:=([.B77]-[.C77])^2" table:style-name="ce1">
            <text:p>9.06986E-05</text:p>
          </table:table-cell>
          <table:table-cell office:value-type="float" office:value="9.5235824999999608E-3" table:formula="of:=ABS([.C77]-[.B77])" table:style-name="ce1">
            <text:p>0.009523582</text:p>
          </table:table-cell>
          <table:table-cell office:value-type="float" office:value="9.5235824999999608E-3" table:formula="of:=[.C77]-[.B77]" table:style-name="ce1">
            <text:p>0.009523582</text:p>
          </table:table-cell>
          <table:table-cell table:number-columns-repeated="16378"/>
        </table:table-row>
        <table:table-row table:style-name="ro1">
          <table:table-cell office:value-type="float" office:value="1.64362194228815E+18" table:style-name="ce1">
            <text:p>1.64362E+18</text:p>
          </table:table-cell>
          <table:table-cell office:value-type="float" office:value="13.690476417499999" table:style-name="ce1">
            <text:p>13.69047642</text:p>
          </table:table-cell>
          <table:table-cell office:value-type="float" office:value="13.7" table:style-name="ce1">
            <text:p>13.7</text:p>
          </table:table-cell>
          <table:table-cell office:value-type="float" office:value="9.0698623634305497E-5" table:formula="of:=([.B78]-[.C78])^2" table:style-name="ce1">
            <text:p>9.06986E-05</text:p>
          </table:table-cell>
          <table:table-cell office:value-type="float" office:value="9.5235824999999608E-3" table:formula="of:=ABS([.C78]-[.B78])" table:style-name="ce1">
            <text:p>0.009523582</text:p>
          </table:table-cell>
          <table:table-cell office:value-type="float" office:value="9.5235824999999608E-3" table:formula="of:=[.C78]-[.B78]" table:style-name="ce1">
            <text:p>0.009523582</text:p>
          </table:table-cell>
          <table:table-cell table:number-columns-repeated="16378"/>
        </table:table-row>
        <table:table-row table:style-name="ro1">
          <table:table-cell office:value-type="float" office:value="1.64362194265678E+18" table:style-name="ce1">
            <text:p>1.64362E+18</text:p>
          </table:table-cell>
          <table:table-cell office:value-type="float" office:value="13.690476417499999" table:style-name="ce1">
            <text:p>13.69047642</text:p>
          </table:table-cell>
          <table:table-cell office:value-type="float" office:value="13.7" table:style-name="ce1">
            <text:p>13.7</text:p>
          </table:table-cell>
          <table:table-cell office:value-type="float" office:value="9.0698623634305497E-5" table:formula="of:=([.B79]-[.C79])^2" table:style-name="ce1">
            <text:p>9.06986E-05</text:p>
          </table:table-cell>
          <table:table-cell office:value-type="float" office:value="9.5235824999999608E-3" table:formula="of:=ABS([.C79]-[.B79])" table:style-name="ce1">
            <text:p>0.009523582</text:p>
          </table:table-cell>
          <table:table-cell office:value-type="float" office:value="9.5235824999999608E-3" table:formula="of:=[.C79]-[.B79]" table:style-name="ce1">
            <text:p>0.009523582</text:p>
          </table:table-cell>
          <table:table-cell table:number-columns-repeated="16378"/>
        </table:table-row>
        <table:table-row table:style-name="ro1">
          <table:table-cell office:value-type="float" office:value="1.6436219430271601E+18" table:style-name="ce1">
            <text:p>1.64362E+18</text:p>
          </table:table-cell>
          <table:table-cell office:value-type="float" office:value="13.809523582500001" table:style-name="ce1">
            <text:p>13.80952358</text:p>
          </table:table-cell>
          <table:table-cell office:value-type="float" office:value="13.7" table:style-name="ce1">
            <text:p>13.7</text:p>
          </table:table-cell>
          <table:table-cell office:value-type="float" office:value="1.1995415123634608E-2" table:formula="of:=([.B80]-[.C80])^2" table:style-name="ce1">
            <text:p>0.011995415</text:p>
          </table:table-cell>
          <table:table-cell office:value-type="float" office:value="0.10952358250000138" table:formula="of:=ABS([.C80]-[.B80])" table:style-name="ce1">
            <text:p>0.109523583</text:p>
          </table:table-cell>
          <table:table-cell office:value-type="float" office:value="-0.10952358250000138" table:formula="of:=[.C80]-[.B80]" table:style-name="ce1">
            <text:p>-0.109523583</text:p>
          </table:table-cell>
          <table:table-cell table:number-columns-repeated="16378"/>
        </table:table-row>
        <table:table-row table:style-name="ro1">
          <table:table-cell office:value-type="float" office:value="1.6436219433986401E+18" table:style-name="ce1">
            <text:p>1.64362E+18</text:p>
          </table:table-cell>
          <table:table-cell office:value-type="float" office:value="13.690476417499999" table:style-name="ce1">
            <text:p>13.69047642</text:p>
          </table:table-cell>
          <table:table-cell office:value-type="float" office:value="13.7" table:style-name="ce1">
            <text:p>13.7</text:p>
          </table:table-cell>
          <table:table-cell office:value-type="float" office:value="9.0698623634305497E-5" table:formula="of:=([.B81]-[.C81])^2" table:style-name="ce1">
            <text:p>9.06986E-05</text:p>
          </table:table-cell>
          <table:table-cell office:value-type="float" office:value="9.5235824999999608E-3" table:formula="of:=ABS([.C81]-[.B81])" table:style-name="ce1">
            <text:p>0.009523582</text:p>
          </table:table-cell>
          <table:table-cell office:value-type="float" office:value="9.5235824999999608E-3" table:formula="of:=[.C81]-[.B81]" table:style-name="ce1">
            <text:p>0.009523582</text:p>
          </table:table-cell>
          <table:table-cell table:number-columns-repeated="16378"/>
        </table:table-row>
        <table:table-row table:style-name="ro1">
          <table:table-cell office:value-type="float" office:value="1.6436219437637901E+18" table:style-name="ce1">
            <text:p>1.64362E+18</text:p>
          </table:table-cell>
          <table:table-cell office:value-type="float" office:value="13.809523582500001" table:style-name="ce1">
            <text:p>13.80952358</text:p>
          </table:table-cell>
          <table:table-cell office:value-type="float" office:value="13.7" table:style-name="ce1">
            <text:p>13.7</text:p>
          </table:table-cell>
          <table:table-cell office:value-type="float" office:value="1.1995415123634608E-2" table:formula="of:=([.B82]-[.C82])^2" table:style-name="ce1">
            <text:p>0.011995415</text:p>
          </table:table-cell>
          <table:table-cell office:value-type="float" office:value="0.10952358250000138" table:formula="of:=ABS([.C82]-[.B82])" table:style-name="ce1">
            <text:p>0.109523583</text:p>
          </table:table-cell>
          <table:table-cell office:value-type="float" office:value="-0.10952358250000138" table:formula="of:=[.C82]-[.B82]" table:style-name="ce1">
            <text:p>-0.109523583</text:p>
          </table:table-cell>
          <table:table-cell table:number-columns-repeated="16378"/>
        </table:table-row>
        <table:table-row table:style-name="ro1">
          <table:table-cell office:value-type="float" office:value="1.6436219441429499E+18" table:style-name="ce1">
            <text:p>1.64362E+18</text:p>
          </table:table-cell>
          <table:table-cell office:value-type="float" office:value="13.809523582500001" table:style-name="ce1">
            <text:p>13.80952358</text:p>
          </table:table-cell>
          <table:table-cell office:value-type="float" office:value="13.7" table:style-name="ce1">
            <text:p>13.7</text:p>
          </table:table-cell>
          <table:table-cell office:value-type="float" office:value="1.1995415123634608E-2" table:formula="of:=([.B83]-[.C83])^2" table:style-name="ce1">
            <text:p>0.011995415</text:p>
          </table:table-cell>
          <table:table-cell office:value-type="float" office:value="0.10952358250000138" table:formula="of:=ABS([.C83]-[.B83])" table:style-name="ce1">
            <text:p>0.109523583</text:p>
          </table:table-cell>
          <table:table-cell office:value-type="float" office:value="-0.10952358250000138" table:formula="of:=[.C83]-[.B83]" table:style-name="ce1">
            <text:p>-0.109523583</text:p>
          </table:table-cell>
          <table:table-cell table:number-columns-repeated="16378"/>
        </table:table-row>
        <table:table-row table:style-name="ro1">
          <table:table-cell office:value-type="float" office:value="1.64362194450957E+18" table:style-name="ce1">
            <text:p>1.64362E+18</text:p>
          </table:table-cell>
          <table:table-cell office:value-type="float" office:value="13.690476417499999" table:style-name="ce1">
            <text:p>13.69047642</text:p>
          </table:table-cell>
          <table:table-cell office:value-type="float" office:value="13.7" table:style-name="ce1">
            <text:p>13.7</text:p>
          </table:table-cell>
          <table:table-cell office:value-type="float" office:value="9.0698623634305497E-5" table:formula="of:=([.B84]-[.C84])^2" table:style-name="ce1">
            <text:p>9.06986E-05</text:p>
          </table:table-cell>
          <table:table-cell office:value-type="float" office:value="9.5235824999999608E-3" table:formula="of:=ABS([.C84]-[.B84])" table:style-name="ce1">
            <text:p>0.009523582</text:p>
          </table:table-cell>
          <table:table-cell office:value-type="float" office:value="9.5235824999999608E-3" table:formula="of:=[.C84]-[.B84]" table:style-name="ce1">
            <text:p>0.009523582</text:p>
          </table:table-cell>
          <table:table-cell table:number-columns-repeated="16378"/>
        </table:table-row>
        <table:table-row table:style-name="ro1">
          <table:table-cell office:value-type="float" office:value="1.6436219448763699E+18" table:style-name="ce1">
            <text:p>1.64362E+18</text:p>
          </table:table-cell>
          <table:table-cell office:value-type="float" office:value="13.690476417499999" table:style-name="ce1">
            <text:p>13.69047642</text:p>
          </table:table-cell>
          <table:table-cell office:value-type="float" office:value="13.7" table:style-name="ce1">
            <text:p>13.7</text:p>
          </table:table-cell>
          <table:table-cell office:value-type="float" office:value="9.0698623634305497E-5" table:formula="of:=([.B85]-[.C85])^2" table:style-name="ce1">
            <text:p>9.06986E-05</text:p>
          </table:table-cell>
          <table:table-cell office:value-type="float" office:value="9.5235824999999608E-3" table:formula="of:=ABS([.C85]-[.B85])" table:style-name="ce1">
            <text:p>0.009523582</text:p>
          </table:table-cell>
          <table:table-cell office:value-type="float" office:value="9.5235824999999608E-3" table:formula="of:=[.C85]-[.B85]" table:style-name="ce1">
            <text:p>0.009523582</text:p>
          </table:table-cell>
          <table:table-cell table:number-columns-repeated="16378"/>
        </table:table-row>
        <table:table-row table:style-name="ro1">
          <table:table-cell office:value-type="float" office:value="1.6436219452389499E+18" table:style-name="ce1">
            <text:p>1.64362E+18</text:p>
          </table:table-cell>
          <table:table-cell office:value-type="float" office:value="13.690476417499999" table:style-name="ce1">
            <text:p>13.69047642</text:p>
          </table:table-cell>
          <table:table-cell office:value-type="float" office:value="13.7" table:style-name="ce1">
            <text:p>13.7</text:p>
          </table:table-cell>
          <table:table-cell office:value-type="float" office:value="9.0698623634305497E-5" table:formula="of:=([.B86]-[.C86])^2" table:style-name="ce1">
            <text:p>9.06986E-05</text:p>
          </table:table-cell>
          <table:table-cell office:value-type="float" office:value="9.5235824999999608E-3" table:formula="of:=ABS([.C86]-[.B86])" table:style-name="ce1">
            <text:p>0.009523582</text:p>
          </table:table-cell>
          <table:table-cell office:value-type="float" office:value="9.5235824999999608E-3" table:formula="of:=[.C86]-[.B86]" table:style-name="ce1">
            <text:p>0.009523582</text:p>
          </table:table-cell>
          <table:table-cell table:number-columns-repeated="16378"/>
        </table:table-row>
        <table:table-row table:style-name="ro1">
          <table:table-cell office:value-type="float" office:value="1.6436219456109599E+18" table:style-name="ce1">
            <text:p>1.64362E+18</text:p>
          </table:table-cell>
          <table:table-cell office:value-type="float" office:value="13.690476417499999" table:style-name="ce1">
            <text:p>13.69047642</text:p>
          </table:table-cell>
          <table:table-cell office:value-type="float" office:value="13.7" table:style-name="ce1">
            <text:p>13.7</text:p>
          </table:table-cell>
          <table:table-cell office:value-type="float" office:value="9.0698623634305497E-5" table:formula="of:=([.B87]-[.C87])^2" table:style-name="ce1">
            <text:p>9.06986E-05</text:p>
          </table:table-cell>
          <table:table-cell office:value-type="float" office:value="9.5235824999999608E-3" table:formula="of:=ABS([.C87]-[.B87])" table:style-name="ce1">
            <text:p>0.009523582</text:p>
          </table:table-cell>
          <table:table-cell office:value-type="float" office:value="9.5235824999999608E-3" table:formula="of:=[.C87]-[.B87]" table:style-name="ce1">
            <text:p>0.009523582</text:p>
          </table:table-cell>
          <table:table-cell table:number-columns-repeated="16378"/>
        </table:table-row>
        <table:table-row table:style-name="ro1">
          <table:table-cell office:value-type="float" office:value="1.64362194599373E+18" table:style-name="ce1">
            <text:p>1.64362E+18</text:p>
          </table:table-cell>
          <table:table-cell office:value-type="float" office:value="13.690476417499999" table:style-name="ce1">
            <text:p>13.69047642</text:p>
          </table:table-cell>
          <table:table-cell office:value-type="float" office:value="13.7" table:style-name="ce1">
            <text:p>13.7</text:p>
          </table:table-cell>
          <table:table-cell office:value-type="float" office:value="9.0698623634305497E-5" table:formula="of:=([.B88]-[.C88])^2" table:style-name="ce1">
            <text:p>9.06986E-05</text:p>
          </table:table-cell>
          <table:table-cell office:value-type="float" office:value="9.5235824999999608E-3" table:formula="of:=ABS([.C88]-[.B88])" table:style-name="ce1">
            <text:p>0.009523582</text:p>
          </table:table-cell>
          <table:table-cell office:value-type="float" office:value="9.5235824999999608E-3" table:formula="of:=[.C88]-[.B88]" table:style-name="ce1">
            <text:p>0.009523582</text:p>
          </table:table-cell>
          <table:table-cell table:number-columns-repeated="16378"/>
        </table:table-row>
        <table:table-row table:style-name="ro1">
          <table:table-cell office:value-type="float" office:value="1.6436219463577001E+18" table:style-name="ce1">
            <text:p>1.64362E+18</text:p>
          </table:table-cell>
          <table:table-cell office:value-type="float" office:value="13.690476417499999" table:style-name="ce1">
            <text:p>13.69047642</text:p>
          </table:table-cell>
          <table:table-cell office:value-type="float" office:value="13.7" table:style-name="ce1">
            <text:p>13.7</text:p>
          </table:table-cell>
          <table:table-cell office:value-type="float" office:value="9.0698623634305497E-5" table:formula="of:=([.B89]-[.C89])^2" table:style-name="ce1">
            <text:p>9.06986E-05</text:p>
          </table:table-cell>
          <table:table-cell office:value-type="float" office:value="9.5235824999999608E-3" table:formula="of:=ABS([.C89]-[.B89])" table:style-name="ce1">
            <text:p>0.009523582</text:p>
          </table:table-cell>
          <table:table-cell office:value-type="float" office:value="9.5235824999999608E-3" table:formula="of:=[.C89]-[.B89]" table:style-name="ce1">
            <text:p>0.009523582</text:p>
          </table:table-cell>
          <table:table-cell table:number-columns-repeated="16378"/>
        </table:table-row>
        <table:table-row table:style-name="ro1">
          <table:table-cell office:value-type="float" office:value="1.6436219467226299E+18" table:style-name="ce1">
            <text:p>1.64362E+18</text:p>
          </table:table-cell>
          <table:table-cell office:value-type="float" office:value="13.809523582500001" table:style-name="ce1">
            <text:p>13.80952358</text:p>
          </table:table-cell>
          <table:table-cell office:value-type="float" office:value="13.7" table:style-name="ce1">
            <text:p>13.7</text:p>
          </table:table-cell>
          <table:table-cell office:value-type="float" office:value="1.1995415123634608E-2" table:formula="of:=([.B90]-[.C90])^2" table:style-name="ce1">
            <text:p>0.011995415</text:p>
          </table:table-cell>
          <table:table-cell office:value-type="float" office:value="0.10952358250000138" table:formula="of:=ABS([.C90]-[.B90])" table:style-name="ce1">
            <text:p>0.109523583</text:p>
          </table:table-cell>
          <table:table-cell office:value-type="float" office:value="-0.10952358250000138" table:formula="of:=[.C90]-[.B90]" table:style-name="ce1">
            <text:p>-0.109523583</text:p>
          </table:table-cell>
          <table:table-cell table:number-columns-repeated="16378"/>
        </table:table-row>
        <table:table-row table:style-name="ro1">
          <table:table-cell office:value-type="float" office:value="1.64362194709661E+18" table:style-name="ce1">
            <text:p>1.64362E+18</text:p>
          </table:table-cell>
          <table:table-cell office:value-type="float" office:value="13.809523582500001" table:style-name="ce1">
            <text:p>13.80952358</text:p>
          </table:table-cell>
          <table:table-cell office:value-type="float" office:value="13.7" table:style-name="ce1">
            <text:p>13.7</text:p>
          </table:table-cell>
          <table:table-cell office:value-type="float" office:value="1.1995415123634608E-2" table:formula="of:=([.B91]-[.C91])^2" table:style-name="ce1">
            <text:p>0.011995415</text:p>
          </table:table-cell>
          <table:table-cell office:value-type="float" office:value="0.10952358250000138" table:formula="of:=ABS([.C91]-[.B91])" table:style-name="ce1">
            <text:p>0.109523583</text:p>
          </table:table-cell>
          <table:table-cell office:value-type="float" office:value="-0.10952358250000138" table:formula="of:=[.C91]-[.B91]" table:style-name="ce1">
            <text:p>-0.109523583</text:p>
          </table:table-cell>
          <table:table-cell table:number-columns-repeated="16378"/>
        </table:table-row>
        <table:table-row table:style-name="ro1">
          <table:table-cell office:value-type="float" office:value="1.64362194746832E+18" table:style-name="ce1">
            <text:p>1.64362E+18</text:p>
          </table:table-cell>
          <table:table-cell office:value-type="float" office:value="13.690476417499999" table:style-name="ce1">
            <text:p>13.69047642</text:p>
          </table:table-cell>
          <table:table-cell office:value-type="float" office:value="13.7" table:style-name="ce1">
            <text:p>13.7</text:p>
          </table:table-cell>
          <table:table-cell office:value-type="float" office:value="9.0698623634305497E-5" table:formula="of:=([.B92]-[.C92])^2" table:style-name="ce1">
            <text:p>9.06986E-05</text:p>
          </table:table-cell>
          <table:table-cell office:value-type="float" office:value="9.5235824999999608E-3" table:formula="of:=ABS([.C92]-[.B92])" table:style-name="ce1">
            <text:p>0.009523582</text:p>
          </table:table-cell>
          <table:table-cell office:value-type="float" office:value="9.5235824999999608E-3" table:formula="of:=[.C92]-[.B92]" table:style-name="ce1">
            <text:p>0.009523582</text:p>
          </table:table-cell>
          <table:table-cell table:number-columns-repeated="16378"/>
        </table:table-row>
        <table:table-row table:style-name="ro1">
          <table:table-cell office:value-type="float" office:value="1.6436219478390899E+18" table:style-name="ce1">
            <text:p>1.64362E+18</text:p>
          </table:table-cell>
          <table:table-cell office:value-type="float" office:value="13.690476417499999" table:style-name="ce1">
            <text:p>13.69047642</text:p>
          </table:table-cell>
          <table:table-cell office:value-type="float" office:value="13.7" table:style-name="ce1">
            <text:p>13.7</text:p>
          </table:table-cell>
          <table:table-cell office:value-type="float" office:value="9.0698623634305497E-5" table:formula="of:=([.B93]-[.C93])^2" table:style-name="ce1">
            <text:p>9.06986E-05</text:p>
          </table:table-cell>
          <table:table-cell office:value-type="float" office:value="9.5235824999999608E-3" table:formula="of:=ABS([.C93]-[.B93])" table:style-name="ce1">
            <text:p>0.009523582</text:p>
          </table:table-cell>
          <table:table-cell office:value-type="float" office:value="9.5235824999999608E-3" table:formula="of:=[.C93]-[.B93]" table:style-name="ce1">
            <text:p>0.009523582</text:p>
          </table:table-cell>
          <table:table-cell table:number-columns-repeated="16378"/>
        </table:table-row>
        <table:table-row table:style-name="ro1">
          <table:table-cell office:value-type="float" office:value="1.64362194820562E+18" table:style-name="ce1">
            <text:p>1.64362E+18</text:p>
          </table:table-cell>
          <table:table-cell office:value-type="float" office:value="13.690476417499999" table:style-name="ce1">
            <text:p>13.69047642</text:p>
          </table:table-cell>
          <table:table-cell office:value-type="float" office:value="13.7" table:style-name="ce1">
            <text:p>13.7</text:p>
          </table:table-cell>
          <table:table-cell office:value-type="float" office:value="9.0698623634305497E-5" table:formula="of:=([.B94]-[.C94])^2" table:style-name="ce1">
            <text:p>9.06986E-05</text:p>
          </table:table-cell>
          <table:table-cell office:value-type="float" office:value="9.5235824999999608E-3" table:formula="of:=ABS([.C94]-[.B94])" table:style-name="ce1">
            <text:p>0.009523582</text:p>
          </table:table-cell>
          <table:table-cell office:value-type="float" office:value="9.5235824999999608E-3" table:formula="of:=[.C94]-[.B94]" table:style-name="ce1">
            <text:p>0.009523582</text:p>
          </table:table-cell>
          <table:table-cell table:number-columns-repeated="16378"/>
        </table:table-row>
        <table:table-row table:style-name="ro1">
          <table:table-cell office:value-type="float" office:value="1.6436219485745201E+18" table:style-name="ce1">
            <text:p>1.64362E+18</text:p>
          </table:table-cell>
          <table:table-cell office:value-type="float" office:value="13.690476417499999" table:style-name="ce1">
            <text:p>13.69047642</text:p>
          </table:table-cell>
          <table:table-cell office:value-type="float" office:value="13.7" table:style-name="ce1">
            <text:p>13.7</text:p>
          </table:table-cell>
          <table:table-cell office:value-type="float" office:value="9.0698623634305497E-5" table:formula="of:=([.B95]-[.C95])^2" table:style-name="ce1">
            <text:p>9.06986E-05</text:p>
          </table:table-cell>
          <table:table-cell office:value-type="float" office:value="9.5235824999999608E-3" table:formula="of:=ABS([.C95]-[.B95])" table:style-name="ce1">
            <text:p>0.009523582</text:p>
          </table:table-cell>
          <table:table-cell office:value-type="float" office:value="9.5235824999999608E-3" table:formula="of:=[.C95]-[.B95]" table:style-name="ce1">
            <text:p>0.009523582</text:p>
          </table:table-cell>
          <table:table-cell table:number-columns-repeated="16378"/>
        </table:table-row>
        <table:table-row table:style-name="ro1">
          <table:table-cell office:value-type="float" office:value="1.64362194893728E+18" table:style-name="ce1">
            <text:p>1.64362E+18</text:p>
          </table:table-cell>
          <table:table-cell office:value-type="float" office:value="13.690476417499999" table:style-name="ce1">
            <text:p>13.69047642</text:p>
          </table:table-cell>
          <table:table-cell office:value-type="float" office:value="13.7" table:style-name="ce1">
            <text:p>13.7</text:p>
          </table:table-cell>
          <table:table-cell office:value-type="float" office:value="9.0698623634305497E-5" table:formula="of:=([.B96]-[.C96])^2" table:style-name="ce1">
            <text:p>9.06986E-05</text:p>
          </table:table-cell>
          <table:table-cell office:value-type="float" office:value="9.5235824999999608E-3" table:formula="of:=ABS([.C96]-[.B96])" table:style-name="ce1">
            <text:p>0.009523582</text:p>
          </table:table-cell>
          <table:table-cell office:value-type="float" office:value="9.5235824999999608E-3" table:formula="of:=[.C96]-[.B96]" table:style-name="ce1">
            <text:p>0.009523582</text:p>
          </table:table-cell>
          <table:table-cell table:number-columns-repeated="16378"/>
        </table:table-row>
        <table:table-row table:style-name="ro1">
          <table:table-cell office:value-type="float" office:value="1.6436219493107999E+18" table:style-name="ce1">
            <text:p>1.64362E+18</text:p>
          </table:table-cell>
          <table:table-cell office:value-type="float" office:value="13.809523582500001" table:style-name="ce1">
            <text:p>13.80952358</text:p>
          </table:table-cell>
          <table:table-cell office:value-type="float" office:value="13.7" table:style-name="ce1">
            <text:p>13.7</text:p>
          </table:table-cell>
          <table:table-cell office:value-type="float" office:value="1.1995415123634608E-2" table:formula="of:=([.B97]-[.C97])^2" table:style-name="ce1">
            <text:p>0.011995415</text:p>
          </table:table-cell>
          <table:table-cell office:value-type="float" office:value="0.10952358250000138" table:formula="of:=ABS([.C97]-[.B97])" table:style-name="ce1">
            <text:p>0.109523583</text:p>
          </table:table-cell>
          <table:table-cell office:value-type="float" office:value="-0.10952358250000138" table:formula="of:=[.C97]-[.B97]" table:style-name="ce1">
            <text:p>-0.109523583</text:p>
          </table:table-cell>
          <table:table-cell table:number-columns-repeated="16378"/>
        </table:table-row>
        <table:table-row table:style-name="ro1">
          <table:table-cell office:value-type="float" office:value="1.64362194968685E+18" table:style-name="ce1">
            <text:p>1.64362E+18</text:p>
          </table:table-cell>
          <table:table-cell office:value-type="float" office:value="13.690476417499999" table:style-name="ce1">
            <text:p>13.69047642</text:p>
          </table:table-cell>
          <table:table-cell office:value-type="float" office:value="13.7" table:style-name="ce1">
            <text:p>13.7</text:p>
          </table:table-cell>
          <table:table-cell office:value-type="float" office:value="9.0698623634305497E-5" table:formula="of:=([.B98]-[.C98])^2" table:style-name="ce1">
            <text:p>9.06986E-05</text:p>
          </table:table-cell>
          <table:table-cell office:value-type="float" office:value="9.5235824999999608E-3" table:formula="of:=ABS([.C98]-[.B98])" table:style-name="ce1">
            <text:p>0.009523582</text:p>
          </table:table-cell>
          <table:table-cell office:value-type="float" office:value="9.5235824999999608E-3" table:formula="of:=[.C98]-[.B98]" table:style-name="ce1">
            <text:p>0.009523582</text:p>
          </table:table-cell>
          <table:table-cell table:number-columns-repeated="16378"/>
        </table:table-row>
        <table:table-row table:style-name="ro1">
          <table:table-cell office:value-type="float" office:value="1.64362195005504E+18" table:style-name="ce1">
            <text:p>1.64362E+18</text:p>
          </table:table-cell>
          <table:table-cell office:value-type="float" office:value="13.690476417499999" table:style-name="ce1">
            <text:p>13.69047642</text:p>
          </table:table-cell>
          <table:table-cell office:value-type="float" office:value="13.7" table:style-name="ce1">
            <text:p>13.7</text:p>
          </table:table-cell>
          <table:table-cell office:value-type="float" office:value="9.0698623634305497E-5" table:formula="of:=([.B99]-[.C99])^2" table:style-name="ce1">
            <text:p>9.06986E-05</text:p>
          </table:table-cell>
          <table:table-cell office:value-type="float" office:value="9.5235824999999608E-3" table:formula="of:=ABS([.C99]-[.B99])" table:style-name="ce1">
            <text:p>0.009523582</text:p>
          </table:table-cell>
          <table:table-cell office:value-type="float" office:value="9.5235824999999608E-3" table:formula="of:=[.C99]-[.B99]" table:style-name="ce1">
            <text:p>0.009523582</text:p>
          </table:table-cell>
          <table:table-cell table:number-columns-repeated="16378"/>
        </table:table-row>
        <table:table-row table:style-name="ro1">
          <table:table-cell office:value-type="float" office:value="1.6436219504289101E+18" table:style-name="ce1">
            <text:p>1.64362E+18</text:p>
          </table:table-cell>
          <table:table-cell office:value-type="float" office:value="13.690476417499999" table:style-name="ce1">
            <text:p>13.69047642</text:p>
          </table:table-cell>
          <table:table-cell office:value-type="float" office:value="13.7" table:style-name="ce1">
            <text:p>13.7</text:p>
          </table:table-cell>
          <table:table-cell office:value-type="float" office:value="9.0698623634305497E-5" table:formula="of:=([.B100]-[.C100])^2" table:style-name="ce1">
            <text:p>9.06986E-05</text:p>
          </table:table-cell>
          <table:table-cell office:value-type="float" office:value="9.5235824999999608E-3" table:formula="of:=ABS([.C100]-[.B100])" table:style-name="ce1">
            <text:p>0.009523582</text:p>
          </table:table-cell>
          <table:table-cell office:value-type="float" office:value="9.5235824999999608E-3" table:formula="of:=[.C100]-[.B100]" table:style-name="ce1">
            <text:p>0.009523582</text:p>
          </table:table-cell>
          <table:table-cell table:number-columns-repeated="16378"/>
        </table:table-row>
        <table:table-row table:number-rows-repeated="10484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Guillem</meta:initial-creator>
    <dc:creator>Guillem</dc:creator>
    <meta:creation-date>2022-02-22T21:51:57Z</meta:creation-date>
    <dc:date>2022-02-22T22:22:52Z</dc:date>
    <meta:editing-cycles>2</meta:editing-cycles>
    <meta:editing-duration>PT194S</meta:editing-duration>
  </office:meta>
</office:document-meta>
</file>